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3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5518562.5">
            <text:p>5518562.5</text:p>
          </table:table-cell>
          <table:table-cell office:value-type="float" office:value="1032">
            <text:p>1032</text:p>
          </table:table-cell>
          <table:table-cell table:formula="of:=[.A1]/1000000" office:value-type="float" office:value="5.5185625">
            <text:p>5.52</text:p>
          </table:table-cell>
          <table:table-cell/>
          <table:table-cell>
            <draw:frame table:end-cell-address="Sheet1.K18" table:end-x="0.448in" table:end-y="0.0362in" draw:z-index="0" draw:style-name="gr1" svg:width="5.0063in" svg:height="2.7575in" svg:x="0.776in" svg:y="0.0543in">
              <draw:object draw:notify-on-update-of-ranges="Sheet1.B1:Sheet1.B974 Sheet1.C1:Sheet1.C9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705064.51612903">
            <text:p>5705064.52</text:p>
          </table:table-cell>
          <table:table-cell office:value-type="float" office:value="1109">
            <text:p>1109</text:p>
          </table:table-cell>
          <table:table-cell table:formula="of:=[.A2]/1000000" office:value-type="float" office:value="5.70506451612903">
            <text:p>5.71</text:p>
          </table:table-cell>
          <table:table-cell table:number-columns-repeated="2"/>
        </table:table-row>
        <table:table-row table:style-name="ro1">
          <table:table-cell office:value-type="float" office:value="5985258.06451613">
            <text:p>5985258.06</text:p>
          </table:table-cell>
          <table:table-cell office:value-type="float" office:value="1138">
            <text:p>1138</text:p>
          </table:table-cell>
          <table:table-cell table:formula="of:=[.A3]/1000000" office:value-type="float" office:value="5.98525806451613">
            <text:p>5.99</text:p>
          </table:table-cell>
          <table:table-cell table:number-columns-repeated="2"/>
        </table:table-row>
        <table:table-row table:style-name="ro1">
          <table:table-cell office:value-type="float" office:value="5359787.87878788">
            <text:p>5359787.88</text:p>
          </table:table-cell>
          <table:table-cell office:value-type="float" office:value="1161">
            <text:p>1161</text:p>
          </table:table-cell>
          <table:table-cell table:formula="of:=[.A4]/1000000" office:value-type="float" office:value="5.35978787878788">
            <text:p>5.36</text:p>
          </table:table-cell>
          <table:table-cell table:number-columns-repeated="2"/>
        </table:table-row>
        <table:table-row table:style-name="ro1">
          <table:table-cell office:value-type="float" office:value="5682241.37931035">
            <text:p>5682241.38</text:p>
          </table:table-cell>
          <table:table-cell office:value-type="float" office:value="1153">
            <text:p>1153</text:p>
          </table:table-cell>
          <table:table-cell table:formula="of:=[.A5]/1000000" office:value-type="float" office:value="5.68224137931035">
            <text:p>5.68</text:p>
          </table:table-cell>
          <table:table-cell table:number-columns-repeated="2"/>
        </table:table-row>
        <table:table-row table:style-name="ro1">
          <table:table-cell office:value-type="float" office:value="6231708.33333333">
            <text:p>6231708.33</text:p>
          </table:table-cell>
          <table:table-cell office:value-type="float" office:value="1014">
            <text:p>1014</text:p>
          </table:table-cell>
          <table:table-cell table:formula="of:=[.A6]/1000000" office:value-type="float" office:value="6.23170833333333">
            <text:p>6.23</text:p>
          </table:table-cell>
          <table:table-cell table:number-columns-repeated="2"/>
        </table:table-row>
        <table:table-row table:style-name="ro1">
          <table:table-cell office:value-type="float" office:value="5497869.56521739">
            <text:p>5497869.57</text:p>
          </table:table-cell>
          <table:table-cell office:value-type="float" office:value="1014">
            <text:p>1014</text:p>
          </table:table-cell>
          <table:table-cell table:formula="of:=[.A7]/1000000" office:value-type="float" office:value="5.49786956521739">
            <text:p>5.5</text:p>
          </table:table-cell>
          <table:table-cell table:number-columns-repeated="2"/>
        </table:table-row>
        <table:table-row table:style-name="ro1">
          <table:table-cell office:value-type="float" office:value="5802285.71428571">
            <text:p>5802285.71</text:p>
          </table:table-cell>
          <table:table-cell office:value-type="float" office:value="1065">
            <text:p>1065</text:p>
          </table:table-cell>
          <table:table-cell table:formula="of:=[.A8]/1000000" office:value-type="float" office:value="5.80228571428571">
            <text:p>5.8</text:p>
          </table:table-cell>
          <table:table-cell table:number-columns-repeated="2"/>
        </table:table-row>
        <table:table-row table:style-name="ro1">
          <table:table-cell office:value-type="float" office:value="6473217.39130435">
            <text:p>6473217.39</text:p>
          </table:table-cell>
          <table:table-cell office:value-type="float" office:value="1065">
            <text:p>1065</text:p>
          </table:table-cell>
          <table:table-cell table:formula="of:=[.A9]/1000000" office:value-type="float" office:value="6.47321739130435">
            <text:p>6.47</text:p>
          </table:table-cell>
          <table:table-cell table:number-columns-repeated="2"/>
        </table:table-row>
        <table:table-row table:style-name="ro1">
          <table:table-cell office:value-type="float" office:value="10379086.9565217">
            <text:p>10379086.96</text:p>
          </table:table-cell>
          <table:table-cell office:value-type="float" office:value="1532">
            <text:p>1532</text:p>
          </table:table-cell>
          <table:table-cell table:formula="of:=[.A10]/1000000" office:value-type="float" office:value="10.3790869565217">
            <text:p>10.38</text:p>
          </table:table-cell>
          <table:table-cell table:number-columns-repeated="2"/>
        </table:table-row>
        <table:table-row table:style-name="ro1">
          <table:table-cell office:value-type="float" office:value="9626986.48648649">
            <text:p>9626986.49</text:p>
          </table:table-cell>
          <table:table-cell office:value-type="float" office:value="1532">
            <text:p>1532</text:p>
          </table:table-cell>
          <table:table-cell table:formula="of:=[.A11]/1000000" office:value-type="float" office:value="9.62698648648649">
            <text:p>9.63</text:p>
          </table:table-cell>
          <table:table-cell table:number-columns-repeated="2"/>
        </table:table-row>
        <table:table-row table:style-name="ro1">
          <table:table-cell office:value-type="float" office:value="7356166.66666667">
            <text:p>7356166.67</text:p>
          </table:table-cell>
          <table:table-cell office:value-type="float" office:value="1532">
            <text:p>1532</text:p>
          </table:table-cell>
          <table:table-cell table:formula="of:=[.A12]/1000000" office:value-type="float" office:value="7.35616666666667">
            <text:p>7.36</text:p>
          </table:table-cell>
          <table:table-cell table:number-columns-repeated="2"/>
        </table:table-row>
        <table:table-row table:style-name="ro1">
          <table:table-cell office:value-type="float" office:value="8542368.42105263">
            <text:p>8542368.42</text:p>
          </table:table-cell>
          <table:table-cell office:value-type="float" office:value="1532">
            <text:p>1532</text:p>
          </table:table-cell>
          <table:table-cell table:formula="of:=[.A13]/1000000" office:value-type="float" office:value="8.54236842105263">
            <text:p>8.54</text:p>
          </table:table-cell>
          <table:table-cell table:number-columns-repeated="2"/>
        </table:table-row>
        <table:table-row table:style-name="ro1">
          <table:table-cell office:value-type="float" office:value="6583046.51162791">
            <text:p>6583046.51</text:p>
          </table:table-cell>
          <table:table-cell office:value-type="float" office:value="1532">
            <text:p>1532</text:p>
          </table:table-cell>
          <table:table-cell table:formula="of:=[.A14]/1000000" office:value-type="float" office:value="6.58304651162791">
            <text:p>6.58</text:p>
          </table:table-cell>
          <table:table-cell table:number-columns-repeated="2"/>
        </table:table-row>
        <table:table-row table:style-name="ro1">
          <table:table-cell office:value-type="float" office:value="6687418.18181818">
            <text:p>6687418.18</text:p>
          </table:table-cell>
          <table:table-cell office:value-type="float" office:value="1594">
            <text:p>1594</text:p>
          </table:table-cell>
          <table:table-cell table:formula="of:=[.A15]/1000000" office:value-type="float" office:value="6.68741818181818">
            <text:p>6.69</text:p>
          </table:table-cell>
          <table:table-cell table:number-columns-repeated="2"/>
        </table:table-row>
        <table:table-row table:style-name="ro1">
          <table:table-cell office:value-type="float" office:value="10329967.9715302">
            <text:p>10329967.97</text:p>
          </table:table-cell>
          <table:table-cell office:value-type="float" office:value="1594">
            <text:p>1594</text:p>
          </table:table-cell>
          <table:table-cell table:formula="of:=[.A16]/1000000" office:value-type="float" office:value="10.3299679715302">
            <text:p>10.33</text:p>
          </table:table-cell>
          <table:table-cell table:number-columns-repeated="2"/>
        </table:table-row>
        <table:table-row table:style-name="ro1">
          <table:table-cell office:value-type="float" office:value="6458304.34782609">
            <text:p>6458304.35</text:p>
          </table:table-cell>
          <table:table-cell office:value-type="float" office:value="1594">
            <text:p>1594</text:p>
          </table:table-cell>
          <table:table-cell table:formula="of:=[.A17]/1000000" office:value-type="float" office:value="6.45830434782609">
            <text:p>6.46</text:p>
          </table:table-cell>
          <table:table-cell table:number-columns-repeated="2"/>
        </table:table-row>
        <table:table-row table:style-name="ro1">
          <table:table-cell office:value-type="float" office:value="7893714.28571429">
            <text:p>7893714.29</text:p>
          </table:table-cell>
          <table:table-cell office:value-type="float" office:value="1429">
            <text:p>1429</text:p>
          </table:table-cell>
          <table:table-cell table:formula="of:=[.A18]/1000000" office:value-type="float" office:value="7.89371428571429">
            <text:p>7.89</text:p>
          </table:table-cell>
          <table:table-cell table:number-columns-repeated="2"/>
        </table:table-row>
        <table:table-row table:style-name="ro1">
          <table:table-cell office:value-type="float" office:value="5799970.58823529">
            <text:p>5799970.59</text:p>
          </table:table-cell>
          <table:table-cell office:value-type="float" office:value="1429">
            <text:p>1429</text:p>
          </table:table-cell>
          <table:table-cell table:formula="of:=[.A19]/1000000" office:value-type="float" office:value="5.79997058823529">
            <text:p>5.8</text:p>
          </table:table-cell>
          <table:table-cell table:number-columns-repeated="2"/>
        </table:table-row>
        <table:table-row table:style-name="ro1">
          <table:table-cell office:value-type="float" office:value="6100000">
            <text:p>6100000</text:p>
          </table:table-cell>
          <table:table-cell office:value-type="float" office:value="1429">
            <text:p>1429</text:p>
          </table:table-cell>
          <table:table-cell table:formula="of:=[.A20]/1000000" office:value-type="float" office:value="6.1">
            <text:p>6.1</text:p>
          </table:table-cell>
          <table:table-cell table:number-columns-repeated="2"/>
        </table:table-row>
        <table:table-row table:style-name="ro1">
          <table:table-cell office:value-type="float" office:value="6341409.09090909">
            <text:p>6341409.09</text:p>
          </table:table-cell>
          <table:table-cell office:value-type="float" office:value="1236">
            <text:p>1236</text:p>
          </table:table-cell>
          <table:table-cell table:formula="of:=[.A21]/1000000" office:value-type="float" office:value="6.34140909090909">
            <text:p>6.34</text:p>
          </table:table-cell>
          <table:table-cell table:number-columns-repeated="2"/>
        </table:table-row>
        <table:table-row table:style-name="ro1">
          <table:table-cell office:value-type="float" office:value="6307142.85714286">
            <text:p>6307142.86</text:p>
          </table:table-cell>
          <table:table-cell office:value-type="float" office:value="1236">
            <text:p>1236</text:p>
          </table:table-cell>
          <table:table-cell table:formula="of:=[.A22]/1000000" office:value-type="float" office:value="6.30714285714286">
            <text:p>6.31</text:p>
          </table:table-cell>
          <table:table-cell table:number-columns-repeated="2"/>
        </table:table-row>
        <table:table-row table:style-name="ro1">
          <table:table-cell office:value-type="float" office:value="6338428.57142857">
            <text:p>6338428.57</text:p>
          </table:table-cell>
          <table:table-cell office:value-type="float" office:value="1236">
            <text:p>1236</text:p>
          </table:table-cell>
          <table:table-cell table:formula="of:=[.A23]/1000000" office:value-type="float" office:value="6.33842857142857">
            <text:p>6.34</text:p>
          </table:table-cell>
          <table:table-cell table:number-columns-repeated="2"/>
        </table:table-row>
        <table:table-row table:style-name="ro1">
          <table:table-cell office:value-type="float" office:value="5973571.42857143">
            <text:p>5973571.43</text:p>
          </table:table-cell>
          <table:table-cell office:value-type="float" office:value="1236">
            <text:p>1236</text:p>
          </table:table-cell>
          <table:table-cell table:formula="of:=[.A24]/1000000" office:value-type="float" office:value="5.97357142857143">
            <text:p>5.97</text:p>
          </table:table-cell>
          <table:table-cell table:number-columns-repeated="2"/>
        </table:table-row>
        <table:table-row table:style-name="ro1">
          <table:table-cell office:value-type="float" office:value="5802163.63636364">
            <text:p>5802163.64</text:p>
          </table:table-cell>
          <table:table-cell office:value-type="float" office:value="1724">
            <text:p>1724</text:p>
          </table:table-cell>
          <table:table-cell table:formula="of:=[.A25]/1000000" office:value-type="float" office:value="5.80216363636364">
            <text:p>5.8</text:p>
          </table:table-cell>
          <table:table-cell table:number-columns-repeated="2"/>
        </table:table-row>
        <table:table-row table:style-name="ro1">
          <table:table-cell office:value-type="float" office:value="5163750">
            <text:p>5163750</text:p>
          </table:table-cell>
          <table:table-cell office:value-type="float" office:value="1786">
            <text:p>1786</text:p>
          </table:table-cell>
          <table:table-cell table:formula="of:=[.A26]/1000000" office:value-type="float" office:value="5.16375">
            <text:p>5.16</text:p>
          </table:table-cell>
          <table:table-cell table:number-columns-repeated="2"/>
        </table:table-row>
        <table:table-row table:style-name="ro1">
          <table:table-cell office:value-type="float" office:value="9590166.66666667">
            <text:p>9590166.67</text:p>
          </table:table-cell>
          <table:table-cell office:value-type="float" office:value="1786">
            <text:p>1786</text:p>
          </table:table-cell>
          <table:table-cell table:formula="of:=[.A27]/1000000" office:value-type="float" office:value="9.59016666666667">
            <text:p>9.59</text:p>
          </table:table-cell>
          <table:table-cell table:number-columns-repeated="2"/>
        </table:table-row>
        <table:table-row table:style-name="ro1">
          <table:table-cell office:value-type="float" office:value="13744550.6329114">
            <text:p>13744550.63</text:p>
          </table:table-cell>
          <table:table-cell office:value-type="float" office:value="1786">
            <text:p>1786</text:p>
          </table:table-cell>
          <table:table-cell table:formula="of:=[.A28]/1000000" office:value-type="float" office:value="13.7445506329114">
            <text:p>13.74</text:p>
          </table:table-cell>
          <table:table-cell table:number-columns-repeated="2"/>
        </table:table-row>
        <table:table-row table:style-name="ro1">
          <table:table-cell office:value-type="float" office:value="8730184.75452196">
            <text:p>8730184.75</text:p>
          </table:table-cell>
          <table:table-cell office:value-type="float" office:value="1786">
            <text:p>1786</text:p>
          </table:table-cell>
          <table:table-cell table:formula="of:=[.A29]/1000000" office:value-type="float" office:value="8.73018475452196">
            <text:p>8.73</text:p>
          </table:table-cell>
          <table:table-cell table:number-columns-repeated="2"/>
        </table:table-row>
        <table:table-row table:style-name="ro1">
          <table:table-cell office:value-type="float" office:value="16379367.5">
            <text:p>16379367.5</text:p>
          </table:table-cell>
          <table:table-cell office:value-type="float" office:value="1786">
            <text:p>1786</text:p>
          </table:table-cell>
          <table:table-cell table:formula="of:=[.A30]/1000000" office:value-type="float" office:value="16.3793675">
            <text:p>16.38</text:p>
          </table:table-cell>
          <table:table-cell table:number-columns-repeated="2"/>
        </table:table-row>
        <table:table-row table:style-name="ro1">
          <table:table-cell office:value-type="float" office:value="5991093.75">
            <text:p>5991093.75</text:p>
          </table:table-cell>
          <table:table-cell office:value-type="float" office:value="1832">
            <text:p>1832</text:p>
          </table:table-cell>
          <table:table-cell table:formula="of:=[.A31]/1000000" office:value-type="float" office:value="5.99109375">
            <text:p>5.99</text:p>
          </table:table-cell>
          <table:table-cell table:number-columns-repeated="2"/>
        </table:table-row>
        <table:table-row table:style-name="ro1">
          <table:table-cell office:value-type="float" office:value="6602043.47826087">
            <text:p>6602043.48</text:p>
          </table:table-cell>
          <table:table-cell office:value-type="float" office:value="1832">
            <text:p>1832</text:p>
          </table:table-cell>
          <table:table-cell table:formula="of:=[.A32]/1000000" office:value-type="float" office:value="6.60204347826087">
            <text:p>6.6</text:p>
          </table:table-cell>
          <table:table-cell table:number-columns-repeated="2"/>
        </table:table-row>
        <table:table-row table:style-name="ro1">
          <table:table-cell office:value-type="float" office:value="7383666.66666667">
            <text:p>7383666.67</text:p>
          </table:table-cell>
          <table:table-cell office:value-type="float" office:value="1832">
            <text:p>1832</text:p>
          </table:table-cell>
          <table:table-cell table:formula="of:=[.A33]/1000000" office:value-type="float" office:value="7.38366666666667">
            <text:p>7.38</text:p>
          </table:table-cell>
          <table:table-cell table:number-columns-repeated="2"/>
        </table:table-row>
        <table:table-row table:style-name="ro1">
          <table:table-cell office:value-type="float" office:value="6495642.85714286">
            <text:p>6495642.86</text:p>
          </table:table-cell>
          <table:table-cell office:value-type="float" office:value="1439">
            <text:p>1439</text:p>
          </table:table-cell>
          <table:table-cell table:formula="of:=[.A34]/1000000" office:value-type="float" office:value="6.49564285714286">
            <text:p>6.5</text:p>
          </table:table-cell>
          <table:table-cell table:number-columns-repeated="2"/>
        </table:table-row>
        <table:table-row table:style-name="ro1">
          <table:table-cell office:value-type="float" office:value="7470076.43312102">
            <text:p>7470076.43</text:p>
          </table:table-cell>
          <table:table-cell office:value-type="float" office:value="1439">
            <text:p>1439</text:p>
          </table:table-cell>
          <table:table-cell table:formula="of:=[.A35]/1000000" office:value-type="float" office:value="7.47007643312102">
            <text:p>7.47</text:p>
          </table:table-cell>
          <table:table-cell table:number-columns-repeated="2"/>
        </table:table-row>
        <table:table-row table:style-name="ro1">
          <table:table-cell office:value-type="float" office:value="6600120">
            <text:p>6600120</text:p>
          </table:table-cell>
          <table:table-cell office:value-type="float" office:value="1439">
            <text:p>1439</text:p>
          </table:table-cell>
          <table:table-cell table:formula="of:=[.A36]/1000000" office:value-type="float" office:value="6.60012">
            <text:p>6.6</text:p>
          </table:table-cell>
          <table:table-cell table:number-columns-repeated="2"/>
        </table:table-row>
        <table:table-row table:style-name="ro1">
          <table:table-cell office:value-type="float" office:value="4852585.36585366">
            <text:p>4852585.37</text:p>
          </table:table-cell>
          <table:table-cell office:value-type="float" office:value="2181">
            <text:p>2181</text:p>
          </table:table-cell>
          <table:table-cell table:formula="of:=[.A37]/1000000" office:value-type="float" office:value="4.85258536585366">
            <text:p>4.85</text:p>
          </table:table-cell>
          <table:table-cell table:number-columns-repeated="2"/>
        </table:table-row>
        <table:table-row table:style-name="ro1">
          <table:table-cell office:value-type="float" office:value="10019579.4701987">
            <text:p>10019579.47</text:p>
          </table:table-cell>
          <table:table-cell office:value-type="float" office:value="2181">
            <text:p>2181</text:p>
          </table:table-cell>
          <table:table-cell table:formula="of:=[.A38]/1000000" office:value-type="float" office:value="10.0195794701987">
            <text:p>10.02</text:p>
          </table:table-cell>
          <table:table-cell table:number-columns-repeated="2"/>
        </table:table-row>
        <table:table-row table:style-name="ro1">
          <table:table-cell office:value-type="float" office:value="8396276.00554785">
            <text:p>8396276.01</text:p>
          </table:table-cell>
          <table:table-cell office:value-type="float" office:value="1788">
            <text:p>1788</text:p>
          </table:table-cell>
          <table:table-cell table:formula="of:=[.A39]/1000000" office:value-type="float" office:value="8.39627600554785">
            <text:p>8.4</text:p>
          </table:table-cell>
          <table:table-cell table:number-columns-repeated="2"/>
        </table:table-row>
        <table:table-row table:style-name="ro1">
          <table:table-cell office:value-type="float" office:value="8015653.84615385">
            <text:p>8015653.85</text:p>
          </table:table-cell>
          <table:table-cell office:value-type="float" office:value="1788">
            <text:p>1788</text:p>
          </table:table-cell>
          <table:table-cell table:formula="of:=[.A40]/1000000" office:value-type="float" office:value="8.01565384615385">
            <text:p>8.02</text:p>
          </table:table-cell>
          <table:table-cell table:number-columns-repeated="2"/>
        </table:table-row>
        <table:table-row table:style-name="ro1">
          <table:table-cell office:value-type="float" office:value="8596086.95652174">
            <text:p>8596086.96</text:p>
          </table:table-cell>
          <table:table-cell office:value-type="float" office:value="1788">
            <text:p>1788</text:p>
          </table:table-cell>
          <table:table-cell table:formula="of:=[.A41]/1000000" office:value-type="float" office:value="8.59608695652174">
            <text:p>8.6</text:p>
          </table:table-cell>
          <table:table-cell table:number-columns-repeated="2"/>
        </table:table-row>
        <table:table-row table:style-name="ro1">
          <table:table-cell office:value-type="float" office:value="7690333.33333333">
            <text:p>7690333.33</text:p>
          </table:table-cell>
          <table:table-cell office:value-type="float" office:value="1958">
            <text:p>1958</text:p>
          </table:table-cell>
          <table:table-cell table:formula="of:=[.A42]/1000000" office:value-type="float" office:value="7.69033333333333">
            <text:p>7.69</text:p>
          </table:table-cell>
          <table:table-cell table:number-columns-repeated="2"/>
        </table:table-row>
        <table:table-row table:style-name="ro1">
          <table:table-cell office:value-type="float" office:value="8548758.62068965">
            <text:p>8548758.62</text:p>
          </table:table-cell>
          <table:table-cell office:value-type="float" office:value="1958">
            <text:p>1958</text:p>
          </table:table-cell>
          <table:table-cell table:formula="of:=[.A43]/1000000" office:value-type="float" office:value="8.54875862068965">
            <text:p>8.55</text:p>
          </table:table-cell>
          <table:table-cell table:number-columns-repeated="2"/>
        </table:table-row>
        <table:table-row table:style-name="ro1">
          <table:table-cell office:value-type="float" office:value="10366634.7222222">
            <text:p>10366634.72</text:p>
          </table:table-cell>
          <table:table-cell office:value-type="float" office:value="1958">
            <text:p>1958</text:p>
          </table:table-cell>
          <table:table-cell table:formula="of:=[.A44]/1000000" office:value-type="float" office:value="10.3666347222222">
            <text:p>10.37</text:p>
          </table:table-cell>
          <table:table-cell table:number-columns-repeated="2"/>
        </table:table-row>
        <table:table-row table:style-name="ro1">
          <table:table-cell office:value-type="float" office:value="5593318.18181818">
            <text:p>5593318.18</text:p>
          </table:table-cell>
          <table:table-cell office:value-type="float" office:value="2098">
            <text:p>2098</text:p>
          </table:table-cell>
          <table:table-cell table:formula="of:=[.A45]/1000000" office:value-type="float" office:value="5.59331818181818">
            <text:p>5.59</text:p>
          </table:table-cell>
          <table:table-cell table:number-columns-repeated="2"/>
        </table:table-row>
        <table:table-row table:style-name="ro1">
          <table:table-cell office:value-type="float" office:value="7471814.81481481">
            <text:p>7471814.81</text:p>
          </table:table-cell>
          <table:table-cell office:value-type="float" office:value="2098">
            <text:p>2098</text:p>
          </table:table-cell>
          <table:table-cell table:formula="of:=[.A46]/1000000" office:value-type="float" office:value="7.47181481481481">
            <text:p>7.47</text:p>
          </table:table-cell>
          <table:table-cell table:number-columns-repeated="2"/>
        </table:table-row>
        <table:table-row table:style-name="ro1">
          <table:table-cell office:value-type="float" office:value="6833447.91666667">
            <text:p>6833447.92</text:p>
          </table:table-cell>
          <table:table-cell office:value-type="float" office:value="2098">
            <text:p>2098</text:p>
          </table:table-cell>
          <table:table-cell table:formula="of:=[.A47]/1000000" office:value-type="float" office:value="6.83344791666667">
            <text:p>6.83</text:p>
          </table:table-cell>
          <table:table-cell table:number-columns-repeated="2"/>
        </table:table-row>
        <table:table-row table:style-name="ro1">
          <table:table-cell office:value-type="float" office:value="5658190.47619048">
            <text:p>5658190.48</text:p>
          </table:table-cell>
          <table:table-cell office:value-type="float" office:value="2098">
            <text:p>2098</text:p>
          </table:table-cell>
          <table:table-cell table:formula="of:=[.A48]/1000000" office:value-type="float" office:value="5.65819047619048">
            <text:p>5.66</text:p>
          </table:table-cell>
          <table:table-cell table:number-columns-repeated="2"/>
        </table:table-row>
        <table:table-row table:style-name="ro1">
          <table:table-cell office:value-type="float" office:value="5313258.06451613">
            <text:p>5313258.06</text:p>
          </table:table-cell>
          <table:table-cell office:value-type="float" office:value="1604">
            <text:p>1604</text:p>
          </table:table-cell>
          <table:table-cell table:formula="of:=[.A49]/1000000" office:value-type="float" office:value="5.31325806451613">
            <text:p>5.31</text:p>
          </table:table-cell>
          <table:table-cell table:number-columns-repeated="2"/>
        </table:table-row>
        <table:table-row table:style-name="ro1">
          <table:table-cell office:value-type="float" office:value="5786000">
            <text:p>5786000</text:p>
          </table:table-cell>
          <table:table-cell office:value-type="float" office:value="1604">
            <text:p>1604</text:p>
          </table:table-cell>
          <table:table-cell table:formula="of:=[.A50]/1000000" office:value-type="float" office:value="5.786">
            <text:p>5.79</text:p>
          </table:table-cell>
          <table:table-cell table:number-columns-repeated="2"/>
        </table:table-row>
        <table:table-row table:style-name="ro1">
          <table:table-cell office:value-type="float" office:value="5769758.62068965">
            <text:p>5769758.62</text:p>
          </table:table-cell>
          <table:table-cell office:value-type="float" office:value="1604">
            <text:p>1604</text:p>
          </table:table-cell>
          <table:table-cell table:formula="of:=[.A51]/1000000" office:value-type="float" office:value="5.76975862068965">
            <text:p>5.77</text:p>
          </table:table-cell>
          <table:table-cell table:number-columns-repeated="2"/>
        </table:table-row>
        <table:table-row table:style-name="ro1">
          <table:table-cell office:value-type="float" office:value="5962739.13043478">
            <text:p>5962739.13</text:p>
          </table:table-cell>
          <table:table-cell office:value-type="float" office:value="1604">
            <text:p>1604</text:p>
          </table:table-cell>
          <table:table-cell table:formula="of:=[.A52]/1000000" office:value-type="float" office:value="5.96273913043478">
            <text:p>5.96</text:p>
          </table:table-cell>
          <table:table-cell table:number-columns-repeated="2"/>
        </table:table-row>
        <table:table-row table:style-name="ro1">
          <table:table-cell office:value-type="float" office:value="6090516.12903226">
            <text:p>6090516.13</text:p>
          </table:table-cell>
          <table:table-cell office:value-type="float" office:value="1604">
            <text:p>1604</text:p>
          </table:table-cell>
          <table:table-cell table:formula="of:=[.A53]/1000000" office:value-type="float" office:value="6.09051612903226">
            <text:p>6.09</text:p>
          </table:table-cell>
          <table:table-cell table:number-columns-repeated="2"/>
        </table:table-row>
        <table:table-row table:style-name="ro1">
          <table:table-cell office:value-type="float" office:value="6269619.04761905">
            <text:p>6269619.05</text:p>
          </table:table-cell>
          <table:table-cell office:value-type="float" office:value="1604">
            <text:p>1604</text:p>
          </table:table-cell>
          <table:table-cell table:formula="of:=[.A54]/1000000" office:value-type="float" office:value="6.26961904761905">
            <text:p>6.27</text:p>
          </table:table-cell>
          <table:table-cell table:number-columns-repeated="2"/>
        </table:table-row>
        <table:table-row table:style-name="ro1">
          <table:table-cell office:value-type="float" office:value="5544782.60869565">
            <text:p>5544782.61</text:p>
          </table:table-cell>
          <table:table-cell office:value-type="float" office:value="1604">
            <text:p>1604</text:p>
          </table:table-cell>
          <table:table-cell table:formula="of:=[.A55]/1000000" office:value-type="float" office:value="5.54478260869565">
            <text:p>5.54</text:p>
          </table:table-cell>
          <table:table-cell table:number-columns-repeated="2"/>
        </table:table-row>
        <table:table-row table:style-name="ro1">
          <table:table-cell office:value-type="float" office:value="7801180.64516129">
            <text:p>7801180.65</text:p>
          </table:table-cell>
          <table:table-cell office:value-type="float" office:value="2426">
            <text:p>2426</text:p>
          </table:table-cell>
          <table:table-cell table:formula="of:=[.A56]/1000000" office:value-type="float" office:value="7.80118064516129">
            <text:p>7.8</text:p>
          </table:table-cell>
          <table:table-cell table:number-columns-repeated="2"/>
        </table:table-row>
        <table:table-row table:style-name="ro1">
          <table:table-cell office:value-type="float" office:value="8190250">
            <text:p>8190250</text:p>
          </table:table-cell>
          <table:table-cell office:value-type="float" office:value="2426">
            <text:p>2426</text:p>
          </table:table-cell>
          <table:table-cell table:formula="of:=[.A57]/1000000" office:value-type="float" office:value="8.19025">
            <text:p>8.19</text:p>
          </table:table-cell>
          <table:table-cell table:number-columns-repeated="2"/>
        </table:table-row>
        <table:table-row table:style-name="ro1">
          <table:table-cell office:value-type="float" office:value="8473866.66666667">
            <text:p>8473866.67</text:p>
          </table:table-cell>
          <table:table-cell office:value-type="float" office:value="1900">
            <text:p>1900</text:p>
          </table:table-cell>
          <table:table-cell table:formula="of:=[.A58]/1000000" office:value-type="float" office:value="8.47386666666667">
            <text:p>8.47</text:p>
          </table:table-cell>
          <table:table-cell table:number-columns-repeated="2"/>
        </table:table-row>
        <table:table-row table:style-name="ro1">
          <table:table-cell office:value-type="float" office:value="5869764.70588235">
            <text:p>5869764.71</text:p>
          </table:table-cell>
          <table:table-cell office:value-type="float" office:value="1900">
            <text:p>1900</text:p>
          </table:table-cell>
          <table:table-cell table:formula="of:=[.A59]/1000000" office:value-type="float" office:value="5.86976470588235">
            <text:p>5.87</text:p>
          </table:table-cell>
          <table:table-cell table:number-columns-repeated="2"/>
        </table:table-row>
        <table:table-row table:style-name="ro1">
          <table:table-cell office:value-type="float" office:value="9148122.6993865">
            <text:p>9148122.7</text:p>
          </table:table-cell>
          <table:table-cell office:value-type="float" office:value="1900">
            <text:p>1900</text:p>
          </table:table-cell>
          <table:table-cell table:formula="of:=[.A60]/1000000" office:value-type="float" office:value="9.1481226993865">
            <text:p>9.15</text:p>
          </table:table-cell>
          <table:table-cell table:number-columns-repeated="2"/>
        </table:table-row>
        <table:table-row table:style-name="ro1">
          <table:table-cell office:value-type="float" office:value="6602571.42857143">
            <text:p>6602571.43</text:p>
          </table:table-cell>
          <table:table-cell office:value-type="float" office:value="1900">
            <text:p>1900</text:p>
          </table:table-cell>
          <table:table-cell table:formula="of:=[.A61]/1000000" office:value-type="float" office:value="6.60257142857143">
            <text:p>6.6</text:p>
          </table:table-cell>
          <table:table-cell table:number-columns-repeated="2"/>
        </table:table-row>
        <table:table-row table:style-name="ro1">
          <table:table-cell office:value-type="float" office:value="6475538.46153846">
            <text:p>6475538.46</text:p>
          </table:table-cell>
          <table:table-cell office:value-type="float" office:value="1900">
            <text:p>1900</text:p>
          </table:table-cell>
          <table:table-cell table:formula="of:=[.A62]/1000000" office:value-type="float" office:value="6.47553846153846">
            <text:p>6.48</text:p>
          </table:table-cell>
          <table:table-cell table:number-columns-repeated="2"/>
        </table:table-row>
        <table:table-row table:style-name="ro1">
          <table:table-cell office:value-type="float" office:value="6419800">
            <text:p>6419800</text:p>
          </table:table-cell>
          <table:table-cell office:value-type="float" office:value="2282">
            <text:p>2282</text:p>
          </table:table-cell>
          <table:table-cell table:formula="of:=[.A63]/1000000" office:value-type="float" office:value="6.4198">
            <text:p>6.42</text:p>
          </table:table-cell>
          <table:table-cell table:number-columns-repeated="2"/>
        </table:table-row>
        <table:table-row table:style-name="ro1">
          <table:table-cell office:value-type="float" office:value="8302970.2970297">
            <text:p>8302970.3</text:p>
          </table:table-cell>
          <table:table-cell office:value-type="float" office:value="2282">
            <text:p>2282</text:p>
          </table:table-cell>
          <table:table-cell table:formula="of:=[.A64]/1000000" office:value-type="float" office:value="8.3029702970297">
            <text:p>8.3</text:p>
          </table:table-cell>
          <table:table-cell table:number-columns-repeated="2"/>
        </table:table-row>
        <table:table-row table:style-name="ro1">
          <table:table-cell office:value-type="float" office:value="5851720">
            <text:p>5851720</text:p>
          </table:table-cell>
          <table:table-cell office:value-type="float" office:value="2282">
            <text:p>2282</text:p>
          </table:table-cell>
          <table:table-cell table:formula="of:=[.A65]/1000000" office:value-type="float" office:value="5.85172">
            <text:p>5.85</text:p>
          </table:table-cell>
          <table:table-cell table:number-columns-repeated="2"/>
        </table:table-row>
        <table:table-row table:style-name="ro1">
          <table:table-cell office:value-type="float" office:value="6018423.07692308">
            <text:p>6018423.08</text:p>
          </table:table-cell>
          <table:table-cell office:value-type="float" office:value="2282">
            <text:p>2282</text:p>
          </table:table-cell>
          <table:table-cell table:formula="of:=[.A66]/1000000" office:value-type="float" office:value="6.01842307692308">
            <text:p>6.02</text:p>
          </table:table-cell>
          <table:table-cell table:number-columns-repeated="2"/>
        </table:table-row>
        <table:table-row table:style-name="ro1">
          <table:table-cell office:value-type="float" office:value="6856784.31372549">
            <text:p>6856784.31</text:p>
          </table:table-cell>
          <table:table-cell office:value-type="float" office:value="2282">
            <text:p>2282</text:p>
          </table:table-cell>
          <table:table-cell table:formula="of:=[.A67]/1000000" office:value-type="float" office:value="6.85678431372549">
            <text:p>6.86</text:p>
          </table:table-cell>
          <table:table-cell table:number-columns-repeated="2"/>
        </table:table-row>
        <table:table-row table:style-name="ro1">
          <table:table-cell office:value-type="float" office:value="5139153.84615385">
            <text:p>5139153.85</text:p>
          </table:table-cell>
          <table:table-cell office:value-type="float" office:value="2282">
            <text:p>2282</text:p>
          </table:table-cell>
          <table:table-cell table:formula="of:=[.A68]/1000000" office:value-type="float" office:value="5.13915384615385">
            <text:p>5.14</text:p>
          </table:table-cell>
          <table:table-cell table:number-columns-repeated="2"/>
        </table:table-row>
        <table:table-row table:style-name="ro1">
          <table:table-cell office:value-type="float" office:value="6142680">
            <text:p>6142680</text:p>
          </table:table-cell>
          <table:table-cell office:value-type="float" office:value="2502">
            <text:p>2502</text:p>
          </table:table-cell>
          <table:table-cell table:formula="of:=[.A69]/1000000" office:value-type="float" office:value="6.14268">
            <text:p>6.14</text:p>
          </table:table-cell>
          <table:table-cell table:number-columns-repeated="2"/>
        </table:table-row>
        <table:table-row table:style-name="ro1">
          <table:table-cell office:value-type="float" office:value="8901171.42857143">
            <text:p>8901171.43</text:p>
          </table:table-cell>
          <table:table-cell office:value-type="float" office:value="2502">
            <text:p>2502</text:p>
          </table:table-cell>
          <table:table-cell table:formula="of:=[.A70]/1000000" office:value-type="float" office:value="8.90117142857143">
            <text:p>8.9</text:p>
          </table:table-cell>
          <table:table-cell table:number-columns-repeated="2"/>
        </table:table-row>
        <table:table-row table:style-name="ro1">
          <table:table-cell office:value-type="float" office:value="13467692.3076923">
            <text:p>13467692.31</text:p>
          </table:table-cell>
          <table:table-cell office:value-type="float" office:value="2502">
            <text:p>2502</text:p>
          </table:table-cell>
          <table:table-cell table:formula="of:=[.A71]/1000000" office:value-type="float" office:value="13.4676923076923">
            <text:p>13.47</text:p>
          </table:table-cell>
          <table:table-cell table:number-columns-repeated="2"/>
        </table:table-row>
        <table:table-row table:style-name="ro1">
          <table:table-cell office:value-type="float" office:value="6403791.66666667">
            <text:p>6403791.67</text:p>
          </table:table-cell>
          <table:table-cell office:value-type="float" office:value="2502">
            <text:p>2502</text:p>
          </table:table-cell>
          <table:table-cell table:formula="of:=[.A72]/1000000" office:value-type="float" office:value="6.40379166666667">
            <text:p>6.4</text:p>
          </table:table-cell>
          <table:table-cell table:number-columns-repeated="2"/>
        </table:table-row>
        <table:table-row table:style-name="ro1">
          <table:table-cell office:value-type="float" office:value="8959806.93069307">
            <text:p>8959806.93</text:p>
          </table:table-cell>
          <table:table-cell office:value-type="float" office:value="1895">
            <text:p>1895</text:p>
          </table:table-cell>
          <table:table-cell table:formula="of:=[.A73]/1000000" office:value-type="float" office:value="8.95980693069307">
            <text:p>8.96</text:p>
          </table:table-cell>
          <table:table-cell table:number-columns-repeated="2"/>
        </table:table-row>
        <table:table-row table:style-name="ro1">
          <table:table-cell office:value-type="float" office:value="6230500">
            <text:p>6230500</text:p>
          </table:table-cell>
          <table:table-cell office:value-type="float" office:value="1895">
            <text:p>1895</text:p>
          </table:table-cell>
          <table:table-cell table:formula="of:=[.A74]/1000000" office:value-type="float" office:value="6.2305">
            <text:p>6.23</text:p>
          </table:table-cell>
          <table:table-cell table:number-columns-repeated="2"/>
        </table:table-row>
        <table:table-row table:style-name="ro1">
          <table:table-cell office:value-type="float" office:value="6410400">
            <text:p>6410400</text:p>
          </table:table-cell>
          <table:table-cell office:value-type="float" office:value="1895">
            <text:p>1895</text:p>
          </table:table-cell>
          <table:table-cell table:formula="of:=[.A75]/1000000" office:value-type="float" office:value="6.4104">
            <text:p>6.41</text:p>
          </table:table-cell>
          <table:table-cell table:number-columns-repeated="2"/>
        </table:table-row>
        <table:table-row table:style-name="ro1">
          <table:table-cell office:value-type="float" office:value="6304580.64516129">
            <text:p>6304580.65</text:p>
          </table:table-cell>
          <table:table-cell office:value-type="float" office:value="1895">
            <text:p>1895</text:p>
          </table:table-cell>
          <table:table-cell table:formula="of:=[.A76]/1000000" office:value-type="float" office:value="6.30458064516129">
            <text:p>6.3</text:p>
          </table:table-cell>
          <table:table-cell table:number-columns-repeated="2"/>
        </table:table-row>
        <table:table-row table:style-name="ro1">
          <table:table-cell office:value-type="float" office:value="9274389.70588235">
            <text:p>9274389.71</text:p>
          </table:table-cell>
          <table:table-cell office:value-type="float" office:value="1895">
            <text:p>1895</text:p>
          </table:table-cell>
          <table:table-cell table:formula="of:=[.A77]/1000000" office:value-type="float" office:value="9.27438970588235">
            <text:p>9.27</text:p>
          </table:table-cell>
          <table:table-cell table:number-columns-repeated="2"/>
        </table:table-row>
        <table:table-row table:style-name="ro1">
          <table:table-cell office:value-type="float" office:value="7040285.71428571">
            <text:p>7040285.71</text:p>
          </table:table-cell>
          <table:table-cell office:value-type="float" office:value="1966">
            <text:p>1966</text:p>
          </table:table-cell>
          <table:table-cell table:formula="of:=[.A78]/1000000" office:value-type="float" office:value="7.04028571428571">
            <text:p>7.04</text:p>
          </table:table-cell>
          <table:table-cell table:number-columns-repeated="2"/>
        </table:table-row>
        <table:table-row table:style-name="ro1">
          <table:table-cell office:value-type="float" office:value="6240884.61538462">
            <text:p>6240884.62</text:p>
          </table:table-cell>
          <table:table-cell office:value-type="float" office:value="1966">
            <text:p>1966</text:p>
          </table:table-cell>
          <table:table-cell table:formula="of:=[.A79]/1000000" office:value-type="float" office:value="6.24088461538462">
            <text:p>6.24</text:p>
          </table:table-cell>
          <table:table-cell table:number-columns-repeated="2"/>
        </table:table-row>
        <table:table-row table:style-name="ro1">
          <table:table-cell office:value-type="float" office:value="5535607.14285714">
            <text:p>5535607.14</text:p>
          </table:table-cell>
          <table:table-cell office:value-type="float" office:value="1966">
            <text:p>1966</text:p>
          </table:table-cell>
          <table:table-cell table:formula="of:=[.A80]/1000000" office:value-type="float" office:value="5.53560714285714">
            <text:p>5.54</text:p>
          </table:table-cell>
          <table:table-cell table:number-columns-repeated="2"/>
        </table:table-row>
        <table:table-row table:style-name="ro1">
          <table:table-cell office:value-type="float" office:value="10917123.9669421">
            <text:p>10917123.97</text:p>
          </table:table-cell>
          <table:table-cell office:value-type="float" office:value="1966">
            <text:p>1966</text:p>
          </table:table-cell>
          <table:table-cell table:formula="of:=[.A81]/1000000" office:value-type="float" office:value="10.9171239669421">
            <text:p>10.92</text:p>
          </table:table-cell>
          <table:table-cell table:number-columns-repeated="2"/>
        </table:table-row>
        <table:table-row table:style-name="ro1">
          <table:table-cell office:value-type="float" office:value="7189033.89830508">
            <text:p>7189033.9</text:p>
          </table:table-cell>
          <table:table-cell office:value-type="float" office:value="1966">
            <text:p>1966</text:p>
          </table:table-cell>
          <table:table-cell table:formula="of:=[.A82]/1000000" office:value-type="float" office:value="7.18903389830508">
            <text:p>7.19</text:p>
          </table:table-cell>
          <table:table-cell table:number-columns-repeated="2"/>
        </table:table-row>
        <table:table-row table:style-name="ro1">
          <table:table-cell office:value-type="float" office:value="6513956.52173913">
            <text:p>6513956.52</text:p>
          </table:table-cell>
          <table:table-cell office:value-type="float" office:value="1966">
            <text:p>1966</text:p>
          </table:table-cell>
          <table:table-cell table:formula="of:=[.A83]/1000000" office:value-type="float" office:value="6.51395652173913">
            <text:p>6.51</text:p>
          </table:table-cell>
          <table:table-cell table:number-columns-repeated="2"/>
        </table:table-row>
        <table:table-row table:style-name="ro1">
          <table:table-cell office:value-type="float" office:value="9752620.07168459">
            <text:p>9752620.07</text:p>
          </table:table-cell>
          <table:table-cell office:value-type="float" office:value="1966">
            <text:p>1966</text:p>
          </table:table-cell>
          <table:table-cell table:formula="of:=[.A84]/1000000" office:value-type="float" office:value="9.75262007168459">
            <text:p>9.75</text:p>
          </table:table-cell>
          <table:table-cell table:number-columns-repeated="2"/>
        </table:table-row>
        <table:table-row table:style-name="ro1">
          <table:table-cell office:value-type="float" office:value="9215562.5">
            <text:p>9215562.5</text:p>
          </table:table-cell>
          <table:table-cell office:value-type="float" office:value="1966">
            <text:p>1966</text:p>
          </table:table-cell>
          <table:table-cell table:formula="of:=[.A85]/1000000" office:value-type="float" office:value="9.2155625">
            <text:p>9.22</text:p>
          </table:table-cell>
          <table:table-cell table:number-columns-repeated="2"/>
        </table:table-row>
        <table:table-row table:style-name="ro1">
          <table:table-cell office:value-type="float" office:value="5954576.92307692">
            <text:p>5954576.92</text:p>
          </table:table-cell>
          <table:table-cell office:value-type="float" office:value="2111">
            <text:p>2111</text:p>
          </table:table-cell>
          <table:table-cell table:formula="of:=[.A86]/1000000" office:value-type="float" office:value="5.95457692307692">
            <text:p>5.95</text:p>
          </table:table-cell>
          <table:table-cell table:number-columns-repeated="2"/>
        </table:table-row>
        <table:table-row table:style-name="ro1">
          <table:table-cell office:value-type="float" office:value="6451380.95238095">
            <text:p>6451380.95</text:p>
          </table:table-cell>
          <table:table-cell office:value-type="float" office:value="2111">
            <text:p>2111</text:p>
          </table:table-cell>
          <table:table-cell table:formula="of:=[.A87]/1000000" office:value-type="float" office:value="6.45138095238095">
            <text:p>6.45</text:p>
          </table:table-cell>
          <table:table-cell table:number-columns-repeated="2"/>
        </table:table-row>
        <table:table-row table:style-name="ro1">
          <table:table-cell office:value-type="float" office:value="5782666.66666667">
            <text:p>5782666.67</text:p>
          </table:table-cell>
          <table:table-cell office:value-type="float" office:value="2111">
            <text:p>2111</text:p>
          </table:table-cell>
          <table:table-cell table:formula="of:=[.A88]/1000000" office:value-type="float" office:value="5.78266666666667">
            <text:p>5.78</text:p>
          </table:table-cell>
          <table:table-cell table:number-columns-repeated="2"/>
        </table:table-row>
        <table:table-row table:style-name="ro1">
          <table:table-cell office:value-type="float" office:value="6207576.92307692">
            <text:p>6207576.92</text:p>
          </table:table-cell>
          <table:table-cell office:value-type="float" office:value="2111">
            <text:p>2111</text:p>
          </table:table-cell>
          <table:table-cell table:formula="of:=[.A89]/1000000" office:value-type="float" office:value="6.20757692307692">
            <text:p>6.21</text:p>
          </table:table-cell>
          <table:table-cell table:number-columns-repeated="2"/>
        </table:table-row>
        <table:table-row table:style-name="ro1">
          <table:table-cell office:value-type="float" office:value="6249655.17241379">
            <text:p>6249655.17</text:p>
          </table:table-cell>
          <table:table-cell office:value-type="float" office:value="2111">
            <text:p>2111</text:p>
          </table:table-cell>
          <table:table-cell table:formula="of:=[.A90]/1000000" office:value-type="float" office:value="6.24965517241379">
            <text:p>6.25</text:p>
          </table:table-cell>
          <table:table-cell table:number-columns-repeated="2"/>
        </table:table-row>
        <table:table-row table:style-name="ro1">
          <table:table-cell office:value-type="float" office:value="8460434.26294821">
            <text:p>8460434.26</text:p>
          </table:table-cell>
          <table:table-cell office:value-type="float" office:value="2111">
            <text:p>2111</text:p>
          </table:table-cell>
          <table:table-cell table:formula="of:=[.A91]/1000000" office:value-type="float" office:value="8.46043426294821">
            <text:p>8.46</text:p>
          </table:table-cell>
          <table:table-cell table:number-columns-repeated="2"/>
        </table:table-row>
        <table:table-row table:style-name="ro1">
          <table:table-cell office:value-type="float" office:value="5890434.7826087">
            <text:p>5890434.78</text:p>
          </table:table-cell>
          <table:table-cell office:value-type="float" office:value="2111">
            <text:p>2111</text:p>
          </table:table-cell>
          <table:table-cell table:formula="of:=[.A92]/1000000" office:value-type="float" office:value="5.8904347826087">
            <text:p>5.89</text:p>
          </table:table-cell>
          <table:table-cell table:number-columns-repeated="2"/>
        </table:table-row>
        <table:table-row table:style-name="ro1">
          <table:table-cell office:value-type="float" office:value="6107692.30769231">
            <text:p>6107692.31</text:p>
          </table:table-cell>
          <table:table-cell office:value-type="float" office:value="2111">
            <text:p>2111</text:p>
          </table:table-cell>
          <table:table-cell table:formula="of:=[.A93]/1000000" office:value-type="float" office:value="6.10769230769231">
            <text:p>6.11</text:p>
          </table:table-cell>
          <table:table-cell table:number-columns-repeated="2"/>
        </table:table-row>
        <table:table-row table:style-name="ro1">
          <table:table-cell office:value-type="float" office:value="6397652.17391304">
            <text:p>6397652.17</text:p>
          </table:table-cell>
          <table:table-cell office:value-type="float" office:value="2128">
            <text:p>2128</text:p>
          </table:table-cell>
          <table:table-cell table:formula="of:=[.A94]/1000000" office:value-type="float" office:value="6.39765217391304">
            <text:p>6.4</text:p>
          </table:table-cell>
          <table:table-cell table:number-columns-repeated="2"/>
        </table:table-row>
        <table:table-row table:style-name="ro1">
          <table:table-cell office:value-type="float" office:value="6502586.20689655">
            <text:p>6502586.21</text:p>
          </table:table-cell>
          <table:table-cell office:value-type="float" office:value="2128">
            <text:p>2128</text:p>
          </table:table-cell>
          <table:table-cell table:formula="of:=[.A95]/1000000" office:value-type="float" office:value="6.50258620689655">
            <text:p>6.5</text:p>
          </table:table-cell>
          <table:table-cell table:number-columns-repeated="2"/>
        </table:table-row>
        <table:table-row table:style-name="ro1">
          <table:table-cell office:value-type="float" office:value="7144655.17241379">
            <text:p>7144655.17</text:p>
          </table:table-cell>
          <table:table-cell office:value-type="float" office:value="2128">
            <text:p>2128</text:p>
          </table:table-cell>
          <table:table-cell table:formula="of:=[.A96]/1000000" office:value-type="float" office:value="7.14465517241379">
            <text:p>7.14</text:p>
          </table:table-cell>
          <table:table-cell table:number-columns-repeated="2"/>
        </table:table-row>
        <table:table-row table:style-name="ro1">
          <table:table-cell office:value-type="float" office:value="6948809.52380952">
            <text:p>6948809.52</text:p>
          </table:table-cell>
          <table:table-cell office:value-type="float" office:value="2128">
            <text:p>2128</text:p>
          </table:table-cell>
          <table:table-cell table:formula="of:=[.A97]/1000000" office:value-type="float" office:value="6.94880952380952">
            <text:p>6.95</text:p>
          </table:table-cell>
          <table:table-cell table:number-columns-repeated="2"/>
        </table:table-row>
        <table:table-row table:style-name="ro1">
          <table:table-cell office:value-type="float" office:value="5887476.19047619">
            <text:p>5887476.19</text:p>
          </table:table-cell>
          <table:table-cell office:value-type="float" office:value="2128">
            <text:p>2128</text:p>
          </table:table-cell>
          <table:table-cell table:formula="of:=[.A98]/1000000" office:value-type="float" office:value="5.88747619047619">
            <text:p>5.89</text:p>
          </table:table-cell>
          <table:table-cell table:number-columns-repeated="2"/>
        </table:table-row>
        <table:table-row table:style-name="ro1">
          <table:table-cell office:value-type="float" office:value="6768666.66666667">
            <text:p>6768666.67</text:p>
          </table:table-cell>
          <table:table-cell office:value-type="float" office:value="2128">
            <text:p>2128</text:p>
          </table:table-cell>
          <table:table-cell table:formula="of:=[.A99]/1000000" office:value-type="float" office:value="6.76866666666667">
            <text:p>6.77</text:p>
          </table:table-cell>
          <table:table-cell table:number-columns-repeated="2"/>
        </table:table-row>
        <table:table-row table:style-name="ro1">
          <table:table-cell office:value-type="float" office:value="6000692.30769231">
            <text:p>6000692.31</text:p>
          </table:table-cell>
          <table:table-cell office:value-type="float" office:value="2128">
            <text:p>2128</text:p>
          </table:table-cell>
          <table:table-cell table:formula="of:=[.A100]/1000000" office:value-type="float" office:value="6.00069230769231">
            <text:p>6</text:p>
          </table:table-cell>
          <table:table-cell table:number-columns-repeated="2"/>
        </table:table-row>
        <table:table-row table:style-name="ro1">
          <table:table-cell office:value-type="float" office:value="6595772.72727273">
            <text:p>6595772.73</text:p>
          </table:table-cell>
          <table:table-cell office:value-type="float" office:value="2726">
            <text:p>2726</text:p>
          </table:table-cell>
          <table:table-cell table:formula="of:=[.A101]/1000000" office:value-type="float" office:value="6.59577272727273">
            <text:p>6.6</text:p>
          </table:table-cell>
          <table:table-cell table:number-columns-repeated="2"/>
        </table:table-row>
        <table:table-row table:style-name="ro1">
          <table:table-cell office:value-type="float" office:value="8102361.11111111">
            <text:p>8102361.11</text:p>
          </table:table-cell>
          <table:table-cell office:value-type="float" office:value="2726">
            <text:p>2726</text:p>
          </table:table-cell>
          <table:table-cell table:formula="of:=[.A102]/1000000" office:value-type="float" office:value="8.10236111111111">
            <text:p>8.1</text:p>
          </table:table-cell>
          <table:table-cell table:number-columns-repeated="2"/>
        </table:table-row>
        <table:table-row table:style-name="ro1">
          <table:table-cell office:value-type="float" office:value="11160144.8275862">
            <text:p>11160144.83</text:p>
          </table:table-cell>
          <table:table-cell office:value-type="float" office:value="2726">
            <text:p>2726</text:p>
          </table:table-cell>
          <table:table-cell table:formula="of:=[.A103]/1000000" office:value-type="float" office:value="11.1601448275862">
            <text:p>11.16</text:p>
          </table:table-cell>
          <table:table-cell table:number-columns-repeated="2"/>
        </table:table-row>
        <table:table-row table:style-name="ro1">
          <table:table-cell office:value-type="float" office:value="6712083.33333333">
            <text:p>6712083.33</text:p>
          </table:table-cell>
          <table:table-cell office:value-type="float" office:value="2772">
            <text:p>2772</text:p>
          </table:table-cell>
          <table:table-cell table:formula="of:=[.A104]/1000000" office:value-type="float" office:value="6.71208333333333">
            <text:p>6.71</text:p>
          </table:table-cell>
          <table:table-cell table:number-columns-repeated="2"/>
        </table:table-row>
        <table:table-row table:style-name="ro1">
          <table:table-cell office:value-type="float" office:value="5887281.25">
            <text:p>5887281.25</text:p>
          </table:table-cell>
          <table:table-cell office:value-type="float" office:value="2772">
            <text:p>2772</text:p>
          </table:table-cell>
          <table:table-cell table:formula="of:=[.A105]/1000000" office:value-type="float" office:value="5.88728125">
            <text:p>5.89</text:p>
          </table:table-cell>
          <table:table-cell table:number-columns-repeated="2"/>
        </table:table-row>
        <table:table-row table:style-name="ro1">
          <table:table-cell office:value-type="float" office:value="12706544.3037975">
            <text:p>12706544.3</text:p>
          </table:table-cell>
          <table:table-cell office:value-type="float" office:value="2772">
            <text:p>2772</text:p>
          </table:table-cell>
          <table:table-cell table:formula="of:=[.A106]/1000000" office:value-type="float" office:value="12.7065443037975">
            <text:p>12.71</text:p>
          </table:table-cell>
          <table:table-cell table:number-columns-repeated="2"/>
        </table:table-row>
        <table:table-row table:style-name="ro1">
          <table:table-cell office:value-type="float" office:value="7508500">
            <text:p>7508500</text:p>
          </table:table-cell>
          <table:table-cell office:value-type="float" office:value="2772">
            <text:p>2772</text:p>
          </table:table-cell>
          <table:table-cell table:formula="of:=[.A107]/1000000" office:value-type="float" office:value="7.5085">
            <text:p>7.51</text:p>
          </table:table-cell>
          <table:table-cell table:number-columns-repeated="2"/>
        </table:table-row>
        <table:table-row table:style-name="ro1">
          <table:table-cell office:value-type="float" office:value="10011694.0298507">
            <text:p>10011694.03</text:p>
          </table:table-cell>
          <table:table-cell office:value-type="float" office:value="2772">
            <text:p>2772</text:p>
          </table:table-cell>
          <table:table-cell table:formula="of:=[.A108]/1000000" office:value-type="float" office:value="10.0116940298507">
            <text:p>10.01</text:p>
          </table:table-cell>
          <table:table-cell table:number-columns-repeated="2"/>
        </table:table-row>
        <table:table-row table:style-name="ro1">
          <table:table-cell office:value-type="float" office:value="12606544.3037975">
            <text:p>12606544.3</text:p>
          </table:table-cell>
          <table:table-cell office:value-type="float" office:value="2772">
            <text:p>2772</text:p>
          </table:table-cell>
          <table:table-cell table:formula="of:=[.A109]/1000000" office:value-type="float" office:value="12.6065443037975">
            <text:p>12.61</text:p>
          </table:table-cell>
          <table:table-cell table:number-columns-repeated="2"/>
        </table:table-row>
        <table:table-row table:style-name="ro1">
          <table:table-cell office:value-type="float" office:value="7939923.07692308">
            <text:p>7939923.08</text:p>
          </table:table-cell>
          <table:table-cell office:value-type="float" office:value="2772">
            <text:p>2772</text:p>
          </table:table-cell>
          <table:table-cell table:formula="of:=[.A110]/1000000" office:value-type="float" office:value="7.93992307692308">
            <text:p>7.94</text:p>
          </table:table-cell>
          <table:table-cell table:number-columns-repeated="2"/>
        </table:table-row>
        <table:table-row table:style-name="ro1">
          <table:table-cell office:value-type="float" office:value="8841216.78321678">
            <text:p>8841216.78</text:p>
          </table:table-cell>
          <table:table-cell office:value-type="float" office:value="2772">
            <text:p>2772</text:p>
          </table:table-cell>
          <table:table-cell table:formula="of:=[.A111]/1000000" office:value-type="float" office:value="8.84121678321678">
            <text:p>8.84</text:p>
          </table:table-cell>
          <table:table-cell table:number-columns-repeated="2"/>
        </table:table-row>
        <table:table-row table:style-name="ro1">
          <table:table-cell office:value-type="float" office:value="9089930.06993007">
            <text:p>9089930.07</text:p>
          </table:table-cell>
          <table:table-cell office:value-type="float" office:value="2772">
            <text:p>2772</text:p>
          </table:table-cell>
          <table:table-cell table:formula="of:=[.A112]/1000000" office:value-type="float" office:value="9.08993006993007">
            <text:p>9.09</text:p>
          </table:table-cell>
          <table:table-cell table:number-columns-repeated="2"/>
        </table:table-row>
        <table:table-row table:style-name="ro1">
          <table:table-cell office:value-type="float" office:value="9280440.0921659">
            <text:p>9280440.09</text:p>
          </table:table-cell>
          <table:table-cell office:value-type="float" office:value="2772">
            <text:p>2772</text:p>
          </table:table-cell>
          <table:table-cell table:formula="of:=[.A113]/1000000" office:value-type="float" office:value="9.2804400921659">
            <text:p>9.28</text:p>
          </table:table-cell>
          <table:table-cell table:number-columns-repeated="2"/>
        </table:table-row>
        <table:table-row table:style-name="ro1">
          <table:table-cell office:value-type="float" office:value="8629090.90909091">
            <text:p>8629090.91</text:p>
          </table:table-cell>
          <table:table-cell office:value-type="float" office:value="2772">
            <text:p>2772</text:p>
          </table:table-cell>
          <table:table-cell table:formula="of:=[.A114]/1000000" office:value-type="float" office:value="8.62909090909091">
            <text:p>8.63</text:p>
          </table:table-cell>
          <table:table-cell table:number-columns-repeated="2"/>
        </table:table-row>
        <table:table-row table:style-name="ro1">
          <table:table-cell office:value-type="float" office:value="8869132.86713287">
            <text:p>8869132.87</text:p>
          </table:table-cell>
          <table:table-cell office:value-type="float" office:value="2772">
            <text:p>2772</text:p>
          </table:table-cell>
          <table:table-cell table:formula="of:=[.A115]/1000000" office:value-type="float" office:value="8.86913286713287">
            <text:p>8.87</text:p>
          </table:table-cell>
          <table:table-cell table:number-columns-repeated="2"/>
        </table:table-row>
        <table:table-row table:style-name="ro1">
          <table:table-cell office:value-type="float" office:value="9051202.7972028">
            <text:p>9051202.8</text:p>
          </table:table-cell>
          <table:table-cell office:value-type="float" office:value="2772">
            <text:p>2772</text:p>
          </table:table-cell>
          <table:table-cell table:formula="of:=[.A116]/1000000" office:value-type="float" office:value="9.0512027972028">
            <text:p>9.05</text:p>
          </table:table-cell>
          <table:table-cell table:number-columns-repeated="2"/>
        </table:table-row>
        <table:table-row table:style-name="ro1">
          <table:table-cell office:value-type="float" office:value="9058433.56643357">
            <text:p>9058433.57</text:p>
          </table:table-cell>
          <table:table-cell office:value-type="float" office:value="2772">
            <text:p>2772</text:p>
          </table:table-cell>
          <table:table-cell table:formula="of:=[.A117]/1000000" office:value-type="float" office:value="9.05843356643357">
            <text:p>9.06</text:p>
          </table:table-cell>
          <table:table-cell table:number-columns-repeated="2"/>
        </table:table-row>
        <table:table-row table:style-name="ro1">
          <table:table-cell office:value-type="float" office:value="10022297.235023">
            <text:p>10022297.24</text:p>
          </table:table-cell>
          <table:table-cell office:value-type="float" office:value="2772">
            <text:p>2772</text:p>
          </table:table-cell>
          <table:table-cell table:formula="of:=[.A118]/1000000" office:value-type="float" office:value="10.022297235023">
            <text:p>10.02</text:p>
          </table:table-cell>
          <table:table-cell table:number-columns-repeated="2"/>
        </table:table-row>
        <table:table-row table:style-name="ro1">
          <table:table-cell office:value-type="float" office:value="8561804.1958042">
            <text:p>8561804.2</text:p>
          </table:table-cell>
          <table:table-cell office:value-type="float" office:value="2772">
            <text:p>2772</text:p>
          </table:table-cell>
          <table:table-cell table:formula="of:=[.A119]/1000000" office:value-type="float" office:value="8.5618041958042">
            <text:p>8.56</text:p>
          </table:table-cell>
          <table:table-cell table:number-columns-repeated="2"/>
        </table:table-row>
        <table:table-row table:style-name="ro1">
          <table:table-cell office:value-type="float" office:value="8866188.81118881">
            <text:p>8866188.81</text:p>
          </table:table-cell>
          <table:table-cell office:value-type="float" office:value="2772">
            <text:p>2772</text:p>
          </table:table-cell>
          <table:table-cell table:formula="of:=[.A120]/1000000" office:value-type="float" office:value="8.86618881118881">
            <text:p>8.87</text:p>
          </table:table-cell>
          <table:table-cell table:number-columns-repeated="2"/>
        </table:table-row>
        <table:table-row table:style-name="ro1">
          <table:table-cell office:value-type="float" office:value="6297346.15384615">
            <text:p>6297346.15</text:p>
          </table:table-cell>
          <table:table-cell office:value-type="float" office:value="2772">
            <text:p>2772</text:p>
          </table:table-cell>
          <table:table-cell table:formula="of:=[.A121]/1000000" office:value-type="float" office:value="6.29734615384615">
            <text:p>6.3</text:p>
          </table:table-cell>
          <table:table-cell table:number-columns-repeated="2"/>
        </table:table-row>
        <table:table-row table:style-name="ro1">
          <table:table-cell office:value-type="float" office:value="6388619.04761905">
            <text:p>6388619.05</text:p>
          </table:table-cell>
          <table:table-cell office:value-type="float" office:value="2772">
            <text:p>2772</text:p>
          </table:table-cell>
          <table:table-cell table:formula="of:=[.A122]/1000000" office:value-type="float" office:value="6.38861904761905">
            <text:p>6.39</text:p>
          </table:table-cell>
          <table:table-cell table:number-columns-repeated="2"/>
        </table:table-row>
        <table:table-row table:style-name="ro1">
          <table:table-cell office:value-type="float" office:value="7147333.33333333">
            <text:p>7147333.33</text:p>
          </table:table-cell>
          <table:table-cell office:value-type="float" office:value="3168">
            <text:p>3168</text:p>
          </table:table-cell>
          <table:table-cell table:formula="of:=[.A123]/1000000" office:value-type="float" office:value="7.14733333333333">
            <text:p>7.15</text:p>
          </table:table-cell>
          <table:table-cell table:number-columns-repeated="2"/>
        </table:table-row>
        <table:table-row table:style-name="ro1">
          <table:table-cell office:value-type="float" office:value="10034333.3333333">
            <text:p>10034333.33</text:p>
          </table:table-cell>
          <table:table-cell office:value-type="float" office:value="3168">
            <text:p>3168</text:p>
          </table:table-cell>
          <table:table-cell table:formula="of:=[.A124]/1000000" office:value-type="float" office:value="10.0343333333333">
            <text:p>10.03</text:p>
          </table:table-cell>
          <table:table-cell table:number-columns-repeated="2"/>
        </table:table-row>
        <table:table-row table:style-name="ro1">
          <table:table-cell office:value-type="float" office:value="7984351.35135135">
            <text:p>7984351.35</text:p>
          </table:table-cell>
          <table:table-cell office:value-type="float" office:value="3168">
            <text:p>3168</text:p>
          </table:table-cell>
          <table:table-cell table:formula="of:=[.A125]/1000000" office:value-type="float" office:value="7.98435135135135">
            <text:p>7.98</text:p>
          </table:table-cell>
          <table:table-cell table:number-columns-repeated="2"/>
        </table:table-row>
        <table:table-row table:style-name="ro1">
          <table:table-cell office:value-type="float" office:value="4521000">
            <text:p>4521000</text:p>
          </table:table-cell>
          <table:table-cell office:value-type="float" office:value="3168">
            <text:p>3168</text:p>
          </table:table-cell>
          <table:table-cell table:formula="of:=[.A126]/1000000" office:value-type="float" office:value="4.521">
            <text:p>4.52</text:p>
          </table:table-cell>
          <table:table-cell table:number-columns-repeated="2"/>
        </table:table-row>
        <table:table-row table:style-name="ro1">
          <table:table-cell office:value-type="float" office:value="7142900">
            <text:p>7142900</text:p>
          </table:table-cell>
          <table:table-cell office:value-type="float" office:value="3168">
            <text:p>3168</text:p>
          </table:table-cell>
          <table:table-cell table:formula="of:=[.A127]/1000000" office:value-type="float" office:value="7.1429">
            <text:p>7.14</text:p>
          </table:table-cell>
          <table:table-cell table:number-columns-repeated="2"/>
        </table:table-row>
        <table:table-row table:style-name="ro1">
          <table:table-cell office:value-type="float" office:value="7805285.71428571">
            <text:p>7805285.71</text:p>
          </table:table-cell>
          <table:table-cell office:value-type="float" office:value="3168">
            <text:p>3168</text:p>
          </table:table-cell>
          <table:table-cell table:formula="of:=[.A128]/1000000" office:value-type="float" office:value="7.80528571428571">
            <text:p>7.81</text:p>
          </table:table-cell>
          <table:table-cell table:number-columns-repeated="2"/>
        </table:table-row>
        <table:table-row table:style-name="ro1">
          <table:table-cell office:value-type="float" office:value="7834391.30434783">
            <text:p>7834391.3</text:p>
          </table:table-cell>
          <table:table-cell office:value-type="float" office:value="3168">
            <text:p>3168</text:p>
          </table:table-cell>
          <table:table-cell table:formula="of:=[.A129]/1000000" office:value-type="float" office:value="7.83439130434783">
            <text:p>7.83</text:p>
          </table:table-cell>
          <table:table-cell table:number-columns-repeated="2"/>
        </table:table-row>
        <table:table-row table:style-name="ro1">
          <table:table-cell office:value-type="float" office:value="7722385.71428571">
            <text:p>7722385.71</text:p>
          </table:table-cell>
          <table:table-cell office:value-type="float" office:value="3168">
            <text:p>3168</text:p>
          </table:table-cell>
          <table:table-cell table:formula="of:=[.A130]/1000000" office:value-type="float" office:value="7.72238571428571">
            <text:p>7.72</text:p>
          </table:table-cell>
          <table:table-cell table:number-columns-repeated="2"/>
        </table:table-row>
        <table:table-row table:style-name="ro1">
          <table:table-cell office:value-type="float" office:value="4394333.33333333">
            <text:p>4394333.33</text:p>
          </table:table-cell>
          <table:table-cell office:value-type="float" office:value="3168">
            <text:p>3168</text:p>
          </table:table-cell>
          <table:table-cell table:formula="of:=[.A131]/1000000" office:value-type="float" office:value="4.39433333333333">
            <text:p>4.39</text:p>
          </table:table-cell>
          <table:table-cell table:number-columns-repeated="2"/>
        </table:table-row>
        <table:table-row table:style-name="ro1">
          <table:table-cell office:value-type="float" office:value="7305214.28571429">
            <text:p>7305214.29</text:p>
          </table:table-cell>
          <table:table-cell office:value-type="float" office:value="3168">
            <text:p>3168</text:p>
          </table:table-cell>
          <table:table-cell table:formula="of:=[.A132]/1000000" office:value-type="float" office:value="7.30521428571429">
            <text:p>7.31</text:p>
          </table:table-cell>
          <table:table-cell table:number-columns-repeated="2"/>
        </table:table-row>
        <table:table-row table:style-name="ro1">
          <table:table-cell office:value-type="float" office:value="8535428.57142857">
            <text:p>8535428.57</text:p>
          </table:table-cell>
          <table:table-cell office:value-type="float" office:value="2898">
            <text:p>2898</text:p>
          </table:table-cell>
          <table:table-cell table:formula="of:=[.A133]/1000000" office:value-type="float" office:value="8.53542857142857">
            <text:p>8.54</text:p>
          </table:table-cell>
          <table:table-cell table:number-columns-repeated="2"/>
        </table:table-row>
        <table:table-row table:style-name="ro1">
          <table:table-cell office:value-type="float" office:value="8616280">
            <text:p>8616280</text:p>
          </table:table-cell>
          <table:table-cell office:value-type="float" office:value="2898">
            <text:p>2898</text:p>
          </table:table-cell>
          <table:table-cell table:formula="of:=[.A134]/1000000" office:value-type="float" office:value="8.61628">
            <text:p>8.62</text:p>
          </table:table-cell>
          <table:table-cell table:number-columns-repeated="2"/>
        </table:table-row>
        <table:table-row table:style-name="ro1">
          <table:table-cell office:value-type="float" office:value="9803253.20512821">
            <text:p>9803253.21</text:p>
          </table:table-cell>
          <table:table-cell office:value-type="float" office:value="2898">
            <text:p>2898</text:p>
          </table:table-cell>
          <table:table-cell table:formula="of:=[.A135]/1000000" office:value-type="float" office:value="9.80325320512821">
            <text:p>9.8</text:p>
          </table:table-cell>
          <table:table-cell table:number-columns-repeated="2"/>
        </table:table-row>
        <table:table-row table:style-name="ro1">
          <table:table-cell office:value-type="float" office:value="6728173.91304348">
            <text:p>6728173.91</text:p>
          </table:table-cell>
          <table:table-cell office:value-type="float" office:value="2898">
            <text:p>2898</text:p>
          </table:table-cell>
          <table:table-cell table:formula="of:=[.A136]/1000000" office:value-type="float" office:value="6.72817391304348">
            <text:p>6.73</text:p>
          </table:table-cell>
          <table:table-cell table:number-columns-repeated="2"/>
        </table:table-row>
        <table:table-row table:style-name="ro1">
          <table:table-cell office:value-type="float" office:value="8261000">
            <text:p>8261000</text:p>
          </table:table-cell>
          <table:table-cell office:value-type="float" office:value="2898">
            <text:p>2898</text:p>
          </table:table-cell>
          <table:table-cell table:formula="of:=[.A137]/1000000" office:value-type="float" office:value="8.261">
            <text:p>8.26</text:p>
          </table:table-cell>
          <table:table-cell table:number-columns-repeated="2"/>
        </table:table-row>
        <table:table-row table:style-name="ro1">
          <table:table-cell office:value-type="float" office:value="6629047.61904762">
            <text:p>6629047.62</text:p>
          </table:table-cell>
          <table:table-cell office:value-type="float" office:value="2898">
            <text:p>2898</text:p>
          </table:table-cell>
          <table:table-cell table:formula="of:=[.A138]/1000000" office:value-type="float" office:value="6.62904761904762">
            <text:p>6.63</text:p>
          </table:table-cell>
          <table:table-cell table:number-columns-repeated="2"/>
        </table:table-row>
        <table:table-row table:style-name="ro1">
          <table:table-cell office:value-type="float" office:value="7191695.65217391">
            <text:p>7191695.65</text:p>
          </table:table-cell>
          <table:table-cell office:value-type="float" office:value="2898">
            <text:p>2898</text:p>
          </table:table-cell>
          <table:table-cell table:formula="of:=[.A139]/1000000" office:value-type="float" office:value="7.19169565217391">
            <text:p>7.19</text:p>
          </table:table-cell>
          <table:table-cell table:number-columns-repeated="2"/>
        </table:table-row>
        <table:table-row table:style-name="ro1">
          <table:table-cell office:value-type="float" office:value="7491434.7826087">
            <text:p>7491434.78</text:p>
          </table:table-cell>
          <table:table-cell office:value-type="float" office:value="2898">
            <text:p>2898</text:p>
          </table:table-cell>
          <table:table-cell table:formula="of:=[.A140]/1000000" office:value-type="float" office:value="7.4914347826087">
            <text:p>7.49</text:p>
          </table:table-cell>
          <table:table-cell table:number-columns-repeated="2"/>
        </table:table-row>
        <table:table-row table:style-name="ro1">
          <table:table-cell office:value-type="float" office:value="6798055.55555556">
            <text:p>6798055.56</text:p>
          </table:table-cell>
          <table:table-cell office:value-type="float" office:value="2606">
            <text:p>2606</text:p>
          </table:table-cell>
          <table:table-cell table:formula="of:=[.A141]/1000000" office:value-type="float" office:value="6.79805555555556">
            <text:p>6.8</text:p>
          </table:table-cell>
          <table:table-cell table:number-columns-repeated="2"/>
        </table:table-row>
        <table:table-row table:style-name="ro1">
          <table:table-cell office:value-type="float" office:value="9109778.37837838">
            <text:p>9109778.38</text:p>
          </table:table-cell>
          <table:table-cell office:value-type="float" office:value="2606">
            <text:p>2606</text:p>
          </table:table-cell>
          <table:table-cell table:formula="of:=[.A142]/1000000" office:value-type="float" office:value="9.10977837837838">
            <text:p>9.11</text:p>
          </table:table-cell>
          <table:table-cell table:number-columns-repeated="2"/>
        </table:table-row>
        <table:table-row table:style-name="ro1">
          <table:table-cell office:value-type="float" office:value="7331333.33333333">
            <text:p>7331333.33</text:p>
          </table:table-cell>
          <table:table-cell office:value-type="float" office:value="2606">
            <text:p>2606</text:p>
          </table:table-cell>
          <table:table-cell table:formula="of:=[.A143]/1000000" office:value-type="float" office:value="7.33133333333333">
            <text:p>7.33</text:p>
          </table:table-cell>
          <table:table-cell table:number-columns-repeated="2"/>
        </table:table-row>
        <table:table-row table:style-name="ro1">
          <table:table-cell office:value-type="float" office:value="7489521.73913043">
            <text:p>7489521.74</text:p>
          </table:table-cell>
          <table:table-cell office:value-type="float" office:value="2606">
            <text:p>2606</text:p>
          </table:table-cell>
          <table:table-cell table:formula="of:=[.A144]/1000000" office:value-type="float" office:value="7.48952173913043">
            <text:p>7.49</text:p>
          </table:table-cell>
          <table:table-cell table:number-columns-repeated="2"/>
        </table:table-row>
        <table:table-row table:style-name="ro1">
          <table:table-cell office:value-type="float" office:value="8123216.21621622">
            <text:p>8123216.22</text:p>
          </table:table-cell>
          <table:table-cell office:value-type="float" office:value="2606">
            <text:p>2606</text:p>
          </table:table-cell>
          <table:table-cell table:formula="of:=[.A145]/1000000" office:value-type="float" office:value="8.12321621621622">
            <text:p>8.12</text:p>
          </table:table-cell>
          <table:table-cell table:number-columns-repeated="2"/>
        </table:table-row>
        <table:table-row table:style-name="ro1">
          <table:table-cell office:value-type="float" office:value="6585333.33333333">
            <text:p>6585333.33</text:p>
          </table:table-cell>
          <table:table-cell office:value-type="float" office:value="2606">
            <text:p>2606</text:p>
          </table:table-cell>
          <table:table-cell table:formula="of:=[.A146]/1000000" office:value-type="float" office:value="6.58533333333333">
            <text:p>6.59</text:p>
          </table:table-cell>
          <table:table-cell table:number-columns-repeated="2"/>
        </table:table-row>
        <table:table-row table:style-name="ro1">
          <table:table-cell office:value-type="float" office:value="12723857.1428571">
            <text:p>12723857.14</text:p>
          </table:table-cell>
          <table:table-cell office:value-type="float" office:value="2606">
            <text:p>2606</text:p>
          </table:table-cell>
          <table:table-cell table:formula="of:=[.A147]/1000000" office:value-type="float" office:value="12.7238571428571">
            <text:p>12.72</text:p>
          </table:table-cell>
          <table:table-cell table:number-columns-repeated="2"/>
        </table:table-row>
        <table:table-row table:style-name="ro1">
          <table:table-cell office:value-type="float" office:value="6778217.39130435">
            <text:p>6778217.39</text:p>
          </table:table-cell>
          <table:table-cell office:value-type="float" office:value="2606">
            <text:p>2606</text:p>
          </table:table-cell>
          <table:table-cell table:formula="of:=[.A148]/1000000" office:value-type="float" office:value="6.77821739130435">
            <text:p>6.78</text:p>
          </table:table-cell>
          <table:table-cell table:number-columns-repeated="2"/>
        </table:table-row>
        <table:table-row table:style-name="ro1">
          <table:table-cell office:value-type="float" office:value="7654277.77777778">
            <text:p>7654277.78</text:p>
          </table:table-cell>
          <table:table-cell office:value-type="float" office:value="2606">
            <text:p>2606</text:p>
          </table:table-cell>
          <table:table-cell table:formula="of:=[.A149]/1000000" office:value-type="float" office:value="7.65427777777778">
            <text:p>7.65</text:p>
          </table:table-cell>
          <table:table-cell table:number-columns-repeated="2"/>
        </table:table-row>
        <table:table-row table:style-name="ro1">
          <table:table-cell office:value-type="float" office:value="7288699.11504425">
            <text:p>7288699.12</text:p>
          </table:table-cell>
          <table:table-cell office:value-type="float" office:value="2606">
            <text:p>2606</text:p>
          </table:table-cell>
          <table:table-cell table:formula="of:=[.A150]/1000000" office:value-type="float" office:value="7.28869911504425">
            <text:p>7.29</text:p>
          </table:table-cell>
          <table:table-cell table:number-columns-repeated="2"/>
        </table:table-row>
        <table:table-row table:style-name="ro1">
          <table:table-cell office:value-type="float" office:value="7372161.29032258">
            <text:p>7372161.29</text:p>
          </table:table-cell>
          <table:table-cell office:value-type="float" office:value="2606">
            <text:p>2606</text:p>
          </table:table-cell>
          <table:table-cell table:formula="of:=[.A151]/1000000" office:value-type="float" office:value="7.37216129032258">
            <text:p>7.37</text:p>
          </table:table-cell>
          <table:table-cell table:number-columns-repeated="2"/>
        </table:table-row>
        <table:table-row table:style-name="ro1">
          <table:table-cell office:value-type="float" office:value="7942238.0952381">
            <text:p>7942238.1</text:p>
          </table:table-cell>
          <table:table-cell office:value-type="float" office:value="2806">
            <text:p>2806</text:p>
          </table:table-cell>
          <table:table-cell table:formula="of:=[.A152]/1000000" office:value-type="float" office:value="7.9422380952381">
            <text:p>7.94</text:p>
          </table:table-cell>
          <table:table-cell table:number-columns-repeated="2"/>
        </table:table-row>
        <table:table-row table:style-name="ro1">
          <table:table-cell office:value-type="float" office:value="6576791.66666667">
            <text:p>6576791.67</text:p>
          </table:table-cell>
          <table:table-cell office:value-type="float" office:value="2806">
            <text:p>2806</text:p>
          </table:table-cell>
          <table:table-cell table:formula="of:=[.A153]/1000000" office:value-type="float" office:value="6.57679166666667">
            <text:p>6.58</text:p>
          </table:table-cell>
          <table:table-cell table:number-columns-repeated="2"/>
        </table:table-row>
        <table:table-row table:style-name="ro1">
          <table:table-cell office:value-type="float" office:value="4990500">
            <text:p>4990500</text:p>
          </table:table-cell>
          <table:table-cell office:value-type="float" office:value="2806">
            <text:p>2806</text:p>
          </table:table-cell>
          <table:table-cell table:formula="of:=[.A154]/1000000" office:value-type="float" office:value="4.9905">
            <text:p>4.99</text:p>
          </table:table-cell>
          <table:table-cell table:number-columns-repeated="2"/>
        </table:table-row>
        <table:table-row table:style-name="ro1">
          <table:table-cell office:value-type="float" office:value="4967500">
            <text:p>4967500</text:p>
          </table:table-cell>
          <table:table-cell office:value-type="float" office:value="2806">
            <text:p>2806</text:p>
          </table:table-cell>
          <table:table-cell table:formula="of:=[.A155]/1000000" office:value-type="float" office:value="4.9675">
            <text:p>4.97</text:p>
          </table:table-cell>
          <table:table-cell table:number-columns-repeated="2"/>
        </table:table-row>
        <table:table-row table:style-name="ro1">
          <table:table-cell office:value-type="float" office:value="6381777.77777778">
            <text:p>6381777.78</text:p>
          </table:table-cell>
          <table:table-cell office:value-type="float" office:value="2806">
            <text:p>2806</text:p>
          </table:table-cell>
          <table:table-cell table:formula="of:=[.A156]/1000000" office:value-type="float" office:value="6.38177777777778">
            <text:p>6.38</text:p>
          </table:table-cell>
          <table:table-cell table:number-columns-repeated="2"/>
        </table:table-row>
        <table:table-row table:style-name="ro1">
          <table:table-cell office:value-type="float" office:value="8545854.54545454">
            <text:p>8545854.55</text:p>
          </table:table-cell>
          <table:table-cell office:value-type="float" office:value="2806">
            <text:p>2806</text:p>
          </table:table-cell>
          <table:table-cell table:formula="of:=[.A157]/1000000" office:value-type="float" office:value="8.54585454545454">
            <text:p>8.55</text:p>
          </table:table-cell>
          <table:table-cell table:number-columns-repeated="2"/>
        </table:table-row>
        <table:table-row table:style-name="ro1">
          <table:table-cell office:value-type="float" office:value="11561035.0877193">
            <text:p>11561035.09</text:p>
          </table:table-cell>
          <table:table-cell office:value-type="float" office:value="2806">
            <text:p>2806</text:p>
          </table:table-cell>
          <table:table-cell table:formula="of:=[.A158]/1000000" office:value-type="float" office:value="11.5610350877193">
            <text:p>11.56</text:p>
          </table:table-cell>
          <table:table-cell table:number-columns-repeated="2"/>
        </table:table-row>
        <table:table-row table:style-name="ro1">
          <table:table-cell office:value-type="float" office:value="10646327.7310924">
            <text:p>10646327.73</text:p>
          </table:table-cell>
          <table:table-cell office:value-type="float" office:value="2806">
            <text:p>2806</text:p>
          </table:table-cell>
          <table:table-cell table:formula="of:=[.A159]/1000000" office:value-type="float" office:value="10.6463277310924">
            <text:p>10.65</text:p>
          </table:table-cell>
          <table:table-cell table:number-columns-repeated="2"/>
        </table:table-row>
        <table:table-row table:style-name="ro1">
          <table:table-cell office:value-type="float" office:value="7010269.23076923">
            <text:p>7010269.23</text:p>
          </table:table-cell>
          <table:table-cell office:value-type="float" office:value="2806">
            <text:p>2806</text:p>
          </table:table-cell>
          <table:table-cell table:formula="of:=[.A160]/1000000" office:value-type="float" office:value="7.01026923076923">
            <text:p>7.01</text:p>
          </table:table-cell>
          <table:table-cell table:number-columns-repeated="2"/>
        </table:table-row>
        <table:table-row table:style-name="ro1">
          <table:table-cell office:value-type="float" office:value="5687266.66666667">
            <text:p>5687266.67</text:p>
          </table:table-cell>
          <table:table-cell office:value-type="float" office:value="2622">
            <text:p>2622</text:p>
          </table:table-cell>
          <table:table-cell table:formula="of:=[.A161]/1000000" office:value-type="float" office:value="5.68726666666667">
            <text:p>5.69</text:p>
          </table:table-cell>
          <table:table-cell table:number-columns-repeated="2"/>
        </table:table-row>
        <table:table-row table:style-name="ro1">
          <table:table-cell office:value-type="float" office:value="5995695.65217391">
            <text:p>5995695.65</text:p>
          </table:table-cell>
          <table:table-cell office:value-type="float" office:value="2622">
            <text:p>2622</text:p>
          </table:table-cell>
          <table:table-cell table:formula="of:=[.A162]/1000000" office:value-type="float" office:value="5.99569565217391">
            <text:p>6</text:p>
          </table:table-cell>
          <table:table-cell table:number-columns-repeated="2"/>
        </table:table-row>
        <table:table-row table:style-name="ro1">
          <table:table-cell office:value-type="float" office:value="6390818.18181818">
            <text:p>6390818.18</text:p>
          </table:table-cell>
          <table:table-cell office:value-type="float" office:value="2622">
            <text:p>2622</text:p>
          </table:table-cell>
          <table:table-cell table:formula="of:=[.A163]/1000000" office:value-type="float" office:value="6.39081818181818">
            <text:p>6.39</text:p>
          </table:table-cell>
          <table:table-cell table:number-columns-repeated="2"/>
        </table:table-row>
        <table:table-row table:style-name="ro1">
          <table:table-cell office:value-type="float" office:value="7216963.63636364">
            <text:p>7216963.64</text:p>
          </table:table-cell>
          <table:table-cell office:value-type="float" office:value="2622">
            <text:p>2622</text:p>
          </table:table-cell>
          <table:table-cell table:formula="of:=[.A164]/1000000" office:value-type="float" office:value="7.21696363636364">
            <text:p>7.22</text:p>
          </table:table-cell>
          <table:table-cell table:number-columns-repeated="2"/>
        </table:table-row>
        <table:table-row table:style-name="ro1">
          <table:table-cell office:value-type="float" office:value="6223043.47826087">
            <text:p>6223043.48</text:p>
          </table:table-cell>
          <table:table-cell office:value-type="float" office:value="2622">
            <text:p>2622</text:p>
          </table:table-cell>
          <table:table-cell table:formula="of:=[.A165]/1000000" office:value-type="float" office:value="6.22304347826087">
            <text:p>6.22</text:p>
          </table:table-cell>
          <table:table-cell table:number-columns-repeated="2"/>
        </table:table-row>
        <table:table-row table:style-name="ro1">
          <table:table-cell office:value-type="float" office:value="5373809.52380952">
            <text:p>5373809.52</text:p>
          </table:table-cell>
          <table:table-cell office:value-type="float" office:value="2622">
            <text:p>2622</text:p>
          </table:table-cell>
          <table:table-cell table:formula="of:=[.A166]/1000000" office:value-type="float" office:value="5.37380952380952">
            <text:p>5.37</text:p>
          </table:table-cell>
          <table:table-cell table:number-columns-repeated="2"/>
        </table:table-row>
        <table:table-row table:style-name="ro1">
          <table:table-cell office:value-type="float" office:value="7507371.68141593">
            <text:p>7507371.68</text:p>
          </table:table-cell>
          <table:table-cell office:value-type="float" office:value="2622">
            <text:p>2622</text:p>
          </table:table-cell>
          <table:table-cell table:formula="of:=[.A167]/1000000" office:value-type="float" office:value="7.50737168141593">
            <text:p>7.51</text:p>
          </table:table-cell>
          <table:table-cell table:number-columns-repeated="2"/>
        </table:table-row>
        <table:table-row table:style-name="ro1">
          <table:table-cell office:value-type="float" office:value="7355300">
            <text:p>7355300</text:p>
          </table:table-cell>
          <table:table-cell office:value-type="float" office:value="3276">
            <text:p>3276</text:p>
          </table:table-cell>
          <table:table-cell table:formula="of:=[.A168]/1000000" office:value-type="float" office:value="7.3553">
            <text:p>7.36</text:p>
          </table:table-cell>
          <table:table-cell table:number-columns-repeated="2"/>
        </table:table-row>
        <table:table-row table:style-name="ro1">
          <table:table-cell office:value-type="float" office:value="13221760.7361963">
            <text:p>13221760.74</text:p>
          </table:table-cell>
          <table:table-cell office:value-type="float" office:value="3276">
            <text:p>3276</text:p>
          </table:table-cell>
          <table:table-cell table:formula="of:=[.A169]/1000000" office:value-type="float" office:value="13.2217607361963">
            <text:p>13.22</text:p>
          </table:table-cell>
          <table:table-cell table:number-columns-repeated="2"/>
        </table:table-row>
        <table:table-row table:style-name="ro1">
          <table:table-cell office:value-type="float" office:value="10482402.1871203">
            <text:p>10482402.19</text:p>
          </table:table-cell>
          <table:table-cell office:value-type="float" office:value="3276">
            <text:p>3276</text:p>
          </table:table-cell>
          <table:table-cell table:formula="of:=[.A170]/1000000" office:value-type="float" office:value="10.4824021871203">
            <text:p>10.48</text:p>
          </table:table-cell>
          <table:table-cell table:number-columns-repeated="2"/>
        </table:table-row>
        <table:table-row table:style-name="ro1">
          <table:table-cell office:value-type="float" office:value="7995409.09090909">
            <text:p>7995409.09</text:p>
          </table:table-cell>
          <table:table-cell office:value-type="float" office:value="3276">
            <text:p>3276</text:p>
          </table:table-cell>
          <table:table-cell table:formula="of:=[.A171]/1000000" office:value-type="float" office:value="7.99540909090909">
            <text:p>8</text:p>
          </table:table-cell>
          <table:table-cell table:number-columns-repeated="2"/>
        </table:table-row>
        <table:table-row table:style-name="ro1">
          <table:table-cell office:value-type="float" office:value="11523184.7075081">
            <text:p>11523184.71</text:p>
          </table:table-cell>
          <table:table-cell office:value-type="float" office:value="3572">
            <text:p>3572</text:p>
          </table:table-cell>
          <table:table-cell table:formula="of:=[.A172]/1000000" office:value-type="float" office:value="11.5231847075081">
            <text:p>11.52</text:p>
          </table:table-cell>
          <table:table-cell table:number-columns-repeated="2"/>
        </table:table-row>
        <table:table-row table:style-name="ro1">
          <table:table-cell office:value-type="float" office:value="11349686.1313869">
            <text:p>11349686.13</text:p>
          </table:table-cell>
          <table:table-cell office:value-type="float" office:value="3572">
            <text:p>3572</text:p>
          </table:table-cell>
          <table:table-cell table:formula="of:=[.A173]/1000000" office:value-type="float" office:value="11.3496861313869">
            <text:p>11.35</text:p>
          </table:table-cell>
          <table:table-cell table:number-columns-repeated="2"/>
        </table:table-row>
        <table:table-row table:style-name="ro1">
          <table:table-cell office:value-type="float" office:value="10817453.038674">
            <text:p>10817453.04</text:p>
          </table:table-cell>
          <table:table-cell office:value-type="float" office:value="3572">
            <text:p>3572</text:p>
          </table:table-cell>
          <table:table-cell table:formula="of:=[.A174]/1000000" office:value-type="float" office:value="10.817453038674">
            <text:p>10.82</text:p>
          </table:table-cell>
          <table:table-cell table:number-columns-repeated="2"/>
        </table:table-row>
        <table:table-row table:style-name="ro1">
          <table:table-cell office:value-type="float" office:value="10179603.7735849">
            <text:p>10179603.77</text:p>
          </table:table-cell>
          <table:table-cell office:value-type="float" office:value="3572">
            <text:p>3572</text:p>
          </table:table-cell>
          <table:table-cell table:formula="of:=[.A175]/1000000" office:value-type="float" office:value="10.1796037735849">
            <text:p>10.18</text:p>
          </table:table-cell>
          <table:table-cell table:number-columns-repeated="2"/>
        </table:table-row>
        <table:table-row table:style-name="ro1">
          <table:table-cell office:value-type="float" office:value="12456051.7241379">
            <text:p>12456051.72</text:p>
          </table:table-cell>
          <table:table-cell office:value-type="float" office:value="3572">
            <text:p>3572</text:p>
          </table:table-cell>
          <table:table-cell table:formula="of:=[.A176]/1000000" office:value-type="float" office:value="12.4560517241379">
            <text:p>12.46</text:p>
          </table:table-cell>
          <table:table-cell table:number-columns-repeated="2"/>
        </table:table-row>
        <table:table-row table:style-name="ro1">
          <table:table-cell office:value-type="float" office:value="6399533.33333333">
            <text:p>6399533.33</text:p>
          </table:table-cell>
          <table:table-cell office:value-type="float" office:value="2384">
            <text:p>2384</text:p>
          </table:table-cell>
          <table:table-cell table:formula="of:=[.A177]/1000000" office:value-type="float" office:value="6.39953333333333">
            <text:p>6.4</text:p>
          </table:table-cell>
          <table:table-cell table:number-columns-repeated="2"/>
        </table:table-row>
        <table:table-row table:style-name="ro1">
          <table:table-cell office:value-type="float" office:value="8000487.80487805">
            <text:p>8000487.8</text:p>
          </table:table-cell>
          <table:table-cell office:value-type="float" office:value="2384">
            <text:p>2384</text:p>
          </table:table-cell>
          <table:table-cell table:formula="of:=[.A178]/1000000" office:value-type="float" office:value="8.00048780487805">
            <text:p>8</text:p>
          </table:table-cell>
          <table:table-cell table:number-columns-repeated="2"/>
        </table:table-row>
        <table:table-row table:style-name="ro1">
          <table:table-cell office:value-type="float" office:value="6588909.09090909">
            <text:p>6588909.09</text:p>
          </table:table-cell>
          <table:table-cell office:value-type="float" office:value="2384">
            <text:p>2384</text:p>
          </table:table-cell>
          <table:table-cell table:formula="of:=[.A179]/1000000" office:value-type="float" office:value="6.58890909090909">
            <text:p>6.59</text:p>
          </table:table-cell>
          <table:table-cell table:number-columns-repeated="2"/>
        </table:table-row>
        <table:table-row table:style-name="ro1">
          <table:table-cell office:value-type="float" office:value="6201666.66666667">
            <text:p>6201666.67</text:p>
          </table:table-cell>
          <table:table-cell office:value-type="float" office:value="2384">
            <text:p>2384</text:p>
          </table:table-cell>
          <table:table-cell table:formula="of:=[.A180]/1000000" office:value-type="float" office:value="6.20166666666667">
            <text:p>6.2</text:p>
          </table:table-cell>
          <table:table-cell table:number-columns-repeated="2"/>
        </table:table-row>
        <table:table-row table:style-name="ro1">
          <table:table-cell office:value-type="float" office:value="8649676.2295082">
            <text:p>8649676.23</text:p>
          </table:table-cell>
          <table:table-cell office:value-type="float" office:value="2384">
            <text:p>2384</text:p>
          </table:table-cell>
          <table:table-cell table:formula="of:=[.A181]/1000000" office:value-type="float" office:value="8.6496762295082">
            <text:p>8.65</text:p>
          </table:table-cell>
          <table:table-cell table:number-columns-repeated="2"/>
        </table:table-row>
        <table:table-row table:style-name="ro1">
          <table:table-cell office:value-type="float" office:value="9728569.62025316">
            <text:p>9728569.62</text:p>
          </table:table-cell>
          <table:table-cell office:value-type="float" office:value="2384">
            <text:p>2384</text:p>
          </table:table-cell>
          <table:table-cell table:formula="of:=[.A182]/1000000" office:value-type="float" office:value="9.72856962025316">
            <text:p>9.73</text:p>
          </table:table-cell>
          <table:table-cell table:number-columns-repeated="2"/>
        </table:table-row>
        <table:table-row table:style-name="ro1">
          <table:table-cell office:value-type="float" office:value="7202684.21052632">
            <text:p>7202684.21</text:p>
          </table:table-cell>
          <table:table-cell office:value-type="float" office:value="2384">
            <text:p>2384</text:p>
          </table:table-cell>
          <table:table-cell table:formula="of:=[.A183]/1000000" office:value-type="float" office:value="7.20268421052632">
            <text:p>7.2</text:p>
          </table:table-cell>
          <table:table-cell table:number-columns-repeated="2"/>
        </table:table-row>
        <table:table-row table:style-name="ro1">
          <table:table-cell office:value-type="float" office:value="13487271.5789474">
            <text:p>13487271.58</text:p>
          </table:table-cell>
          <table:table-cell office:value-type="float" office:value="3623">
            <text:p>3623</text:p>
          </table:table-cell>
          <table:table-cell table:formula="of:=[.A184]/1000000" office:value-type="float" office:value="13.4872715789474">
            <text:p>13.49</text:p>
          </table:table-cell>
          <table:table-cell table:number-columns-repeated="2"/>
        </table:table-row>
        <table:table-row table:style-name="ro1">
          <table:table-cell office:value-type="float" office:value="7686617.64705882">
            <text:p>7686617.65</text:p>
          </table:table-cell>
          <table:table-cell office:value-type="float" office:value="3623">
            <text:p>3623</text:p>
          </table:table-cell>
          <table:table-cell table:formula="of:=[.A185]/1000000" office:value-type="float" office:value="7.68661764705882">
            <text:p>7.69</text:p>
          </table:table-cell>
          <table:table-cell table:number-columns-repeated="2"/>
        </table:table-row>
        <table:table-row table:style-name="ro1">
          <table:table-cell office:value-type="float" office:value="9639691.00169779">
            <text:p>9639691</text:p>
          </table:table-cell>
          <table:table-cell office:value-type="float" office:value="3623">
            <text:p>3623</text:p>
          </table:table-cell>
          <table:table-cell table:formula="of:=[.A186]/1000000" office:value-type="float" office:value="9.63969100169779">
            <text:p>9.64</text:p>
          </table:table-cell>
          <table:table-cell table:number-columns-repeated="2"/>
        </table:table-row>
        <table:table-row table:style-name="ro1">
          <table:table-cell office:value-type="float" office:value="8070400">
            <text:p>8070400</text:p>
          </table:table-cell>
          <table:table-cell office:value-type="float" office:value="3623">
            <text:p>3623</text:p>
          </table:table-cell>
          <table:table-cell table:formula="of:=[.A187]/1000000" office:value-type="float" office:value="8.0704">
            <text:p>8.07</text:p>
          </table:table-cell>
          <table:table-cell table:number-columns-repeated="2"/>
        </table:table-row>
        <table:table-row table:style-name="ro1">
          <table:table-cell office:value-type="float" office:value="7833950">
            <text:p>7833950</text:p>
          </table:table-cell>
          <table:table-cell office:value-type="float" office:value="3037">
            <text:p>3037</text:p>
          </table:table-cell>
          <table:table-cell table:formula="of:=[.A188]/1000000" office:value-type="float" office:value="7.83395">
            <text:p>7.83</text:p>
          </table:table-cell>
          <table:table-cell table:number-columns-repeated="2"/>
        </table:table-row>
        <table:table-row table:style-name="ro1">
          <table:table-cell office:value-type="float" office:value="7853739.13043478">
            <text:p>7853739.13</text:p>
          </table:table-cell>
          <table:table-cell office:value-type="float" office:value="3037">
            <text:p>3037</text:p>
          </table:table-cell>
          <table:table-cell table:formula="of:=[.A189]/1000000" office:value-type="float" office:value="7.85373913043478">
            <text:p>7.85</text:p>
          </table:table-cell>
          <table:table-cell table:number-columns-repeated="2"/>
        </table:table-row>
        <table:table-row table:style-name="ro1">
          <table:table-cell office:value-type="float" office:value="8574000">
            <text:p>8574000</text:p>
          </table:table-cell>
          <table:table-cell office:value-type="float" office:value="3037">
            <text:p>3037</text:p>
          </table:table-cell>
          <table:table-cell table:formula="of:=[.A190]/1000000" office:value-type="float" office:value="8.574">
            <text:p>8.57</text:p>
          </table:table-cell>
          <table:table-cell table:number-columns-repeated="2"/>
        </table:table-row>
        <table:table-row table:style-name="ro1">
          <table:table-cell office:value-type="float" office:value="13642684.9315068">
            <text:p>13642684.93</text:p>
          </table:table-cell>
          <table:table-cell office:value-type="float" office:value="3037">
            <text:p>3037</text:p>
          </table:table-cell>
          <table:table-cell table:formula="of:=[.A191]/1000000" office:value-type="float" office:value="13.6426849315068">
            <text:p>13.64</text:p>
          </table:table-cell>
          <table:table-cell table:number-columns-repeated="2"/>
        </table:table-row>
        <table:table-row table:style-name="ro1">
          <table:table-cell office:value-type="float" office:value="10305381.1659193">
            <text:p>10305381.17</text:p>
          </table:table-cell>
          <table:table-cell office:value-type="float" office:value="3037">
            <text:p>3037</text:p>
          </table:table-cell>
          <table:table-cell table:formula="of:=[.A192]/1000000" office:value-type="float" office:value="10.3053811659193">
            <text:p>10.31</text:p>
          </table:table-cell>
          <table:table-cell table:number-columns-repeated="2"/>
        </table:table-row>
        <table:table-row table:style-name="ro1">
          <table:table-cell office:value-type="float" office:value="8250913.04347826">
            <text:p>8250913.04</text:p>
          </table:table-cell>
          <table:table-cell office:value-type="float" office:value="3037">
            <text:p>3037</text:p>
          </table:table-cell>
          <table:table-cell table:formula="of:=[.A193]/1000000" office:value-type="float" office:value="8.25091304347826">
            <text:p>8.25</text:p>
          </table:table-cell>
          <table:table-cell table:number-columns-repeated="2"/>
        </table:table-row>
        <table:table-row table:style-name="ro1">
          <table:table-cell office:value-type="float" office:value="8281516.12903226">
            <text:p>8281516.13</text:p>
          </table:table-cell>
          <table:table-cell office:value-type="float" office:value="3037">
            <text:p>3037</text:p>
          </table:table-cell>
          <table:table-cell table:formula="of:=[.A194]/1000000" office:value-type="float" office:value="8.28151612903226">
            <text:p>8.28</text:p>
          </table:table-cell>
          <table:table-cell table:number-columns-repeated="2"/>
        </table:table-row>
        <table:table-row table:style-name="ro1">
          <table:table-cell office:value-type="float" office:value="9399939.50177936">
            <text:p>9399939.5</text:p>
          </table:table-cell>
          <table:table-cell office:value-type="float" office:value="3037">
            <text:p>3037</text:p>
          </table:table-cell>
          <table:table-cell table:formula="of:=[.A195]/1000000" office:value-type="float" office:value="9.39993950177936">
            <text:p>9.4</text:p>
          </table:table-cell>
          <table:table-cell table:number-columns-repeated="2"/>
        </table:table-row>
        <table:table-row table:style-name="ro1">
          <table:table-cell office:value-type="float" office:value="7563633.33333333">
            <text:p>7563633.33</text:p>
          </table:table-cell>
          <table:table-cell office:value-type="float" office:value="3751">
            <text:p>3751</text:p>
          </table:table-cell>
          <table:table-cell table:formula="of:=[.A196]/1000000" office:value-type="float" office:value="7.56363333333333">
            <text:p>7.56</text:p>
          </table:table-cell>
          <table:table-cell table:number-columns-repeated="2"/>
        </table:table-row>
        <table:table-row table:style-name="ro1">
          <table:table-cell office:value-type="float" office:value="7381000">
            <text:p>7381000</text:p>
          </table:table-cell>
          <table:table-cell office:value-type="float" office:value="3751">
            <text:p>3751</text:p>
          </table:table-cell>
          <table:table-cell table:formula="of:=[.A197]/1000000" office:value-type="float" office:value="7.381">
            <text:p>7.38</text:p>
          </table:table-cell>
          <table:table-cell table:number-columns-repeated="2"/>
        </table:table-row>
        <table:table-row table:style-name="ro1">
          <table:table-cell office:value-type="float" office:value="6277047.61904762">
            <text:p>6277047.62</text:p>
          </table:table-cell>
          <table:table-cell office:value-type="float" office:value="3751">
            <text:p>3751</text:p>
          </table:table-cell>
          <table:table-cell table:formula="of:=[.A198]/1000000" office:value-type="float" office:value="6.27704761904762">
            <text:p>6.28</text:p>
          </table:table-cell>
          <table:table-cell table:number-columns-repeated="2"/>
        </table:table-row>
        <table:table-row table:style-name="ro1">
          <table:table-cell office:value-type="float" office:value="7778190.47619048">
            <text:p>7778190.48</text:p>
          </table:table-cell>
          <table:table-cell office:value-type="float" office:value="3751">
            <text:p>3751</text:p>
          </table:table-cell>
          <table:table-cell table:formula="of:=[.A199]/1000000" office:value-type="float" office:value="7.77819047619048">
            <text:p>7.78</text:p>
          </table:table-cell>
          <table:table-cell table:number-columns-repeated="2"/>
        </table:table-row>
        <table:table-row table:style-name="ro1">
          <table:table-cell office:value-type="float" office:value="7976129.03225806">
            <text:p>7976129.03</text:p>
          </table:table-cell>
          <table:table-cell office:value-type="float" office:value="3305">
            <text:p>3305</text:p>
          </table:table-cell>
          <table:table-cell table:formula="of:=[.A200]/1000000" office:value-type="float" office:value="7.97612903225806">
            <text:p>7.98</text:p>
          </table:table-cell>
          <table:table-cell table:number-columns-repeated="2"/>
        </table:table-row>
        <table:table-row table:style-name="ro1">
          <table:table-cell office:value-type="float" office:value="11499872.7272727">
            <text:p>11499872.73</text:p>
          </table:table-cell>
          <table:table-cell office:value-type="float" office:value="3305">
            <text:p>3305</text:p>
          </table:table-cell>
          <table:table-cell table:formula="of:=[.A201]/1000000" office:value-type="float" office:value="11.4998727272727">
            <text:p>11.5</text:p>
          </table:table-cell>
          <table:table-cell table:number-columns-repeated="2"/>
        </table:table-row>
        <table:table-row table:style-name="ro1">
          <table:table-cell office:value-type="float" office:value="10636023.4375">
            <text:p>10636023.44</text:p>
          </table:table-cell>
          <table:table-cell office:value-type="float" office:value="3305">
            <text:p>3305</text:p>
          </table:table-cell>
          <table:table-cell table:formula="of:=[.A202]/1000000" office:value-type="float" office:value="10.6360234375">
            <text:p>10.64</text:p>
          </table:table-cell>
          <table:table-cell table:number-columns-repeated="2"/>
        </table:table-row>
        <table:table-row table:style-name="ro1">
          <table:table-cell office:value-type="float" office:value="8156617.64705882">
            <text:p>8156617.65</text:p>
          </table:table-cell>
          <table:table-cell office:value-type="float" office:value="3305">
            <text:p>3305</text:p>
          </table:table-cell>
          <table:table-cell table:formula="of:=[.A203]/1000000" office:value-type="float" office:value="8.15661764705882">
            <text:p>8.16</text:p>
          </table:table-cell>
          <table:table-cell table:number-columns-repeated="2"/>
        </table:table-row>
        <table:table-row table:style-name="ro1">
          <table:table-cell office:value-type="float" office:value="7513727.27272727">
            <text:p>7513727.27</text:p>
          </table:table-cell>
          <table:table-cell office:value-type="float" office:value="3305">
            <text:p>3305</text:p>
          </table:table-cell>
          <table:table-cell table:formula="of:=[.A204]/1000000" office:value-type="float" office:value="7.51372727272727">
            <text:p>7.51</text:p>
          </table:table-cell>
          <table:table-cell table:number-columns-repeated="2"/>
        </table:table-row>
        <table:table-row table:style-name="ro1">
          <table:table-cell office:value-type="float" office:value="10116495.7446809">
            <text:p>10116495.74</text:p>
          </table:table-cell>
          <table:table-cell office:value-type="float" office:value="3305">
            <text:p>3305</text:p>
          </table:table-cell>
          <table:table-cell table:formula="of:=[.A205]/1000000" office:value-type="float" office:value="10.1164957446809">
            <text:p>10.12</text:p>
          </table:table-cell>
          <table:table-cell table:number-columns-repeated="2"/>
        </table:table-row>
        <table:table-row table:style-name="ro1">
          <table:table-cell office:value-type="float" office:value="10206419.0751445">
            <text:p>10206419.08</text:p>
          </table:table-cell>
          <table:table-cell office:value-type="float" office:value="3305">
            <text:p>3305</text:p>
          </table:table-cell>
          <table:table-cell table:formula="of:=[.A206]/1000000" office:value-type="float" office:value="10.2064190751445">
            <text:p>10.21</text:p>
          </table:table-cell>
          <table:table-cell table:number-columns-repeated="2"/>
        </table:table-row>
        <table:table-row table:style-name="ro1">
          <table:table-cell office:value-type="float" office:value="12039193.5483871">
            <text:p>12039193.55</text:p>
          </table:table-cell>
          <table:table-cell office:value-type="float" office:value="3305">
            <text:p>3305</text:p>
          </table:table-cell>
          <table:table-cell table:formula="of:=[.A207]/1000000" office:value-type="float" office:value="12.0391935483871">
            <text:p>12.04</text:p>
          </table:table-cell>
          <table:table-cell table:number-columns-repeated="2"/>
        </table:table-row>
        <table:table-row table:style-name="ro1">
          <table:table-cell office:value-type="float" office:value="10290892.4302789">
            <text:p>10290892.43</text:p>
          </table:table-cell>
          <table:table-cell office:value-type="float" office:value="3305">
            <text:p>3305</text:p>
          </table:table-cell>
          <table:table-cell table:formula="of:=[.A208]/1000000" office:value-type="float" office:value="10.2908924302789">
            <text:p>10.29</text:p>
          </table:table-cell>
          <table:table-cell table:number-columns-repeated="2"/>
        </table:table-row>
        <table:table-row table:style-name="ro1">
          <table:table-cell office:value-type="float" office:value="13738500">
            <text:p>13738500</text:p>
          </table:table-cell>
          <table:table-cell office:value-type="float" office:value="3305">
            <text:p>3305</text:p>
          </table:table-cell>
          <table:table-cell table:formula="of:=[.A209]/1000000" office:value-type="float" office:value="13.7385">
            <text:p>13.74</text:p>
          </table:table-cell>
          <table:table-cell table:number-columns-repeated="2"/>
        </table:table-row>
        <table:table-row table:style-name="ro1">
          <table:table-cell office:value-type="float" office:value="13341018.5185185">
            <text:p>13341018.52</text:p>
          </table:table-cell>
          <table:table-cell office:value-type="float" office:value="3305">
            <text:p>3305</text:p>
          </table:table-cell>
          <table:table-cell table:formula="of:=[.A210]/1000000" office:value-type="float" office:value="13.3410185185185">
            <text:p>13.34</text:p>
          </table:table-cell>
          <table:table-cell table:number-columns-repeated="2"/>
        </table:table-row>
        <table:table-row table:style-name="ro1">
          <table:table-cell office:value-type="float" office:value="9423983.87096774">
            <text:p>9423983.87</text:p>
          </table:table-cell>
          <table:table-cell office:value-type="float" office:value="3305">
            <text:p>3305</text:p>
          </table:table-cell>
          <table:table-cell table:formula="of:=[.A211]/1000000" office:value-type="float" office:value="9.42398387096774">
            <text:p>9.42</text:p>
          </table:table-cell>
          <table:table-cell table:number-columns-repeated="2"/>
        </table:table-row>
        <table:table-row table:style-name="ro1">
          <table:table-cell office:value-type="float" office:value="10459657.3705179">
            <text:p>10459657.37</text:p>
          </table:table-cell>
          <table:table-cell office:value-type="float" office:value="3305">
            <text:p>3305</text:p>
          </table:table-cell>
          <table:table-cell table:formula="of:=[.A212]/1000000" office:value-type="float" office:value="10.4596573705179">
            <text:p>10.46</text:p>
          </table:table-cell>
          <table:table-cell table:number-columns-repeated="2"/>
        </table:table-row>
        <table:table-row table:style-name="ro1">
          <table:table-cell office:value-type="float" office:value="13253870.3703704">
            <text:p>13253870.37</text:p>
          </table:table-cell>
          <table:table-cell office:value-type="float" office:value="3305">
            <text:p>3305</text:p>
          </table:table-cell>
          <table:table-cell table:formula="of:=[.A213]/1000000" office:value-type="float" office:value="13.2538703703704">
            <text:p>13.25</text:p>
          </table:table-cell>
          <table:table-cell table:number-columns-repeated="2"/>
        </table:table-row>
        <table:table-row table:style-name="ro1">
          <table:table-cell office:value-type="float" office:value="13406935.1851852">
            <text:p>13406935.19</text:p>
          </table:table-cell>
          <table:table-cell office:value-type="float" office:value="3305">
            <text:p>3305</text:p>
          </table:table-cell>
          <table:table-cell table:formula="of:=[.A214]/1000000" office:value-type="float" office:value="13.4069351851852">
            <text:p>13.41</text:p>
          </table:table-cell>
          <table:table-cell table:number-columns-repeated="2"/>
        </table:table-row>
        <table:table-row table:style-name="ro1">
          <table:table-cell office:value-type="float" office:value="9420108.69565217">
            <text:p>9420108.7</text:p>
          </table:table-cell>
          <table:table-cell office:value-type="float" office:value="3305">
            <text:p>3305</text:p>
          </table:table-cell>
          <table:table-cell table:formula="of:=[.A215]/1000000" office:value-type="float" office:value="9.42010869565217">
            <text:p>9.42</text:p>
          </table:table-cell>
          <table:table-cell table:number-columns-repeated="2"/>
        </table:table-row>
        <table:table-row table:style-name="ro1">
          <table:table-cell office:value-type="float" office:value="6055037.03703704">
            <text:p>6055037.04</text:p>
          </table:table-cell>
          <table:table-cell office:value-type="float" office:value="2917">
            <text:p>2917</text:p>
          </table:table-cell>
          <table:table-cell table:formula="of:=[.A216]/1000000" office:value-type="float" office:value="6.05503703703704">
            <text:p>6.06</text:p>
          </table:table-cell>
          <table:table-cell table:number-columns-repeated="2"/>
        </table:table-row>
        <table:table-row table:style-name="ro1">
          <table:table-cell office:value-type="float" office:value="8205095.23809524">
            <text:p>8205095.24</text:p>
          </table:table-cell>
          <table:table-cell office:value-type="float" office:value="2917">
            <text:p>2917</text:p>
          </table:table-cell>
          <table:table-cell table:formula="of:=[.A217]/1000000" office:value-type="float" office:value="8.20509523809524">
            <text:p>8.21</text:p>
          </table:table-cell>
          <table:table-cell table:number-columns-repeated="2"/>
        </table:table-row>
        <table:table-row table:style-name="ro1">
          <table:table-cell office:value-type="float" office:value="8727642.85714286">
            <text:p>8727642.86</text:p>
          </table:table-cell>
          <table:table-cell office:value-type="float" office:value="2917">
            <text:p>2917</text:p>
          </table:table-cell>
          <table:table-cell table:formula="of:=[.A218]/1000000" office:value-type="float" office:value="8.72764285714286">
            <text:p>8.73</text:p>
          </table:table-cell>
          <table:table-cell table:number-columns-repeated="2"/>
        </table:table-row>
        <table:table-row table:style-name="ro1">
          <table:table-cell office:value-type="float" office:value="9704748.22695035">
            <text:p>9704748.23</text:p>
          </table:table-cell>
          <table:table-cell office:value-type="float" office:value="2917">
            <text:p>2917</text:p>
          </table:table-cell>
          <table:table-cell table:formula="of:=[.A219]/1000000" office:value-type="float" office:value="9.70474822695035">
            <text:p>9.7</text:p>
          </table:table-cell>
          <table:table-cell table:number-columns-repeated="2"/>
        </table:table-row>
        <table:table-row table:style-name="ro1">
          <table:table-cell office:value-type="float" office:value="6400130.43478261">
            <text:p>6400130.43</text:p>
          </table:table-cell>
          <table:table-cell office:value-type="float" office:value="2917">
            <text:p>2917</text:p>
          </table:table-cell>
          <table:table-cell table:formula="of:=[.A220]/1000000" office:value-type="float" office:value="6.40013043478261">
            <text:p>6.4</text:p>
          </table:table-cell>
          <table:table-cell table:number-columns-repeated="2"/>
        </table:table-row>
        <table:table-row table:style-name="ro1">
          <table:table-cell office:value-type="float" office:value="6662958.33333333">
            <text:p>6662958.33</text:p>
          </table:table-cell>
          <table:table-cell office:value-type="float" office:value="2917">
            <text:p>2917</text:p>
          </table:table-cell>
          <table:table-cell table:formula="of:=[.A221]/1000000" office:value-type="float" office:value="6.66295833333333">
            <text:p>6.66</text:p>
          </table:table-cell>
          <table:table-cell table:number-columns-repeated="2"/>
        </table:table-row>
        <table:table-row table:style-name="ro1">
          <table:table-cell office:value-type="float" office:value="7545192.30769231">
            <text:p>7545192.31</text:p>
          </table:table-cell>
          <table:table-cell office:value-type="float" office:value="2917">
            <text:p>2917</text:p>
          </table:table-cell>
          <table:table-cell table:formula="of:=[.A222]/1000000" office:value-type="float" office:value="7.54519230769231">
            <text:p>7.55</text:p>
          </table:table-cell>
          <table:table-cell table:number-columns-repeated="2"/>
        </table:table-row>
        <table:table-row table:style-name="ro1">
          <table:table-cell office:value-type="float" office:value="9490619.04761905">
            <text:p>9490619.05</text:p>
          </table:table-cell>
          <table:table-cell office:value-type="float" office:value="3768">
            <text:p>3768</text:p>
          </table:table-cell>
          <table:table-cell table:formula="of:=[.A223]/1000000" office:value-type="float" office:value="9.49061904761905">
            <text:p>9.49</text:p>
          </table:table-cell>
          <table:table-cell table:number-columns-repeated="2"/>
        </table:table-row>
        <table:table-row table:style-name="ro1">
          <table:table-cell office:value-type="float" office:value="8104130.43478261">
            <text:p>8104130.43</text:p>
          </table:table-cell>
          <table:table-cell office:value-type="float" office:value="3768">
            <text:p>3768</text:p>
          </table:table-cell>
          <table:table-cell table:formula="of:=[.A224]/1000000" office:value-type="float" office:value="8.10413043478261">
            <text:p>8.1</text:p>
          </table:table-cell>
          <table:table-cell table:number-columns-repeated="2"/>
        </table:table-row>
        <table:table-row table:style-name="ro1">
          <table:table-cell office:value-type="float" office:value="9343071.42857143">
            <text:p>9343071.43</text:p>
          </table:table-cell>
          <table:table-cell office:value-type="float" office:value="3768">
            <text:p>3768</text:p>
          </table:table-cell>
          <table:table-cell table:formula="of:=[.A225]/1000000" office:value-type="float" office:value="9.34307142857143">
            <text:p>9.34</text:p>
          </table:table-cell>
          <table:table-cell table:number-columns-repeated="2"/>
        </table:table-row>
        <table:table-row table:style-name="ro1">
          <table:table-cell office:value-type="float" office:value="10739210.5263158">
            <text:p>10739210.53</text:p>
          </table:table-cell>
          <table:table-cell office:value-type="float" office:value="3768">
            <text:p>3768</text:p>
          </table:table-cell>
          <table:table-cell table:formula="of:=[.A226]/1000000" office:value-type="float" office:value="10.7392105263158">
            <text:p>10.74</text:p>
          </table:table-cell>
          <table:table-cell table:number-columns-repeated="2"/>
        </table:table-row>
        <table:table-row table:style-name="ro1">
          <table:table-cell office:value-type="float" office:value="8365523.80952381">
            <text:p>8365523.81</text:p>
          </table:table-cell>
          <table:table-cell office:value-type="float" office:value="3768">
            <text:p>3768</text:p>
          </table:table-cell>
          <table:table-cell table:formula="of:=[.A227]/1000000" office:value-type="float" office:value="8.36552380952381">
            <text:p>8.37</text:p>
          </table:table-cell>
          <table:table-cell table:number-columns-repeated="2"/>
        </table:table-row>
        <table:table-row table:style-name="ro1">
          <table:table-cell office:value-type="float" office:value="11742673.828125">
            <text:p>11742673.83</text:p>
          </table:table-cell>
          <table:table-cell office:value-type="float" office:value="3768">
            <text:p>3768</text:p>
          </table:table-cell>
          <table:table-cell table:formula="of:=[.A228]/1000000" office:value-type="float" office:value="11.742673828125">
            <text:p>11.74</text:p>
          </table:table-cell>
          <table:table-cell table:number-columns-repeated="2"/>
        </table:table-row>
        <table:table-row table:style-name="ro1">
          <table:table-cell office:value-type="float" office:value="12496436.5079365">
            <text:p>12496436.51</text:p>
          </table:table-cell>
          <table:table-cell office:value-type="float" office:value="3768">
            <text:p>3768</text:p>
          </table:table-cell>
          <table:table-cell table:formula="of:=[.A229]/1000000" office:value-type="float" office:value="12.4964365079365">
            <text:p>12.5</text:p>
          </table:table-cell>
          <table:table-cell table:number-columns-repeated="2"/>
        </table:table-row>
        <table:table-row table:style-name="ro1">
          <table:table-cell office:value-type="float" office:value="11641512.605042">
            <text:p>11641512.61</text:p>
          </table:table-cell>
          <table:table-cell office:value-type="float" office:value="3768">
            <text:p>3768</text:p>
          </table:table-cell>
          <table:table-cell table:formula="of:=[.A230]/1000000" office:value-type="float" office:value="11.641512605042">
            <text:p>11.64</text:p>
          </table:table-cell>
          <table:table-cell table:number-columns-repeated="2"/>
        </table:table-row>
        <table:table-row table:style-name="ro1">
          <table:table-cell office:value-type="float" office:value="11536533.6134454">
            <text:p>11536533.61</text:p>
          </table:table-cell>
          <table:table-cell office:value-type="float" office:value="3768">
            <text:p>3768</text:p>
          </table:table-cell>
          <table:table-cell table:formula="of:=[.A231]/1000000" office:value-type="float" office:value="11.5365336134454">
            <text:p>11.54</text:p>
          </table:table-cell>
          <table:table-cell table:number-columns-repeated="2"/>
        </table:table-row>
        <table:table-row table:style-name="ro1">
          <table:table-cell office:value-type="float" office:value="9225826.08695652">
            <text:p>9225826.09</text:p>
          </table:table-cell>
          <table:table-cell office:value-type="float" office:value="3768">
            <text:p>3768</text:p>
          </table:table-cell>
          <table:table-cell table:formula="of:=[.A232]/1000000" office:value-type="float" office:value="9.22582608695652">
            <text:p>9.23</text:p>
          </table:table-cell>
          <table:table-cell table:number-columns-repeated="2"/>
        </table:table-row>
        <table:table-row table:style-name="ro1">
          <table:table-cell office:value-type="float" office:value="6678700">
            <text:p>6678700</text:p>
          </table:table-cell>
          <table:table-cell office:value-type="float" office:value="3506">
            <text:p>3506</text:p>
          </table:table-cell>
          <table:table-cell table:formula="of:=[.A233]/1000000" office:value-type="float" office:value="6.6787">
            <text:p>6.68</text:p>
          </table:table-cell>
          <table:table-cell table:number-columns-repeated="2"/>
        </table:table-row>
        <table:table-row table:style-name="ro1">
          <table:table-cell office:value-type="float" office:value="6502652.17391304">
            <text:p>6502652.17</text:p>
          </table:table-cell>
          <table:table-cell office:value-type="float" office:value="3506">
            <text:p>3506</text:p>
          </table:table-cell>
          <table:table-cell table:formula="of:=[.A234]/1000000" office:value-type="float" office:value="6.50265217391304">
            <text:p>6.5</text:p>
          </table:table-cell>
          <table:table-cell table:number-columns-repeated="2"/>
        </table:table-row>
        <table:table-row table:style-name="ro1">
          <table:table-cell office:value-type="float" office:value="6642260.86956522">
            <text:p>6642260.87</text:p>
          </table:table-cell>
          <table:table-cell office:value-type="float" office:value="3506">
            <text:p>3506</text:p>
          </table:table-cell>
          <table:table-cell table:formula="of:=[.A235]/1000000" office:value-type="float" office:value="6.64226086956522">
            <text:p>6.64</text:p>
          </table:table-cell>
          <table:table-cell table:number-columns-repeated="2"/>
        </table:table-row>
        <table:table-row table:style-name="ro1">
          <table:table-cell office:value-type="float" office:value="6531782.60869565">
            <text:p>6531782.61</text:p>
          </table:table-cell>
          <table:table-cell office:value-type="float" office:value="3506">
            <text:p>3506</text:p>
          </table:table-cell>
          <table:table-cell table:formula="of:=[.A236]/1000000" office:value-type="float" office:value="6.53178260869565">
            <text:p>6.53</text:p>
          </table:table-cell>
          <table:table-cell table:number-columns-repeated="2"/>
        </table:table-row>
        <table:table-row table:style-name="ro1">
          <table:table-cell office:value-type="float" office:value="5837952.38095238">
            <text:p>5837952.38</text:p>
          </table:table-cell>
          <table:table-cell office:value-type="float" office:value="3506">
            <text:p>3506</text:p>
          </table:table-cell>
          <table:table-cell table:formula="of:=[.A237]/1000000" office:value-type="float" office:value="5.83795238095238">
            <text:p>5.84</text:p>
          </table:table-cell>
          <table:table-cell table:number-columns-repeated="2"/>
        </table:table-row>
        <table:table-row table:style-name="ro1">
          <table:table-cell office:value-type="float" office:value="6602904.76190476">
            <text:p>6602904.76</text:p>
          </table:table-cell>
          <table:table-cell office:value-type="float" office:value="3506">
            <text:p>3506</text:p>
          </table:table-cell>
          <table:table-cell table:formula="of:=[.A238]/1000000" office:value-type="float" office:value="6.60290476190476">
            <text:p>6.6</text:p>
          </table:table-cell>
          <table:table-cell table:number-columns-repeated="2"/>
        </table:table-row>
        <table:table-row table:style-name="ro1">
          <table:table-cell office:value-type="float" office:value="8162038.46153846">
            <text:p>8162038.46</text:p>
          </table:table-cell>
          <table:table-cell office:value-type="float" office:value="3506">
            <text:p>3506</text:p>
          </table:table-cell>
          <table:table-cell table:formula="of:=[.A239]/1000000" office:value-type="float" office:value="8.16203846153846">
            <text:p>8.16</text:p>
          </table:table-cell>
          <table:table-cell table:number-columns-repeated="2"/>
        </table:table-row>
        <table:table-row table:style-name="ro1">
          <table:table-cell office:value-type="float" office:value="8928095.50561798">
            <text:p>8928095.51</text:p>
          </table:table-cell>
          <table:table-cell office:value-type="float" office:value="3506">
            <text:p>3506</text:p>
          </table:table-cell>
          <table:table-cell table:formula="of:=[.A240]/1000000" office:value-type="float" office:value="8.92809550561798">
            <text:p>8.93</text:p>
          </table:table-cell>
          <table:table-cell table:number-columns-repeated="2"/>
        </table:table-row>
        <table:table-row table:style-name="ro1">
          <table:table-cell office:value-type="float" office:value="6633347.82608696">
            <text:p>6633347.83</text:p>
          </table:table-cell>
          <table:table-cell office:value-type="float" office:value="3506">
            <text:p>3506</text:p>
          </table:table-cell>
          <table:table-cell table:formula="of:=[.A241]/1000000" office:value-type="float" office:value="6.63334782608696">
            <text:p>6.63</text:p>
          </table:table-cell>
          <table:table-cell table:number-columns-repeated="2"/>
        </table:table-row>
        <table:table-row table:style-name="ro1">
          <table:table-cell office:value-type="float" office:value="6942206.89655172">
            <text:p>6942206.9</text:p>
          </table:table-cell>
          <table:table-cell office:value-type="float" office:value="3851">
            <text:p>3851</text:p>
          </table:table-cell>
          <table:table-cell table:formula="of:=[.A242]/1000000" office:value-type="float" office:value="6.94220689655172">
            <text:p>6.94</text:p>
          </table:table-cell>
          <table:table-cell table:number-columns-repeated="2"/>
        </table:table-row>
        <table:table-row table:style-name="ro1">
          <table:table-cell office:value-type="float" office:value="6364172.4137931">
            <text:p>6364172.41</text:p>
          </table:table-cell>
          <table:table-cell office:value-type="float" office:value="3851">
            <text:p>3851</text:p>
          </table:table-cell>
          <table:table-cell table:formula="of:=[.A243]/1000000" office:value-type="float" office:value="6.3641724137931">
            <text:p>6.36</text:p>
          </table:table-cell>
          <table:table-cell table:number-columns-repeated="2"/>
        </table:table-row>
        <table:table-row table:style-name="ro1">
          <table:table-cell office:value-type="float" office:value="6433869.56521739">
            <text:p>6433869.57</text:p>
          </table:table-cell>
          <table:table-cell office:value-type="float" office:value="3851">
            <text:p>3851</text:p>
          </table:table-cell>
          <table:table-cell table:formula="of:=[.A244]/1000000" office:value-type="float" office:value="6.43386956521739">
            <text:p>6.43</text:p>
          </table:table-cell>
          <table:table-cell table:number-columns-repeated="2"/>
        </table:table-row>
        <table:table-row table:style-name="ro1">
          <table:table-cell office:value-type="float" office:value="5539782.60869565">
            <text:p>5539782.61</text:p>
          </table:table-cell>
          <table:table-cell office:value-type="float" office:value="3851">
            <text:p>3851</text:p>
          </table:table-cell>
          <table:table-cell table:formula="of:=[.A245]/1000000" office:value-type="float" office:value="5.53978260869565">
            <text:p>5.54</text:p>
          </table:table-cell>
          <table:table-cell table:number-columns-repeated="2"/>
        </table:table-row>
        <table:table-row table:style-name="ro1">
          <table:table-cell office:value-type="float" office:value="8597565.83629893">
            <text:p>8597565.84</text:p>
          </table:table-cell>
          <table:table-cell office:value-type="float" office:value="3851">
            <text:p>3851</text:p>
          </table:table-cell>
          <table:table-cell table:formula="of:=[.A246]/1000000" office:value-type="float" office:value="8.59756583629893">
            <text:p>8.6</text:p>
          </table:table-cell>
          <table:table-cell table:number-columns-repeated="2"/>
        </table:table-row>
        <table:table-row table:style-name="ro1">
          <table:table-cell office:value-type="float" office:value="6127047.61904762">
            <text:p>6127047.62</text:p>
          </table:table-cell>
          <table:table-cell office:value-type="float" office:value="3851">
            <text:p>3851</text:p>
          </table:table-cell>
          <table:table-cell table:formula="of:=[.A247]/1000000" office:value-type="float" office:value="6.12704761904762">
            <text:p>6.13</text:p>
          </table:table-cell>
          <table:table-cell table:number-columns-repeated="2"/>
        </table:table-row>
        <table:table-row table:style-name="ro1">
          <table:table-cell office:value-type="float" office:value="7241869.56521739">
            <text:p>7241869.57</text:p>
          </table:table-cell>
          <table:table-cell office:value-type="float" office:value="3851">
            <text:p>3851</text:p>
          </table:table-cell>
          <table:table-cell table:formula="of:=[.A248]/1000000" office:value-type="float" office:value="7.24186956521739">
            <text:p>7.24</text:p>
          </table:table-cell>
          <table:table-cell table:number-columns-repeated="2"/>
        </table:table-row>
        <table:table-row table:style-name="ro1">
          <table:table-cell office:value-type="float" office:value="6398038.46153846">
            <text:p>6398038.46</text:p>
          </table:table-cell>
          <table:table-cell office:value-type="float" office:value="3851">
            <text:p>3851</text:p>
          </table:table-cell>
          <table:table-cell table:formula="of:=[.A249]/1000000" office:value-type="float" office:value="6.39803846153846">
            <text:p>6.4</text:p>
          </table:table-cell>
          <table:table-cell table:number-columns-repeated="2"/>
        </table:table-row>
        <table:table-row table:style-name="ro1">
          <table:table-cell office:value-type="float" office:value="6354095.23809524">
            <text:p>6354095.24</text:p>
          </table:table-cell>
          <table:table-cell office:value-type="float" office:value="3851">
            <text:p>3851</text:p>
          </table:table-cell>
          <table:table-cell table:formula="of:=[.A250]/1000000" office:value-type="float" office:value="6.35409523809524">
            <text:p>6.35</text:p>
          </table:table-cell>
          <table:table-cell table:number-columns-repeated="2"/>
        </table:table-row>
        <table:table-row table:style-name="ro1">
          <table:table-cell office:value-type="float" office:value="6250130.43478261">
            <text:p>6250130.43</text:p>
          </table:table-cell>
          <table:table-cell office:value-type="float" office:value="3851">
            <text:p>3851</text:p>
          </table:table-cell>
          <table:table-cell table:formula="of:=[.A251]/1000000" office:value-type="float" office:value="6.25013043478261">
            <text:p>6.25</text:p>
          </table:table-cell>
          <table:table-cell table:number-columns-repeated="2"/>
        </table:table-row>
        <table:table-row table:style-name="ro1">
          <table:table-cell office:value-type="float" office:value="12009887.5502008">
            <text:p>12009887.55</text:p>
          </table:table-cell>
          <table:table-cell office:value-type="float" office:value="4184">
            <text:p>4184</text:p>
          </table:table-cell>
          <table:table-cell table:formula="of:=[.A252]/1000000" office:value-type="float" office:value="12.0098875502008">
            <text:p>12.01</text:p>
          </table:table-cell>
          <table:table-cell table:number-columns-repeated="2"/>
        </table:table-row>
        <table:table-row table:style-name="ro1">
          <table:table-cell office:value-type="float" office:value="11424967.5675676">
            <text:p>11424967.57</text:p>
          </table:table-cell>
          <table:table-cell office:value-type="float" office:value="4184">
            <text:p>4184</text:p>
          </table:table-cell>
          <table:table-cell table:formula="of:=[.A253]/1000000" office:value-type="float" office:value="11.4249675675676">
            <text:p>11.42</text:p>
          </table:table-cell>
          <table:table-cell table:number-columns-repeated="2"/>
        </table:table-row>
        <table:table-row table:style-name="ro1">
          <table:table-cell office:value-type="float" office:value="12362338.7096774">
            <text:p>12362338.71</text:p>
          </table:table-cell>
          <table:table-cell office:value-type="float" office:value="4184">
            <text:p>4184</text:p>
          </table:table-cell>
          <table:table-cell table:formula="of:=[.A254]/1000000" office:value-type="float" office:value="12.3623387096774">
            <text:p>12.36</text:p>
          </table:table-cell>
          <table:table-cell table:number-columns-repeated="2"/>
        </table:table-row>
        <table:table-row table:style-name="ro1">
          <table:table-cell office:value-type="float" office:value="12181366.5480427">
            <text:p>12181366.55</text:p>
          </table:table-cell>
          <table:table-cell office:value-type="float" office:value="4184">
            <text:p>4184</text:p>
          </table:table-cell>
          <table:table-cell table:formula="of:=[.A255]/1000000" office:value-type="float" office:value="12.1813665480427">
            <text:p>12.18</text:p>
          </table:table-cell>
          <table:table-cell table:number-columns-repeated="2"/>
        </table:table-row>
        <table:table-row table:style-name="ro1">
          <table:table-cell office:value-type="float" office:value="11195309.5238095">
            <text:p>11195309.52</text:p>
          </table:table-cell>
          <table:table-cell office:value-type="float" office:value="4184">
            <text:p>4184</text:p>
          </table:table-cell>
          <table:table-cell table:formula="of:=[.A256]/1000000" office:value-type="float" office:value="11.1953095238095">
            <text:p>11.2</text:p>
          </table:table-cell>
          <table:table-cell table:number-columns-repeated="2"/>
        </table:table-row>
        <table:table-row table:style-name="ro1">
          <table:table-cell office:value-type="float" office:value="9942272.72727273">
            <text:p>9942272.73</text:p>
          </table:table-cell>
          <table:table-cell office:value-type="float" office:value="4184">
            <text:p>4184</text:p>
          </table:table-cell>
          <table:table-cell table:formula="of:=[.A257]/1000000" office:value-type="float" office:value="9.94227272727273">
            <text:p>9.94</text:p>
          </table:table-cell>
          <table:table-cell table:number-columns-repeated="2"/>
        </table:table-row>
        <table:table-row table:style-name="ro1">
          <table:table-cell office:value-type="float" office:value="10225504">
            <text:p>10225504</text:p>
          </table:table-cell>
          <table:table-cell office:value-type="float" office:value="4184">
            <text:p>4184</text:p>
          </table:table-cell>
          <table:table-cell table:formula="of:=[.A258]/1000000" office:value-type="float" office:value="10.225504">
            <text:p>10.23</text:p>
          </table:table-cell>
          <table:table-cell table:number-columns-repeated="2"/>
        </table:table-row>
        <table:table-row table:style-name="ro1">
          <table:table-cell office:value-type="float" office:value="10534933.3333333">
            <text:p>10534933.33</text:p>
          </table:table-cell>
          <table:table-cell office:value-type="float" office:value="4184">
            <text:p>4184</text:p>
          </table:table-cell>
          <table:table-cell table:formula="of:=[.A259]/1000000" office:value-type="float" office:value="10.5349333333333">
            <text:p>10.53</text:p>
          </table:table-cell>
          <table:table-cell table:number-columns-repeated="2"/>
        </table:table-row>
        <table:table-row table:style-name="ro1">
          <table:table-cell office:value-type="float" office:value="9167983.05084746">
            <text:p>9167983.05</text:p>
          </table:table-cell>
          <table:table-cell office:value-type="float" office:value="4184">
            <text:p>4184</text:p>
          </table:table-cell>
          <table:table-cell table:formula="of:=[.A260]/1000000" office:value-type="float" office:value="9.16798305084746">
            <text:p>9.17</text:p>
          </table:table-cell>
          <table:table-cell table:number-columns-repeated="2"/>
        </table:table-row>
        <table:table-row table:style-name="ro1">
          <table:table-cell office:value-type="float" office:value="9532000">
            <text:p>9532000</text:p>
          </table:table-cell>
          <table:table-cell office:value-type="float" office:value="4184">
            <text:p>4184</text:p>
          </table:table-cell>
          <table:table-cell table:formula="of:=[.A261]/1000000" office:value-type="float" office:value="9.532">
            <text:p>9.53</text:p>
          </table:table-cell>
          <table:table-cell table:number-columns-repeated="2"/>
        </table:table-row>
        <table:table-row table:style-name="ro1">
          <table:table-cell office:value-type="float" office:value="10838538.0952381">
            <text:p>10838538.1</text:p>
          </table:table-cell>
          <table:table-cell office:value-type="float" office:value="4184">
            <text:p>4184</text:p>
          </table:table-cell>
          <table:table-cell table:formula="of:=[.A262]/1000000" office:value-type="float" office:value="10.8385380952381">
            <text:p>10.84</text:p>
          </table:table-cell>
          <table:table-cell table:number-columns-repeated="2"/>
        </table:table-row>
        <table:table-row table:style-name="ro1">
          <table:table-cell office:value-type="float" office:value="9990739.13043478">
            <text:p>9990739.13</text:p>
          </table:table-cell>
          <table:table-cell office:value-type="float" office:value="4184">
            <text:p>4184</text:p>
          </table:table-cell>
          <table:table-cell table:formula="of:=[.A263]/1000000" office:value-type="float" office:value="9.99073913043478">
            <text:p>9.99</text:p>
          </table:table-cell>
          <table:table-cell table:number-columns-repeated="2"/>
        </table:table-row>
        <table:table-row table:style-name="ro1">
          <table:table-cell office:value-type="float" office:value="9189090.22556391">
            <text:p>9189090.23</text:p>
          </table:table-cell>
          <table:table-cell office:value-type="float" office:value="4184">
            <text:p>4184</text:p>
          </table:table-cell>
          <table:table-cell table:formula="of:=[.A264]/1000000" office:value-type="float" office:value="9.18909022556391">
            <text:p>9.19</text:p>
          </table:table-cell>
          <table:table-cell table:number-columns-repeated="2"/>
        </table:table-row>
        <table:table-row table:style-name="ro1">
          <table:table-cell office:value-type="float" office:value="11424493.9759036">
            <text:p>11424493.98</text:p>
          </table:table-cell>
          <table:table-cell office:value-type="float" office:value="4184">
            <text:p>4184</text:p>
          </table:table-cell>
          <table:table-cell table:formula="of:=[.A265]/1000000" office:value-type="float" office:value="11.4244939759036">
            <text:p>11.42</text:p>
          </table:table-cell>
          <table:table-cell table:number-columns-repeated="2"/>
        </table:table-row>
        <table:table-row table:style-name="ro1">
          <table:table-cell office:value-type="float" office:value="10596022.7272727">
            <text:p>10596022.73</text:p>
          </table:table-cell>
          <table:table-cell office:value-type="float" office:value="4288">
            <text:p>4288</text:p>
          </table:table-cell>
          <table:table-cell table:formula="of:=[.A266]/1000000" office:value-type="float" office:value="10.5960227272727">
            <text:p>10.6</text:p>
          </table:table-cell>
          <table:table-cell table:number-columns-repeated="2"/>
        </table:table-row>
        <table:table-row table:style-name="ro1">
          <table:table-cell office:value-type="float" office:value="9063887.5739645">
            <text:p>9063887.57</text:p>
          </table:table-cell>
          <table:table-cell office:value-type="float" office:value="4288">
            <text:p>4288</text:p>
          </table:table-cell>
          <table:table-cell table:formula="of:=[.A267]/1000000" office:value-type="float" office:value="9.0638875739645">
            <text:p>9.06</text:p>
          </table:table-cell>
          <table:table-cell table:number-columns-repeated="2"/>
        </table:table-row>
        <table:table-row table:style-name="ro1">
          <table:table-cell office:value-type="float" office:value="8808401.01522843">
            <text:p>8808401.02</text:p>
          </table:table-cell>
          <table:table-cell office:value-type="float" office:value="4288">
            <text:p>4288</text:p>
          </table:table-cell>
          <table:table-cell table:formula="of:=[.A268]/1000000" office:value-type="float" office:value="8.80840101522843">
            <text:p>8.81</text:p>
          </table:table-cell>
          <table:table-cell table:number-columns-repeated="2"/>
        </table:table-row>
        <table:table-row table:style-name="ro1">
          <table:table-cell office:value-type="float" office:value="8803107.69230769">
            <text:p>8803107.69</text:p>
          </table:table-cell>
          <table:table-cell office:value-type="float" office:value="4288">
            <text:p>4288</text:p>
          </table:table-cell>
          <table:table-cell table:formula="of:=[.A269]/1000000" office:value-type="float" office:value="8.80310769230769">
            <text:p>8.8</text:p>
          </table:table-cell>
          <table:table-cell table:number-columns-repeated="2"/>
        </table:table-row>
        <table:table-row table:style-name="ro1">
          <table:table-cell office:value-type="float" office:value="11282476.744186">
            <text:p>11282476.74</text:p>
          </table:table-cell>
          <table:table-cell office:value-type="float" office:value="4288">
            <text:p>4288</text:p>
          </table:table-cell>
          <table:table-cell table:formula="of:=[.A270]/1000000" office:value-type="float" office:value="11.282476744186">
            <text:p>11.28</text:p>
          </table:table-cell>
          <table:table-cell table:number-columns-repeated="2"/>
        </table:table-row>
        <table:table-row table:style-name="ro1">
          <table:table-cell office:value-type="float" office:value="8540378.78787879">
            <text:p>8540378.79</text:p>
          </table:table-cell>
          <table:table-cell office:value-type="float" office:value="4288">
            <text:p>4288</text:p>
          </table:table-cell>
          <table:table-cell table:formula="of:=[.A271]/1000000" office:value-type="float" office:value="8.54037878787879">
            <text:p>8.54</text:p>
          </table:table-cell>
          <table:table-cell table:number-columns-repeated="2"/>
        </table:table-row>
        <table:table-row table:style-name="ro1">
          <table:table-cell office:value-type="float" office:value="10107432.6923077">
            <text:p>10107432.69</text:p>
          </table:table-cell>
          <table:table-cell office:value-type="float" office:value="4288">
            <text:p>4288</text:p>
          </table:table-cell>
          <table:table-cell table:formula="of:=[.A272]/1000000" office:value-type="float" office:value="10.1074326923077">
            <text:p>10.11</text:p>
          </table:table-cell>
          <table:table-cell table:number-columns-repeated="2"/>
        </table:table-row>
        <table:table-row table:style-name="ro1">
          <table:table-cell office:value-type="float" office:value="13529426.1363636">
            <text:p>13529426.14</text:p>
          </table:table-cell>
          <table:table-cell office:value-type="float" office:value="4288">
            <text:p>4288</text:p>
          </table:table-cell>
          <table:table-cell table:formula="of:=[.A273]/1000000" office:value-type="float" office:value="13.5294261363636">
            <text:p>13.53</text:p>
          </table:table-cell>
          <table:table-cell table:number-columns-repeated="2"/>
        </table:table-row>
        <table:table-row table:style-name="ro1">
          <table:table-cell office:value-type="float" office:value="9294487.92270531">
            <text:p>9294487.92</text:p>
          </table:table-cell>
          <table:table-cell office:value-type="float" office:value="4288">
            <text:p>4288</text:p>
          </table:table-cell>
          <table:table-cell table:formula="of:=[.A274]/1000000" office:value-type="float" office:value="9.29448792270531">
            <text:p>9.29</text:p>
          </table:table-cell>
          <table:table-cell table:number-columns-repeated="2"/>
        </table:table-row>
        <table:table-row table:style-name="ro1">
          <table:table-cell office:value-type="float" office:value="12911380.952381">
            <text:p>12911380.95</text:p>
          </table:table-cell>
          <table:table-cell office:value-type="float" office:value="4288">
            <text:p>4288</text:p>
          </table:table-cell>
          <table:table-cell table:formula="of:=[.A275]/1000000" office:value-type="float" office:value="12.911380952381">
            <text:p>12.91</text:p>
          </table:table-cell>
          <table:table-cell table:number-columns-repeated="2"/>
        </table:table-row>
        <table:table-row table:style-name="ro1">
          <table:table-cell office:value-type="float" office:value="10001338.7096774">
            <text:p>10001338.71</text:p>
          </table:table-cell>
          <table:table-cell office:value-type="float" office:value="4288">
            <text:p>4288</text:p>
          </table:table-cell>
          <table:table-cell table:formula="of:=[.A276]/1000000" office:value-type="float" office:value="10.0013387096774">
            <text:p>10</text:p>
          </table:table-cell>
          <table:table-cell table:number-columns-repeated="2"/>
        </table:table-row>
        <table:table-row table:style-name="ro1">
          <table:table-cell office:value-type="float" office:value="10971906.122449">
            <text:p>10971906.12</text:p>
          </table:table-cell>
          <table:table-cell office:value-type="float" office:value="3865">
            <text:p>3865</text:p>
          </table:table-cell>
          <table:table-cell table:formula="of:=[.A277]/1000000" office:value-type="float" office:value="10.971906122449">
            <text:p>10.97</text:p>
          </table:table-cell>
          <table:table-cell table:number-columns-repeated="2"/>
        </table:table-row>
        <table:table-row table:style-name="ro1">
          <table:table-cell office:value-type="float" office:value="13082431.9167389">
            <text:p>13082431.92</text:p>
          </table:table-cell>
          <table:table-cell office:value-type="float" office:value="3865">
            <text:p>3865</text:p>
          </table:table-cell>
          <table:table-cell table:formula="of:=[.A278]/1000000" office:value-type="float" office:value="13.0824319167389">
            <text:p>13.08</text:p>
          </table:table-cell>
          <table:table-cell table:number-columns-repeated="2"/>
        </table:table-row>
        <table:table-row table:style-name="ro1">
          <table:table-cell office:value-type="float" office:value="9155500">
            <text:p>9155500</text:p>
          </table:table-cell>
          <table:table-cell office:value-type="float" office:value="3865">
            <text:p>3865</text:p>
          </table:table-cell>
          <table:table-cell table:formula="of:=[.A279]/1000000" office:value-type="float" office:value="9.1555">
            <text:p>9.16</text:p>
          </table:table-cell>
          <table:table-cell table:number-columns-repeated="2"/>
        </table:table-row>
        <table:table-row table:style-name="ro1">
          <table:table-cell office:value-type="float" office:value="9127311.53846154">
            <text:p>9127311.54</text:p>
          </table:table-cell>
          <table:table-cell office:value-type="float" office:value="3865">
            <text:p>3865</text:p>
          </table:table-cell>
          <table:table-cell table:formula="of:=[.A280]/1000000" office:value-type="float" office:value="9.12731153846154">
            <text:p>9.13</text:p>
          </table:table-cell>
          <table:table-cell table:number-columns-repeated="2"/>
        </table:table-row>
        <table:table-row table:style-name="ro1">
          <table:table-cell office:value-type="float" office:value="11105683.3333333">
            <text:p>11105683.33</text:p>
          </table:table-cell>
          <table:table-cell office:value-type="float" office:value="3865">
            <text:p>3865</text:p>
          </table:table-cell>
          <table:table-cell table:formula="of:=[.A281]/1000000" office:value-type="float" office:value="11.1056833333333">
            <text:p>11.11</text:p>
          </table:table-cell>
          <table:table-cell table:number-columns-repeated="2"/>
        </table:table-row>
        <table:table-row table:style-name="ro1">
          <table:table-cell office:value-type="float" office:value="8376200">
            <text:p>8376200</text:p>
          </table:table-cell>
          <table:table-cell office:value-type="float" office:value="3865">
            <text:p>3865</text:p>
          </table:table-cell>
          <table:table-cell table:formula="of:=[.A282]/1000000" office:value-type="float" office:value="8.3762">
            <text:p>8.38</text:p>
          </table:table-cell>
          <table:table-cell table:number-columns-repeated="2"/>
        </table:table-row>
        <table:table-row table:style-name="ro1">
          <table:table-cell office:value-type="float" office:value="10815578.9473684">
            <text:p>10815578.95</text:p>
          </table:table-cell>
          <table:table-cell office:value-type="float" office:value="3865">
            <text:p>3865</text:p>
          </table:table-cell>
          <table:table-cell table:formula="of:=[.A283]/1000000" office:value-type="float" office:value="10.8155789473684">
            <text:p>10.82</text:p>
          </table:table-cell>
          <table:table-cell table:number-columns-repeated="2"/>
        </table:table-row>
        <table:table-row table:style-name="ro1">
          <table:table-cell office:value-type="float" office:value="12277443.768997">
            <text:p>12277443.77</text:p>
          </table:table-cell>
          <table:table-cell office:value-type="float" office:value="3865">
            <text:p>3865</text:p>
          </table:table-cell>
          <table:table-cell table:formula="of:=[.A284]/1000000" office:value-type="float" office:value="12.277443768997">
            <text:p>12.28</text:p>
          </table:table-cell>
          <table:table-cell table:number-columns-repeated="2"/>
        </table:table-row>
        <table:table-row table:style-name="ro1">
          <table:table-cell office:value-type="float" office:value="10980551.9480519">
            <text:p>10980551.95</text:p>
          </table:table-cell>
          <table:table-cell office:value-type="float" office:value="3865">
            <text:p>3865</text:p>
          </table:table-cell>
          <table:table-cell table:formula="of:=[.A285]/1000000" office:value-type="float" office:value="10.9805519480519">
            <text:p>10.98</text:p>
          </table:table-cell>
          <table:table-cell table:number-columns-repeated="2"/>
        </table:table-row>
        <table:table-row table:style-name="ro1">
          <table:table-cell office:value-type="float" office:value="12146006.0790274">
            <text:p>12146006.08</text:p>
          </table:table-cell>
          <table:table-cell office:value-type="float" office:value="3865">
            <text:p>3865</text:p>
          </table:table-cell>
          <table:table-cell table:formula="of:=[.A286]/1000000" office:value-type="float" office:value="12.1460060790274">
            <text:p>12.15</text:p>
          </table:table-cell>
          <table:table-cell table:number-columns-repeated="2"/>
        </table:table-row>
        <table:table-row table:style-name="ro1">
          <table:table-cell office:value-type="float" office:value="12308741.5730337">
            <text:p>12308741.57</text:p>
          </table:table-cell>
          <table:table-cell office:value-type="float" office:value="3865">
            <text:p>3865</text:p>
          </table:table-cell>
          <table:table-cell table:formula="of:=[.A287]/1000000" office:value-type="float" office:value="12.3087415730337">
            <text:p>12.31</text:p>
          </table:table-cell>
          <table:table-cell table:number-columns-repeated="2"/>
        </table:table-row>
        <table:table-row table:style-name="ro1">
          <table:table-cell office:value-type="float" office:value="10624692.7374302">
            <text:p>10624692.74</text:p>
          </table:table-cell>
          <table:table-cell office:value-type="float" office:value="3865">
            <text:p>3865</text:p>
          </table:table-cell>
          <table:table-cell table:formula="of:=[.A288]/1000000" office:value-type="float" office:value="10.6246927374302">
            <text:p>10.62</text:p>
          </table:table-cell>
          <table:table-cell table:number-columns-repeated="2"/>
        </table:table-row>
        <table:table-row table:style-name="ro1">
          <table:table-cell office:value-type="float" office:value="8680695.65217391">
            <text:p>8680695.65</text:p>
          </table:table-cell>
          <table:table-cell office:value-type="float" office:value="3865">
            <text:p>3865</text:p>
          </table:table-cell>
          <table:table-cell table:formula="of:=[.A289]/1000000" office:value-type="float" office:value="8.68069565217391">
            <text:p>8.68</text:p>
          </table:table-cell>
          <table:table-cell table:number-columns-repeated="2"/>
        </table:table-row>
        <table:table-row table:style-name="ro1">
          <table:table-cell office:value-type="float" office:value="8065434.7826087">
            <text:p>8065434.78</text:p>
          </table:table-cell>
          <table:table-cell office:value-type="float" office:value="3865">
            <text:p>3865</text:p>
          </table:table-cell>
          <table:table-cell table:formula="of:=[.A290]/1000000" office:value-type="float" office:value="8.0654347826087">
            <text:p>8.07</text:p>
          </table:table-cell>
          <table:table-cell table:number-columns-repeated="2"/>
        </table:table-row>
        <table:table-row table:style-name="ro1">
          <table:table-cell office:value-type="float" office:value="8585754.3053961">
            <text:p>8585754.31</text:p>
          </table:table-cell>
          <table:table-cell office:value-type="float" office:value="4446">
            <text:p>4446</text:p>
          </table:table-cell>
          <table:table-cell table:formula="of:=[.A291]/1000000" office:value-type="float" office:value="8.5857543053961">
            <text:p>8.59</text:p>
          </table:table-cell>
          <table:table-cell table:number-columns-repeated="2"/>
        </table:table-row>
        <table:table-row table:style-name="ro1">
          <table:table-cell office:value-type="float" office:value="8905785.71428571">
            <text:p>8905785.71</text:p>
          </table:table-cell>
          <table:table-cell office:value-type="float" office:value="4446">
            <text:p>4446</text:p>
          </table:table-cell>
          <table:table-cell table:formula="of:=[.A292]/1000000" office:value-type="float" office:value="8.90578571428571">
            <text:p>8.91</text:p>
          </table:table-cell>
          <table:table-cell table:number-columns-repeated="2"/>
        </table:table-row>
        <table:table-row table:style-name="ro1">
          <table:table-cell office:value-type="float" office:value="6352818.18181818">
            <text:p>6352818.18</text:p>
          </table:table-cell>
          <table:table-cell office:value-type="float" office:value="4446">
            <text:p>4446</text:p>
          </table:table-cell>
          <table:table-cell table:formula="of:=[.A293]/1000000" office:value-type="float" office:value="6.35281818181818">
            <text:p>6.35</text:p>
          </table:table-cell>
          <table:table-cell table:number-columns-repeated="2"/>
        </table:table-row>
        <table:table-row table:style-name="ro1">
          <table:table-cell office:value-type="float" office:value="6053625">
            <text:p>6053625</text:p>
          </table:table-cell>
          <table:table-cell office:value-type="float" office:value="4446">
            <text:p>4446</text:p>
          </table:table-cell>
          <table:table-cell table:formula="of:=[.A294]/1000000" office:value-type="float" office:value="6.053625">
            <text:p>6.05</text:p>
          </table:table-cell>
          <table:table-cell table:number-columns-repeated="2"/>
        </table:table-row>
        <table:table-row table:style-name="ro1">
          <table:table-cell office:value-type="float" office:value="13688091.7030568">
            <text:p>13688091.7</text:p>
          </table:table-cell>
          <table:table-cell office:value-type="float" office:value="4446">
            <text:p>4446</text:p>
          </table:table-cell>
          <table:table-cell table:formula="of:=[.A295]/1000000" office:value-type="float" office:value="13.6880917030568">
            <text:p>13.69</text:p>
          </table:table-cell>
          <table:table-cell table:number-columns-repeated="2"/>
        </table:table-row>
        <table:table-row table:style-name="ro1">
          <table:table-cell office:value-type="float" office:value="10451247.9338843">
            <text:p>10451247.93</text:p>
          </table:table-cell>
          <table:table-cell office:value-type="float" office:value="4446">
            <text:p>4446</text:p>
          </table:table-cell>
          <table:table-cell table:formula="of:=[.A296]/1000000" office:value-type="float" office:value="10.4512479338843">
            <text:p>10.45</text:p>
          </table:table-cell>
          <table:table-cell table:number-columns-repeated="2"/>
        </table:table-row>
        <table:table-row table:style-name="ro1">
          <table:table-cell office:value-type="float" office:value="10177396.4285714">
            <text:p>10177396.43</text:p>
          </table:table-cell>
          <table:table-cell office:value-type="float" office:value="4286">
            <text:p>4286</text:p>
          </table:table-cell>
          <table:table-cell table:formula="of:=[.A297]/1000000" office:value-type="float" office:value="10.1773964285714">
            <text:p>10.18</text:p>
          </table:table-cell>
          <table:table-cell table:number-columns-repeated="2"/>
        </table:table-row>
        <table:table-row table:style-name="ro1">
          <table:table-cell office:value-type="float" office:value="11562087.4635569">
            <text:p>11562087.46</text:p>
          </table:table-cell>
          <table:table-cell office:value-type="float" office:value="4286">
            <text:p>4286</text:p>
          </table:table-cell>
          <table:table-cell table:formula="of:=[.A298]/1000000" office:value-type="float" office:value="11.5620874635569">
            <text:p>11.56</text:p>
          </table:table-cell>
          <table:table-cell table:number-columns-repeated="2"/>
        </table:table-row>
        <table:table-row table:style-name="ro1">
          <table:table-cell office:value-type="float" office:value="12391010.3092784">
            <text:p>12391010.31</text:p>
          </table:table-cell>
          <table:table-cell office:value-type="float" office:value="4286">
            <text:p>4286</text:p>
          </table:table-cell>
          <table:table-cell table:formula="of:=[.A299]/1000000" office:value-type="float" office:value="12.3910103092784">
            <text:p>12.39</text:p>
          </table:table-cell>
          <table:table-cell table:number-columns-repeated="2"/>
        </table:table-row>
        <table:table-row table:style-name="ro1">
          <table:table-cell office:value-type="float" office:value="10276718.4466019">
            <text:p>10276718.45</text:p>
          </table:table-cell>
          <table:table-cell office:value-type="float" office:value="4286">
            <text:p>4286</text:p>
          </table:table-cell>
          <table:table-cell table:formula="of:=[.A300]/1000000" office:value-type="float" office:value="10.2767184466019">
            <text:p>10.28</text:p>
          </table:table-cell>
          <table:table-cell table:number-columns-repeated="2"/>
        </table:table-row>
        <table:table-row table:style-name="ro1">
          <table:table-cell office:value-type="float" office:value="10541060">
            <text:p>10541060</text:p>
          </table:table-cell>
          <table:table-cell office:value-type="float" office:value="4286">
            <text:p>4286</text:p>
          </table:table-cell>
          <table:table-cell table:formula="of:=[.A301]/1000000" office:value-type="float" office:value="10.54106">
            <text:p>10.54</text:p>
          </table:table-cell>
          <table:table-cell table:number-columns-repeated="2"/>
        </table:table-row>
        <table:table-row table:style-name="ro1">
          <table:table-cell office:value-type="float" office:value="10522330">
            <text:p>10522330</text:p>
          </table:table-cell>
          <table:table-cell office:value-type="float" office:value="4286">
            <text:p>4286</text:p>
          </table:table-cell>
          <table:table-cell table:formula="of:=[.A302]/1000000" office:value-type="float" office:value="10.52233">
            <text:p>10.52</text:p>
          </table:table-cell>
          <table:table-cell table:number-columns-repeated="2"/>
        </table:table-row>
        <table:table-row table:style-name="ro1">
          <table:table-cell office:value-type="float" office:value="10577085.3658537">
            <text:p>10577085.37</text:p>
          </table:table-cell>
          <table:table-cell office:value-type="float" office:value="4286">
            <text:p>4286</text:p>
          </table:table-cell>
          <table:table-cell table:formula="of:=[.A303]/1000000" office:value-type="float" office:value="10.5770853658537">
            <text:p>10.58</text:p>
          </table:table-cell>
          <table:table-cell table:number-columns-repeated="2"/>
        </table:table-row>
        <table:table-row table:style-name="ro1">
          <table:table-cell office:value-type="float" office:value="9524985.29411765">
            <text:p>9524985.29</text:p>
          </table:table-cell>
          <table:table-cell office:value-type="float" office:value="4286">
            <text:p>4286</text:p>
          </table:table-cell>
          <table:table-cell table:formula="of:=[.A304]/1000000" office:value-type="float" office:value="9.52498529411765">
            <text:p>9.52</text:p>
          </table:table-cell>
          <table:table-cell table:number-columns-repeated="2"/>
        </table:table-row>
        <table:table-row table:style-name="ro1">
          <table:table-cell office:value-type="float" office:value="12324853.3333333">
            <text:p>12324853.33</text:p>
          </table:table-cell>
          <table:table-cell office:value-type="float" office:value="4286">
            <text:p>4286</text:p>
          </table:table-cell>
          <table:table-cell table:formula="of:=[.A305]/1000000" office:value-type="float" office:value="12.3248533333333">
            <text:p>12.32</text:p>
          </table:table-cell>
          <table:table-cell table:number-columns-repeated="2"/>
        </table:table-row>
        <table:table-row table:style-name="ro1">
          <table:table-cell office:value-type="float" office:value="12439060.4395604">
            <text:p>12439060.44</text:p>
          </table:table-cell>
          <table:table-cell office:value-type="float" office:value="4286">
            <text:p>4286</text:p>
          </table:table-cell>
          <table:table-cell table:formula="of:=[.A306]/1000000" office:value-type="float" office:value="12.4390604395604">
            <text:p>12.44</text:p>
          </table:table-cell>
          <table:table-cell table:number-columns-repeated="2"/>
        </table:table-row>
        <table:table-row table:style-name="ro1">
          <table:table-cell office:value-type="float" office:value="9498320">
            <text:p>9498320</text:p>
          </table:table-cell>
          <table:table-cell office:value-type="float" office:value="4286">
            <text:p>4286</text:p>
          </table:table-cell>
          <table:table-cell table:formula="of:=[.A307]/1000000" office:value-type="float" office:value="9.49832">
            <text:p>9.5</text:p>
          </table:table-cell>
          <table:table-cell table:number-columns-repeated="2"/>
        </table:table-row>
        <table:table-row table:style-name="ro1">
          <table:table-cell office:value-type="float" office:value="10005644.2687747">
            <text:p>10005644.27</text:p>
          </table:table-cell>
          <table:table-cell office:value-type="float" office:value="4286">
            <text:p>4286</text:p>
          </table:table-cell>
          <table:table-cell table:formula="of:=[.A308]/1000000" office:value-type="float" office:value="10.0056442687747">
            <text:p>10.01</text:p>
          </table:table-cell>
          <table:table-cell table:number-columns-repeated="2"/>
        </table:table-row>
        <table:table-row table:style-name="ro1">
          <table:table-cell office:value-type="float" office:value="10848648.0686695">
            <text:p>10848648.07</text:p>
          </table:table-cell>
          <table:table-cell office:value-type="float" office:value="4286">
            <text:p>4286</text:p>
          </table:table-cell>
          <table:table-cell table:formula="of:=[.A309]/1000000" office:value-type="float" office:value="10.8486480686695">
            <text:p>10.85</text:p>
          </table:table-cell>
          <table:table-cell table:number-columns-repeated="2"/>
        </table:table-row>
        <table:table-row table:style-name="ro1">
          <table:table-cell office:value-type="float" office:value="9537198.63013699">
            <text:p>9537198.63</text:p>
          </table:table-cell>
          <table:table-cell office:value-type="float" office:value="4286">
            <text:p>4286</text:p>
          </table:table-cell>
          <table:table-cell table:formula="of:=[.A310]/1000000" office:value-type="float" office:value="9.53719863013699">
            <text:p>9.54</text:p>
          </table:table-cell>
          <table:table-cell table:number-columns-repeated="2"/>
        </table:table-row>
        <table:table-row table:style-name="ro1">
          <table:table-cell office:value-type="float" office:value="11959541.2844037">
            <text:p>11959541.28</text:p>
          </table:table-cell>
          <table:table-cell office:value-type="float" office:value="4286">
            <text:p>4286</text:p>
          </table:table-cell>
          <table:table-cell table:formula="of:=[.A311]/1000000" office:value-type="float" office:value="11.9595412844037">
            <text:p>11.96</text:p>
          </table:table-cell>
          <table:table-cell table:number-columns-repeated="2"/>
        </table:table-row>
        <table:table-row table:style-name="ro1">
          <table:table-cell office:value-type="float" office:value="10539340.9090909">
            <text:p>10539340.91</text:p>
          </table:table-cell>
          <table:table-cell office:value-type="float" office:value="4270">
            <text:p>4270</text:p>
          </table:table-cell>
          <table:table-cell table:formula="of:=[.A312]/1000000" office:value-type="float" office:value="10.5393409090909">
            <text:p>10.54</text:p>
          </table:table-cell>
          <table:table-cell table:number-columns-repeated="2"/>
        </table:table-row>
        <table:table-row table:style-name="ro1">
          <table:table-cell office:value-type="float" office:value="11248593.3014354">
            <text:p>11248593.3</text:p>
          </table:table-cell>
          <table:table-cell office:value-type="float" office:value="4270">
            <text:p>4270</text:p>
          </table:table-cell>
          <table:table-cell table:formula="of:=[.A313]/1000000" office:value-type="float" office:value="11.2485933014354">
            <text:p>11.25</text:p>
          </table:table-cell>
          <table:table-cell table:number-columns-repeated="2"/>
        </table:table-row>
        <table:table-row table:style-name="ro1">
          <table:table-cell office:value-type="float" office:value="12062400">
            <text:p>12062400</text:p>
          </table:table-cell>
          <table:table-cell office:value-type="float" office:value="4270">
            <text:p>4270</text:p>
          </table:table-cell>
          <table:table-cell table:formula="of:=[.A314]/1000000" office:value-type="float" office:value="12.0624">
            <text:p>12.06</text:p>
          </table:table-cell>
          <table:table-cell table:number-columns-repeated="2"/>
        </table:table-row>
        <table:table-row table:style-name="ro1">
          <table:table-cell office:value-type="float" office:value="11135533.2136445">
            <text:p>11135533.21</text:p>
          </table:table-cell>
          <table:table-cell office:value-type="float" office:value="4270">
            <text:p>4270</text:p>
          </table:table-cell>
          <table:table-cell table:formula="of:=[.A315]/1000000" office:value-type="float" office:value="11.1355332136445">
            <text:p>11.14</text:p>
          </table:table-cell>
          <table:table-cell table:number-columns-repeated="2"/>
        </table:table-row>
        <table:table-row table:style-name="ro1">
          <table:table-cell office:value-type="float" office:value="11123820.610687">
            <text:p>11123820.61</text:p>
          </table:table-cell>
          <table:table-cell office:value-type="float" office:value="4270">
            <text:p>4270</text:p>
          </table:table-cell>
          <table:table-cell table:formula="of:=[.A316]/1000000" office:value-type="float" office:value="11.123820610687">
            <text:p>11.12</text:p>
          </table:table-cell>
          <table:table-cell table:number-columns-repeated="2"/>
        </table:table-row>
        <table:table-row table:style-name="ro1">
          <table:table-cell office:value-type="float" office:value="11252318.8405797">
            <text:p>11252318.84</text:p>
          </table:table-cell>
          <table:table-cell office:value-type="float" office:value="4270">
            <text:p>4270</text:p>
          </table:table-cell>
          <table:table-cell table:formula="of:=[.A317]/1000000" office:value-type="float" office:value="11.2523188405797">
            <text:p>11.25</text:p>
          </table:table-cell>
          <table:table-cell table:number-columns-repeated="2"/>
        </table:table-row>
        <table:table-row table:style-name="ro1">
          <table:table-cell office:value-type="float" office:value="11317267.1755725">
            <text:p>11317267.18</text:p>
          </table:table-cell>
          <table:table-cell office:value-type="float" office:value="4270">
            <text:p>4270</text:p>
          </table:table-cell>
          <table:table-cell table:formula="of:=[.A318]/1000000" office:value-type="float" office:value="11.3172671755725">
            <text:p>11.32</text:p>
          </table:table-cell>
          <table:table-cell table:number-columns-repeated="2"/>
        </table:table-row>
        <table:table-row table:style-name="ro1">
          <table:table-cell office:value-type="float" office:value="13598703.0075188">
            <text:p>13598703.01</text:p>
          </table:table-cell>
          <table:table-cell office:value-type="float" office:value="4270">
            <text:p>4270</text:p>
          </table:table-cell>
          <table:table-cell table:formula="of:=[.A319]/1000000" office:value-type="float" office:value="13.5987030075188">
            <text:p>13.6</text:p>
          </table:table-cell>
          <table:table-cell table:number-columns-repeated="2"/>
        </table:table-row>
        <table:table-row table:style-name="ro1">
          <table:table-cell office:value-type="float" office:value="8017238.0952381">
            <text:p>8017238.1</text:p>
          </table:table-cell>
          <table:table-cell office:value-type="float" office:value="3302">
            <text:p>3302</text:p>
          </table:table-cell>
          <table:table-cell table:formula="of:=[.A320]/1000000" office:value-type="float" office:value="8.0172380952381">
            <text:p>8.02</text:p>
          </table:table-cell>
          <table:table-cell table:number-columns-repeated="2"/>
        </table:table-row>
        <table:table-row table:style-name="ro1">
          <table:table-cell office:value-type="float" office:value="7860064.51612903">
            <text:p>7860064.52</text:p>
          </table:table-cell>
          <table:table-cell office:value-type="float" office:value="3302">
            <text:p>3302</text:p>
          </table:table-cell>
          <table:table-cell table:formula="of:=[.A321]/1000000" office:value-type="float" office:value="7.86006451612903">
            <text:p>7.86</text:p>
          </table:table-cell>
          <table:table-cell table:number-columns-repeated="2"/>
        </table:table-row>
        <table:table-row table:style-name="ro1">
          <table:table-cell office:value-type="float" office:value="7421565.2173913">
            <text:p>7421565.22</text:p>
          </table:table-cell>
          <table:table-cell office:value-type="float" office:value="3302">
            <text:p>3302</text:p>
          </table:table-cell>
          <table:table-cell table:formula="of:=[.A322]/1000000" office:value-type="float" office:value="7.4215652173913">
            <text:p>7.42</text:p>
          </table:table-cell>
          <table:table-cell table:number-columns-repeated="2"/>
        </table:table-row>
        <table:table-row table:style-name="ro1">
          <table:table-cell office:value-type="float" office:value="9593882.35294118">
            <text:p>9593882.35</text:p>
          </table:table-cell>
          <table:table-cell office:value-type="float" office:value="3302">
            <text:p>3302</text:p>
          </table:table-cell>
          <table:table-cell table:formula="of:=[.A323]/1000000" office:value-type="float" office:value="9.59388235294118">
            <text:p>9.59</text:p>
          </table:table-cell>
          <table:table-cell table:number-columns-repeated="2"/>
        </table:table-row>
        <table:table-row table:style-name="ro1">
          <table:table-cell office:value-type="float" office:value="7951250">
            <text:p>7951250</text:p>
          </table:table-cell>
          <table:table-cell office:value-type="float" office:value="3302">
            <text:p>3302</text:p>
          </table:table-cell>
          <table:table-cell table:formula="of:=[.A324]/1000000" office:value-type="float" office:value="7.95125">
            <text:p>7.95</text:p>
          </table:table-cell>
          <table:table-cell table:number-columns-repeated="2"/>
        </table:table-row>
        <table:table-row table:style-name="ro1">
          <table:table-cell office:value-type="float" office:value="14702237.6237624">
            <text:p>14702237.62</text:p>
          </table:table-cell>
          <table:table-cell office:value-type="float" office:value="3302">
            <text:p>3302</text:p>
          </table:table-cell>
          <table:table-cell table:formula="of:=[.A325]/1000000" office:value-type="float" office:value="14.7022376237624">
            <text:p>14.7</text:p>
          </table:table-cell>
          <table:table-cell table:number-columns-repeated="2"/>
        </table:table-row>
        <table:table-row table:style-name="ro1">
          <table:table-cell office:value-type="float" office:value="14418786.5853659">
            <text:p>14418786.59</text:p>
          </table:table-cell>
          <table:table-cell office:value-type="float" office:value="3302">
            <text:p>3302</text:p>
          </table:table-cell>
          <table:table-cell table:formula="of:=[.A326]/1000000" office:value-type="float" office:value="14.4187865853659">
            <text:p>14.42</text:p>
          </table:table-cell>
          <table:table-cell table:number-columns-repeated="2"/>
        </table:table-row>
        <table:table-row table:style-name="ro1">
          <table:table-cell office:value-type="float" office:value="14828495.049505">
            <text:p>14828495.05</text:p>
          </table:table-cell>
          <table:table-cell office:value-type="float" office:value="3302">
            <text:p>3302</text:p>
          </table:table-cell>
          <table:table-cell table:formula="of:=[.A327]/1000000" office:value-type="float" office:value="14.828495049505">
            <text:p>14.83</text:p>
          </table:table-cell>
          <table:table-cell table:number-columns-repeated="2"/>
        </table:table-row>
        <table:table-row table:style-name="ro1">
          <table:table-cell office:value-type="float" office:value="14760940.5940594">
            <text:p>14760940.59</text:p>
          </table:table-cell>
          <table:table-cell office:value-type="float" office:value="3302">
            <text:p>3302</text:p>
          </table:table-cell>
          <table:table-cell table:formula="of:=[.A328]/1000000" office:value-type="float" office:value="14.7609405940594">
            <text:p>14.76</text:p>
          </table:table-cell>
          <table:table-cell table:number-columns-repeated="2"/>
        </table:table-row>
        <table:table-row table:style-name="ro1">
          <table:table-cell office:value-type="float" office:value="14177524.3902439">
            <text:p>14177524.39</text:p>
          </table:table-cell>
          <table:table-cell office:value-type="float" office:value="3302">
            <text:p>3302</text:p>
          </table:table-cell>
          <table:table-cell table:formula="of:=[.A329]/1000000" office:value-type="float" office:value="14.1775243902439">
            <text:p>14.18</text:p>
          </table:table-cell>
          <table:table-cell table:number-columns-repeated="2"/>
        </table:table-row>
        <table:table-row table:style-name="ro1">
          <table:table-cell office:value-type="float" office:value="15011821.7821782">
            <text:p>15011821.78</text:p>
          </table:table-cell>
          <table:table-cell office:value-type="float" office:value="3302">
            <text:p>3302</text:p>
          </table:table-cell>
          <table:table-cell table:formula="of:=[.A330]/1000000" office:value-type="float" office:value="15.0118217821782">
            <text:p>15.01</text:p>
          </table:table-cell>
          <table:table-cell table:number-columns-repeated="2"/>
        </table:table-row>
        <table:table-row table:style-name="ro1">
          <table:table-cell office:value-type="float" office:value="10920300.9259259">
            <text:p>10920300.93</text:p>
          </table:table-cell>
          <table:table-cell office:value-type="float" office:value="3302">
            <text:p>3302</text:p>
          </table:table-cell>
          <table:table-cell table:formula="of:=[.A331]/1000000" office:value-type="float" office:value="10.9203009259259">
            <text:p>10.92</text:p>
          </table:table-cell>
          <table:table-cell table:number-columns-repeated="2"/>
        </table:table-row>
        <table:table-row table:style-name="ro1">
          <table:table-cell office:value-type="float" office:value="12186973.9583333">
            <text:p>12186973.96</text:p>
          </table:table-cell>
          <table:table-cell office:value-type="float" office:value="3302">
            <text:p>3302</text:p>
          </table:table-cell>
          <table:table-cell table:formula="of:=[.A332]/1000000" office:value-type="float" office:value="12.1869739583333">
            <text:p>12.19</text:p>
          </table:table-cell>
          <table:table-cell table:number-columns-repeated="2"/>
        </table:table-row>
        <table:table-row table:style-name="ro1">
          <table:table-cell office:value-type="float" office:value="10414629.4117647">
            <text:p>10414629.41</text:p>
          </table:table-cell>
          <table:table-cell office:value-type="float" office:value="3981">
            <text:p>3981</text:p>
          </table:table-cell>
          <table:table-cell table:formula="of:=[.A333]/1000000" office:value-type="float" office:value="10.4146294117647">
            <text:p>10.41</text:p>
          </table:table-cell>
          <table:table-cell table:number-columns-repeated="2"/>
        </table:table-row>
        <table:table-row table:style-name="ro1">
          <table:table-cell office:value-type="float" office:value="12001571.1340206">
            <text:p>12001571.13</text:p>
          </table:table-cell>
          <table:table-cell office:value-type="float" office:value="3981">
            <text:p>3981</text:p>
          </table:table-cell>
          <table:table-cell table:formula="of:=[.A334]/1000000" office:value-type="float" office:value="12.0015711340206">
            <text:p>12</text:p>
          </table:table-cell>
          <table:table-cell table:number-columns-repeated="2"/>
        </table:table-row>
        <table:table-row table:style-name="ro1">
          <table:table-cell office:value-type="float" office:value="9875823.52941176">
            <text:p>9875823.53</text:p>
          </table:table-cell>
          <table:table-cell office:value-type="float" office:value="3981">
            <text:p>3981</text:p>
          </table:table-cell>
          <table:table-cell table:formula="of:=[.A335]/1000000" office:value-type="float" office:value="9.87582352941176">
            <text:p>9.88</text:p>
          </table:table-cell>
          <table:table-cell table:number-columns-repeated="2"/>
        </table:table-row>
        <table:table-row table:style-name="ro1">
          <table:table-cell office:value-type="float" office:value="9267970.37037037">
            <text:p>9267970.37</text:p>
          </table:table-cell>
          <table:table-cell office:value-type="float" office:value="3981">
            <text:p>3981</text:p>
          </table:table-cell>
          <table:table-cell table:formula="of:=[.A336]/1000000" office:value-type="float" office:value="9.26797037037037">
            <text:p>9.27</text:p>
          </table:table-cell>
          <table:table-cell table:number-columns-repeated="2"/>
        </table:table-row>
        <table:table-row table:style-name="ro1">
          <table:table-cell office:value-type="float" office:value="9775711.11111111">
            <text:p>9775711.11</text:p>
          </table:table-cell>
          <table:table-cell office:value-type="float" office:value="3981">
            <text:p>3981</text:p>
          </table:table-cell>
          <table:table-cell table:formula="of:=[.A337]/1000000" office:value-type="float" office:value="9.77571111111111">
            <text:p>9.78</text:p>
          </table:table-cell>
          <table:table-cell table:number-columns-repeated="2"/>
        </table:table-row>
        <table:table-row table:style-name="ro1">
          <table:table-cell office:value-type="float" office:value="9938447.96380091">
            <text:p>9938447.96</text:p>
          </table:table-cell>
          <table:table-cell office:value-type="float" office:value="3981">
            <text:p>3981</text:p>
          </table:table-cell>
          <table:table-cell table:formula="of:=[.A338]/1000000" office:value-type="float" office:value="9.93844796380091">
            <text:p>9.94</text:p>
          </table:table-cell>
          <table:table-cell table:number-columns-repeated="2"/>
        </table:table-row>
        <table:table-row table:style-name="ro1">
          <table:table-cell office:value-type="float" office:value="9132703.7037037">
            <text:p>9132703.7</text:p>
          </table:table-cell>
          <table:table-cell office:value-type="float" office:value="3981">
            <text:p>3981</text:p>
          </table:table-cell>
          <table:table-cell table:formula="of:=[.A339]/1000000" office:value-type="float" office:value="9.1327037037037">
            <text:p>9.13</text:p>
          </table:table-cell>
          <table:table-cell table:number-columns-repeated="2"/>
        </table:table-row>
        <table:table-row table:style-name="ro1">
          <table:table-cell office:value-type="float" office:value="9414066.66666667">
            <text:p>9414066.67</text:p>
          </table:table-cell>
          <table:table-cell office:value-type="float" office:value="3981">
            <text:p>3981</text:p>
          </table:table-cell>
          <table:table-cell table:formula="of:=[.A340]/1000000" office:value-type="float" office:value="9.41406666666667">
            <text:p>9.41</text:p>
          </table:table-cell>
          <table:table-cell table:number-columns-repeated="2"/>
        </table:table-row>
        <table:table-row table:style-name="ro1">
          <table:table-cell office:value-type="float" office:value="9220184.61538462">
            <text:p>9220184.62</text:p>
          </table:table-cell>
          <table:table-cell office:value-type="float" office:value="3981">
            <text:p>3981</text:p>
          </table:table-cell>
          <table:table-cell table:formula="of:=[.A341]/1000000" office:value-type="float" office:value="9.22018461538462">
            <text:p>9.22</text:p>
          </table:table-cell>
          <table:table-cell table:number-columns-repeated="2"/>
        </table:table-row>
        <table:table-row table:style-name="ro1">
          <table:table-cell office:value-type="float" office:value="11022966.966967">
            <text:p>11022966.97</text:p>
          </table:table-cell>
          <table:table-cell office:value-type="float" office:value="3981">
            <text:p>3981</text:p>
          </table:table-cell>
          <table:table-cell table:formula="of:=[.A342]/1000000" office:value-type="float" office:value="11.022966966967">
            <text:p>11.02</text:p>
          </table:table-cell>
          <table:table-cell table:number-columns-repeated="2"/>
        </table:table-row>
        <table:table-row table:style-name="ro1">
          <table:table-cell office:value-type="float" office:value="8718333.33333333">
            <text:p>8718333.33</text:p>
          </table:table-cell>
          <table:table-cell office:value-type="float" office:value="3981">
            <text:p>3981</text:p>
          </table:table-cell>
          <table:table-cell table:formula="of:=[.A343]/1000000" office:value-type="float" office:value="8.71833333333333">
            <text:p>8.72</text:p>
          </table:table-cell>
          <table:table-cell table:number-columns-repeated="2"/>
        </table:table-row>
        <table:table-row table:style-name="ro1">
          <table:table-cell office:value-type="float" office:value="8790541.66666667">
            <text:p>8790541.67</text:p>
          </table:table-cell>
          <table:table-cell office:value-type="float" office:value="3981">
            <text:p>3981</text:p>
          </table:table-cell>
          <table:table-cell table:formula="of:=[.A344]/1000000" office:value-type="float" office:value="8.79054166666667">
            <text:p>8.79</text:p>
          </table:table-cell>
          <table:table-cell table:number-columns-repeated="2"/>
        </table:table-row>
        <table:table-row table:style-name="ro1">
          <table:table-cell office:value-type="float" office:value="8419714.28571429">
            <text:p>8419714.29</text:p>
          </table:table-cell>
          <table:table-cell office:value-type="float" office:value="3981">
            <text:p>3981</text:p>
          </table:table-cell>
          <table:table-cell table:formula="of:=[.A345]/1000000" office:value-type="float" office:value="8.41971428571429">
            <text:p>8.42</text:p>
          </table:table-cell>
          <table:table-cell table:number-columns-repeated="2"/>
        </table:table-row>
        <table:table-row table:style-name="ro1">
          <table:table-cell office:value-type="float" office:value="11533822.6600985">
            <text:p>11533822.66</text:p>
          </table:table-cell>
          <table:table-cell office:value-type="float" office:value="3981">
            <text:p>3981</text:p>
          </table:table-cell>
          <table:table-cell table:formula="of:=[.A346]/1000000" office:value-type="float" office:value="11.5338226600985">
            <text:p>11.53</text:p>
          </table:table-cell>
          <table:table-cell table:number-columns-repeated="2"/>
        </table:table-row>
        <table:table-row table:style-name="ro1">
          <table:table-cell office:value-type="float" office:value="9008520.32520325">
            <text:p>9008520.33</text:p>
          </table:table-cell>
          <table:table-cell office:value-type="float" office:value="3981">
            <text:p>3981</text:p>
          </table:table-cell>
          <table:table-cell table:formula="of:=[.A347]/1000000" office:value-type="float" office:value="9.00852032520325">
            <text:p>9.01</text:p>
          </table:table-cell>
          <table:table-cell table:number-columns-repeated="2"/>
        </table:table-row>
        <table:table-row table:style-name="ro1">
          <table:table-cell office:value-type="float" office:value="9762896.1038961">
            <text:p>9762896.1</text:p>
          </table:table-cell>
          <table:table-cell office:value-type="float" office:value="3981">
            <text:p>3981</text:p>
          </table:table-cell>
          <table:table-cell table:formula="of:=[.A348]/1000000" office:value-type="float" office:value="9.7628961038961">
            <text:p>9.76</text:p>
          </table:table-cell>
          <table:table-cell table:number-columns-repeated="2"/>
        </table:table-row>
        <table:table-row table:style-name="ro1">
          <table:table-cell office:value-type="float" office:value="10781073.3333333">
            <text:p>10781073.33</text:p>
          </table:table-cell>
          <table:table-cell office:value-type="float" office:value="3981">
            <text:p>3981</text:p>
          </table:table-cell>
          <table:table-cell table:formula="of:=[.A349]/1000000" office:value-type="float" office:value="10.7810733333333">
            <text:p>10.78</text:p>
          </table:table-cell>
          <table:table-cell table:number-columns-repeated="2"/>
        </table:table-row>
        <table:table-row table:style-name="ro1">
          <table:table-cell office:value-type="float" office:value="10465920">
            <text:p>10465920</text:p>
          </table:table-cell>
          <table:table-cell office:value-type="float" office:value="3981">
            <text:p>3981</text:p>
          </table:table-cell>
          <table:table-cell table:formula="of:=[.A350]/1000000" office:value-type="float" office:value="10.46592">
            <text:p>10.47</text:p>
          </table:table-cell>
          <table:table-cell table:number-columns-repeated="2"/>
        </table:table-row>
        <table:table-row table:style-name="ro1">
          <table:table-cell office:value-type="float" office:value="9277970.58823529">
            <text:p>9277970.59</text:p>
          </table:table-cell>
          <table:table-cell office:value-type="float" office:value="3981">
            <text:p>3981</text:p>
          </table:table-cell>
          <table:table-cell table:formula="of:=[.A351]/1000000" office:value-type="float" office:value="9.27797058823529">
            <text:p>9.28</text:p>
          </table:table-cell>
          <table:table-cell table:number-columns-repeated="2"/>
        </table:table-row>
        <table:table-row table:style-name="ro1">
          <table:table-cell office:value-type="float" office:value="9473913.04347826">
            <text:p>9473913.04</text:p>
          </table:table-cell>
          <table:table-cell office:value-type="float" office:value="3981">
            <text:p>3981</text:p>
          </table:table-cell>
          <table:table-cell table:formula="of:=[.A352]/1000000" office:value-type="float" office:value="9.47391304347826">
            <text:p>9.47</text:p>
          </table:table-cell>
          <table:table-cell table:number-columns-repeated="2"/>
        </table:table-row>
        <table:table-row table:style-name="ro1">
          <table:table-cell office:value-type="float" office:value="7686000">
            <text:p>7686000</text:p>
          </table:table-cell>
          <table:table-cell office:value-type="float" office:value="4257">
            <text:p>4257</text:p>
          </table:table-cell>
          <table:table-cell table:formula="of:=[.A353]/1000000" office:value-type="float" office:value="7.686">
            <text:p>7.69</text:p>
          </table:table-cell>
          <table:table-cell table:number-columns-repeated="2"/>
        </table:table-row>
        <table:table-row table:style-name="ro1">
          <table:table-cell office:value-type="float" office:value="10485344.2622951">
            <text:p>10485344.26</text:p>
          </table:table-cell>
          <table:table-cell office:value-type="float" office:value="4257">
            <text:p>4257</text:p>
          </table:table-cell>
          <table:table-cell table:formula="of:=[.A354]/1000000" office:value-type="float" office:value="10.4853442622951">
            <text:p>10.49</text:p>
          </table:table-cell>
          <table:table-cell table:number-columns-repeated="2"/>
        </table:table-row>
        <table:table-row table:style-name="ro1">
          <table:table-cell office:value-type="float" office:value="10610543.5684647">
            <text:p>10610543.57</text:p>
          </table:table-cell>
          <table:table-cell office:value-type="float" office:value="4257">
            <text:p>4257</text:p>
          </table:table-cell>
          <table:table-cell table:formula="of:=[.A355]/1000000" office:value-type="float" office:value="10.6105435684647">
            <text:p>10.61</text:p>
          </table:table-cell>
          <table:table-cell table:number-columns-repeated="2"/>
        </table:table-row>
        <table:table-row table:style-name="ro1">
          <table:table-cell office:value-type="float" office:value="9765429.29292929">
            <text:p>9765429.29</text:p>
          </table:table-cell>
          <table:table-cell office:value-type="float" office:value="4257">
            <text:p>4257</text:p>
          </table:table-cell>
          <table:table-cell table:formula="of:=[.A356]/1000000" office:value-type="float" office:value="9.76542929292929">
            <text:p>9.77</text:p>
          </table:table-cell>
          <table:table-cell table:number-columns-repeated="2"/>
        </table:table-row>
        <table:table-row table:style-name="ro1">
          <table:table-cell office:value-type="float" office:value="11497972">
            <text:p>11497972</text:p>
          </table:table-cell>
          <table:table-cell office:value-type="float" office:value="4257">
            <text:p>4257</text:p>
          </table:table-cell>
          <table:table-cell table:formula="of:=[.A357]/1000000" office:value-type="float" office:value="11.497972">
            <text:p>11.5</text:p>
          </table:table-cell>
          <table:table-cell table:number-columns-repeated="2"/>
        </table:table-row>
        <table:table-row table:style-name="ro1">
          <table:table-cell office:value-type="float" office:value="6778461.53846154">
            <text:p>6778461.54</text:p>
          </table:table-cell>
          <table:table-cell office:value-type="float" office:value="3855">
            <text:p>3855</text:p>
          </table:table-cell>
          <table:table-cell table:formula="of:=[.A358]/1000000" office:value-type="float" office:value="6.77846153846154">
            <text:p>6.78</text:p>
          </table:table-cell>
          <table:table-cell table:number-columns-repeated="2"/>
        </table:table-row>
        <table:table-row table:style-name="ro1">
          <table:table-cell office:value-type="float" office:value="6986739.13043478">
            <text:p>6986739.13</text:p>
          </table:table-cell>
          <table:table-cell office:value-type="float" office:value="3855">
            <text:p>3855</text:p>
          </table:table-cell>
          <table:table-cell table:formula="of:=[.A359]/1000000" office:value-type="float" office:value="6.98673913043478">
            <text:p>6.99</text:p>
          </table:table-cell>
          <table:table-cell table:number-columns-repeated="2"/>
        </table:table-row>
        <table:table-row table:style-name="ro1">
          <table:table-cell office:value-type="float" office:value="7428666.66666667">
            <text:p>7428666.67</text:p>
          </table:table-cell>
          <table:table-cell office:value-type="float" office:value="3855">
            <text:p>3855</text:p>
          </table:table-cell>
          <table:table-cell table:formula="of:=[.A360]/1000000" office:value-type="float" office:value="7.42866666666667">
            <text:p>7.43</text:p>
          </table:table-cell>
          <table:table-cell table:number-columns-repeated="2"/>
        </table:table-row>
        <table:table-row table:style-name="ro1">
          <table:table-cell office:value-type="float" office:value="9322183.22981367">
            <text:p>9322183.23</text:p>
          </table:table-cell>
          <table:table-cell office:value-type="float" office:value="3855">
            <text:p>3855</text:p>
          </table:table-cell>
          <table:table-cell table:formula="of:=[.A361]/1000000" office:value-type="float" office:value="9.32218322981367">
            <text:p>9.32</text:p>
          </table:table-cell>
          <table:table-cell table:number-columns-repeated="2"/>
        </table:table-row>
        <table:table-row table:style-name="ro1">
          <table:table-cell office:value-type="float" office:value="10233751.1520737">
            <text:p>10233751.15</text:p>
          </table:table-cell>
          <table:table-cell office:value-type="float" office:value="3855">
            <text:p>3855</text:p>
          </table:table-cell>
          <table:table-cell table:formula="of:=[.A362]/1000000" office:value-type="float" office:value="10.2337511520737">
            <text:p>10.23</text:p>
          </table:table-cell>
          <table:table-cell table:number-columns-repeated="2"/>
        </table:table-row>
        <table:table-row table:style-name="ro1">
          <table:table-cell office:value-type="float" office:value="8978503.10559006">
            <text:p>8978503.11</text:p>
          </table:table-cell>
          <table:table-cell office:value-type="float" office:value="3855">
            <text:p>3855</text:p>
          </table:table-cell>
          <table:table-cell table:formula="of:=[.A363]/1000000" office:value-type="float" office:value="8.97850310559006">
            <text:p>8.98</text:p>
          </table:table-cell>
          <table:table-cell table:number-columns-repeated="2"/>
        </table:table-row>
        <table:table-row table:style-name="ro1">
          <table:table-cell office:value-type="float" office:value="5830823.52941176">
            <text:p>5830823.53</text:p>
          </table:table-cell>
          <table:table-cell office:value-type="float" office:value="3855">
            <text:p>3855</text:p>
          </table:table-cell>
          <table:table-cell table:formula="of:=[.A364]/1000000" office:value-type="float" office:value="5.83082352941176">
            <text:p>5.83</text:p>
          </table:table-cell>
          <table:table-cell table:number-columns-repeated="2"/>
        </table:table-row>
        <table:table-row table:style-name="ro1">
          <table:table-cell office:value-type="float" office:value="7034750">
            <text:p>7034750</text:p>
          </table:table-cell>
          <table:table-cell office:value-type="float" office:value="3855">
            <text:p>3855</text:p>
          </table:table-cell>
          <table:table-cell table:formula="of:=[.A365]/1000000" office:value-type="float" office:value="7.03475">
            <text:p>7.03</text:p>
          </table:table-cell>
          <table:table-cell table:number-columns-repeated="2"/>
        </table:table-row>
        <table:table-row table:style-name="ro1">
          <table:table-cell office:value-type="float" office:value="9569411.52263374">
            <text:p>9569411.52</text:p>
          </table:table-cell>
          <table:table-cell office:value-type="float" office:value="3855">
            <text:p>3855</text:p>
          </table:table-cell>
          <table:table-cell table:formula="of:=[.A366]/1000000" office:value-type="float" office:value="9.56941152263374">
            <text:p>9.57</text:p>
          </table:table-cell>
          <table:table-cell table:number-columns-repeated="2"/>
        </table:table-row>
        <table:table-row table:style-name="ro1">
          <table:table-cell office:value-type="float" office:value="8291694.85294118">
            <text:p>8291694.85</text:p>
          </table:table-cell>
          <table:table-cell office:value-type="float" office:value="3855">
            <text:p>3855</text:p>
          </table:table-cell>
          <table:table-cell table:formula="of:=[.A367]/1000000" office:value-type="float" office:value="8.29169485294118">
            <text:p>8.29</text:p>
          </table:table-cell>
          <table:table-cell table:number-columns-repeated="2"/>
        </table:table-row>
        <table:table-row table:style-name="ro1">
          <table:table-cell office:value-type="float" office:value="7482866.66666667">
            <text:p>7482866.67</text:p>
          </table:table-cell>
          <table:table-cell office:value-type="float" office:value="3855">
            <text:p>3855</text:p>
          </table:table-cell>
          <table:table-cell table:formula="of:=[.A368]/1000000" office:value-type="float" office:value="7.48286666666667">
            <text:p>7.48</text:p>
          </table:table-cell>
          <table:table-cell table:number-columns-repeated="2"/>
        </table:table-row>
        <table:table-row table:style-name="ro1">
          <table:table-cell office:value-type="float" office:value="8326672.72727273">
            <text:p>8326672.73</text:p>
          </table:table-cell>
          <table:table-cell office:value-type="float" office:value="3855">
            <text:p>3855</text:p>
          </table:table-cell>
          <table:table-cell table:formula="of:=[.A369]/1000000" office:value-type="float" office:value="8.32667272727273">
            <text:p>8.33</text:p>
          </table:table-cell>
          <table:table-cell table:number-columns-repeated="2"/>
        </table:table-row>
        <table:table-row table:style-name="ro1">
          <table:table-cell office:value-type="float" office:value="10723418.6335404">
            <text:p>10723418.63</text:p>
          </table:table-cell>
          <table:table-cell office:value-type="float" office:value="3856">
            <text:p>3856</text:p>
          </table:table-cell>
          <table:table-cell table:formula="of:=[.A370]/1000000" office:value-type="float" office:value="10.7234186335404">
            <text:p>10.72</text:p>
          </table:table-cell>
          <table:table-cell table:number-columns-repeated="2"/>
        </table:table-row>
        <table:table-row table:style-name="ro1">
          <table:table-cell office:value-type="float" office:value="10210457.3863636">
            <text:p>10210457.39</text:p>
          </table:table-cell>
          <table:table-cell office:value-type="float" office:value="3856">
            <text:p>3856</text:p>
          </table:table-cell>
          <table:table-cell table:formula="of:=[.A371]/1000000" office:value-type="float" office:value="10.2104573863636">
            <text:p>10.21</text:p>
          </table:table-cell>
          <table:table-cell table:number-columns-repeated="2"/>
        </table:table-row>
        <table:table-row table:style-name="ro1">
          <table:table-cell office:value-type="float" office:value="7403333.33333333">
            <text:p>7403333.33</text:p>
          </table:table-cell>
          <table:table-cell office:value-type="float" office:value="3856">
            <text:p>3856</text:p>
          </table:table-cell>
          <table:table-cell table:formula="of:=[.A372]/1000000" office:value-type="float" office:value="7.40333333333333">
            <text:p>7.4</text:p>
          </table:table-cell>
          <table:table-cell table:number-columns-repeated="2"/>
        </table:table-row>
        <table:table-row table:style-name="ro1">
          <table:table-cell office:value-type="float" office:value="8540250">
            <text:p>8540250</text:p>
          </table:table-cell>
          <table:table-cell office:value-type="float" office:value="3856">
            <text:p>3856</text:p>
          </table:table-cell>
          <table:table-cell table:formula="of:=[.A373]/1000000" office:value-type="float" office:value="8.54025">
            <text:p>8.54</text:p>
          </table:table-cell>
          <table:table-cell table:number-columns-repeated="2"/>
        </table:table-row>
        <table:table-row table:style-name="ro1">
          <table:table-cell office:value-type="float" office:value="7784193.5483871">
            <text:p>7784193.55</text:p>
          </table:table-cell>
          <table:table-cell office:value-type="float" office:value="3856">
            <text:p>3856</text:p>
          </table:table-cell>
          <table:table-cell table:formula="of:=[.A374]/1000000" office:value-type="float" office:value="7.7841935483871">
            <text:p>7.78</text:p>
          </table:table-cell>
          <table:table-cell table:number-columns-repeated="2"/>
        </table:table-row>
        <table:table-row table:style-name="ro1">
          <table:table-cell office:value-type="float" office:value="11943648.0331263">
            <text:p>11943648.03</text:p>
          </table:table-cell>
          <table:table-cell office:value-type="float" office:value="3856">
            <text:p>3856</text:p>
          </table:table-cell>
          <table:table-cell table:formula="of:=[.A375]/1000000" office:value-type="float" office:value="11.9436480331263">
            <text:p>11.94</text:p>
          </table:table-cell>
          <table:table-cell table:number-columns-repeated="2"/>
        </table:table-row>
        <table:table-row table:style-name="ro1">
          <table:table-cell office:value-type="float" office:value="11672137.1428571">
            <text:p>11672137.14</text:p>
          </table:table-cell>
          <table:table-cell office:value-type="float" office:value="3856">
            <text:p>3856</text:p>
          </table:table-cell>
          <table:table-cell table:formula="of:=[.A376]/1000000" office:value-type="float" office:value="11.6721371428571">
            <text:p>11.67</text:p>
          </table:table-cell>
          <table:table-cell table:number-columns-repeated="2"/>
        </table:table-row>
        <table:table-row table:style-name="ro1">
          <table:table-cell office:value-type="float" office:value="12329530.2325581">
            <text:p>12329530.23</text:p>
          </table:table-cell>
          <table:table-cell office:value-type="float" office:value="5137">
            <text:p>5137</text:p>
          </table:table-cell>
          <table:table-cell table:formula="of:=[.A377]/1000000" office:value-type="float" office:value="12.3295302325581">
            <text:p>12.33</text:p>
          </table:table-cell>
          <table:table-cell table:number-columns-repeated="2"/>
        </table:table-row>
        <table:table-row table:style-name="ro1">
          <table:table-cell office:value-type="float" office:value="11613896.5517241">
            <text:p>11613896.55</text:p>
          </table:table-cell>
          <table:table-cell office:value-type="float" office:value="5137">
            <text:p>5137</text:p>
          </table:table-cell>
          <table:table-cell table:formula="of:=[.A378]/1000000" office:value-type="float" office:value="11.6138965517241">
            <text:p>11.61</text:p>
          </table:table-cell>
          <table:table-cell table:number-columns-repeated="2"/>
        </table:table-row>
        <table:table-row table:style-name="ro1">
          <table:table-cell office:value-type="float" office:value="10366755.2083333">
            <text:p>10366755.21</text:p>
          </table:table-cell>
          <table:table-cell office:value-type="float" office:value="5137">
            <text:p>5137</text:p>
          </table:table-cell>
          <table:table-cell table:formula="of:=[.A379]/1000000" office:value-type="float" office:value="10.3667552083333">
            <text:p>10.37</text:p>
          </table:table-cell>
          <table:table-cell table:number-columns-repeated="2"/>
        </table:table-row>
        <table:table-row table:style-name="ro1">
          <table:table-cell office:value-type="float" office:value="11881692.8104575">
            <text:p>11881692.81</text:p>
          </table:table-cell>
          <table:table-cell office:value-type="float" office:value="5137">
            <text:p>5137</text:p>
          </table:table-cell>
          <table:table-cell table:formula="of:=[.A380]/1000000" office:value-type="float" office:value="11.8816928104575">
            <text:p>11.88</text:p>
          </table:table-cell>
          <table:table-cell table:number-columns-repeated="2"/>
        </table:table-row>
        <table:table-row table:style-name="ro1">
          <table:table-cell office:value-type="float" office:value="9824777.77777778">
            <text:p>9824777.78</text:p>
          </table:table-cell>
          <table:table-cell office:value-type="float" office:value="5137">
            <text:p>5137</text:p>
          </table:table-cell>
          <table:table-cell table:formula="of:=[.A381]/1000000" office:value-type="float" office:value="9.82477777777778">
            <text:p>9.82</text:p>
          </table:table-cell>
          <table:table-cell table:number-columns-repeated="2"/>
        </table:table-row>
        <table:table-row table:style-name="ro1">
          <table:table-cell office:value-type="float" office:value="14116932.3671498">
            <text:p>14116932.37</text:p>
          </table:table-cell>
          <table:table-cell office:value-type="float" office:value="5137">
            <text:p>5137</text:p>
          </table:table-cell>
          <table:table-cell table:formula="of:=[.A382]/1000000" office:value-type="float" office:value="14.1169323671498">
            <text:p>14.12</text:p>
          </table:table-cell>
          <table:table-cell table:number-columns-repeated="2"/>
        </table:table-row>
        <table:table-row table:style-name="ro1">
          <table:table-cell office:value-type="float" office:value="9229240">
            <text:p>9229240</text:p>
          </table:table-cell>
          <table:table-cell office:value-type="float" office:value="3810">
            <text:p>3810</text:p>
          </table:table-cell>
          <table:table-cell table:formula="of:=[.A383]/1000000" office:value-type="float" office:value="9.22924">
            <text:p>9.23</text:p>
          </table:table-cell>
          <table:table-cell table:number-columns-repeated="2"/>
        </table:table-row>
        <table:table-row table:style-name="ro1">
          <table:table-cell office:value-type="float" office:value="6750166.66666667">
            <text:p>6750166.67</text:p>
          </table:table-cell>
          <table:table-cell office:value-type="float" office:value="3810">
            <text:p>3810</text:p>
          </table:table-cell>
          <table:table-cell table:formula="of:=[.A384]/1000000" office:value-type="float" office:value="6.75016666666667">
            <text:p>6.75</text:p>
          </table:table-cell>
          <table:table-cell table:number-columns-repeated="2"/>
        </table:table-row>
        <table:table-row table:style-name="ro1">
          <table:table-cell office:value-type="float" office:value="11786417.1428571">
            <text:p>11786417.14</text:p>
          </table:table-cell>
          <table:table-cell office:value-type="float" office:value="3810">
            <text:p>3810</text:p>
          </table:table-cell>
          <table:table-cell table:formula="of:=[.A385]/1000000" office:value-type="float" office:value="11.7864171428571">
            <text:p>11.79</text:p>
          </table:table-cell>
          <table:table-cell table:number-columns-repeated="2"/>
        </table:table-row>
        <table:table-row table:style-name="ro1">
          <table:table-cell office:value-type="float" office:value="11700434.2857143">
            <text:p>11700434.29</text:p>
          </table:table-cell>
          <table:table-cell office:value-type="float" office:value="3810">
            <text:p>3810</text:p>
          </table:table-cell>
          <table:table-cell table:formula="of:=[.A386]/1000000" office:value-type="float" office:value="11.7004342857143">
            <text:p>11.7</text:p>
          </table:table-cell>
          <table:table-cell table:number-columns-repeated="2"/>
        </table:table-row>
        <table:table-row table:style-name="ro1">
          <table:table-cell office:value-type="float" office:value="12150152.5096525">
            <text:p>12150152.51</text:p>
          </table:table-cell>
          <table:table-cell office:value-type="float" office:value="3810">
            <text:p>3810</text:p>
          </table:table-cell>
          <table:table-cell table:formula="of:=[.A387]/1000000" office:value-type="float" office:value="12.1501525096525">
            <text:p>12.15</text:p>
          </table:table-cell>
          <table:table-cell table:number-columns-repeated="2"/>
        </table:table-row>
        <table:table-row table:style-name="ro1">
          <table:table-cell office:value-type="float" office:value="11982731.4285714">
            <text:p>11982731.43</text:p>
          </table:table-cell>
          <table:table-cell office:value-type="float" office:value="3810">
            <text:p>3810</text:p>
          </table:table-cell>
          <table:table-cell table:formula="of:=[.A388]/1000000" office:value-type="float" office:value="11.9827314285714">
            <text:p>11.98</text:p>
          </table:table-cell>
          <table:table-cell table:number-columns-repeated="2"/>
        </table:table-row>
        <table:table-row table:style-name="ro1">
          <table:table-cell office:value-type="float" office:value="11856577.1428571">
            <text:p>11856577.14</text:p>
          </table:table-cell>
          <table:table-cell office:value-type="float" office:value="3810">
            <text:p>3810</text:p>
          </table:table-cell>
          <table:table-cell table:formula="of:=[.A389]/1000000" office:value-type="float" office:value="11.8565771428571">
            <text:p>11.86</text:p>
          </table:table-cell>
          <table:table-cell table:number-columns-repeated="2"/>
        </table:table-row>
        <table:table-row table:style-name="ro1">
          <table:table-cell office:value-type="float" office:value="9569780.6122449">
            <text:p>9569780.61</text:p>
          </table:table-cell>
          <table:table-cell office:value-type="float" office:value="3810">
            <text:p>3810</text:p>
          </table:table-cell>
          <table:table-cell table:formula="of:=[.A390]/1000000" office:value-type="float" office:value="9.5697806122449">
            <text:p>9.57</text:p>
          </table:table-cell>
          <table:table-cell table:number-columns-repeated="2"/>
        </table:table-row>
        <table:table-row table:style-name="ro1">
          <table:table-cell office:value-type="float" office:value="9780733.33333333">
            <text:p>9780733.33</text:p>
          </table:table-cell>
          <table:table-cell office:value-type="float" office:value="3810">
            <text:p>3810</text:p>
          </table:table-cell>
          <table:table-cell table:formula="of:=[.A391]/1000000" office:value-type="float" office:value="9.78073333333333">
            <text:p>9.78</text:p>
          </table:table-cell>
          <table:table-cell table:number-columns-repeated="2"/>
        </table:table-row>
        <table:table-row table:style-name="ro1">
          <table:table-cell office:value-type="float" office:value="8043478.26086957">
            <text:p>8043478.26</text:p>
          </table:table-cell>
          <table:table-cell office:value-type="float" office:value="3810">
            <text:p>3810</text:p>
          </table:table-cell>
          <table:table-cell table:formula="of:=[.A392]/1000000" office:value-type="float" office:value="8.04347826086957">
            <text:p>8.04</text:p>
          </table:table-cell>
          <table:table-cell table:number-columns-repeated="2"/>
        </table:table-row>
        <table:table-row table:style-name="ro1">
          <table:table-cell office:value-type="float" office:value="7254700">
            <text:p>7254700</text:p>
          </table:table-cell>
          <table:table-cell office:value-type="float" office:value="3810">
            <text:p>3810</text:p>
          </table:table-cell>
          <table:table-cell table:formula="of:=[.A393]/1000000" office:value-type="float" office:value="7.2547">
            <text:p>7.25</text:p>
          </table:table-cell>
          <table:table-cell table:number-columns-repeated="2"/>
        </table:table-row>
        <table:table-row table:style-name="ro1">
          <table:table-cell office:value-type="float" office:value="8869791.66666667">
            <text:p>8869791.67</text:p>
          </table:table-cell>
          <table:table-cell office:value-type="float" office:value="3810">
            <text:p>3810</text:p>
          </table:table-cell>
          <table:table-cell table:formula="of:=[.A394]/1000000" office:value-type="float" office:value="8.86979166666667">
            <text:p>8.87</text:p>
          </table:table-cell>
          <table:table-cell table:number-columns-repeated="2"/>
        </table:table-row>
        <table:table-row table:style-name="ro1">
          <table:table-cell office:value-type="float" office:value="5726750">
            <text:p>5726750</text:p>
          </table:table-cell>
          <table:table-cell office:value-type="float" office:value="3810">
            <text:p>3810</text:p>
          </table:table-cell>
          <table:table-cell table:formula="of:=[.A395]/1000000" office:value-type="float" office:value="5.72675">
            <text:p>5.73</text:p>
          </table:table-cell>
          <table:table-cell table:number-columns-repeated="2"/>
        </table:table-row>
        <table:table-row table:style-name="ro1">
          <table:table-cell office:value-type="float" office:value="9162473.68421053">
            <text:p>9162473.68</text:p>
          </table:table-cell>
          <table:table-cell office:value-type="float" office:value="3810">
            <text:p>3810</text:p>
          </table:table-cell>
          <table:table-cell table:formula="of:=[.A396]/1000000" office:value-type="float" office:value="9.16247368421053">
            <text:p>9.16</text:p>
          </table:table-cell>
          <table:table-cell table:number-columns-repeated="2"/>
        </table:table-row>
        <table:table-row table:style-name="ro1">
          <table:table-cell office:value-type="float" office:value="9772507.93650794">
            <text:p>9772507.94</text:p>
          </table:table-cell>
          <table:table-cell office:value-type="float" office:value="3810">
            <text:p>3810</text:p>
          </table:table-cell>
          <table:table-cell table:formula="of:=[.A397]/1000000" office:value-type="float" office:value="9.77250793650794">
            <text:p>9.77</text:p>
          </table:table-cell>
          <table:table-cell table:number-columns-repeated="2"/>
        </table:table-row>
        <table:table-row table:style-name="ro1">
          <table:table-cell office:value-type="float" office:value="9339434.7826087">
            <text:p>9339434.78</text:p>
          </table:table-cell>
          <table:table-cell office:value-type="float" office:value="3810">
            <text:p>3810</text:p>
          </table:table-cell>
          <table:table-cell table:formula="of:=[.A398]/1000000" office:value-type="float" office:value="9.3394347826087">
            <text:p>9.34</text:p>
          </table:table-cell>
          <table:table-cell table:number-columns-repeated="2"/>
        </table:table-row>
        <table:table-row table:style-name="ro1">
          <table:table-cell office:value-type="float" office:value="8568708.33333333">
            <text:p>8568708.33</text:p>
          </table:table-cell>
          <table:table-cell office:value-type="float" office:value="3810">
            <text:p>3810</text:p>
          </table:table-cell>
          <table:table-cell table:formula="of:=[.A399]/1000000" office:value-type="float" office:value="8.56870833333333">
            <text:p>8.57</text:p>
          </table:table-cell>
          <table:table-cell table:number-columns-repeated="2"/>
        </table:table-row>
        <table:table-row table:style-name="ro1">
          <table:table-cell office:value-type="float" office:value="9166952.38095238">
            <text:p>9166952.38</text:p>
          </table:table-cell>
          <table:table-cell office:value-type="float" office:value="3621">
            <text:p>3621</text:p>
          </table:table-cell>
          <table:table-cell table:formula="of:=[.A400]/1000000" office:value-type="float" office:value="9.16695238095238">
            <text:p>9.17</text:p>
          </table:table-cell>
          <table:table-cell table:number-columns-repeated="2"/>
        </table:table-row>
        <table:table-row table:style-name="ro1">
          <table:table-cell office:value-type="float" office:value="10423344.8275862">
            <text:p>10423344.83</text:p>
          </table:table-cell>
          <table:table-cell office:value-type="float" office:value="3621">
            <text:p>3621</text:p>
          </table:table-cell>
          <table:table-cell table:formula="of:=[.A401]/1000000" office:value-type="float" office:value="10.4233448275862">
            <text:p>10.42</text:p>
          </table:table-cell>
          <table:table-cell table:number-columns-repeated="2"/>
        </table:table-row>
        <table:table-row table:style-name="ro1">
          <table:table-cell office:value-type="float" office:value="8649277.77777778">
            <text:p>8649277.78</text:p>
          </table:table-cell>
          <table:table-cell office:value-type="float" office:value="3621">
            <text:p>3621</text:p>
          </table:table-cell>
          <table:table-cell table:formula="of:=[.A402]/1000000" office:value-type="float" office:value="8.64927777777778">
            <text:p>8.65</text:p>
          </table:table-cell>
          <table:table-cell table:number-columns-repeated="2"/>
        </table:table-row>
        <table:table-row table:style-name="ro1">
          <table:table-cell office:value-type="float" office:value="14946925.5319149">
            <text:p>14946925.53</text:p>
          </table:table-cell>
          <table:table-cell office:value-type="float" office:value="3621">
            <text:p>3621</text:p>
          </table:table-cell>
          <table:table-cell table:formula="of:=[.A403]/1000000" office:value-type="float" office:value="14.9469255319149">
            <text:p>14.95</text:p>
          </table:table-cell>
          <table:table-cell table:number-columns-repeated="2"/>
        </table:table-row>
        <table:table-row table:style-name="ro1">
          <table:table-cell office:value-type="float" office:value="13305563.7860082">
            <text:p>13305563.79</text:p>
          </table:table-cell>
          <table:table-cell office:value-type="float" office:value="3621">
            <text:p>3621</text:p>
          </table:table-cell>
          <table:table-cell table:formula="of:=[.A404]/1000000" office:value-type="float" office:value="13.3055637860082">
            <text:p>13.31</text:p>
          </table:table-cell>
          <table:table-cell table:number-columns-repeated="2"/>
        </table:table-row>
        <table:table-row table:style-name="ro1">
          <table:table-cell office:value-type="float" office:value="9816791.66666667">
            <text:p>9816791.67</text:p>
          </table:table-cell>
          <table:table-cell office:value-type="float" office:value="3621">
            <text:p>3621</text:p>
          </table:table-cell>
          <table:table-cell table:formula="of:=[.A405]/1000000" office:value-type="float" office:value="9.81679166666667">
            <text:p>9.82</text:p>
          </table:table-cell>
          <table:table-cell table:number-columns-repeated="2"/>
        </table:table-row>
        <table:table-row table:style-name="ro1">
          <table:table-cell office:value-type="float" office:value="13483653.2416503">
            <text:p>13483653.24</text:p>
          </table:table-cell>
          <table:table-cell office:value-type="float" office:value="3621">
            <text:p>3621</text:p>
          </table:table-cell>
          <table:table-cell table:formula="of:=[.A406]/1000000" office:value-type="float" office:value="13.4836532416503">
            <text:p>13.48</text:p>
          </table:table-cell>
          <table:table-cell table:number-columns-repeated="2"/>
        </table:table-row>
        <table:table-row table:style-name="ro1">
          <table:table-cell office:value-type="float" office:value="10640711.7647059">
            <text:p>10640711.76</text:p>
          </table:table-cell>
          <table:table-cell office:value-type="float" office:value="3621">
            <text:p>3621</text:p>
          </table:table-cell>
          <table:table-cell table:formula="of:=[.A407]/1000000" office:value-type="float" office:value="10.6407117647059">
            <text:p>10.64</text:p>
          </table:table-cell>
          <table:table-cell table:number-columns-repeated="2"/>
        </table:table-row>
        <table:table-row table:style-name="ro1">
          <table:table-cell office:value-type="float" office:value="12102885.3503185">
            <text:p>12102885.35</text:p>
          </table:table-cell>
          <table:table-cell office:value-type="float" office:value="3621">
            <text:p>3621</text:p>
          </table:table-cell>
          <table:table-cell table:formula="of:=[.A408]/1000000" office:value-type="float" office:value="12.1028853503185">
            <text:p>12.1</text:p>
          </table:table-cell>
          <table:table-cell table:number-columns-repeated="2"/>
        </table:table-row>
        <table:table-row table:style-name="ro1">
          <table:table-cell office:value-type="float" office:value="11156042.6829268">
            <text:p>11156042.68</text:p>
          </table:table-cell>
          <table:table-cell office:value-type="float" office:value="3621">
            <text:p>3621</text:p>
          </table:table-cell>
          <table:table-cell table:formula="of:=[.A409]/1000000" office:value-type="float" office:value="11.1560426829268">
            <text:p>11.16</text:p>
          </table:table-cell>
          <table:table-cell table:number-columns-repeated="2"/>
        </table:table-row>
        <table:table-row table:style-name="ro1">
          <table:table-cell office:value-type="float" office:value="10092307.2289157">
            <text:p>10092307.23</text:p>
          </table:table-cell>
          <table:table-cell office:value-type="float" office:value="3621">
            <text:p>3621</text:p>
          </table:table-cell>
          <table:table-cell table:formula="of:=[.A410]/1000000" office:value-type="float" office:value="10.0923072289157">
            <text:p>10.09</text:p>
          </table:table-cell>
          <table:table-cell table:number-columns-repeated="2"/>
        </table:table-row>
        <table:table-row table:style-name="ro1">
          <table:table-cell office:value-type="float" office:value="10897825.8928571">
            <text:p>10897825.89</text:p>
          </table:table-cell>
          <table:table-cell office:value-type="float" office:value="4637">
            <text:p>4637</text:p>
          </table:table-cell>
          <table:table-cell table:formula="of:=[.A411]/1000000" office:value-type="float" office:value="10.8978258928571">
            <text:p>10.9</text:p>
          </table:table-cell>
          <table:table-cell table:number-columns-repeated="2"/>
        </table:table-row>
        <table:table-row table:style-name="ro1">
          <table:table-cell office:value-type="float" office:value="10295203.3333333">
            <text:p>10295203.33</text:p>
          </table:table-cell>
          <table:table-cell office:value-type="float" office:value="4637">
            <text:p>4637</text:p>
          </table:table-cell>
          <table:table-cell table:formula="of:=[.A412]/1000000" office:value-type="float" office:value="10.2952033333333">
            <text:p>10.3</text:p>
          </table:table-cell>
          <table:table-cell table:number-columns-repeated="2"/>
        </table:table-row>
        <table:table-row table:style-name="ro1">
          <table:table-cell office:value-type="float" office:value="10633733.3333333">
            <text:p>10633733.33</text:p>
          </table:table-cell>
          <table:table-cell office:value-type="float" office:value="4637">
            <text:p>4637</text:p>
          </table:table-cell>
          <table:table-cell table:formula="of:=[.A413]/1000000" office:value-type="float" office:value="10.6337333333333">
            <text:p>10.63</text:p>
          </table:table-cell>
          <table:table-cell table:number-columns-repeated="2"/>
        </table:table-row>
        <table:table-row table:style-name="ro1">
          <table:table-cell office:value-type="float" office:value="12891528.0690932">
            <text:p>12891528.07</text:p>
          </table:table-cell>
          <table:table-cell office:value-type="float" office:value="4637">
            <text:p>4637</text:p>
          </table:table-cell>
          <table:table-cell table:formula="of:=[.A414]/1000000" office:value-type="float" office:value="12.8915280690932">
            <text:p>12.89</text:p>
          </table:table-cell>
          <table:table-cell table:number-columns-repeated="2"/>
        </table:table-row>
        <table:table-row table:style-name="ro1">
          <table:table-cell office:value-type="float" office:value="12725824.4274809">
            <text:p>12725824.43</text:p>
          </table:table-cell>
          <table:table-cell office:value-type="float" office:value="4637">
            <text:p>4637</text:p>
          </table:table-cell>
          <table:table-cell table:formula="of:=[.A415]/1000000" office:value-type="float" office:value="12.7258244274809">
            <text:p>12.73</text:p>
          </table:table-cell>
          <table:table-cell table:number-columns-repeated="2"/>
        </table:table-row>
        <table:table-row table:style-name="ro1">
          <table:table-cell office:value-type="float" office:value="15582650.921659">
            <text:p>15582650.92</text:p>
          </table:table-cell>
          <table:table-cell office:value-type="float" office:value="4637">
            <text:p>4637</text:p>
          </table:table-cell>
          <table:table-cell table:formula="of:=[.A416]/1000000" office:value-type="float" office:value="15.582650921659">
            <text:p>15.58</text:p>
          </table:table-cell>
          <table:table-cell table:number-columns-repeated="2"/>
        </table:table-row>
        <table:table-row table:style-name="ro1">
          <table:table-cell office:value-type="float" office:value="12044531.9148936">
            <text:p>12044531.91</text:p>
          </table:table-cell>
          <table:table-cell office:value-type="float" office:value="4637">
            <text:p>4637</text:p>
          </table:table-cell>
          <table:table-cell table:formula="of:=[.A417]/1000000" office:value-type="float" office:value="12.0445319148936">
            <text:p>12.04</text:p>
          </table:table-cell>
          <table:table-cell table:number-columns-repeated="2"/>
        </table:table-row>
        <table:table-row table:style-name="ro1">
          <table:table-cell office:value-type="float" office:value="8012426.66666667">
            <text:p>8012426.67</text:p>
          </table:table-cell>
          <table:table-cell office:value-type="float" office:value="4637">
            <text:p>4637</text:p>
          </table:table-cell>
          <table:table-cell table:formula="of:=[.A418]/1000000" office:value-type="float" office:value="8.01242666666667">
            <text:p>8.01</text:p>
          </table:table-cell>
          <table:table-cell table:number-columns-repeated="2"/>
        </table:table-row>
        <table:table-row table:style-name="ro1">
          <table:table-cell office:value-type="float" office:value="12636946.5648855">
            <text:p>12636946.56</text:p>
          </table:table-cell>
          <table:table-cell office:value-type="float" office:value="4637">
            <text:p>4637</text:p>
          </table:table-cell>
          <table:table-cell table:formula="of:=[.A419]/1000000" office:value-type="float" office:value="12.6369465648855">
            <text:p>12.64</text:p>
          </table:table-cell>
          <table:table-cell table:number-columns-repeated="2"/>
        </table:table-row>
        <table:table-row table:style-name="ro1">
          <table:table-cell office:value-type="float" office:value="15638173.9631336">
            <text:p>15638173.96</text:p>
          </table:table-cell>
          <table:table-cell office:value-type="float" office:value="4637">
            <text:p>4637</text:p>
          </table:table-cell>
          <table:table-cell table:formula="of:=[.A420]/1000000" office:value-type="float" office:value="15.6381739631336">
            <text:p>15.64</text:p>
          </table:table-cell>
          <table:table-cell table:number-columns-repeated="2"/>
        </table:table-row>
        <table:table-row table:style-name="ro1">
          <table:table-cell office:value-type="float" office:value="12463950.3546099">
            <text:p>12463950.35</text:p>
          </table:table-cell>
          <table:table-cell office:value-type="float" office:value="4637">
            <text:p>4637</text:p>
          </table:table-cell>
          <table:table-cell table:formula="of:=[.A421]/1000000" office:value-type="float" office:value="12.4639503546099">
            <text:p>12.46</text:p>
          </table:table-cell>
          <table:table-cell table:number-columns-repeated="2"/>
        </table:table-row>
        <table:table-row table:style-name="ro1">
          <table:table-cell office:value-type="float" office:value="10180966.1016949">
            <text:p>10180966.1</text:p>
          </table:table-cell>
          <table:table-cell office:value-type="float" office:value="4637">
            <text:p>4637</text:p>
          </table:table-cell>
          <table:table-cell table:formula="of:=[.A422]/1000000" office:value-type="float" office:value="10.1809661016949">
            <text:p>10.18</text:p>
          </table:table-cell>
          <table:table-cell table:number-columns-repeated="2"/>
        </table:table-row>
        <table:table-row table:style-name="ro1">
          <table:table-cell office:value-type="float" office:value="12081649.3506494">
            <text:p>12081649.35</text:p>
          </table:table-cell>
          <table:table-cell office:value-type="float" office:value="4637">
            <text:p>4637</text:p>
          </table:table-cell>
          <table:table-cell table:formula="of:=[.A423]/1000000" office:value-type="float" office:value="12.0816493506494">
            <text:p>12.08</text:p>
          </table:table-cell>
          <table:table-cell table:number-columns-repeated="2"/>
        </table:table-row>
        <table:table-row table:style-name="ro1">
          <table:table-cell office:value-type="float" office:value="13079615.3846154">
            <text:p>13079615.38</text:p>
          </table:table-cell>
          <table:table-cell office:value-type="float" office:value="3953">
            <text:p>3953</text:p>
          </table:table-cell>
          <table:table-cell table:formula="of:=[.A424]/1000000" office:value-type="float" office:value="13.0796153846154">
            <text:p>13.08</text:p>
          </table:table-cell>
          <table:table-cell table:number-columns-repeated="2"/>
        </table:table-row>
        <table:table-row table:style-name="ro1">
          <table:table-cell office:value-type="float" office:value="9126769.23076923">
            <text:p>9126769.23</text:p>
          </table:table-cell>
          <table:table-cell office:value-type="float" office:value="3953">
            <text:p>3953</text:p>
          </table:table-cell>
          <table:table-cell table:formula="of:=[.A425]/1000000" office:value-type="float" office:value="9.12676923076923">
            <text:p>9.13</text:p>
          </table:table-cell>
          <table:table-cell table:number-columns-repeated="2"/>
        </table:table-row>
        <table:table-row table:style-name="ro1">
          <table:table-cell office:value-type="float" office:value="12354396.5517241">
            <text:p>12354396.55</text:p>
          </table:table-cell>
          <table:table-cell office:value-type="float" office:value="3953">
            <text:p>3953</text:p>
          </table:table-cell>
          <table:table-cell table:formula="of:=[.A426]/1000000" office:value-type="float" office:value="12.3543965517241">
            <text:p>12.35</text:p>
          </table:table-cell>
          <table:table-cell table:number-columns-repeated="2"/>
        </table:table-row>
        <table:table-row table:style-name="ro1">
          <table:table-cell office:value-type="float" office:value="11811283.5112693">
            <text:p>11811283.51</text:p>
          </table:table-cell>
          <table:table-cell office:value-type="float" office:value="3953">
            <text:p>3953</text:p>
          </table:table-cell>
          <table:table-cell table:formula="of:=[.A427]/1000000" office:value-type="float" office:value="11.8112835112693">
            <text:p>11.81</text:p>
          </table:table-cell>
          <table:table-cell table:number-columns-repeated="2"/>
        </table:table-row>
        <table:table-row table:style-name="ro1">
          <table:table-cell office:value-type="float" office:value="11474372.972973">
            <text:p>11474372.97</text:p>
          </table:table-cell>
          <table:table-cell office:value-type="float" office:value="3953">
            <text:p>3953</text:p>
          </table:table-cell>
          <table:table-cell table:formula="of:=[.A428]/1000000" office:value-type="float" office:value="11.474372972973">
            <text:p>11.47</text:p>
          </table:table-cell>
          <table:table-cell table:number-columns-repeated="2"/>
        </table:table-row>
        <table:table-row table:style-name="ro1">
          <table:table-cell office:value-type="float" office:value="11413491.8918919">
            <text:p>11413491.89</text:p>
          </table:table-cell>
          <table:table-cell office:value-type="float" office:value="3953">
            <text:p>3953</text:p>
          </table:table-cell>
          <table:table-cell table:formula="of:=[.A429]/1000000" office:value-type="float" office:value="11.4134918918919">
            <text:p>11.41</text:p>
          </table:table-cell>
          <table:table-cell table:number-columns-repeated="2"/>
        </table:table-row>
        <table:table-row table:style-name="ro1">
          <table:table-cell office:value-type="float" office:value="11610449.1315136">
            <text:p>11610449.13</text:p>
          </table:table-cell>
          <table:table-cell office:value-type="float" office:value="3953">
            <text:p>3953</text:p>
          </table:table-cell>
          <table:table-cell table:formula="of:=[.A430]/1000000" office:value-type="float" office:value="11.6104491315136">
            <text:p>11.61</text:p>
          </table:table-cell>
          <table:table-cell table:number-columns-repeated="2"/>
        </table:table-row>
        <table:table-row table:style-name="ro1">
          <table:table-cell office:value-type="float" office:value="11345189.1891892">
            <text:p>11345189.19</text:p>
          </table:table-cell>
          <table:table-cell office:value-type="float" office:value="3953">
            <text:p>3953</text:p>
          </table:table-cell>
          <table:table-cell table:formula="of:=[.A431]/1000000" office:value-type="float" office:value="11.3451891891892">
            <text:p>11.35</text:p>
          </table:table-cell>
          <table:table-cell table:number-columns-repeated="2"/>
        </table:table-row>
        <table:table-row table:style-name="ro1">
          <table:table-cell office:value-type="float" office:value="11622859.4594595">
            <text:p>11622859.46</text:p>
          </table:table-cell>
          <table:table-cell office:value-type="float" office:value="3953">
            <text:p>3953</text:p>
          </table:table-cell>
          <table:table-cell table:formula="of:=[.A432]/1000000" office:value-type="float" office:value="11.6228594594595">
            <text:p>11.62</text:p>
          </table:table-cell>
          <table:table-cell table:number-columns-repeated="2"/>
        </table:table-row>
        <table:table-row table:style-name="ro1">
          <table:table-cell office:value-type="float" office:value="12299954.2857143">
            <text:p>12299954.29</text:p>
          </table:table-cell>
          <table:table-cell office:value-type="float" office:value="3953">
            <text:p>3953</text:p>
          </table:table-cell>
          <table:table-cell table:formula="of:=[.A433]/1000000" office:value-type="float" office:value="12.2999542857143">
            <text:p>12.3</text:p>
          </table:table-cell>
          <table:table-cell table:number-columns-repeated="2"/>
        </table:table-row>
        <table:table-row table:style-name="ro1">
          <table:table-cell office:value-type="float" office:value="10120518.5185185">
            <text:p>10120518.52</text:p>
          </table:table-cell>
          <table:table-cell office:value-type="float" office:value="3953">
            <text:p>3953</text:p>
          </table:table-cell>
          <table:table-cell table:formula="of:=[.A434]/1000000" office:value-type="float" office:value="10.1205185185185">
            <text:p>10.12</text:p>
          </table:table-cell>
          <table:table-cell table:number-columns-repeated="2"/>
        </table:table-row>
        <table:table-row table:style-name="ro1">
          <table:table-cell office:value-type="float" office:value="15061089.1089109">
            <text:p>15061089.11</text:p>
          </table:table-cell>
          <table:table-cell office:value-type="float" office:value="3953">
            <text:p>3953</text:p>
          </table:table-cell>
          <table:table-cell table:formula="of:=[.A435]/1000000" office:value-type="float" office:value="15.0610891089109">
            <text:p>15.06</text:p>
          </table:table-cell>
          <table:table-cell table:number-columns-repeated="2"/>
        </table:table-row>
        <table:table-row table:style-name="ro1">
          <table:table-cell office:value-type="float" office:value="9378231.88405797">
            <text:p>9378231.88</text:p>
          </table:table-cell>
          <table:table-cell office:value-type="float" office:value="3953">
            <text:p>3953</text:p>
          </table:table-cell>
          <table:table-cell table:formula="of:=[.A436]/1000000" office:value-type="float" office:value="9.37823188405797">
            <text:p>9.38</text:p>
          </table:table-cell>
          <table:table-cell table:number-columns-repeated="2"/>
        </table:table-row>
        <table:table-row table:style-name="ro1">
          <table:table-cell office:value-type="float" office:value="15059168.3168317">
            <text:p>15059168.32</text:p>
          </table:table-cell>
          <table:table-cell office:value-type="float" office:value="3953">
            <text:p>3953</text:p>
          </table:table-cell>
          <table:table-cell table:formula="of:=[.A437]/1000000" office:value-type="float" office:value="15.0591683168317">
            <text:p>15.06</text:p>
          </table:table-cell>
          <table:table-cell table:number-columns-repeated="2"/>
        </table:table-row>
        <table:table-row table:style-name="ro1">
          <table:table-cell office:value-type="float" office:value="11698013.559322">
            <text:p>11698013.56</text:p>
          </table:table-cell>
          <table:table-cell office:value-type="float" office:value="3953">
            <text:p>3953</text:p>
          </table:table-cell>
          <table:table-cell table:formula="of:=[.A438]/1000000" office:value-type="float" office:value="11.698013559322">
            <text:p>11.7</text:p>
          </table:table-cell>
          <table:table-cell table:number-columns-repeated="2"/>
        </table:table-row>
        <table:table-row table:style-name="ro1">
          <table:table-cell office:value-type="float" office:value="11597097.2972973">
            <text:p>11597097.3</text:p>
          </table:table-cell>
          <table:table-cell office:value-type="float" office:value="3953">
            <text:p>3953</text:p>
          </table:table-cell>
          <table:table-cell table:formula="of:=[.A439]/1000000" office:value-type="float" office:value="11.5970972972973">
            <text:p>11.6</text:p>
          </table:table-cell>
          <table:table-cell table:number-columns-repeated="2"/>
        </table:table-row>
        <table:table-row table:style-name="ro1">
          <table:table-cell office:value-type="float" office:value="11531302.7027027">
            <text:p>11531302.7</text:p>
          </table:table-cell>
          <table:table-cell office:value-type="float" office:value="3953">
            <text:p>3953</text:p>
          </table:table-cell>
          <table:table-cell table:formula="of:=[.A440]/1000000" office:value-type="float" office:value="11.5313027027027">
            <text:p>11.53</text:p>
          </table:table-cell>
          <table:table-cell table:number-columns-repeated="2"/>
        </table:table-row>
        <table:table-row table:style-name="ro1">
          <table:table-cell office:value-type="float" office:value="11398191.0669975">
            <text:p>11398191.07</text:p>
          </table:table-cell>
          <table:table-cell office:value-type="float" office:value="3953">
            <text:p>3953</text:p>
          </table:table-cell>
          <table:table-cell table:formula="of:=[.A441]/1000000" office:value-type="float" office:value="11.3981910669975">
            <text:p>11.4</text:p>
          </table:table-cell>
          <table:table-cell table:number-columns-repeated="2"/>
        </table:table-row>
        <table:table-row table:style-name="ro1">
          <table:table-cell office:value-type="float" office:value="11493389.1891892">
            <text:p>11493389.19</text:p>
          </table:table-cell>
          <table:table-cell office:value-type="float" office:value="3953">
            <text:p>3953</text:p>
          </table:table-cell>
          <table:table-cell table:formula="of:=[.A442]/1000000" office:value-type="float" office:value="11.4933891891892">
            <text:p>11.49</text:p>
          </table:table-cell>
          <table:table-cell table:number-columns-repeated="2"/>
        </table:table-row>
        <table:table-row table:style-name="ro1">
          <table:table-cell office:value-type="float" office:value="11462329.7297297">
            <text:p>11462329.73</text:p>
          </table:table-cell>
          <table:table-cell office:value-type="float" office:value="3953">
            <text:p>3953</text:p>
          </table:table-cell>
          <table:table-cell table:formula="of:=[.A443]/1000000" office:value-type="float" office:value="11.4623297297297">
            <text:p>11.46</text:p>
          </table:table-cell>
          <table:table-cell table:number-columns-repeated="2"/>
        </table:table-row>
        <table:table-row table:style-name="ro1">
          <table:table-cell office:value-type="float" office:value="12706091.4285714">
            <text:p>12706091.43</text:p>
          </table:table-cell>
          <table:table-cell office:value-type="float" office:value="3953">
            <text:p>3953</text:p>
          </table:table-cell>
          <table:table-cell table:formula="of:=[.A444]/1000000" office:value-type="float" office:value="12.7060914285714">
            <text:p>12.71</text:p>
          </table:table-cell>
          <table:table-cell table:number-columns-repeated="2"/>
        </table:table-row>
        <table:table-row table:style-name="ro1">
          <table:table-cell office:value-type="float" office:value="9913481.48148148">
            <text:p>9913481.48</text:p>
          </table:table-cell>
          <table:table-cell office:value-type="float" office:value="3953">
            <text:p>3953</text:p>
          </table:table-cell>
          <table:table-cell table:formula="of:=[.A445]/1000000" office:value-type="float" office:value="9.91348148148148">
            <text:p>9.91</text:p>
          </table:table-cell>
          <table:table-cell table:number-columns-repeated="2"/>
        </table:table-row>
        <table:table-row table:style-name="ro1">
          <table:table-cell office:value-type="float" office:value="15050425.7425743">
            <text:p>15050425.74</text:p>
          </table:table-cell>
          <table:table-cell office:value-type="float" office:value="3953">
            <text:p>3953</text:p>
          </table:table-cell>
          <table:table-cell table:formula="of:=[.A446]/1000000" office:value-type="float" office:value="15.0504257425743">
            <text:p>15.05</text:p>
          </table:table-cell>
          <table:table-cell table:number-columns-repeated="2"/>
        </table:table-row>
        <table:table-row table:style-name="ro1">
          <table:table-cell office:value-type="float" office:value="9815797.10144928">
            <text:p>9815797.1</text:p>
          </table:table-cell>
          <table:table-cell office:value-type="float" office:value="3953">
            <text:p>3953</text:p>
          </table:table-cell>
          <table:table-cell table:formula="of:=[.A447]/1000000" office:value-type="float" office:value="9.81579710144928">
            <text:p>9.82</text:p>
          </table:table-cell>
          <table:table-cell table:number-columns-repeated="2"/>
        </table:table-row>
        <table:table-row table:style-name="ro1">
          <table:table-cell office:value-type="float" office:value="15002891.0891089">
            <text:p>15002891.09</text:p>
          </table:table-cell>
          <table:table-cell office:value-type="float" office:value="3953">
            <text:p>3953</text:p>
          </table:table-cell>
          <table:table-cell table:formula="of:=[.A448]/1000000" office:value-type="float" office:value="15.0028910891089">
            <text:p>15</text:p>
          </table:table-cell>
          <table:table-cell table:number-columns-repeated="2"/>
        </table:table-row>
        <table:table-row table:style-name="ro1">
          <table:table-cell office:value-type="float" office:value="12008844.5378151">
            <text:p>12008844.54</text:p>
          </table:table-cell>
          <table:table-cell office:value-type="float" office:value="3953">
            <text:p>3953</text:p>
          </table:table-cell>
          <table:table-cell table:formula="of:=[.A449]/1000000" office:value-type="float" office:value="12.0088445378151">
            <text:p>12.01</text:p>
          </table:table-cell>
          <table:table-cell table:number-columns-repeated="2"/>
        </table:table-row>
        <table:table-row table:style-name="ro1">
          <table:table-cell office:value-type="float" office:value="10985182.6923077">
            <text:p>10985182.69</text:p>
          </table:table-cell>
          <table:table-cell office:value-type="float" office:value="3953">
            <text:p>3953</text:p>
          </table:table-cell>
          <table:table-cell table:formula="of:=[.A450]/1000000" office:value-type="float" office:value="10.9851826923077">
            <text:p>10.99</text:p>
          </table:table-cell>
          <table:table-cell table:number-columns-repeated="2"/>
        </table:table-row>
        <table:table-row table:style-name="ro1">
          <table:table-cell office:value-type="float" office:value="11308726.0273973">
            <text:p>11308726.03</text:p>
          </table:table-cell>
          <table:table-cell office:value-type="float" office:value="3953">
            <text:p>3953</text:p>
          </table:table-cell>
          <table:table-cell table:formula="of:=[.A451]/1000000" office:value-type="float" office:value="11.3087260273973">
            <text:p>11.31</text:p>
          </table:table-cell>
          <table:table-cell table:number-columns-repeated="2"/>
        </table:table-row>
        <table:table-row table:style-name="ro1">
          <table:table-cell office:value-type="float" office:value="11644801.4440433">
            <text:p>11644801.44</text:p>
          </table:table-cell>
          <table:table-cell office:value-type="float" office:value="3953">
            <text:p>3953</text:p>
          </table:table-cell>
          <table:table-cell table:formula="of:=[.A452]/1000000" office:value-type="float" office:value="11.6448014440433">
            <text:p>11.64</text:p>
          </table:table-cell>
          <table:table-cell table:number-columns-repeated="2"/>
        </table:table-row>
        <table:table-row table:style-name="ro1">
          <table:table-cell office:value-type="float" office:value="11684401.6393443">
            <text:p>11684401.64</text:p>
          </table:table-cell>
          <table:table-cell office:value-type="float" office:value="3953">
            <text:p>3953</text:p>
          </table:table-cell>
          <table:table-cell table:formula="of:=[.A453]/1000000" office:value-type="float" office:value="11.6844016393443">
            <text:p>11.68</text:p>
          </table:table-cell>
          <table:table-cell table:number-columns-repeated="2"/>
        </table:table-row>
        <table:table-row table:style-name="ro1">
          <table:table-cell office:value-type="float" office:value="13012195.8041958">
            <text:p>13012195.8</text:p>
          </table:table-cell>
          <table:table-cell office:value-type="float" office:value="4881">
            <text:p>4881</text:p>
          </table:table-cell>
          <table:table-cell table:formula="of:=[.A454]/1000000" office:value-type="float" office:value="13.0121958041958">
            <text:p>13.01</text:p>
          </table:table-cell>
          <table:table-cell table:number-columns-repeated="2"/>
        </table:table-row>
        <table:table-row table:style-name="ro1">
          <table:table-cell office:value-type="float" office:value="8341600">
            <text:p>8341600</text:p>
          </table:table-cell>
          <table:table-cell office:value-type="float" office:value="4881">
            <text:p>4881</text:p>
          </table:table-cell>
          <table:table-cell table:formula="of:=[.A455]/1000000" office:value-type="float" office:value="8.3416">
            <text:p>8.34</text:p>
          </table:table-cell>
          <table:table-cell table:number-columns-repeated="2"/>
        </table:table-row>
        <table:table-row table:style-name="ro1">
          <table:table-cell office:value-type="float" office:value="11889494.0239044">
            <text:p>11889494.02</text:p>
          </table:table-cell>
          <table:table-cell office:value-type="float" office:value="4881">
            <text:p>4881</text:p>
          </table:table-cell>
          <table:table-cell table:formula="of:=[.A456]/1000000" office:value-type="float" office:value="11.8894940239044">
            <text:p>11.89</text:p>
          </table:table-cell>
          <table:table-cell table:number-columns-repeated="2"/>
        </table:table-row>
        <table:table-row table:style-name="ro1">
          <table:table-cell office:value-type="float" office:value="12360287.5647668">
            <text:p>12360287.56</text:p>
          </table:table-cell>
          <table:table-cell office:value-type="float" office:value="4881">
            <text:p>4881</text:p>
          </table:table-cell>
          <table:table-cell table:formula="of:=[.A457]/1000000" office:value-type="float" office:value="12.3602875647668">
            <text:p>12.36</text:p>
          </table:table-cell>
          <table:table-cell table:number-columns-repeated="2"/>
        </table:table-row>
        <table:table-row table:style-name="ro1">
          <table:table-cell office:value-type="float" office:value="26678759.0361446">
            <text:p>26678759.04</text:p>
          </table:table-cell>
          <table:table-cell office:value-type="float" office:value="7918">
            <text:p>7918</text:p>
          </table:table-cell>
          <table:table-cell table:formula="of:=[.A458]/1000000" office:value-type="float" office:value="26.6787590361446">
            <text:p>26.68</text:p>
          </table:table-cell>
          <table:table-cell table:number-columns-repeated="2"/>
        </table:table-row>
        <table:table-row table:style-name="ro1">
          <table:table-cell office:value-type="float" office:value="15581421.875">
            <text:p>15581421.88</text:p>
          </table:table-cell>
          <table:table-cell office:value-type="float" office:value="7918">
            <text:p>7918</text:p>
          </table:table-cell>
          <table:table-cell table:formula="of:=[.A459]/1000000" office:value-type="float" office:value="15.581421875">
            <text:p>15.58</text:p>
          </table:table-cell>
          <table:table-cell table:number-columns-repeated="2"/>
        </table:table-row>
        <table:table-row table:style-name="ro1">
          <table:table-cell office:value-type="float" office:value="17994338.9830508">
            <text:p>17994338.98</text:p>
          </table:table-cell>
          <table:table-cell office:value-type="float" office:value="7918">
            <text:p>7918</text:p>
          </table:table-cell>
          <table:table-cell table:formula="of:=[.A460]/1000000" office:value-type="float" office:value="17.9943389830508">
            <text:p>17.99</text:p>
          </table:table-cell>
          <table:table-cell table:number-columns-repeated="2"/>
        </table:table-row>
        <table:table-row table:style-name="ro1">
          <table:table-cell office:value-type="float" office:value="16678333.3333333">
            <text:p>16678333.33</text:p>
          </table:table-cell>
          <table:table-cell office:value-type="float" office:value="7918">
            <text:p>7918</text:p>
          </table:table-cell>
          <table:table-cell table:formula="of:=[.A461]/1000000" office:value-type="float" office:value="16.6783333333333">
            <text:p>16.68</text:p>
          </table:table-cell>
          <table:table-cell table:number-columns-repeated="2"/>
        </table:table-row>
        <table:table-row table:style-name="ro1">
          <table:table-cell office:value-type="float" office:value="17611465.9173314">
            <text:p>17611465.92</text:p>
          </table:table-cell>
          <table:table-cell office:value-type="float" office:value="7918">
            <text:p>7918</text:p>
          </table:table-cell>
          <table:table-cell table:formula="of:=[.A462]/1000000" office:value-type="float" office:value="17.6114659173314">
            <text:p>17.61</text:p>
          </table:table-cell>
          <table:table-cell table:number-columns-repeated="2"/>
        </table:table-row>
        <table:table-row table:style-name="ro1">
          <table:table-cell office:value-type="float" office:value="15580851.3513514">
            <text:p>15580851.35</text:p>
          </table:table-cell>
          <table:table-cell office:value-type="float" office:value="7918">
            <text:p>7918</text:p>
          </table:table-cell>
          <table:table-cell table:formula="of:=[.A463]/1000000" office:value-type="float" office:value="15.5808513513514">
            <text:p>15.58</text:p>
          </table:table-cell>
          <table:table-cell table:number-columns-repeated="2"/>
        </table:table-row>
        <table:table-row table:style-name="ro1">
          <table:table-cell office:value-type="float" office:value="13816150.9433962">
            <text:p>13816150.94</text:p>
          </table:table-cell>
          <table:table-cell office:value-type="float" office:value="7918">
            <text:p>7918</text:p>
          </table:table-cell>
          <table:table-cell table:formula="of:=[.A464]/1000000" office:value-type="float" office:value="13.8161509433962">
            <text:p>13.82</text:p>
          </table:table-cell>
          <table:table-cell table:number-columns-repeated="2"/>
        </table:table-row>
        <table:table-row table:style-name="ro1">
          <table:table-cell office:value-type="float" office:value="14894251.8518519">
            <text:p>14894251.85</text:p>
          </table:table-cell>
          <table:table-cell office:value-type="float" office:value="7918">
            <text:p>7918</text:p>
          </table:table-cell>
          <table:table-cell table:formula="of:=[.A465]/1000000" office:value-type="float" office:value="14.8942518518519">
            <text:p>14.89</text:p>
          </table:table-cell>
          <table:table-cell table:number-columns-repeated="2"/>
        </table:table-row>
        <table:table-row table:style-name="ro1">
          <table:table-cell office:value-type="float" office:value="16199644.3148688">
            <text:p>16199644.31</text:p>
          </table:table-cell>
          <table:table-cell office:value-type="float" office:value="7918">
            <text:p>7918</text:p>
          </table:table-cell>
          <table:table-cell table:formula="of:=[.A466]/1000000" office:value-type="float" office:value="16.1996443148688">
            <text:p>16.2</text:p>
          </table:table-cell>
          <table:table-cell table:number-columns-repeated="2"/>
        </table:table-row>
        <table:table-row table:style-name="ro1">
          <table:table-cell office:value-type="float" office:value="17045686.5671642">
            <text:p>17045686.57</text:p>
          </table:table-cell>
          <table:table-cell office:value-type="float" office:value="7918">
            <text:p>7918</text:p>
          </table:table-cell>
          <table:table-cell table:formula="of:=[.A467]/1000000" office:value-type="float" office:value="17.0456865671642">
            <text:p>17.05</text:p>
          </table:table-cell>
          <table:table-cell table:number-columns-repeated="2"/>
        </table:table-row>
        <table:table-row table:style-name="ro1">
          <table:table-cell office:value-type="float" office:value="20425777.385159">
            <text:p>20425777.39</text:p>
          </table:table-cell>
          <table:table-cell office:value-type="float" office:value="7918">
            <text:p>7918</text:p>
          </table:table-cell>
          <table:table-cell table:formula="of:=[.A468]/1000000" office:value-type="float" office:value="20.425777385159">
            <text:p>20.43</text:p>
          </table:table-cell>
          <table:table-cell table:number-columns-repeated="2"/>
        </table:table-row>
        <table:table-row table:style-name="ro1">
          <table:table-cell office:value-type="float" office:value="14934689.6551724">
            <text:p>14934689.66</text:p>
          </table:table-cell>
          <table:table-cell office:value-type="float" office:value="7918">
            <text:p>7918</text:p>
          </table:table-cell>
          <table:table-cell table:formula="of:=[.A469]/1000000" office:value-type="float" office:value="14.9346896551724">
            <text:p>14.93</text:p>
          </table:table-cell>
          <table:table-cell table:number-columns-repeated="2"/>
        </table:table-row>
        <table:table-row table:style-name="ro1">
          <table:table-cell office:value-type="float" office:value="12857923.0769231">
            <text:p>12857923.08</text:p>
          </table:table-cell>
          <table:table-cell office:value-type="float" office:value="7918">
            <text:p>7918</text:p>
          </table:table-cell>
          <table:table-cell table:formula="of:=[.A470]/1000000" office:value-type="float" office:value="12.8579230769231">
            <text:p>12.86</text:p>
          </table:table-cell>
          <table:table-cell table:number-columns-repeated="2"/>
        </table:table-row>
        <table:table-row table:style-name="ro1">
          <table:table-cell office:value-type="float" office:value="15090430.1075269">
            <text:p>15090430.11</text:p>
          </table:table-cell>
          <table:table-cell office:value-type="float" office:value="7918">
            <text:p>7918</text:p>
          </table:table-cell>
          <table:table-cell table:formula="of:=[.A471]/1000000" office:value-type="float" office:value="15.0904301075269">
            <text:p>15.09</text:p>
          </table:table-cell>
          <table:table-cell table:number-columns-repeated="2"/>
        </table:table-row>
        <table:table-row table:style-name="ro1">
          <table:table-cell office:value-type="float" office:value="13423952.2058824">
            <text:p>13423952.21</text:p>
          </table:table-cell>
          <table:table-cell office:value-type="float" office:value="7918">
            <text:p>7918</text:p>
          </table:table-cell>
          <table:table-cell table:formula="of:=[.A472]/1000000" office:value-type="float" office:value="13.4239522058824">
            <text:p>13.42</text:p>
          </table:table-cell>
          <table:table-cell table:number-columns-repeated="2"/>
        </table:table-row>
        <table:table-row table:style-name="ro1">
          <table:table-cell office:value-type="float" office:value="14702431.9248826">
            <text:p>14702431.92</text:p>
          </table:table-cell>
          <table:table-cell office:value-type="float" office:value="7918">
            <text:p>7918</text:p>
          </table:table-cell>
          <table:table-cell table:formula="of:=[.A473]/1000000" office:value-type="float" office:value="14.7024319248826">
            <text:p>14.7</text:p>
          </table:table-cell>
          <table:table-cell table:number-columns-repeated="2"/>
        </table:table-row>
        <table:table-row table:style-name="ro1">
          <table:table-cell office:value-type="float" office:value="21030197.6047904">
            <text:p>21030197.6</text:p>
          </table:table-cell>
          <table:table-cell office:value-type="float" office:value="7115">
            <text:p>7115</text:p>
          </table:table-cell>
          <table:table-cell table:formula="of:=[.A474]/1000000" office:value-type="float" office:value="21.0301976047904">
            <text:p>21.03</text:p>
          </table:table-cell>
          <table:table-cell table:number-columns-repeated="2"/>
        </table:table-row>
        <table:table-row table:style-name="ro1">
          <table:table-cell office:value-type="float" office:value="17091568.1818182">
            <text:p>17091568.18</text:p>
          </table:table-cell>
          <table:table-cell office:value-type="float" office:value="7115">
            <text:p>7115</text:p>
          </table:table-cell>
          <table:table-cell table:formula="of:=[.A475]/1000000" office:value-type="float" office:value="17.0915681818182">
            <text:p>17.09</text:p>
          </table:table-cell>
          <table:table-cell table:number-columns-repeated="2"/>
        </table:table-row>
        <table:table-row table:style-name="ro1">
          <table:table-cell office:value-type="float" office:value="20413331.5508021">
            <text:p>20413331.55</text:p>
          </table:table-cell>
          <table:table-cell office:value-type="float" office:value="7115">
            <text:p>7115</text:p>
          </table:table-cell>
          <table:table-cell table:formula="of:=[.A476]/1000000" office:value-type="float" office:value="20.4133315508021">
            <text:p>20.41</text:p>
          </table:table-cell>
          <table:table-cell table:number-columns-repeated="2"/>
        </table:table-row>
        <table:table-row table:style-name="ro1">
          <table:table-cell office:value-type="float" office:value="10778051.2820513">
            <text:p>10778051.28</text:p>
          </table:table-cell>
          <table:table-cell office:value-type="float" office:value="7115">
            <text:p>7115</text:p>
          </table:table-cell>
          <table:table-cell table:formula="of:=[.A477]/1000000" office:value-type="float" office:value="10.7780512820513">
            <text:p>10.78</text:p>
          </table:table-cell>
          <table:table-cell table:number-columns-repeated="2"/>
        </table:table-row>
        <table:table-row table:style-name="ro1">
          <table:table-cell office:value-type="float" office:value="18274329.6089385">
            <text:p>18274329.61</text:p>
          </table:table-cell>
          <table:table-cell office:value-type="float" office:value="7115">
            <text:p>7115</text:p>
          </table:table-cell>
          <table:table-cell table:formula="of:=[.A478]/1000000" office:value-type="float" office:value="18.2743296089385">
            <text:p>18.27</text:p>
          </table:table-cell>
          <table:table-cell table:number-columns-repeated="2"/>
        </table:table-row>
        <table:table-row table:style-name="ro1">
          <table:table-cell office:value-type="float" office:value="16351270">
            <text:p>16351270</text:p>
          </table:table-cell>
          <table:table-cell office:value-type="float" office:value="7115">
            <text:p>7115</text:p>
          </table:table-cell>
          <table:table-cell table:formula="of:=[.A479]/1000000" office:value-type="float" office:value="16.35127">
            <text:p>16.35</text:p>
          </table:table-cell>
          <table:table-cell table:number-columns-repeated="2"/>
        </table:table-row>
        <table:table-row table:style-name="ro1">
          <table:table-cell office:value-type="float" office:value="16227432.132964">
            <text:p>16227432.13</text:p>
          </table:table-cell>
          <table:table-cell office:value-type="float" office:value="7115">
            <text:p>7115</text:p>
          </table:table-cell>
          <table:table-cell table:formula="of:=[.A480]/1000000" office:value-type="float" office:value="16.227432132964">
            <text:p>16.23</text:p>
          </table:table-cell>
          <table:table-cell table:number-columns-repeated="2"/>
        </table:table-row>
        <table:table-row table:style-name="ro1">
          <table:table-cell office:value-type="float" office:value="15937000">
            <text:p>15937000</text:p>
          </table:table-cell>
          <table:table-cell office:value-type="float" office:value="7115">
            <text:p>7115</text:p>
          </table:table-cell>
          <table:table-cell table:formula="of:=[.A481]/1000000" office:value-type="float" office:value="15.937">
            <text:p>15.94</text:p>
          </table:table-cell>
          <table:table-cell table:number-columns-repeated="2"/>
        </table:table-row>
        <table:table-row table:style-name="ro1">
          <table:table-cell office:value-type="float" office:value="15866470.9141274">
            <text:p>15866470.91</text:p>
          </table:table-cell>
          <table:table-cell office:value-type="float" office:value="7115">
            <text:p>7115</text:p>
          </table:table-cell>
          <table:table-cell table:formula="of:=[.A482]/1000000" office:value-type="float" office:value="15.8664709141274">
            <text:p>15.87</text:p>
          </table:table-cell>
          <table:table-cell table:number-columns-repeated="2"/>
        </table:table-row>
        <table:table-row table:style-name="ro1">
          <table:table-cell office:value-type="float" office:value="15958969.5290859">
            <text:p>15958969.53</text:p>
          </table:table-cell>
          <table:table-cell office:value-type="float" office:value="7115">
            <text:p>7115</text:p>
          </table:table-cell>
          <table:table-cell table:formula="of:=[.A483]/1000000" office:value-type="float" office:value="15.9589695290859">
            <text:p>15.96</text:p>
          </table:table-cell>
          <table:table-cell table:number-columns-repeated="2"/>
        </table:table-row>
        <table:table-row table:style-name="ro1">
          <table:table-cell office:value-type="float" office:value="14106444.4444444">
            <text:p>14106444.44</text:p>
          </table:table-cell>
          <table:table-cell office:value-type="float" office:value="7115">
            <text:p>7115</text:p>
          </table:table-cell>
          <table:table-cell table:formula="of:=[.A484]/1000000" office:value-type="float" office:value="14.1064444444444">
            <text:p>14.11</text:p>
          </table:table-cell>
          <table:table-cell table:number-columns-repeated="2"/>
        </table:table-row>
        <table:table-row table:style-name="ro1">
          <table:table-cell office:value-type="float" office:value="16037318.5595568">
            <text:p>16037318.56</text:p>
          </table:table-cell>
          <table:table-cell office:value-type="float" office:value="7115">
            <text:p>7115</text:p>
          </table:table-cell>
          <table:table-cell table:formula="of:=[.A485]/1000000" office:value-type="float" office:value="16.0373185595568">
            <text:p>16.04</text:p>
          </table:table-cell>
          <table:table-cell table:number-columns-repeated="2"/>
        </table:table-row>
        <table:table-row table:style-name="ro1">
          <table:table-cell office:value-type="float" office:value="16071570.6371191">
            <text:p>16071570.64</text:p>
          </table:table-cell>
          <table:table-cell office:value-type="float" office:value="7115">
            <text:p>7115</text:p>
          </table:table-cell>
          <table:table-cell table:formula="of:=[.A486]/1000000" office:value-type="float" office:value="16.0715706371191">
            <text:p>16.07</text:p>
          </table:table-cell>
          <table:table-cell table:number-columns-repeated="2"/>
        </table:table-row>
        <table:table-row table:style-name="ro1">
          <table:table-cell office:value-type="float" office:value="15559540.166205">
            <text:p>15559540.17</text:p>
          </table:table-cell>
          <table:table-cell office:value-type="float" office:value="7115">
            <text:p>7115</text:p>
          </table:table-cell>
          <table:table-cell table:formula="of:=[.A487]/1000000" office:value-type="float" office:value="15.559540166205">
            <text:p>15.56</text:p>
          </table:table-cell>
          <table:table-cell table:number-columns-repeated="2"/>
        </table:table-row>
        <table:table-row table:style-name="ro1">
          <table:table-cell office:value-type="float" office:value="15995972.299169">
            <text:p>15995972.3</text:p>
          </table:table-cell>
          <table:table-cell office:value-type="float" office:value="7115">
            <text:p>7115</text:p>
          </table:table-cell>
          <table:table-cell table:formula="of:=[.A488]/1000000" office:value-type="float" office:value="15.995972299169">
            <text:p>16</text:p>
          </table:table-cell>
          <table:table-cell table:number-columns-repeated="2"/>
        </table:table-row>
        <table:table-row table:style-name="ro1">
          <table:table-cell office:value-type="float" office:value="24008064.1509434">
            <text:p>24008064.15</text:p>
          </table:table-cell>
          <table:table-cell office:value-type="float" office:value="7115">
            <text:p>7115</text:p>
          </table:table-cell>
          <table:table-cell table:formula="of:=[.A489]/1000000" office:value-type="float" office:value="24.0080641509434">
            <text:p>24.01</text:p>
          </table:table-cell>
          <table:table-cell table:number-columns-repeated="2"/>
        </table:table-row>
        <table:table-row table:style-name="ro1">
          <table:table-cell office:value-type="float" office:value="19979118.8630491">
            <text:p>19979118.86</text:p>
          </table:table-cell>
          <table:table-cell office:value-type="float" office:value="7115">
            <text:p>7115</text:p>
          </table:table-cell>
          <table:table-cell table:formula="of:=[.A490]/1000000" office:value-type="float" office:value="19.9791188630491">
            <text:p>19.98</text:p>
          </table:table-cell>
          <table:table-cell table:number-columns-repeated="2"/>
        </table:table-row>
        <table:table-row table:style-name="ro1">
          <table:table-cell office:value-type="float" office:value="18484698.9795918">
            <text:p>18484698.98</text:p>
          </table:table-cell>
          <table:table-cell office:value-type="float" office:value="7115">
            <text:p>7115</text:p>
          </table:table-cell>
          <table:table-cell table:formula="of:=[.A491]/1000000" office:value-type="float" office:value="18.4846989795918">
            <text:p>18.48</text:p>
          </table:table-cell>
          <table:table-cell table:number-columns-repeated="2"/>
        </table:table-row>
        <table:table-row table:style-name="ro1">
          <table:table-cell office:value-type="float" office:value="17087274.6987952">
            <text:p>17087274.7</text:p>
          </table:table-cell>
          <table:table-cell office:value-type="float" office:value="7115">
            <text:p>7115</text:p>
          </table:table-cell>
          <table:table-cell table:formula="of:=[.A492]/1000000" office:value-type="float" office:value="17.0872746987952">
            <text:p>17.09</text:p>
          </table:table-cell>
          <table:table-cell table:number-columns-repeated="2"/>
        </table:table-row>
        <table:table-row table:style-name="ro1">
          <table:table-cell office:value-type="float" office:value="15151180">
            <text:p>15151180</text:p>
          </table:table-cell>
          <table:table-cell office:value-type="float" office:value="7115">
            <text:p>7115</text:p>
          </table:table-cell>
          <table:table-cell table:formula="of:=[.A493]/1000000" office:value-type="float" office:value="15.15118">
            <text:p>15.15</text:p>
          </table:table-cell>
          <table:table-cell table:number-columns-repeated="2"/>
        </table:table-row>
        <table:table-row table:style-name="ro1">
          <table:table-cell office:value-type="float" office:value="19574381.1420983">
            <text:p>19574381.14</text:p>
          </table:table-cell>
          <table:table-cell office:value-type="float" office:value="7115">
            <text:p>7115</text:p>
          </table:table-cell>
          <table:table-cell table:formula="of:=[.A494]/1000000" office:value-type="float" office:value="19.5743811420983">
            <text:p>19.57</text:p>
          </table:table-cell>
          <table:table-cell table:number-columns-repeated="2"/>
        </table:table-row>
        <table:table-row table:style-name="ro1">
          <table:table-cell office:value-type="float" office:value="16913298.7012987">
            <text:p>16913298.7</text:p>
          </table:table-cell>
          <table:table-cell office:value-type="float" office:value="7786">
            <text:p>7786</text:p>
          </table:table-cell>
          <table:table-cell table:formula="of:=[.A495]/1000000" office:value-type="float" office:value="16.9132987012987">
            <text:p>16.91</text:p>
          </table:table-cell>
          <table:table-cell table:number-columns-repeated="2"/>
        </table:table-row>
        <table:table-row table:style-name="ro1">
          <table:table-cell office:value-type="float" office:value="16842451.6129032">
            <text:p>16842451.61</text:p>
          </table:table-cell>
          <table:table-cell office:value-type="float" office:value="7786">
            <text:p>7786</text:p>
          </table:table-cell>
          <table:table-cell table:formula="of:=[.A496]/1000000" office:value-type="float" office:value="16.8424516129032">
            <text:p>16.84</text:p>
          </table:table-cell>
          <table:table-cell table:number-columns-repeated="2"/>
        </table:table-row>
        <table:table-row table:style-name="ro1">
          <table:table-cell office:value-type="float" office:value="17062917.8743961">
            <text:p>17062917.87</text:p>
          </table:table-cell>
          <table:table-cell office:value-type="float" office:value="7786">
            <text:p>7786</text:p>
          </table:table-cell>
          <table:table-cell table:formula="of:=[.A497]/1000000" office:value-type="float" office:value="17.0629178743961">
            <text:p>17.06</text:p>
          </table:table-cell>
          <table:table-cell table:number-columns-repeated="2"/>
        </table:table-row>
        <table:table-row table:style-name="ro1">
          <table:table-cell office:value-type="float" office:value="15245723.5023041">
            <text:p>15245723.5</text:p>
          </table:table-cell>
          <table:table-cell office:value-type="float" office:value="7786">
            <text:p>7786</text:p>
          </table:table-cell>
          <table:table-cell table:formula="of:=[.A498]/1000000" office:value-type="float" office:value="15.2457235023041">
            <text:p>15.25</text:p>
          </table:table-cell>
          <table:table-cell table:number-columns-repeated="2"/>
        </table:table-row>
        <table:table-row table:style-name="ro1">
          <table:table-cell office:value-type="float" office:value="16132623.1884058">
            <text:p>16132623.19</text:p>
          </table:table-cell>
          <table:table-cell office:value-type="float" office:value="7786">
            <text:p>7786</text:p>
          </table:table-cell>
          <table:table-cell table:formula="of:=[.A499]/1000000" office:value-type="float" office:value="16.1326231884058">
            <text:p>16.13</text:p>
          </table:table-cell>
          <table:table-cell table:number-columns-repeated="2"/>
        </table:table-row>
        <table:table-row table:style-name="ro1">
          <table:table-cell office:value-type="float" office:value="16398673.5751295">
            <text:p>16398673.58</text:p>
          </table:table-cell>
          <table:table-cell office:value-type="float" office:value="7786">
            <text:p>7786</text:p>
          </table:table-cell>
          <table:table-cell table:formula="of:=[.A500]/1000000" office:value-type="float" office:value="16.3986735751295">
            <text:p>16.4</text:p>
          </table:table-cell>
          <table:table-cell table:number-columns-repeated="2"/>
        </table:table-row>
        <table:table-row table:style-name="ro1">
          <table:table-cell office:value-type="float" office:value="7798000">
            <text:p>7798000</text:p>
          </table:table-cell>
          <table:table-cell office:value-type="float" office:value="7786">
            <text:p>7786</text:p>
          </table:table-cell>
          <table:table-cell table:formula="of:=[.A501]/1000000" office:value-type="float" office:value="7.798">
            <text:p>7.8</text:p>
          </table:table-cell>
          <table:table-cell table:number-columns-repeated="2"/>
        </table:table-row>
        <table:table-row table:style-name="ro1">
          <table:table-cell office:value-type="float" office:value="14217961.5384615">
            <text:p>14217961.54</text:p>
          </table:table-cell>
          <table:table-cell office:value-type="float" office:value="7786">
            <text:p>7786</text:p>
          </table:table-cell>
          <table:table-cell table:formula="of:=[.A502]/1000000" office:value-type="float" office:value="14.2179615384615">
            <text:p>14.22</text:p>
          </table:table-cell>
          <table:table-cell table:number-columns-repeated="2"/>
        </table:table-row>
        <table:table-row table:style-name="ro1">
          <table:table-cell office:value-type="float" office:value="8203000">
            <text:p>8203000</text:p>
          </table:table-cell>
          <table:table-cell office:value-type="float" office:value="7786">
            <text:p>7786</text:p>
          </table:table-cell>
          <table:table-cell table:formula="of:=[.A503]/1000000" office:value-type="float" office:value="8.203">
            <text:p>8.2</text:p>
          </table:table-cell>
          <table:table-cell table:number-columns-repeated="2"/>
        </table:table-row>
        <table:table-row table:style-name="ro1">
          <table:table-cell office:value-type="float" office:value="14924785.3881279">
            <text:p>14924785.39</text:p>
          </table:table-cell>
          <table:table-cell office:value-type="float" office:value="7786">
            <text:p>7786</text:p>
          </table:table-cell>
          <table:table-cell table:formula="of:=[.A504]/1000000" office:value-type="float" office:value="14.9247853881279">
            <text:p>14.92</text:p>
          </table:table-cell>
          <table:table-cell table:number-columns-repeated="2"/>
        </table:table-row>
        <table:table-row table:style-name="ro1">
          <table:table-cell office:value-type="float" office:value="11728944.4444444">
            <text:p>11728944.44</text:p>
          </table:table-cell>
          <table:table-cell office:value-type="float" office:value="7786">
            <text:p>7786</text:p>
          </table:table-cell>
          <table:table-cell table:formula="of:=[.A505]/1000000" office:value-type="float" office:value="11.7289444444444">
            <text:p>11.73</text:p>
          </table:table-cell>
          <table:table-cell table:number-columns-repeated="2"/>
        </table:table-row>
        <table:table-row table:style-name="ro1">
          <table:table-cell office:value-type="float" office:value="17058932.4009324">
            <text:p>17058932.4</text:p>
          </table:table-cell>
          <table:table-cell office:value-type="float" office:value="7786">
            <text:p>7786</text:p>
          </table:table-cell>
          <table:table-cell table:formula="of:=[.A506]/1000000" office:value-type="float" office:value="17.0589324009324">
            <text:p>17.06</text:p>
          </table:table-cell>
          <table:table-cell table:number-columns-repeated="2"/>
        </table:table-row>
        <table:table-row table:style-name="ro1">
          <table:table-cell office:value-type="float" office:value="12986818.1818182">
            <text:p>12986818.18</text:p>
          </table:table-cell>
          <table:table-cell office:value-type="float" office:value="7786">
            <text:p>7786</text:p>
          </table:table-cell>
          <table:table-cell table:formula="of:=[.A507]/1000000" office:value-type="float" office:value="12.9868181818182">
            <text:p>12.99</text:p>
          </table:table-cell>
          <table:table-cell table:number-columns-repeated="2"/>
        </table:table-row>
        <table:table-row table:style-name="ro1">
          <table:table-cell office:value-type="float" office:value="13825630.3317536">
            <text:p>13825630.33</text:p>
          </table:table-cell>
          <table:table-cell office:value-type="float" office:value="7786">
            <text:p>7786</text:p>
          </table:table-cell>
          <table:table-cell table:formula="of:=[.A508]/1000000" office:value-type="float" office:value="13.8256303317536">
            <text:p>13.83</text:p>
          </table:table-cell>
          <table:table-cell table:number-columns-repeated="2"/>
        </table:table-row>
        <table:table-row table:style-name="ro1">
          <table:table-cell office:value-type="float" office:value="15326535.7142857">
            <text:p>15326535.71</text:p>
          </table:table-cell>
          <table:table-cell office:value-type="float" office:value="7786">
            <text:p>7786</text:p>
          </table:table-cell>
          <table:table-cell table:formula="of:=[.A509]/1000000" office:value-type="float" office:value="15.3265357142857">
            <text:p>15.33</text:p>
          </table:table-cell>
          <table:table-cell table:number-columns-repeated="2"/>
        </table:table-row>
        <table:table-row table:style-name="ro1">
          <table:table-cell office:value-type="float" office:value="15175600">
            <text:p>15175600</text:p>
          </table:table-cell>
          <table:table-cell office:value-type="float" office:value="7786">
            <text:p>7786</text:p>
          </table:table-cell>
          <table:table-cell table:formula="of:=[.A510]/1000000" office:value-type="float" office:value="15.1756">
            <text:p>15.18</text:p>
          </table:table-cell>
          <table:table-cell table:number-columns-repeated="2"/>
        </table:table-row>
        <table:table-row table:style-name="ro1">
          <table:table-cell office:value-type="float" office:value="14726315.2173913">
            <text:p>14726315.22</text:p>
          </table:table-cell>
          <table:table-cell office:value-type="float" office:value="7786">
            <text:p>7786</text:p>
          </table:table-cell>
          <table:table-cell table:formula="of:=[.A511]/1000000" office:value-type="float" office:value="14.7263152173913">
            <text:p>14.73</text:p>
          </table:table-cell>
          <table:table-cell table:number-columns-repeated="2"/>
        </table:table-row>
        <table:table-row table:style-name="ro1">
          <table:table-cell office:value-type="float" office:value="14707202.247191">
            <text:p>14707202.25</text:p>
          </table:table-cell>
          <table:table-cell office:value-type="float" office:value="7786">
            <text:p>7786</text:p>
          </table:table-cell>
          <table:table-cell table:formula="of:=[.A512]/1000000" office:value-type="float" office:value="14.707202247191">
            <text:p>14.71</text:p>
          </table:table-cell>
          <table:table-cell table:number-columns-repeated="2"/>
        </table:table-row>
        <table:table-row table:style-name="ro1">
          <table:table-cell office:value-type="float" office:value="15300502.7624309">
            <text:p>15300502.76</text:p>
          </table:table-cell>
          <table:table-cell office:value-type="float" office:value="7786">
            <text:p>7786</text:p>
          </table:table-cell>
          <table:table-cell table:formula="of:=[.A513]/1000000" office:value-type="float" office:value="15.3005027624309">
            <text:p>15.3</text:p>
          </table:table-cell>
          <table:table-cell table:number-columns-repeated="2"/>
        </table:table-row>
        <table:table-row table:style-name="ro1">
          <table:table-cell office:value-type="float" office:value="16484648">
            <text:p>16484648</text:p>
          </table:table-cell>
          <table:table-cell office:value-type="float" office:value="7786">
            <text:p>7786</text:p>
          </table:table-cell>
          <table:table-cell table:formula="of:=[.A514]/1000000" office:value-type="float" office:value="16.484648">
            <text:p>16.48</text:p>
          </table:table-cell>
          <table:table-cell table:number-columns-repeated="2"/>
        </table:table-row>
        <table:table-row table:style-name="ro1">
          <table:table-cell office:value-type="float" office:value="14912500">
            <text:p>14912500</text:p>
          </table:table-cell>
          <table:table-cell office:value-type="float" office:value="7786">
            <text:p>7786</text:p>
          </table:table-cell>
          <table:table-cell table:formula="of:=[.A515]/1000000" office:value-type="float" office:value="14.9125">
            <text:p>14.91</text:p>
          </table:table-cell>
          <table:table-cell table:number-columns-repeated="2"/>
        </table:table-row>
        <table:table-row table:style-name="ro1">
          <table:table-cell office:value-type="float" office:value="12430766.9902913">
            <text:p>12430766.99</text:p>
          </table:table-cell>
          <table:table-cell office:value-type="float" office:value="7786">
            <text:p>7786</text:p>
          </table:table-cell>
          <table:table-cell table:formula="of:=[.A516]/1000000" office:value-type="float" office:value="12.4307669902913">
            <text:p>12.43</text:p>
          </table:table-cell>
          <table:table-cell table:number-columns-repeated="2"/>
        </table:table-row>
        <table:table-row table:style-name="ro1">
          <table:table-cell office:value-type="float" office:value="12851304.3478261">
            <text:p>12851304.35</text:p>
          </table:table-cell>
          <table:table-cell office:value-type="float" office:value="7786">
            <text:p>7786</text:p>
          </table:table-cell>
          <table:table-cell table:formula="of:=[.A517]/1000000" office:value-type="float" office:value="12.8513043478261">
            <text:p>12.85</text:p>
          </table:table-cell>
          <table:table-cell table:number-columns-repeated="2"/>
        </table:table-row>
        <table:table-row table:style-name="ro1">
          <table:table-cell office:value-type="float" office:value="20881760.8695652">
            <text:p>20881760.87</text:p>
          </table:table-cell>
          <table:table-cell office:value-type="float" office:value="6264">
            <text:p>6264</text:p>
          </table:table-cell>
          <table:table-cell table:formula="of:=[.A518]/1000000" office:value-type="float" office:value="20.8817608695652">
            <text:p>20.88</text:p>
          </table:table-cell>
          <table:table-cell table:number-columns-repeated="2"/>
        </table:table-row>
        <table:table-row table:style-name="ro1">
          <table:table-cell office:value-type="float" office:value="14226685.9903382">
            <text:p>14226685.99</text:p>
          </table:table-cell>
          <table:table-cell office:value-type="float" office:value="6264">
            <text:p>6264</text:p>
          </table:table-cell>
          <table:table-cell table:formula="of:=[.A519]/1000000" office:value-type="float" office:value="14.2266859903382">
            <text:p>14.23</text:p>
          </table:table-cell>
          <table:table-cell table:number-columns-repeated="2"/>
        </table:table-row>
        <table:table-row table:style-name="ro1">
          <table:table-cell office:value-type="float" office:value="14877187.5">
            <text:p>14877187.5</text:p>
          </table:table-cell>
          <table:table-cell office:value-type="float" office:value="6264">
            <text:p>6264</text:p>
          </table:table-cell>
          <table:table-cell table:formula="of:=[.A520]/1000000" office:value-type="float" office:value="14.8771875">
            <text:p>14.88</text:p>
          </table:table-cell>
          <table:table-cell table:number-columns-repeated="2"/>
        </table:table-row>
        <table:table-row table:style-name="ro1">
          <table:table-cell office:value-type="float" office:value="16554567.0731707">
            <text:p>16554567.07</text:p>
          </table:table-cell>
          <table:table-cell office:value-type="float" office:value="6264">
            <text:p>6264</text:p>
          </table:table-cell>
          <table:table-cell table:formula="of:=[.A521]/1000000" office:value-type="float" office:value="16.5545670731707">
            <text:p>16.55</text:p>
          </table:table-cell>
          <table:table-cell table:number-columns-repeated="2"/>
        </table:table-row>
        <table:table-row table:style-name="ro1">
          <table:table-cell office:value-type="float" office:value="15329104.1666667">
            <text:p>15329104.17</text:p>
          </table:table-cell>
          <table:table-cell office:value-type="float" office:value="6264">
            <text:p>6264</text:p>
          </table:table-cell>
          <table:table-cell table:formula="of:=[.A522]/1000000" office:value-type="float" office:value="15.3291041666667">
            <text:p>15.33</text:p>
          </table:table-cell>
          <table:table-cell table:number-columns-repeated="2"/>
        </table:table-row>
        <table:table-row table:style-name="ro1">
          <table:table-cell office:value-type="float" office:value="14190285.0241546">
            <text:p>14190285.02</text:p>
          </table:table-cell>
          <table:table-cell office:value-type="float" office:value="6264">
            <text:p>6264</text:p>
          </table:table-cell>
          <table:table-cell table:formula="of:=[.A523]/1000000" office:value-type="float" office:value="14.1902850241546">
            <text:p>14.19</text:p>
          </table:table-cell>
          <table:table-cell table:number-columns-repeated="2"/>
        </table:table-row>
        <table:table-row table:style-name="ro1">
          <table:table-cell office:value-type="float" office:value="15135833.3333333">
            <text:p>15135833.33</text:p>
          </table:table-cell>
          <table:table-cell office:value-type="float" office:value="6264">
            <text:p>6264</text:p>
          </table:table-cell>
          <table:table-cell table:formula="of:=[.A524]/1000000" office:value-type="float" office:value="15.1358333333333">
            <text:p>15.14</text:p>
          </table:table-cell>
          <table:table-cell table:number-columns-repeated="2"/>
        </table:table-row>
        <table:table-row table:style-name="ro1">
          <table:table-cell office:value-type="float" office:value="16929530.4878049">
            <text:p>16929530.49</text:p>
          </table:table-cell>
          <table:table-cell office:value-type="float" office:value="6264">
            <text:p>6264</text:p>
          </table:table-cell>
          <table:table-cell table:formula="of:=[.A525]/1000000" office:value-type="float" office:value="16.9295304878049">
            <text:p>16.93</text:p>
          </table:table-cell>
          <table:table-cell table:number-columns-repeated="2"/>
        </table:table-row>
        <table:table-row table:style-name="ro1">
          <table:table-cell office:value-type="float" office:value="15013583.3333333">
            <text:p>15013583.33</text:p>
          </table:table-cell>
          <table:table-cell office:value-type="float" office:value="6264">
            <text:p>6264</text:p>
          </table:table-cell>
          <table:table-cell table:formula="of:=[.A526]/1000000" office:value-type="float" office:value="15.0135833333333">
            <text:p>15.01</text:p>
          </table:table-cell>
          <table:table-cell table:number-columns-repeated="2"/>
        </table:table-row>
        <table:table-row table:style-name="ro1">
          <table:table-cell office:value-type="float" office:value="13791964.2857143">
            <text:p>13791964.29</text:p>
          </table:table-cell>
          <table:table-cell office:value-type="float" office:value="6264">
            <text:p>6264</text:p>
          </table:table-cell>
          <table:table-cell table:formula="of:=[.A527]/1000000" office:value-type="float" office:value="13.7919642857143">
            <text:p>13.79</text:p>
          </table:table-cell>
          <table:table-cell table:number-columns-repeated="2"/>
        </table:table-row>
        <table:table-row table:style-name="ro1">
          <table:table-cell office:value-type="float" office:value="15942394.7368421">
            <text:p>15942394.74</text:p>
          </table:table-cell>
          <table:table-cell office:value-type="float" office:value="6264">
            <text:p>6264</text:p>
          </table:table-cell>
          <table:table-cell table:formula="of:=[.A528]/1000000" office:value-type="float" office:value="15.9423947368421">
            <text:p>15.94</text:p>
          </table:table-cell>
          <table:table-cell table:number-columns-repeated="2"/>
        </table:table-row>
        <table:table-row table:style-name="ro1">
          <table:table-cell office:value-type="float" office:value="15813470.7602339">
            <text:p>15813470.76</text:p>
          </table:table-cell>
          <table:table-cell office:value-type="float" office:value="6264">
            <text:p>6264</text:p>
          </table:table-cell>
          <table:table-cell table:formula="of:=[.A529]/1000000" office:value-type="float" office:value="15.8134707602339">
            <text:p>15.81</text:p>
          </table:table-cell>
          <table:table-cell table:number-columns-repeated="2"/>
        </table:table-row>
        <table:table-row table:style-name="ro1">
          <table:table-cell office:value-type="float" office:value="16389107.4130106">
            <text:p>16389107.41</text:p>
          </table:table-cell>
          <table:table-cell office:value-type="float" office:value="6264">
            <text:p>6264</text:p>
          </table:table-cell>
          <table:table-cell table:formula="of:=[.A530]/1000000" office:value-type="float" office:value="16.3891074130106">
            <text:p>16.39</text:p>
          </table:table-cell>
          <table:table-cell table:number-columns-repeated="2"/>
        </table:table-row>
        <table:table-row table:style-name="ro1">
          <table:table-cell office:value-type="float" office:value="15656266.6666667">
            <text:p>15656266.67</text:p>
          </table:table-cell>
          <table:table-cell office:value-type="float" office:value="6264">
            <text:p>6264</text:p>
          </table:table-cell>
          <table:table-cell table:formula="of:=[.A531]/1000000" office:value-type="float" office:value="15.6562666666667">
            <text:p>15.66</text:p>
          </table:table-cell>
          <table:table-cell table:number-columns-repeated="2"/>
        </table:table-row>
        <table:table-row table:style-name="ro1">
          <table:table-cell office:value-type="float" office:value="16693805.9964727">
            <text:p>16693806</text:p>
          </table:table-cell>
          <table:table-cell office:value-type="float" office:value="6264">
            <text:p>6264</text:p>
          </table:table-cell>
          <table:table-cell table:formula="of:=[.A532]/1000000" office:value-type="float" office:value="16.6938059964727">
            <text:p>16.69</text:p>
          </table:table-cell>
          <table:table-cell table:number-columns-repeated="2"/>
        </table:table-row>
        <table:table-row table:style-name="ro1">
          <table:table-cell office:value-type="float" office:value="15189028.7769784">
            <text:p>15189028.78</text:p>
          </table:table-cell>
          <table:table-cell office:value-type="float" office:value="6264">
            <text:p>6264</text:p>
          </table:table-cell>
          <table:table-cell table:formula="of:=[.A533]/1000000" office:value-type="float" office:value="15.1890287769784">
            <text:p>15.19</text:p>
          </table:table-cell>
          <table:table-cell table:number-columns-repeated="2"/>
        </table:table-row>
        <table:table-row table:style-name="ro1">
          <table:table-cell office:value-type="float" office:value="13540448">
            <text:p>13540448</text:p>
          </table:table-cell>
          <table:table-cell office:value-type="float" office:value="6264">
            <text:p>6264</text:p>
          </table:table-cell>
          <table:table-cell table:formula="of:=[.A534]/1000000" office:value-type="float" office:value="13.540448">
            <text:p>13.54</text:p>
          </table:table-cell>
          <table:table-cell table:number-columns-repeated="2"/>
        </table:table-row>
        <table:table-row table:style-name="ro1">
          <table:table-cell office:value-type="float" office:value="12528063.8297872">
            <text:p>12528063.83</text:p>
          </table:table-cell>
          <table:table-cell office:value-type="float" office:value="6264">
            <text:p>6264</text:p>
          </table:table-cell>
          <table:table-cell table:formula="of:=[.A535]/1000000" office:value-type="float" office:value="12.5280638297872">
            <text:p>12.53</text:p>
          </table:table-cell>
          <table:table-cell table:number-columns-repeated="2"/>
        </table:table-row>
        <table:table-row table:style-name="ro1">
          <table:table-cell office:value-type="float" office:value="17734233.6">
            <text:p>17734233.6</text:p>
          </table:table-cell>
          <table:table-cell office:value-type="float" office:value="6264">
            <text:p>6264</text:p>
          </table:table-cell>
          <table:table-cell table:formula="of:=[.A536]/1000000" office:value-type="float" office:value="17.7342336">
            <text:p>17.73</text:p>
          </table:table-cell>
          <table:table-cell table:number-columns-repeated="2"/>
        </table:table-row>
        <table:table-row table:style-name="ro1">
          <table:table-cell office:value-type="float" office:value="12879116.6666667">
            <text:p>12879116.67</text:p>
          </table:table-cell>
          <table:table-cell office:value-type="float" office:value="6264">
            <text:p>6264</text:p>
          </table:table-cell>
          <table:table-cell table:formula="of:=[.A537]/1000000" office:value-type="float" office:value="12.8791166666667">
            <text:p>12.88</text:p>
          </table:table-cell>
          <table:table-cell table:number-columns-repeated="2"/>
        </table:table-row>
        <table:table-row table:style-name="ro1">
          <table:table-cell office:value-type="float" office:value="13372000">
            <text:p>13372000</text:p>
          </table:table-cell>
          <table:table-cell office:value-type="float" office:value="6264">
            <text:p>6264</text:p>
          </table:table-cell>
          <table:table-cell table:formula="of:=[.A538]/1000000" office:value-type="float" office:value="13.372">
            <text:p>13.37</text:p>
          </table:table-cell>
          <table:table-cell table:number-columns-repeated="2"/>
        </table:table-row>
        <table:table-row table:style-name="ro1">
          <table:table-cell office:value-type="float" office:value="12820741.6666667">
            <text:p>12820741.67</text:p>
          </table:table-cell>
          <table:table-cell office:value-type="float" office:value="6264">
            <text:p>6264</text:p>
          </table:table-cell>
          <table:table-cell table:formula="of:=[.A539]/1000000" office:value-type="float" office:value="12.8207416666667">
            <text:p>12.82</text:p>
          </table:table-cell>
          <table:table-cell table:number-columns-repeated="2"/>
        </table:table-row>
        <table:table-row table:style-name="ro1">
          <table:table-cell office:value-type="float" office:value="14591985.7142857">
            <text:p>14591985.71</text:p>
          </table:table-cell>
          <table:table-cell office:value-type="float" office:value="6264">
            <text:p>6264</text:p>
          </table:table-cell>
          <table:table-cell table:formula="of:=[.A540]/1000000" office:value-type="float" office:value="14.5919857142857">
            <text:p>14.59</text:p>
          </table:table-cell>
          <table:table-cell table:number-columns-repeated="2"/>
        </table:table-row>
        <table:table-row table:style-name="ro1">
          <table:table-cell office:value-type="float" office:value="15098625">
            <text:p>15098625</text:p>
          </table:table-cell>
          <table:table-cell office:value-type="float" office:value="6264">
            <text:p>6264</text:p>
          </table:table-cell>
          <table:table-cell table:formula="of:=[.A541]/1000000" office:value-type="float" office:value="15.098625">
            <text:p>15.1</text:p>
          </table:table-cell>
          <table:table-cell table:number-columns-repeated="2"/>
        </table:table-row>
        <table:table-row table:style-name="ro1">
          <table:table-cell office:value-type="float" office:value="14307724.6376812">
            <text:p>14307724.64</text:p>
          </table:table-cell>
          <table:table-cell office:value-type="float" office:value="6264">
            <text:p>6264</text:p>
          </table:table-cell>
          <table:table-cell table:formula="of:=[.A542]/1000000" office:value-type="float" office:value="14.3077246376812">
            <text:p>14.31</text:p>
          </table:table-cell>
          <table:table-cell table:number-columns-repeated="2"/>
        </table:table-row>
        <table:table-row table:style-name="ro1">
          <table:table-cell office:value-type="float" office:value="16835283.1325301">
            <text:p>16835283.13</text:p>
          </table:table-cell>
          <table:table-cell office:value-type="float" office:value="6264">
            <text:p>6264</text:p>
          </table:table-cell>
          <table:table-cell table:formula="of:=[.A543]/1000000" office:value-type="float" office:value="16.8352831325301">
            <text:p>16.84</text:p>
          </table:table-cell>
          <table:table-cell table:number-columns-repeated="2"/>
        </table:table-row>
        <table:table-row table:style-name="ro1">
          <table:table-cell office:value-type="float" office:value="21785157.480315">
            <text:p>21785157.48</text:p>
          </table:table-cell>
          <table:table-cell office:value-type="float" office:value="6264">
            <text:p>6264</text:p>
          </table:table-cell>
          <table:table-cell table:formula="of:=[.A544]/1000000" office:value-type="float" office:value="21.785157480315">
            <text:p>21.79</text:p>
          </table:table-cell>
          <table:table-cell table:number-columns-repeated="2"/>
        </table:table-row>
        <table:table-row table:style-name="ro1">
          <table:table-cell office:value-type="float" office:value="13546019.6078431">
            <text:p>13546019.61</text:p>
          </table:table-cell>
          <table:table-cell office:value-type="float" office:value="6264">
            <text:p>6264</text:p>
          </table:table-cell>
          <table:table-cell table:formula="of:=[.A545]/1000000" office:value-type="float" office:value="13.5460196078431">
            <text:p>13.55</text:p>
          </table:table-cell>
          <table:table-cell table:number-columns-repeated="2"/>
        </table:table-row>
        <table:table-row table:style-name="ro1">
          <table:table-cell office:value-type="float" office:value="13813789.6551724">
            <text:p>13813789.66</text:p>
          </table:table-cell>
          <table:table-cell office:value-type="float" office:value="6264">
            <text:p>6264</text:p>
          </table:table-cell>
          <table:table-cell table:formula="of:=[.A546]/1000000" office:value-type="float" office:value="13.8137896551724">
            <text:p>13.81</text:p>
          </table:table-cell>
          <table:table-cell table:number-columns-repeated="2"/>
        </table:table-row>
        <table:table-row table:style-name="ro1">
          <table:table-cell office:value-type="float" office:value="14885543.1654676">
            <text:p>14885543.17</text:p>
          </table:table-cell>
          <table:table-cell office:value-type="float" office:value="6264">
            <text:p>6264</text:p>
          </table:table-cell>
          <table:table-cell table:formula="of:=[.A547]/1000000" office:value-type="float" office:value="14.8855431654676">
            <text:p>14.89</text:p>
          </table:table-cell>
          <table:table-cell table:number-columns-repeated="2"/>
        </table:table-row>
        <table:table-row table:style-name="ro1">
          <table:table-cell office:value-type="float" office:value="15873732.4840764">
            <text:p>15873732.48</text:p>
          </table:table-cell>
          <table:table-cell office:value-type="float" office:value="6264">
            <text:p>6264</text:p>
          </table:table-cell>
          <table:table-cell table:formula="of:=[.A548]/1000000" office:value-type="float" office:value="15.8737324840764">
            <text:p>15.87</text:p>
          </table:table-cell>
          <table:table-cell table:number-columns-repeated="2"/>
        </table:table-row>
        <table:table-row table:style-name="ro1">
          <table:table-cell office:value-type="float" office:value="12558214.2857143">
            <text:p>12558214.29</text:p>
          </table:table-cell>
          <table:table-cell office:value-type="float" office:value="6264">
            <text:p>6264</text:p>
          </table:table-cell>
          <table:table-cell table:formula="of:=[.A549]/1000000" office:value-type="float" office:value="12.5582142857143">
            <text:p>12.56</text:p>
          </table:table-cell>
          <table:table-cell table:number-columns-repeated="2"/>
        </table:table-row>
        <table:table-row table:style-name="ro1">
          <table:table-cell office:value-type="float" office:value="19283289.2561983">
            <text:p>19283289.26</text:p>
          </table:table-cell>
          <table:table-cell office:value-type="float" office:value="8503">
            <text:p>8503</text:p>
          </table:table-cell>
          <table:table-cell table:formula="of:=[.A550]/1000000" office:value-type="float" office:value="19.2832892561983">
            <text:p>19.28</text:p>
          </table:table-cell>
          <table:table-cell table:number-columns-repeated="2"/>
        </table:table-row>
        <table:table-row table:style-name="ro1">
          <table:table-cell office:value-type="float" office:value="14760846.1538462">
            <text:p>14760846.15</text:p>
          </table:table-cell>
          <table:table-cell office:value-type="float" office:value="8503">
            <text:p>8503</text:p>
          </table:table-cell>
          <table:table-cell table:formula="of:=[.A551]/1000000" office:value-type="float" office:value="14.7608461538462">
            <text:p>14.76</text:p>
          </table:table-cell>
          <table:table-cell table:number-columns-repeated="2"/>
        </table:table-row>
        <table:table-row table:style-name="ro1">
          <table:table-cell office:value-type="float" office:value="22219225.6267409">
            <text:p>22219225.63</text:p>
          </table:table-cell>
          <table:table-cell office:value-type="float" office:value="8503">
            <text:p>8503</text:p>
          </table:table-cell>
          <table:table-cell table:formula="of:=[.A552]/1000000" office:value-type="float" office:value="22.2192256267409">
            <text:p>22.22</text:p>
          </table:table-cell>
          <table:table-cell table:number-columns-repeated="2"/>
        </table:table-row>
        <table:table-row table:style-name="ro1">
          <table:table-cell office:value-type="float" office:value="13865875">
            <text:p>13865875</text:p>
          </table:table-cell>
          <table:table-cell office:value-type="float" office:value="8503">
            <text:p>8503</text:p>
          </table:table-cell>
          <table:table-cell table:formula="of:=[.A553]/1000000" office:value-type="float" office:value="13.865875">
            <text:p>13.87</text:p>
          </table:table-cell>
          <table:table-cell table:number-columns-repeated="2"/>
        </table:table-row>
        <table:table-row table:style-name="ro1">
          <table:table-cell office:value-type="float" office:value="19059089.0052356">
            <text:p>19059089.01</text:p>
          </table:table-cell>
          <table:table-cell office:value-type="float" office:value="8503">
            <text:p>8503</text:p>
          </table:table-cell>
          <table:table-cell table:formula="of:=[.A554]/1000000" office:value-type="float" office:value="19.0590890052356">
            <text:p>19.06</text:p>
          </table:table-cell>
          <table:table-cell table:number-columns-repeated="2"/>
        </table:table-row>
        <table:table-row table:style-name="ro1">
          <table:table-cell office:value-type="float" office:value="14833750">
            <text:p>14833750</text:p>
          </table:table-cell>
          <table:table-cell office:value-type="float" office:value="8503">
            <text:p>8503</text:p>
          </table:table-cell>
          <table:table-cell table:formula="of:=[.A555]/1000000" office:value-type="float" office:value="14.83375">
            <text:p>14.83</text:p>
          </table:table-cell>
          <table:table-cell table:number-columns-repeated="2"/>
        </table:table-row>
        <table:table-row table:style-name="ro1">
          <table:table-cell office:value-type="float" office:value="23410728.7581699">
            <text:p>23410728.76</text:p>
          </table:table-cell>
          <table:table-cell office:value-type="float" office:value="8503">
            <text:p>8503</text:p>
          </table:table-cell>
          <table:table-cell table:formula="of:=[.A556]/1000000" office:value-type="float" office:value="23.4107287581699">
            <text:p>23.41</text:p>
          </table:table-cell>
          <table:table-cell table:number-columns-repeated="2"/>
        </table:table-row>
        <table:table-row table:style-name="ro1">
          <table:table-cell office:value-type="float" office:value="21622248.5779295">
            <text:p>21622248.58</text:p>
          </table:table-cell>
          <table:table-cell office:value-type="float" office:value="8503">
            <text:p>8503</text:p>
          </table:table-cell>
          <table:table-cell table:formula="of:=[.A557]/1000000" office:value-type="float" office:value="21.6222485779295">
            <text:p>21.62</text:p>
          </table:table-cell>
          <table:table-cell table:number-columns-repeated="2"/>
        </table:table-row>
        <table:table-row table:style-name="ro1">
          <table:table-cell office:value-type="float" office:value="20529466.1016949">
            <text:p>20529466.1</text:p>
          </table:table-cell>
          <table:table-cell office:value-type="float" office:value="8503">
            <text:p>8503</text:p>
          </table:table-cell>
          <table:table-cell table:formula="of:=[.A558]/1000000" office:value-type="float" office:value="20.5294661016949">
            <text:p>20.53</text:p>
          </table:table-cell>
          <table:table-cell table:number-columns-repeated="2"/>
        </table:table-row>
        <table:table-row table:style-name="ro1">
          <table:table-cell office:value-type="float" office:value="16877076.0869565">
            <text:p>16877076.09</text:p>
          </table:table-cell>
          <table:table-cell office:value-type="float" office:value="8503">
            <text:p>8503</text:p>
          </table:table-cell>
          <table:table-cell table:formula="of:=[.A559]/1000000" office:value-type="float" office:value="16.8770760869565">
            <text:p>16.88</text:p>
          </table:table-cell>
          <table:table-cell table:number-columns-repeated="2"/>
        </table:table-row>
        <table:table-row table:style-name="ro1">
          <table:table-cell office:value-type="float" office:value="16385250">
            <text:p>16385250</text:p>
          </table:table-cell>
          <table:table-cell office:value-type="float" office:value="8503">
            <text:p>8503</text:p>
          </table:table-cell>
          <table:table-cell table:formula="of:=[.A560]/1000000" office:value-type="float" office:value="16.38525">
            <text:p>16.39</text:p>
          </table:table-cell>
          <table:table-cell table:number-columns-repeated="2"/>
        </table:table-row>
        <table:table-row table:style-name="ro1">
          <table:table-cell office:value-type="float" office:value="15118275.862069">
            <text:p>15118275.86</text:p>
          </table:table-cell>
          <table:table-cell office:value-type="float" office:value="8503">
            <text:p>8503</text:p>
          </table:table-cell>
          <table:table-cell table:formula="of:=[.A561]/1000000" office:value-type="float" office:value="15.118275862069">
            <text:p>15.12</text:p>
          </table:table-cell>
          <table:table-cell table:number-columns-repeated="2"/>
        </table:table-row>
        <table:table-row table:style-name="ro1">
          <table:table-cell office:value-type="float" office:value="16463173.9130435">
            <text:p>16463173.91</text:p>
          </table:table-cell>
          <table:table-cell office:value-type="float" office:value="8503">
            <text:p>8503</text:p>
          </table:table-cell>
          <table:table-cell table:formula="of:=[.A562]/1000000" office:value-type="float" office:value="16.4631739130435">
            <text:p>16.46</text:p>
          </table:table-cell>
          <table:table-cell table:number-columns-repeated="2"/>
        </table:table-row>
        <table:table-row table:style-name="ro1">
          <table:table-cell office:value-type="float" office:value="21244527.5">
            <text:p>21244527.5</text:p>
          </table:table-cell>
          <table:table-cell office:value-type="float" office:value="8503">
            <text:p>8503</text:p>
          </table:table-cell>
          <table:table-cell table:formula="of:=[.A563]/1000000" office:value-type="float" office:value="21.2445275">
            <text:p>21.24</text:p>
          </table:table-cell>
          <table:table-cell table:number-columns-repeated="2"/>
        </table:table-row>
        <table:table-row table:style-name="ro1">
          <table:table-cell office:value-type="float" office:value="17589939.7590361">
            <text:p>17589939.76</text:p>
          </table:table-cell>
          <table:table-cell office:value-type="float" office:value="8503">
            <text:p>8503</text:p>
          </table:table-cell>
          <table:table-cell table:formula="of:=[.A564]/1000000" office:value-type="float" office:value="17.5899397590361">
            <text:p>17.59</text:p>
          </table:table-cell>
          <table:table-cell table:number-columns-repeated="2"/>
        </table:table-row>
        <table:table-row table:style-name="ro1">
          <table:table-cell office:value-type="float" office:value="21043880">
            <text:p>21043880</text:p>
          </table:table-cell>
          <table:table-cell office:value-type="float" office:value="8503">
            <text:p>8503</text:p>
          </table:table-cell>
          <table:table-cell table:formula="of:=[.A565]/1000000" office:value-type="float" office:value="21.04388">
            <text:p>21.04</text:p>
          </table:table-cell>
          <table:table-cell table:number-columns-repeated="2"/>
        </table:table-row>
        <table:table-row table:style-name="ro1">
          <table:table-cell office:value-type="float" office:value="15833565.2173913">
            <text:p>15833565.22</text:p>
          </table:table-cell>
          <table:table-cell office:value-type="float" office:value="9552">
            <text:p>9552</text:p>
          </table:table-cell>
          <table:table-cell table:formula="of:=[.A566]/1000000" office:value-type="float" office:value="15.8335652173913">
            <text:p>15.83</text:p>
          </table:table-cell>
          <table:table-cell table:number-columns-repeated="2"/>
        </table:table-row>
        <table:table-row table:style-name="ro1">
          <table:table-cell office:value-type="float" office:value="20476885.6053384">
            <text:p>20476885.61</text:p>
          </table:table-cell>
          <table:table-cell office:value-type="float" office:value="9552">
            <text:p>9552</text:p>
          </table:table-cell>
          <table:table-cell table:formula="of:=[.A567]/1000000" office:value-type="float" office:value="20.4768856053384">
            <text:p>20.48</text:p>
          </table:table-cell>
          <table:table-cell table:number-columns-repeated="2"/>
        </table:table-row>
        <table:table-row table:style-name="ro1">
          <table:table-cell office:value-type="float" office:value="18609952.1640091">
            <text:p>18609952.16</text:p>
          </table:table-cell>
          <table:table-cell office:value-type="float" office:value="9552">
            <text:p>9552</text:p>
          </table:table-cell>
          <table:table-cell table:formula="of:=[.A568]/1000000" office:value-type="float" office:value="18.6099521640091">
            <text:p>18.61</text:p>
          </table:table-cell>
          <table:table-cell table:number-columns-repeated="2"/>
        </table:table-row>
        <table:table-row table:style-name="ro1">
          <table:table-cell office:value-type="float" office:value="20468509.489917">
            <text:p>20468509.49</text:p>
          </table:table-cell>
          <table:table-cell office:value-type="float" office:value="9552">
            <text:p>9552</text:p>
          </table:table-cell>
          <table:table-cell table:formula="of:=[.A569]/1000000" office:value-type="float" office:value="20.468509489917">
            <text:p>20.47</text:p>
          </table:table-cell>
          <table:table-cell table:number-columns-repeated="2"/>
        </table:table-row>
        <table:table-row table:style-name="ro1">
          <table:table-cell office:value-type="float" office:value="16882076.9230769">
            <text:p>16882076.92</text:p>
          </table:table-cell>
          <table:table-cell office:value-type="float" office:value="9552">
            <text:p>9552</text:p>
          </table:table-cell>
          <table:table-cell table:formula="of:=[.A570]/1000000" office:value-type="float" office:value="16.8820769230769">
            <text:p>16.88</text:p>
          </table:table-cell>
          <table:table-cell table:number-columns-repeated="2"/>
        </table:table-row>
        <table:table-row table:style-name="ro1">
          <table:table-cell office:value-type="float" office:value="14160576.9230769">
            <text:p>14160576.92</text:p>
          </table:table-cell>
          <table:table-cell office:value-type="float" office:value="9552">
            <text:p>9552</text:p>
          </table:table-cell>
          <table:table-cell table:formula="of:=[.A571]/1000000" office:value-type="float" office:value="14.1605769230769">
            <text:p>14.16</text:p>
          </table:table-cell>
          <table:table-cell table:number-columns-repeated="2"/>
        </table:table-row>
        <table:table-row table:style-name="ro1">
          <table:table-cell office:value-type="float" office:value="17143106.7106711">
            <text:p>17143106.71</text:p>
          </table:table-cell>
          <table:table-cell office:value-type="float" office:value="9552">
            <text:p>9552</text:p>
          </table:table-cell>
          <table:table-cell table:formula="of:=[.A572]/1000000" office:value-type="float" office:value="17.1431067106711">
            <text:p>17.14</text:p>
          </table:table-cell>
          <table:table-cell table:number-columns-repeated="2"/>
        </table:table-row>
        <table:table-row table:style-name="ro1">
          <table:table-cell office:value-type="float" office:value="21453435.8024691">
            <text:p>21453435.8</text:p>
          </table:table-cell>
          <table:table-cell office:value-type="float" office:value="9552">
            <text:p>9552</text:p>
          </table:table-cell>
          <table:table-cell table:formula="of:=[.A573]/1000000" office:value-type="float" office:value="21.4534358024691">
            <text:p>21.45</text:p>
          </table:table-cell>
          <table:table-cell table:number-columns-repeated="2"/>
        </table:table-row>
        <table:table-row table:style-name="ro1">
          <table:table-cell office:value-type="float" office:value="18058173.9130435">
            <text:p>18058173.91</text:p>
          </table:table-cell>
          <table:table-cell office:value-type="float" office:value="9552">
            <text:p>9552</text:p>
          </table:table-cell>
          <table:table-cell table:formula="of:=[.A574]/1000000" office:value-type="float" office:value="18.0581739130435">
            <text:p>18.06</text:p>
          </table:table-cell>
          <table:table-cell table:number-columns-repeated="2"/>
        </table:table-row>
        <table:table-row table:style-name="ro1">
          <table:table-cell office:value-type="float" office:value="14946782.6086957">
            <text:p>14946782.61</text:p>
          </table:table-cell>
          <table:table-cell office:value-type="float" office:value="9552">
            <text:p>9552</text:p>
          </table:table-cell>
          <table:table-cell table:formula="of:=[.A575]/1000000" office:value-type="float" office:value="14.9467826086957">
            <text:p>14.95</text:p>
          </table:table-cell>
          <table:table-cell table:number-columns-repeated="2"/>
        </table:table-row>
        <table:table-row table:style-name="ro1">
          <table:table-cell office:value-type="float" office:value="17216576.9230769">
            <text:p>17216576.92</text:p>
          </table:table-cell>
          <table:table-cell office:value-type="float" office:value="9552">
            <text:p>9552</text:p>
          </table:table-cell>
          <table:table-cell table:formula="of:=[.A576]/1000000" office:value-type="float" office:value="17.2165769230769">
            <text:p>17.22</text:p>
          </table:table-cell>
          <table:table-cell table:number-columns-repeated="2"/>
        </table:table-row>
        <table:table-row table:style-name="ro1">
          <table:table-cell office:value-type="float" office:value="15800192.3076923">
            <text:p>15800192.31</text:p>
          </table:table-cell>
          <table:table-cell office:value-type="float" office:value="9552">
            <text:p>9552</text:p>
          </table:table-cell>
          <table:table-cell table:formula="of:=[.A577]/1000000" office:value-type="float" office:value="15.8001923076923">
            <text:p>15.8</text:p>
          </table:table-cell>
          <table:table-cell table:number-columns-repeated="2"/>
        </table:table-row>
        <table:table-row table:style-name="ro1">
          <table:table-cell office:value-type="float" office:value="19503140.562249">
            <text:p>19503140.56</text:p>
          </table:table-cell>
          <table:table-cell office:value-type="float" office:value="9552">
            <text:p>9552</text:p>
          </table:table-cell>
          <table:table-cell table:formula="of:=[.A578]/1000000" office:value-type="float" office:value="19.503140562249">
            <text:p>19.5</text:p>
          </table:table-cell>
          <table:table-cell table:number-columns-repeated="2"/>
        </table:table-row>
        <table:table-row table:style-name="ro1">
          <table:table-cell office:value-type="float" office:value="22133550">
            <text:p>22133550</text:p>
          </table:table-cell>
          <table:table-cell office:value-type="float" office:value="9552">
            <text:p>9552</text:p>
          </table:table-cell>
          <table:table-cell table:formula="of:=[.A579]/1000000" office:value-type="float" office:value="22.13355">
            <text:p>22.13</text:p>
          </table:table-cell>
          <table:table-cell table:number-columns-repeated="2"/>
        </table:table-row>
        <table:table-row table:style-name="ro1">
          <table:table-cell office:value-type="float" office:value="19320722.8915663">
            <text:p>19320722.89</text:p>
          </table:table-cell>
          <table:table-cell office:value-type="float" office:value="9552">
            <text:p>9552</text:p>
          </table:table-cell>
          <table:table-cell table:formula="of:=[.A580]/1000000" office:value-type="float" office:value="19.3207228915663">
            <text:p>19.32</text:p>
          </table:table-cell>
          <table:table-cell table:number-columns-repeated="2"/>
        </table:table-row>
        <table:table-row table:style-name="ro1">
          <table:table-cell office:value-type="float" office:value="14399000">
            <text:p>14399000</text:p>
          </table:table-cell>
          <table:table-cell office:value-type="float" office:value="9257">
            <text:p>9257</text:p>
          </table:table-cell>
          <table:table-cell table:formula="of:=[.A581]/1000000" office:value-type="float" office:value="14.399">
            <text:p>14.4</text:p>
          </table:table-cell>
          <table:table-cell table:number-columns-repeated="2"/>
        </table:table-row>
        <table:table-row table:style-name="ro1">
          <table:table-cell office:value-type="float" office:value="16674399.103139">
            <text:p>16674399.1</text:p>
          </table:table-cell>
          <table:table-cell office:value-type="float" office:value="9257">
            <text:p>9257</text:p>
          </table:table-cell>
          <table:table-cell table:formula="of:=[.A582]/1000000" office:value-type="float" office:value="16.674399103139">
            <text:p>16.67</text:p>
          </table:table-cell>
          <table:table-cell table:number-columns-repeated="2"/>
        </table:table-row>
        <table:table-row table:style-name="ro1">
          <table:table-cell office:value-type="float" office:value="13824521.7391304">
            <text:p>13824521.74</text:p>
          </table:table-cell>
          <table:table-cell office:value-type="float" office:value="9257">
            <text:p>9257</text:p>
          </table:table-cell>
          <table:table-cell table:formula="of:=[.A583]/1000000" office:value-type="float" office:value="13.8245217391304">
            <text:p>13.82</text:p>
          </table:table-cell>
          <table:table-cell table:number-columns-repeated="2"/>
        </table:table-row>
        <table:table-row table:style-name="ro1">
          <table:table-cell office:value-type="float" office:value="16660161.2903226">
            <text:p>16660161.29</text:p>
          </table:table-cell>
          <table:table-cell office:value-type="float" office:value="9257">
            <text:p>9257</text:p>
          </table:table-cell>
          <table:table-cell table:formula="of:=[.A584]/1000000" office:value-type="float" office:value="16.6601612903226">
            <text:p>16.66</text:p>
          </table:table-cell>
          <table:table-cell table:number-columns-repeated="2"/>
        </table:table-row>
        <table:table-row table:style-name="ro1">
          <table:table-cell office:value-type="float" office:value="12306730.7692308">
            <text:p>12306730.77</text:p>
          </table:table-cell>
          <table:table-cell office:value-type="float" office:value="9257">
            <text:p>9257</text:p>
          </table:table-cell>
          <table:table-cell table:formula="of:=[.A585]/1000000" office:value-type="float" office:value="12.3067307692308">
            <text:p>12.31</text:p>
          </table:table-cell>
          <table:table-cell table:number-columns-repeated="2"/>
        </table:table-row>
        <table:table-row table:style-name="ro1">
          <table:table-cell office:value-type="float" office:value="12613095.2380952">
            <text:p>12613095.24</text:p>
          </table:table-cell>
          <table:table-cell office:value-type="float" office:value="9257">
            <text:p>9257</text:p>
          </table:table-cell>
          <table:table-cell table:formula="of:=[.A586]/1000000" office:value-type="float" office:value="12.6130952380952">
            <text:p>12.61</text:p>
          </table:table-cell>
          <table:table-cell table:number-columns-repeated="2"/>
        </table:table-row>
        <table:table-row table:style-name="ro1">
          <table:table-cell office:value-type="float" office:value="14069130.4347826">
            <text:p>14069130.43</text:p>
          </table:table-cell>
          <table:table-cell office:value-type="float" office:value="9257">
            <text:p>9257</text:p>
          </table:table-cell>
          <table:table-cell table:formula="of:=[.A587]/1000000" office:value-type="float" office:value="14.0691304347826">
            <text:p>14.07</text:p>
          </table:table-cell>
          <table:table-cell table:number-columns-repeated="2"/>
        </table:table-row>
        <table:table-row table:style-name="ro1">
          <table:table-cell office:value-type="float" office:value="12937208.3333333">
            <text:p>12937208.33</text:p>
          </table:table-cell>
          <table:table-cell office:value-type="float" office:value="9257">
            <text:p>9257</text:p>
          </table:table-cell>
          <table:table-cell table:formula="of:=[.A588]/1000000" office:value-type="float" office:value="12.9372083333333">
            <text:p>12.94</text:p>
          </table:table-cell>
          <table:table-cell table:number-columns-repeated="2"/>
        </table:table-row>
        <table:table-row table:style-name="ro1">
          <table:table-cell office:value-type="float" office:value="13943347.826087">
            <text:p>13943347.83</text:p>
          </table:table-cell>
          <table:table-cell office:value-type="float" office:value="9257">
            <text:p>9257</text:p>
          </table:table-cell>
          <table:table-cell table:formula="of:=[.A589]/1000000" office:value-type="float" office:value="13.943347826087">
            <text:p>13.94</text:p>
          </table:table-cell>
          <table:table-cell table:number-columns-repeated="2"/>
        </table:table-row>
        <table:table-row table:style-name="ro1">
          <table:table-cell office:value-type="float" office:value="15323011.6666667">
            <text:p>15323011.67</text:p>
          </table:table-cell>
          <table:table-cell office:value-type="float" office:value="9257">
            <text:p>9257</text:p>
          </table:table-cell>
          <table:table-cell table:formula="of:=[.A590]/1000000" office:value-type="float" office:value="15.3230116666667">
            <text:p>15.32</text:p>
          </table:table-cell>
          <table:table-cell table:number-columns-repeated="2"/>
        </table:table-row>
        <table:table-row table:style-name="ro1">
          <table:table-cell office:value-type="float" office:value="16067272.7272727">
            <text:p>16067272.73</text:p>
          </table:table-cell>
          <table:table-cell office:value-type="float" office:value="9257">
            <text:p>9257</text:p>
          </table:table-cell>
          <table:table-cell table:formula="of:=[.A591]/1000000" office:value-type="float" office:value="16.0672727272727">
            <text:p>16.07</text:p>
          </table:table-cell>
          <table:table-cell table:number-columns-repeated="2"/>
        </table:table-row>
        <table:table-row table:style-name="ro1">
          <table:table-cell office:value-type="float" office:value="17394504.587156">
            <text:p>17394504.59</text:p>
          </table:table-cell>
          <table:table-cell office:value-type="float" office:value="9257">
            <text:p>9257</text:p>
          </table:table-cell>
          <table:table-cell table:formula="of:=[.A592]/1000000" office:value-type="float" office:value="17.394504587156">
            <text:p>17.39</text:p>
          </table:table-cell>
          <table:table-cell table:number-columns-repeated="2"/>
        </table:table-row>
        <table:table-row table:style-name="ro1">
          <table:table-cell office:value-type="float" office:value="14974469.3877551">
            <text:p>14974469.39</text:p>
          </table:table-cell>
          <table:table-cell office:value-type="float" office:value="9257">
            <text:p>9257</text:p>
          </table:table-cell>
          <table:table-cell table:formula="of:=[.A593]/1000000" office:value-type="float" office:value="14.9744693877551">
            <text:p>14.97</text:p>
          </table:table-cell>
          <table:table-cell table:number-columns-repeated="2"/>
        </table:table-row>
        <table:table-row table:style-name="ro1">
          <table:table-cell office:value-type="float" office:value="12350869.5652174">
            <text:p>12350869.57</text:p>
          </table:table-cell>
          <table:table-cell office:value-type="float" office:value="9257">
            <text:p>9257</text:p>
          </table:table-cell>
          <table:table-cell table:formula="of:=[.A594]/1000000" office:value-type="float" office:value="12.3508695652174">
            <text:p>12.35</text:p>
          </table:table-cell>
          <table:table-cell table:number-columns-repeated="2"/>
        </table:table-row>
        <table:table-row table:style-name="ro1">
          <table:table-cell office:value-type="float" office:value="13286666.6666667">
            <text:p>13286666.67</text:p>
          </table:table-cell>
          <table:table-cell office:value-type="float" office:value="9257">
            <text:p>9257</text:p>
          </table:table-cell>
          <table:table-cell table:formula="of:=[.A595]/1000000" office:value-type="float" office:value="13.2866666666667">
            <text:p>13.29</text:p>
          </table:table-cell>
          <table:table-cell table:number-columns-repeated="2"/>
        </table:table-row>
        <table:table-row table:style-name="ro1">
          <table:table-cell office:value-type="float" office:value="13128459.4594595">
            <text:p>13128459.46</text:p>
          </table:table-cell>
          <table:table-cell office:value-type="float" office:value="9257">
            <text:p>9257</text:p>
          </table:table-cell>
          <table:table-cell table:formula="of:=[.A596]/1000000" office:value-type="float" office:value="13.1284594594595">
            <text:p>13.13</text:p>
          </table:table-cell>
          <table:table-cell table:number-columns-repeated="2"/>
        </table:table-row>
        <table:table-row table:style-name="ro1">
          <table:table-cell office:value-type="float" office:value="12622384.6153846">
            <text:p>12622384.62</text:p>
          </table:table-cell>
          <table:table-cell office:value-type="float" office:value="9257">
            <text:p>9257</text:p>
          </table:table-cell>
          <table:table-cell table:formula="of:=[.A597]/1000000" office:value-type="float" office:value="12.6223846153846">
            <text:p>12.62</text:p>
          </table:table-cell>
          <table:table-cell table:number-columns-repeated="2"/>
        </table:table-row>
        <table:table-row table:style-name="ro1">
          <table:table-cell office:value-type="float" office:value="13511107.1428571">
            <text:p>13511107.14</text:p>
          </table:table-cell>
          <table:table-cell office:value-type="float" office:value="9257">
            <text:p>9257</text:p>
          </table:table-cell>
          <table:table-cell table:formula="of:=[.A598]/1000000" office:value-type="float" office:value="13.5111071428571">
            <text:p>13.51</text:p>
          </table:table-cell>
          <table:table-cell table:number-columns-repeated="2"/>
        </table:table-row>
        <table:table-row table:style-name="ro1">
          <table:table-cell office:value-type="float" office:value="16024978.4946237">
            <text:p>16024978.49</text:p>
          </table:table-cell>
          <table:table-cell office:value-type="float" office:value="9257">
            <text:p>9257</text:p>
          </table:table-cell>
          <table:table-cell table:formula="of:=[.A599]/1000000" office:value-type="float" office:value="16.0249784946237">
            <text:p>16.02</text:p>
          </table:table-cell>
          <table:table-cell table:number-columns-repeated="2"/>
        </table:table-row>
        <table:table-row table:style-name="ro1">
          <table:table-cell office:value-type="float" office:value="11603962.962963">
            <text:p>11603962.96</text:p>
          </table:table-cell>
          <table:table-cell office:value-type="float" office:value="9257">
            <text:p>9257</text:p>
          </table:table-cell>
          <table:table-cell table:formula="of:=[.A600]/1000000" office:value-type="float" office:value="11.603962962963">
            <text:p>11.6</text:p>
          </table:table-cell>
          <table:table-cell table:number-columns-repeated="2"/>
        </table:table-row>
        <table:table-row table:style-name="ro1">
          <table:table-cell office:value-type="float" office:value="13565391.3043478">
            <text:p>13565391.3</text:p>
          </table:table-cell>
          <table:table-cell office:value-type="float" office:value="9257">
            <text:p>9257</text:p>
          </table:table-cell>
          <table:table-cell table:formula="of:=[.A601]/1000000" office:value-type="float" office:value="13.5653913043478">
            <text:p>13.57</text:p>
          </table:table-cell>
          <table:table-cell table:number-columns-repeated="2"/>
        </table:table-row>
        <table:table-row table:style-name="ro1">
          <table:table-cell office:value-type="float" office:value="12828333.3333333">
            <text:p>12828333.33</text:p>
          </table:table-cell>
          <table:table-cell office:value-type="float" office:value="9257">
            <text:p>9257</text:p>
          </table:table-cell>
          <table:table-cell table:formula="of:=[.A602]/1000000" office:value-type="float" office:value="12.8283333333333">
            <text:p>12.83</text:p>
          </table:table-cell>
          <table:table-cell table:number-columns-repeated="2"/>
        </table:table-row>
        <table:table-row table:style-name="ro1">
          <table:table-cell office:value-type="float" office:value="13553434.7826087">
            <text:p>13553434.78</text:p>
          </table:table-cell>
          <table:table-cell office:value-type="float" office:value="9257">
            <text:p>9257</text:p>
          </table:table-cell>
          <table:table-cell table:formula="of:=[.A603]/1000000" office:value-type="float" office:value="13.5534347826087">
            <text:p>13.55</text:p>
          </table:table-cell>
          <table:table-cell table:number-columns-repeated="2"/>
        </table:table-row>
        <table:table-row table:style-name="ro1">
          <table:table-cell office:value-type="float" office:value="15024218.75">
            <text:p>15024218.75</text:p>
          </table:table-cell>
          <table:table-cell office:value-type="float" office:value="9257">
            <text:p>9257</text:p>
          </table:table-cell>
          <table:table-cell table:formula="of:=[.A604]/1000000" office:value-type="float" office:value="15.02421875">
            <text:p>15.02</text:p>
          </table:table-cell>
          <table:table-cell table:number-columns-repeated="2"/>
        </table:table-row>
        <table:table-row table:style-name="ro1">
          <table:table-cell office:value-type="float" office:value="13146666.6666667">
            <text:p>13146666.67</text:p>
          </table:table-cell>
          <table:table-cell office:value-type="float" office:value="9257">
            <text:p>9257</text:p>
          </table:table-cell>
          <table:table-cell table:formula="of:=[.A605]/1000000" office:value-type="float" office:value="13.1466666666667">
            <text:p>13.15</text:p>
          </table:table-cell>
          <table:table-cell table:number-columns-repeated="2"/>
        </table:table-row>
        <table:table-row table:style-name="ro1">
          <table:table-cell office:value-type="float" office:value="18361971.4285714">
            <text:p>18361971.43</text:p>
          </table:table-cell>
          <table:table-cell office:value-type="float" office:value="8306">
            <text:p>8306</text:p>
          </table:table-cell>
          <table:table-cell table:formula="of:=[.A606]/1000000" office:value-type="float" office:value="18.3619714285714">
            <text:p>18.36</text:p>
          </table:table-cell>
          <table:table-cell table:number-columns-repeated="2"/>
        </table:table-row>
        <table:table-row table:style-name="ro1">
          <table:table-cell office:value-type="float" office:value="17736426.4705882">
            <text:p>17736426.47</text:p>
          </table:table-cell>
          <table:table-cell office:value-type="float" office:value="8306">
            <text:p>8306</text:p>
          </table:table-cell>
          <table:table-cell table:formula="of:=[.A607]/1000000" office:value-type="float" office:value="17.7364264705882">
            <text:p>17.74</text:p>
          </table:table-cell>
          <table:table-cell table:number-columns-repeated="2"/>
        </table:table-row>
        <table:table-row table:style-name="ro1">
          <table:table-cell office:value-type="float" office:value="15135898.5507246">
            <text:p>15135898.55</text:p>
          </table:table-cell>
          <table:table-cell office:value-type="float" office:value="8306">
            <text:p>8306</text:p>
          </table:table-cell>
          <table:table-cell table:formula="of:=[.A608]/1000000" office:value-type="float" office:value="15.1358985507246">
            <text:p>15.14</text:p>
          </table:table-cell>
          <table:table-cell table:number-columns-repeated="2"/>
        </table:table-row>
        <table:table-row table:style-name="ro1">
          <table:table-cell office:value-type="float" office:value="16635648.4848485">
            <text:p>16635648.48</text:p>
          </table:table-cell>
          <table:table-cell office:value-type="float" office:value="8306">
            <text:p>8306</text:p>
          </table:table-cell>
          <table:table-cell table:formula="of:=[.A609]/1000000" office:value-type="float" office:value="16.6356484848485">
            <text:p>16.64</text:p>
          </table:table-cell>
          <table:table-cell table:number-columns-repeated="2"/>
        </table:table-row>
        <table:table-row table:style-name="ro1">
          <table:table-cell office:value-type="float" office:value="18578347.3053892">
            <text:p>18578347.31</text:p>
          </table:table-cell>
          <table:table-cell office:value-type="float" office:value="8306">
            <text:p>8306</text:p>
          </table:table-cell>
          <table:table-cell table:formula="of:=[.A610]/1000000" office:value-type="float" office:value="18.5783473053892">
            <text:p>18.58</text:p>
          </table:table-cell>
          <table:table-cell table:number-columns-repeated="2"/>
        </table:table-row>
        <table:table-row table:style-name="ro1">
          <table:table-cell office:value-type="float" office:value="16374260.6060606">
            <text:p>16374260.61</text:p>
          </table:table-cell>
          <table:table-cell office:value-type="float" office:value="8306">
            <text:p>8306</text:p>
          </table:table-cell>
          <table:table-cell table:formula="of:=[.A611]/1000000" office:value-type="float" office:value="16.3742606060606">
            <text:p>16.37</text:p>
          </table:table-cell>
          <table:table-cell table:number-columns-repeated="2"/>
        </table:table-row>
        <table:table-row table:style-name="ro1">
          <table:table-cell office:value-type="float" office:value="21702865.5172414">
            <text:p>21702865.52</text:p>
          </table:table-cell>
          <table:table-cell office:value-type="float" office:value="8306">
            <text:p>8306</text:p>
          </table:table-cell>
          <table:table-cell table:formula="of:=[.A612]/1000000" office:value-type="float" office:value="21.7028655172414">
            <text:p>21.7</text:p>
          </table:table-cell>
          <table:table-cell table:number-columns-repeated="2"/>
        </table:table-row>
        <table:table-row table:style-name="ro1">
          <table:table-cell office:value-type="float" office:value="21182717.2413793">
            <text:p>21182717.24</text:p>
          </table:table-cell>
          <table:table-cell office:value-type="float" office:value="8306">
            <text:p>8306</text:p>
          </table:table-cell>
          <table:table-cell table:formula="of:=[.A613]/1000000" office:value-type="float" office:value="21.1827172413793">
            <text:p>21.18</text:p>
          </table:table-cell>
          <table:table-cell table:number-columns-repeated="2"/>
        </table:table-row>
        <table:table-row table:style-name="ro1">
          <table:table-cell office:value-type="float" office:value="20298109.1549296">
            <text:p>20298109.15</text:p>
          </table:table-cell>
          <table:table-cell office:value-type="float" office:value="8306">
            <text:p>8306</text:p>
          </table:table-cell>
          <table:table-cell table:formula="of:=[.A614]/1000000" office:value-type="float" office:value="20.2981091549296">
            <text:p>20.3</text:p>
          </table:table-cell>
          <table:table-cell table:number-columns-repeated="2"/>
        </table:table-row>
        <table:table-row table:style-name="ro1">
          <table:table-cell office:value-type="float" office:value="21726665.5172414">
            <text:p>21726665.52</text:p>
          </table:table-cell>
          <table:table-cell office:value-type="float" office:value="8306">
            <text:p>8306</text:p>
          </table:table-cell>
          <table:table-cell table:formula="of:=[.A615]/1000000" office:value-type="float" office:value="21.7266655172414">
            <text:p>21.73</text:p>
          </table:table-cell>
          <table:table-cell table:number-columns-repeated="2"/>
        </table:table-row>
        <table:table-row table:style-name="ro1">
          <table:table-cell office:value-type="float" office:value="22151048.2758621">
            <text:p>22151048.28</text:p>
          </table:table-cell>
          <table:table-cell office:value-type="float" office:value="8306">
            <text:p>8306</text:p>
          </table:table-cell>
          <table:table-cell table:formula="of:=[.A616]/1000000" office:value-type="float" office:value="22.1510482758621">
            <text:p>22.15</text:p>
          </table:table-cell>
          <table:table-cell table:number-columns-repeated="2"/>
        </table:table-row>
        <table:table-row table:style-name="ro1">
          <table:table-cell office:value-type="float" office:value="14913895.2380952">
            <text:p>14913895.24</text:p>
          </table:table-cell>
          <table:table-cell office:value-type="float" office:value="8306">
            <text:p>8306</text:p>
          </table:table-cell>
          <table:table-cell table:formula="of:=[.A617]/1000000" office:value-type="float" office:value="14.9138952380952">
            <text:p>14.91</text:p>
          </table:table-cell>
          <table:table-cell table:number-columns-repeated="2"/>
        </table:table-row>
        <table:table-row table:style-name="ro1">
          <table:table-cell office:value-type="float" office:value="18379504.950495">
            <text:p>18379504.95</text:p>
          </table:table-cell>
          <table:table-cell office:value-type="float" office:value="8306">
            <text:p>8306</text:p>
          </table:table-cell>
          <table:table-cell table:formula="of:=[.A618]/1000000" office:value-type="float" office:value="18.379504950495">
            <text:p>18.38</text:p>
          </table:table-cell>
          <table:table-cell table:number-columns-repeated="2"/>
        </table:table-row>
        <table:table-row table:style-name="ro1">
          <table:table-cell office:value-type="float" office:value="16928209.7902098">
            <text:p>16928209.79</text:p>
          </table:table-cell>
          <table:table-cell office:value-type="float" office:value="8306">
            <text:p>8306</text:p>
          </table:table-cell>
          <table:table-cell table:formula="of:=[.A619]/1000000" office:value-type="float" office:value="16.9282097902098">
            <text:p>16.93</text:p>
          </table:table-cell>
          <table:table-cell table:number-columns-repeated="2"/>
        </table:table-row>
        <table:table-row table:style-name="ro1">
          <table:table-cell office:value-type="float" office:value="18515079.2079208">
            <text:p>18515079.21</text:p>
          </table:table-cell>
          <table:table-cell office:value-type="float" office:value="8306">
            <text:p>8306</text:p>
          </table:table-cell>
          <table:table-cell table:formula="of:=[.A620]/1000000" office:value-type="float" office:value="18.5150792079208">
            <text:p>18.52</text:p>
          </table:table-cell>
          <table:table-cell table:number-columns-repeated="2"/>
        </table:table-row>
        <table:table-row table:style-name="ro1">
          <table:table-cell office:value-type="float" office:value="21398624.5059289">
            <text:p>21398624.51</text:p>
          </table:table-cell>
          <table:table-cell office:value-type="float" office:value="8306">
            <text:p>8306</text:p>
          </table:table-cell>
          <table:table-cell table:formula="of:=[.A621]/1000000" office:value-type="float" office:value="21.3986245059289">
            <text:p>21.4</text:p>
          </table:table-cell>
          <table:table-cell table:number-columns-repeated="2"/>
        </table:table-row>
        <table:table-row table:style-name="ro1">
          <table:table-cell office:value-type="float" office:value="22305275.5555556">
            <text:p>22305275.56</text:p>
          </table:table-cell>
          <table:table-cell office:value-type="float" office:value="8306">
            <text:p>8306</text:p>
          </table:table-cell>
          <table:table-cell table:formula="of:=[.A622]/1000000" office:value-type="float" office:value="22.3052755555556">
            <text:p>22.31</text:p>
          </table:table-cell>
          <table:table-cell table:number-columns-repeated="2"/>
        </table:table-row>
        <table:table-row table:style-name="ro1">
          <table:table-cell office:value-type="float" office:value="15675365.1452282">
            <text:p>15675365.15</text:p>
          </table:table-cell>
          <table:table-cell office:value-type="float" office:value="8306">
            <text:p>8306</text:p>
          </table:table-cell>
          <table:table-cell table:formula="of:=[.A623]/1000000" office:value-type="float" office:value="15.6753651452282">
            <text:p>15.68</text:p>
          </table:table-cell>
          <table:table-cell table:number-columns-repeated="2"/>
        </table:table-row>
        <table:table-row table:style-name="ro1">
          <table:table-cell office:value-type="float" office:value="17111750">
            <text:p>17111750</text:p>
          </table:table-cell>
          <table:table-cell office:value-type="float" office:value="8306">
            <text:p>8306</text:p>
          </table:table-cell>
          <table:table-cell table:formula="of:=[.A624]/1000000" office:value-type="float" office:value="17.11175">
            <text:p>17.11</text:p>
          </table:table-cell>
          <table:table-cell table:number-columns-repeated="2"/>
        </table:table-row>
        <table:table-row table:style-name="ro1">
          <table:table-cell office:value-type="float" office:value="15411078.4313725">
            <text:p>15411078.43</text:p>
          </table:table-cell>
          <table:table-cell office:value-type="float" office:value="8306">
            <text:p>8306</text:p>
          </table:table-cell>
          <table:table-cell table:formula="of:=[.A625]/1000000" office:value-type="float" office:value="15.4110784313725">
            <text:p>15.41</text:p>
          </table:table-cell>
          <table:table-cell table:number-columns-repeated="2"/>
        </table:table-row>
        <table:table-row table:style-name="ro1">
          <table:table-cell office:value-type="float" office:value="16000142.8571429">
            <text:p>16000142.86</text:p>
          </table:table-cell>
          <table:table-cell office:value-type="float" office:value="8306">
            <text:p>8306</text:p>
          </table:table-cell>
          <table:table-cell table:formula="of:=[.A626]/1000000" office:value-type="float" office:value="16.0001428571429">
            <text:p>16</text:p>
          </table:table-cell>
          <table:table-cell table:number-columns-repeated="2"/>
        </table:table-row>
        <table:table-row table:style-name="ro1">
          <table:table-cell office:value-type="float" office:value="16935220.5882353">
            <text:p>16935220.59</text:p>
          </table:table-cell>
          <table:table-cell office:value-type="float" office:value="8306">
            <text:p>8306</text:p>
          </table:table-cell>
          <table:table-cell table:formula="of:=[.A627]/1000000" office:value-type="float" office:value="16.9352205882353">
            <text:p>16.94</text:p>
          </table:table-cell>
          <table:table-cell table:number-columns-repeated="2"/>
        </table:table-row>
        <table:table-row table:style-name="ro1">
          <table:table-cell office:value-type="float" office:value="19579498.1132075">
            <text:p>19579498.11</text:p>
          </table:table-cell>
          <table:table-cell office:value-type="float" office:value="10855">
            <text:p>10855</text:p>
          </table:table-cell>
          <table:table-cell table:formula="of:=[.A628]/1000000" office:value-type="float" office:value="19.5794981132075">
            <text:p>19.58</text:p>
          </table:table-cell>
          <table:table-cell table:number-columns-repeated="2"/>
        </table:table-row>
        <table:table-row table:style-name="ro1">
          <table:table-cell office:value-type="float" office:value="18187173.0769231">
            <text:p>18187173.08</text:p>
          </table:table-cell>
          <table:table-cell office:value-type="float" office:value="10855">
            <text:p>10855</text:p>
          </table:table-cell>
          <table:table-cell table:formula="of:=[.A629]/1000000" office:value-type="float" office:value="18.1871730769231">
            <text:p>18.19</text:p>
          </table:table-cell>
          <table:table-cell table:number-columns-repeated="2"/>
        </table:table-row>
        <table:table-row table:style-name="ro1">
          <table:table-cell office:value-type="float" office:value="20666675.862069">
            <text:p>20666675.86</text:p>
          </table:table-cell>
          <table:table-cell office:value-type="float" office:value="10855">
            <text:p>10855</text:p>
          </table:table-cell>
          <table:table-cell table:formula="of:=[.A630]/1000000" office:value-type="float" office:value="20.666675862069">
            <text:p>20.67</text:p>
          </table:table-cell>
          <table:table-cell table:number-columns-repeated="2"/>
        </table:table-row>
        <table:table-row table:style-name="ro1">
          <table:table-cell office:value-type="float" office:value="19605919.3548387">
            <text:p>19605919.35</text:p>
          </table:table-cell>
          <table:table-cell office:value-type="float" office:value="10855">
            <text:p>10855</text:p>
          </table:table-cell>
          <table:table-cell table:formula="of:=[.A631]/1000000" office:value-type="float" office:value="19.6059193548387">
            <text:p>19.61</text:p>
          </table:table-cell>
          <table:table-cell table:number-columns-repeated="2"/>
        </table:table-row>
        <table:table-row table:style-name="ro1">
          <table:table-cell office:value-type="float" office:value="18260208.6956522">
            <text:p>18260208.7</text:p>
          </table:table-cell>
          <table:table-cell office:value-type="float" office:value="10855">
            <text:p>10855</text:p>
          </table:table-cell>
          <table:table-cell table:formula="of:=[.A632]/1000000" office:value-type="float" office:value="18.2602086956522">
            <text:p>18.26</text:p>
          </table:table-cell>
          <table:table-cell table:number-columns-repeated="2"/>
        </table:table-row>
        <table:table-row table:style-name="ro1">
          <table:table-cell office:value-type="float" office:value="19088005.3191489">
            <text:p>19088005.32</text:p>
          </table:table-cell>
          <table:table-cell office:value-type="float" office:value="10855">
            <text:p>10855</text:p>
          </table:table-cell>
          <table:table-cell table:formula="of:=[.A633]/1000000" office:value-type="float" office:value="19.0880053191489">
            <text:p>19.09</text:p>
          </table:table-cell>
          <table:table-cell table:number-columns-repeated="2"/>
        </table:table-row>
        <table:table-row table:style-name="ro1">
          <table:table-cell office:value-type="float" office:value="16290812.5">
            <text:p>16290812.5</text:p>
          </table:table-cell>
          <table:table-cell office:value-type="float" office:value="10855">
            <text:p>10855</text:p>
          </table:table-cell>
          <table:table-cell table:formula="of:=[.A634]/1000000" office:value-type="float" office:value="16.2908125">
            <text:p>16.29</text:p>
          </table:table-cell>
          <table:table-cell table:number-columns-repeated="2"/>
        </table:table-row>
        <table:table-row table:style-name="ro1">
          <table:table-cell office:value-type="float" office:value="22238390.3654485">
            <text:p>22238390.37</text:p>
          </table:table-cell>
          <table:table-cell office:value-type="float" office:value="10855">
            <text:p>10855</text:p>
          </table:table-cell>
          <table:table-cell table:formula="of:=[.A635]/1000000" office:value-type="float" office:value="22.2383903654485">
            <text:p>22.24</text:p>
          </table:table-cell>
          <table:table-cell table:number-columns-repeated="2"/>
        </table:table-row>
        <table:table-row table:style-name="ro1">
          <table:table-cell office:value-type="float" office:value="21473098.5915493">
            <text:p>21473098.59</text:p>
          </table:table-cell>
          <table:table-cell office:value-type="float" office:value="10855">
            <text:p>10855</text:p>
          </table:table-cell>
          <table:table-cell table:formula="of:=[.A636]/1000000" office:value-type="float" office:value="21.4730985915493">
            <text:p>21.47</text:p>
          </table:table-cell>
          <table:table-cell table:number-columns-repeated="2"/>
        </table:table-row>
        <table:table-row table:style-name="ro1">
          <table:table-cell office:value-type="float" office:value="17397816.9014085">
            <text:p>17397816.9</text:p>
          </table:table-cell>
          <table:table-cell office:value-type="float" office:value="10855">
            <text:p>10855</text:p>
          </table:table-cell>
          <table:table-cell table:formula="of:=[.A637]/1000000" office:value-type="float" office:value="17.3978169014085">
            <text:p>17.4</text:p>
          </table:table-cell>
          <table:table-cell table:number-columns-repeated="2"/>
        </table:table-row>
        <table:table-row table:style-name="ro1">
          <table:table-cell office:value-type="float" office:value="16072250">
            <text:p>16072250</text:p>
          </table:table-cell>
          <table:table-cell office:value-type="float" office:value="10855">
            <text:p>10855</text:p>
          </table:table-cell>
          <table:table-cell table:formula="of:=[.A638]/1000000" office:value-type="float" office:value="16.07225">
            <text:p>16.07</text:p>
          </table:table-cell>
          <table:table-cell table:number-columns-repeated="2"/>
        </table:table-row>
        <table:table-row table:style-name="ro1">
          <table:table-cell office:value-type="float" office:value="18357760">
            <text:p>18357760</text:p>
          </table:table-cell>
          <table:table-cell office:value-type="float" office:value="10855">
            <text:p>10855</text:p>
          </table:table-cell>
          <table:table-cell table:formula="of:=[.A639]/1000000" office:value-type="float" office:value="18.35776">
            <text:p>18.36</text:p>
          </table:table-cell>
          <table:table-cell table:number-columns-repeated="2"/>
        </table:table-row>
        <table:table-row table:style-name="ro1">
          <table:table-cell office:value-type="float" office:value="18183948.7179487">
            <text:p>18183948.72</text:p>
          </table:table-cell>
          <table:table-cell office:value-type="float" office:value="10855">
            <text:p>10855</text:p>
          </table:table-cell>
          <table:table-cell table:formula="of:=[.A640]/1000000" office:value-type="float" office:value="18.1839487179487">
            <text:p>18.18</text:p>
          </table:table-cell>
          <table:table-cell table:number-columns-repeated="2"/>
        </table:table-row>
        <table:table-row table:style-name="ro1">
          <table:table-cell office:value-type="float" office:value="16905800">
            <text:p>16905800</text:p>
          </table:table-cell>
          <table:table-cell office:value-type="float" office:value="10855">
            <text:p>10855</text:p>
          </table:table-cell>
          <table:table-cell table:formula="of:=[.A641]/1000000" office:value-type="float" office:value="16.9058">
            <text:p>16.91</text:p>
          </table:table-cell>
          <table:table-cell table:number-columns-repeated="2"/>
        </table:table-row>
        <table:table-row table:style-name="ro1">
          <table:table-cell office:value-type="float" office:value="16129058.0912863">
            <text:p>16129058.09</text:p>
          </table:table-cell>
          <table:table-cell office:value-type="float" office:value="10855">
            <text:p>10855</text:p>
          </table:table-cell>
          <table:table-cell table:formula="of:=[.A642]/1000000" office:value-type="float" office:value="16.1290580912863">
            <text:p>16.13</text:p>
          </table:table-cell>
          <table:table-cell table:number-columns-repeated="2"/>
        </table:table-row>
        <table:table-row table:style-name="ro1">
          <table:table-cell office:value-type="float" office:value="19431279.6610169">
            <text:p>19431279.66</text:p>
          </table:table-cell>
          <table:table-cell office:value-type="float" office:value="10855">
            <text:p>10855</text:p>
          </table:table-cell>
          <table:table-cell table:formula="of:=[.A643]/1000000" office:value-type="float" office:value="19.4312796610169">
            <text:p>19.43</text:p>
          </table:table-cell>
          <table:table-cell table:number-columns-repeated="2"/>
        </table:table-row>
        <table:table-row table:style-name="ro1">
          <table:table-cell office:value-type="float" office:value="18980032.5203252">
            <text:p>18980032.52</text:p>
          </table:table-cell>
          <table:table-cell office:value-type="float" office:value="10855">
            <text:p>10855</text:p>
          </table:table-cell>
          <table:table-cell table:formula="of:=[.A644]/1000000" office:value-type="float" office:value="18.9800325203252">
            <text:p>18.98</text:p>
          </table:table-cell>
          <table:table-cell table:number-columns-repeated="2"/>
        </table:table-row>
        <table:table-row table:style-name="ro1">
          <table:table-cell office:value-type="float" office:value="18935398.3739837">
            <text:p>18935398.37</text:p>
          </table:table-cell>
          <table:table-cell office:value-type="float" office:value="10855">
            <text:p>10855</text:p>
          </table:table-cell>
          <table:table-cell table:formula="of:=[.A645]/1000000" office:value-type="float" office:value="18.9353983739837">
            <text:p>18.94</text:p>
          </table:table-cell>
          <table:table-cell table:number-columns-repeated="2"/>
        </table:table-row>
        <table:table-row table:style-name="ro1">
          <table:table-cell office:value-type="float" office:value="18431887.5">
            <text:p>18431887.5</text:p>
          </table:table-cell>
          <table:table-cell office:value-type="float" office:value="10855">
            <text:p>10855</text:p>
          </table:table-cell>
          <table:table-cell table:formula="of:=[.A646]/1000000" office:value-type="float" office:value="18.4318875">
            <text:p>18.43</text:p>
          </table:table-cell>
          <table:table-cell table:number-columns-repeated="2"/>
        </table:table-row>
        <table:table-row table:style-name="ro1">
          <table:table-cell office:value-type="float" office:value="18843311.9266055">
            <text:p>18843311.93</text:p>
          </table:table-cell>
          <table:table-cell office:value-type="float" office:value="10855">
            <text:p>10855</text:p>
          </table:table-cell>
          <table:table-cell table:formula="of:=[.A647]/1000000" office:value-type="float" office:value="18.8433119266055">
            <text:p>18.84</text:p>
          </table:table-cell>
          <table:table-cell table:number-columns-repeated="2"/>
        </table:table-row>
        <table:table-row table:style-name="ro1">
          <table:table-cell office:value-type="float" office:value="19493809.7560976">
            <text:p>19493809.76</text:p>
          </table:table-cell>
          <table:table-cell office:value-type="float" office:value="10855">
            <text:p>10855</text:p>
          </table:table-cell>
          <table:table-cell table:formula="of:=[.A648]/1000000" office:value-type="float" office:value="19.4938097560976">
            <text:p>19.49</text:p>
          </table:table-cell>
          <table:table-cell table:number-columns-repeated="2"/>
        </table:table-row>
        <table:table-row table:style-name="ro1">
          <table:table-cell office:value-type="float" office:value="18778563.3802817">
            <text:p>18778563.38</text:p>
          </table:table-cell>
          <table:table-cell office:value-type="float" office:value="10855">
            <text:p>10855</text:p>
          </table:table-cell>
          <table:table-cell table:formula="of:=[.A649]/1000000" office:value-type="float" office:value="18.7785633802817">
            <text:p>18.78</text:p>
          </table:table-cell>
          <table:table-cell table:number-columns-repeated="2"/>
        </table:table-row>
        <table:table-row table:style-name="ro1">
          <table:table-cell office:value-type="float" office:value="14923521.7391304">
            <text:p>14923521.74</text:p>
          </table:table-cell>
          <table:table-cell office:value-type="float" office:value="9793">
            <text:p>9793</text:p>
          </table:table-cell>
          <table:table-cell table:formula="of:=[.A650]/1000000" office:value-type="float" office:value="14.9235217391304">
            <text:p>14.92</text:p>
          </table:table-cell>
          <table:table-cell table:number-columns-repeated="2"/>
        </table:table-row>
        <table:table-row table:style-name="ro1">
          <table:table-cell office:value-type="float" office:value="16794371.1340206">
            <text:p>16794371.13</text:p>
          </table:table-cell>
          <table:table-cell office:value-type="float" office:value="9793">
            <text:p>9793</text:p>
          </table:table-cell>
          <table:table-cell table:formula="of:=[.A651]/1000000" office:value-type="float" office:value="16.7943711340206">
            <text:p>16.79</text:p>
          </table:table-cell>
          <table:table-cell table:number-columns-repeated="2"/>
        </table:table-row>
        <table:table-row table:style-name="ro1">
          <table:table-cell office:value-type="float" office:value="14866933.3333333">
            <text:p>14866933.33</text:p>
          </table:table-cell>
          <table:table-cell office:value-type="float" office:value="9793">
            <text:p>9793</text:p>
          </table:table-cell>
          <table:table-cell table:formula="of:=[.A652]/1000000" office:value-type="float" office:value="14.8669333333333">
            <text:p>14.87</text:p>
          </table:table-cell>
          <table:table-cell table:number-columns-repeated="2"/>
        </table:table-row>
        <table:table-row table:style-name="ro1">
          <table:table-cell office:value-type="float" office:value="17903889.7338403">
            <text:p>17903889.73</text:p>
          </table:table-cell>
          <table:table-cell office:value-type="float" office:value="9793">
            <text:p>9793</text:p>
          </table:table-cell>
          <table:table-cell table:formula="of:=[.A653]/1000000" office:value-type="float" office:value="17.9038897338403">
            <text:p>17.9</text:p>
          </table:table-cell>
          <table:table-cell table:number-columns-repeated="2"/>
        </table:table-row>
        <table:table-row table:style-name="ro1">
          <table:table-cell office:value-type="float" office:value="14229217.3913043">
            <text:p>14229217.39</text:p>
          </table:table-cell>
          <table:table-cell office:value-type="float" office:value="9793">
            <text:p>9793</text:p>
          </table:table-cell>
          <table:table-cell table:formula="of:=[.A654]/1000000" office:value-type="float" office:value="14.2292173913043">
            <text:p>14.23</text:p>
          </table:table-cell>
          <table:table-cell table:number-columns-repeated="2"/>
        </table:table-row>
        <table:table-row table:style-name="ro1">
          <table:table-cell office:value-type="float" office:value="14729800">
            <text:p>14729800</text:p>
          </table:table-cell>
          <table:table-cell office:value-type="float" office:value="9793">
            <text:p>9793</text:p>
          </table:table-cell>
          <table:table-cell table:formula="of:=[.A655]/1000000" office:value-type="float" office:value="14.7298">
            <text:p>14.73</text:p>
          </table:table-cell>
          <table:table-cell table:number-columns-repeated="2"/>
        </table:table-row>
        <table:table-row table:style-name="ro1">
          <table:table-cell office:value-type="float" office:value="13640884.6153846">
            <text:p>13640884.62</text:p>
          </table:table-cell>
          <table:table-cell office:value-type="float" office:value="9793">
            <text:p>9793</text:p>
          </table:table-cell>
          <table:table-cell table:formula="of:=[.A656]/1000000" office:value-type="float" office:value="13.6408846153846">
            <text:p>13.64</text:p>
          </table:table-cell>
          <table:table-cell table:number-columns-repeated="2"/>
        </table:table-row>
        <table:table-row table:style-name="ro1">
          <table:table-cell office:value-type="float" office:value="15807303.9889959">
            <text:p>15807303.99</text:p>
          </table:table-cell>
          <table:table-cell office:value-type="float" office:value="9793">
            <text:p>9793</text:p>
          </table:table-cell>
          <table:table-cell table:formula="of:=[.A657]/1000000" office:value-type="float" office:value="15.8073039889959">
            <text:p>15.81</text:p>
          </table:table-cell>
          <table:table-cell table:number-columns-repeated="2"/>
        </table:table-row>
        <table:table-row table:style-name="ro1">
          <table:table-cell office:value-type="float" office:value="15289043.8247012">
            <text:p>15289043.82</text:p>
          </table:table-cell>
          <table:table-cell office:value-type="float" office:value="9793">
            <text:p>9793</text:p>
          </table:table-cell>
          <table:table-cell table:formula="of:=[.A658]/1000000" office:value-type="float" office:value="15.2890438247012">
            <text:p>15.29</text:p>
          </table:table-cell>
          <table:table-cell table:number-columns-repeated="2"/>
        </table:table-row>
        <table:table-row table:style-name="ro1">
          <table:table-cell office:value-type="float" office:value="13991227.2727273">
            <text:p>13991227.27</text:p>
          </table:table-cell>
          <table:table-cell office:value-type="float" office:value="9793">
            <text:p>9793</text:p>
          </table:table-cell>
          <table:table-cell table:formula="of:=[.A659]/1000000" office:value-type="float" office:value="13.9912272727273">
            <text:p>13.99</text:p>
          </table:table-cell>
          <table:table-cell table:number-columns-repeated="2"/>
        </table:table-row>
        <table:table-row table:style-name="ro1">
          <table:table-cell office:value-type="float" office:value="13407037.037037">
            <text:p>13407037.04</text:p>
          </table:table-cell>
          <table:table-cell office:value-type="float" office:value="9793">
            <text:p>9793</text:p>
          </table:table-cell>
          <table:table-cell table:formula="of:=[.A660]/1000000" office:value-type="float" office:value="13.407037037037">
            <text:p>13.41</text:p>
          </table:table-cell>
          <table:table-cell table:number-columns-repeated="2"/>
        </table:table-row>
        <table:table-row table:style-name="ro1">
          <table:table-cell office:value-type="float" office:value="14445000">
            <text:p>14445000</text:p>
          </table:table-cell>
          <table:table-cell office:value-type="float" office:value="9793">
            <text:p>9793</text:p>
          </table:table-cell>
          <table:table-cell table:formula="of:=[.A661]/1000000" office:value-type="float" office:value="14.445">
            <text:p>14.45</text:p>
          </table:table-cell>
          <table:table-cell table:number-columns-repeated="2"/>
        </table:table-row>
        <table:table-row table:style-name="ro1">
          <table:table-cell office:value-type="float" office:value="16845439.3939394">
            <text:p>16845439.39</text:p>
          </table:table-cell>
          <table:table-cell office:value-type="float" office:value="9793">
            <text:p>9793</text:p>
          </table:table-cell>
          <table:table-cell table:formula="of:=[.A662]/1000000" office:value-type="float" office:value="16.8454393939394">
            <text:p>16.85</text:p>
          </table:table-cell>
          <table:table-cell table:number-columns-repeated="2"/>
        </table:table-row>
        <table:table-row table:style-name="ro1">
          <table:table-cell office:value-type="float" office:value="13627636.3636364">
            <text:p>13627636.36</text:p>
          </table:table-cell>
          <table:table-cell office:value-type="float" office:value="9793">
            <text:p>9793</text:p>
          </table:table-cell>
          <table:table-cell table:formula="of:=[.A663]/1000000" office:value-type="float" office:value="13.6276363636364">
            <text:p>13.63</text:p>
          </table:table-cell>
          <table:table-cell table:number-columns-repeated="2"/>
        </table:table-row>
        <table:table-row table:style-name="ro1">
          <table:table-cell office:value-type="float" office:value="16172351.6483516">
            <text:p>16172351.65</text:p>
          </table:table-cell>
          <table:table-cell office:value-type="float" office:value="9793">
            <text:p>9793</text:p>
          </table:table-cell>
          <table:table-cell table:formula="of:=[.A664]/1000000" office:value-type="float" office:value="16.1723516483516">
            <text:p>16.17</text:p>
          </table:table-cell>
          <table:table-cell table:number-columns-repeated="2"/>
        </table:table-row>
        <table:table-row table:style-name="ro1">
          <table:table-cell office:value-type="float" office:value="13893375">
            <text:p>13893375</text:p>
          </table:table-cell>
          <table:table-cell office:value-type="float" office:value="9793">
            <text:p>9793</text:p>
          </table:table-cell>
          <table:table-cell table:formula="of:=[.A665]/1000000" office:value-type="float" office:value="13.893375">
            <text:p>13.89</text:p>
          </table:table-cell>
          <table:table-cell table:number-columns-repeated="2"/>
        </table:table-row>
        <table:table-row table:style-name="ro1">
          <table:table-cell office:value-type="float" office:value="14213150">
            <text:p>14213150</text:p>
          </table:table-cell>
          <table:table-cell office:value-type="float" office:value="9793">
            <text:p>9793</text:p>
          </table:table-cell>
          <table:table-cell table:formula="of:=[.A666]/1000000" office:value-type="float" office:value="14.21315">
            <text:p>14.21</text:p>
          </table:table-cell>
          <table:table-cell table:number-columns-repeated="2"/>
        </table:table-row>
        <table:table-row table:style-name="ro1">
          <table:table-cell office:value-type="float" office:value="13969402.7777778">
            <text:p>13969402.78</text:p>
          </table:table-cell>
          <table:table-cell office:value-type="float" office:value="9793">
            <text:p>9793</text:p>
          </table:table-cell>
          <table:table-cell table:formula="of:=[.A667]/1000000" office:value-type="float" office:value="13.9694027777778">
            <text:p>13.97</text:p>
          </table:table-cell>
          <table:table-cell table:number-columns-repeated="2"/>
        </table:table-row>
        <table:table-row table:style-name="ro1">
          <table:table-cell office:value-type="float" office:value="19299938.538206">
            <text:p>19299938.54</text:p>
          </table:table-cell>
          <table:table-cell office:value-type="float" office:value="9793">
            <text:p>9793</text:p>
          </table:table-cell>
          <table:table-cell table:formula="of:=[.A668]/1000000" office:value-type="float" office:value="19.299938538206">
            <text:p>19.3</text:p>
          </table:table-cell>
          <table:table-cell table:number-columns-repeated="2"/>
        </table:table-row>
        <table:table-row table:style-name="ro1">
          <table:table-cell office:value-type="float" office:value="16366963.8554217">
            <text:p>16366963.86</text:p>
          </table:table-cell>
          <table:table-cell office:value-type="float" office:value="9793">
            <text:p>9793</text:p>
          </table:table-cell>
          <table:table-cell table:formula="of:=[.A669]/1000000" office:value-type="float" office:value="16.3669638554217">
            <text:p>16.37</text:p>
          </table:table-cell>
          <table:table-cell table:number-columns-repeated="2"/>
        </table:table-row>
        <table:table-row table:style-name="ro1">
          <table:table-cell office:value-type="float" office:value="13312115.3846154">
            <text:p>13312115.38</text:p>
          </table:table-cell>
          <table:table-cell office:value-type="float" office:value="9793">
            <text:p>9793</text:p>
          </table:table-cell>
          <table:table-cell table:formula="of:=[.A670]/1000000" office:value-type="float" office:value="13.3121153846154">
            <text:p>13.31</text:p>
          </table:table-cell>
          <table:table-cell table:number-columns-repeated="2"/>
        </table:table-row>
        <table:table-row table:style-name="ro1">
          <table:table-cell office:value-type="float" office:value="16855717.1052632">
            <text:p>16855717.11</text:p>
          </table:table-cell>
          <table:table-cell office:value-type="float" office:value="9793">
            <text:p>9793</text:p>
          </table:table-cell>
          <table:table-cell table:formula="of:=[.A671]/1000000" office:value-type="float" office:value="16.8557171052632">
            <text:p>16.86</text:p>
          </table:table-cell>
          <table:table-cell table:number-columns-repeated="2"/>
        </table:table-row>
        <table:table-row table:style-name="ro1">
          <table:table-cell office:value-type="float" office:value="16403388.8888889">
            <text:p>16403388.89</text:p>
          </table:table-cell>
          <table:table-cell office:value-type="float" office:value="9793">
            <text:p>9793</text:p>
          </table:table-cell>
          <table:table-cell table:formula="of:=[.A672]/1000000" office:value-type="float" office:value="16.4033888888889">
            <text:p>16.4</text:p>
          </table:table-cell>
          <table:table-cell table:number-columns-repeated="2"/>
        </table:table-row>
        <table:table-row table:style-name="ro1">
          <table:table-cell office:value-type="float" office:value="22495544.1176471">
            <text:p>22495544.12</text:p>
          </table:table-cell>
          <table:table-cell office:value-type="float" office:value="9793">
            <text:p>9793</text:p>
          </table:table-cell>
          <table:table-cell table:formula="of:=[.A673]/1000000" office:value-type="float" office:value="22.4955441176471">
            <text:p>22.5</text:p>
          </table:table-cell>
          <table:table-cell table:number-columns-repeated="2"/>
        </table:table-row>
        <table:table-row table:style-name="ro1">
          <table:table-cell office:value-type="float" office:value="15106906.25">
            <text:p>15106906.25</text:p>
          </table:table-cell>
          <table:table-cell office:value-type="float" office:value="9793">
            <text:p>9793</text:p>
          </table:table-cell>
          <table:table-cell table:formula="of:=[.A674]/1000000" office:value-type="float" office:value="15.10690625">
            <text:p>15.11</text:p>
          </table:table-cell>
          <table:table-cell table:number-columns-repeated="2"/>
        </table:table-row>
        <table:table-row table:style-name="ro1">
          <table:table-cell office:value-type="float" office:value="21446105.7401813">
            <text:p>21446105.74</text:p>
          </table:table-cell>
          <table:table-cell office:value-type="float" office:value="9793">
            <text:p>9793</text:p>
          </table:table-cell>
          <table:table-cell table:formula="of:=[.A675]/1000000" office:value-type="float" office:value="21.4461057401813">
            <text:p>21.45</text:p>
          </table:table-cell>
          <table:table-cell table:number-columns-repeated="2"/>
        </table:table-row>
        <table:table-row table:style-name="ro1">
          <table:table-cell office:value-type="float" office:value="24816097.2222222">
            <text:p>24816097.22</text:p>
          </table:table-cell>
          <table:table-cell office:value-type="float" office:value="12827">
            <text:p>12827</text:p>
          </table:table-cell>
          <table:table-cell table:formula="of:=[.A676]/1000000" office:value-type="float" office:value="24.8160972222222">
            <text:p>24.82</text:p>
          </table:table-cell>
          <table:table-cell table:number-columns-repeated="2"/>
        </table:table-row>
        <table:table-row table:style-name="ro1">
          <table:table-cell office:value-type="float" office:value="25652340.8071749">
            <text:p>25652340.81</text:p>
          </table:table-cell>
          <table:table-cell office:value-type="float" office:value="12827">
            <text:p>12827</text:p>
          </table:table-cell>
          <table:table-cell table:formula="of:=[.A677]/1000000" office:value-type="float" office:value="25.6523408071749">
            <text:p>25.65</text:p>
          </table:table-cell>
          <table:table-cell table:number-columns-repeated="2"/>
        </table:table-row>
        <table:table-row table:style-name="ro1">
          <table:table-cell office:value-type="float" office:value="23521705.8823529">
            <text:p>23521705.88</text:p>
          </table:table-cell>
          <table:table-cell office:value-type="float" office:value="12827">
            <text:p>12827</text:p>
          </table:table-cell>
          <table:table-cell table:formula="of:=[.A678]/1000000" office:value-type="float" office:value="23.5217058823529">
            <text:p>23.52</text:p>
          </table:table-cell>
          <table:table-cell table:number-columns-repeated="2"/>
        </table:table-row>
        <table:table-row table:style-name="ro1">
          <table:table-cell office:value-type="float" office:value="20928400">
            <text:p>20928400</text:p>
          </table:table-cell>
          <table:table-cell office:value-type="float" office:value="12827">
            <text:p>12827</text:p>
          </table:table-cell>
          <table:table-cell table:formula="of:=[.A679]/1000000" office:value-type="float" office:value="20.9284">
            <text:p>20.93</text:p>
          </table:table-cell>
          <table:table-cell table:number-columns-repeated="2"/>
        </table:table-row>
        <table:table-row table:style-name="ro1">
          <table:table-cell office:value-type="float" office:value="32207722.0135237">
            <text:p>32207722.01</text:p>
          </table:table-cell>
          <table:table-cell office:value-type="float" office:value="12827">
            <text:p>12827</text:p>
          </table:table-cell>
          <table:table-cell table:formula="of:=[.A680]/1000000" office:value-type="float" office:value="32.2077220135237">
            <text:p>32.21</text:p>
          </table:table-cell>
          <table:table-cell table:number-columns-repeated="2"/>
        </table:table-row>
        <table:table-row table:style-name="ro1">
          <table:table-cell office:value-type="float" office:value="23186173.9130435">
            <text:p>23186173.91</text:p>
          </table:table-cell>
          <table:table-cell office:value-type="float" office:value="12827">
            <text:p>12827</text:p>
          </table:table-cell>
          <table:table-cell table:formula="of:=[.A681]/1000000" office:value-type="float" office:value="23.1861739130435">
            <text:p>23.19</text:p>
          </table:table-cell>
          <table:table-cell table:number-columns-repeated="2"/>
        </table:table-row>
        <table:table-row table:style-name="ro1">
          <table:table-cell office:value-type="float" office:value="19894592.3566879">
            <text:p>19894592.36</text:p>
          </table:table-cell>
          <table:table-cell office:value-type="float" office:value="12827">
            <text:p>12827</text:p>
          </table:table-cell>
          <table:table-cell table:formula="of:=[.A682]/1000000" office:value-type="float" office:value="19.8945923566879">
            <text:p>19.89</text:p>
          </table:table-cell>
          <table:table-cell table:number-columns-repeated="2"/>
        </table:table-row>
        <table:table-row table:style-name="ro1">
          <table:table-cell office:value-type="float" office:value="20636893.6170213">
            <text:p>20636893.62</text:p>
          </table:table-cell>
          <table:table-cell office:value-type="float" office:value="12827">
            <text:p>12827</text:p>
          </table:table-cell>
          <table:table-cell table:formula="of:=[.A683]/1000000" office:value-type="float" office:value="20.6368936170213">
            <text:p>20.64</text:p>
          </table:table-cell>
          <table:table-cell table:number-columns-repeated="2"/>
        </table:table-row>
        <table:table-row table:style-name="ro1">
          <table:table-cell office:value-type="float" office:value="25057264.8083624">
            <text:p>25057264.81</text:p>
          </table:table-cell>
          <table:table-cell office:value-type="float" office:value="12827">
            <text:p>12827</text:p>
          </table:table-cell>
          <table:table-cell table:formula="of:=[.A684]/1000000" office:value-type="float" office:value="25.0572648083624">
            <text:p>25.06</text:p>
          </table:table-cell>
          <table:table-cell table:number-columns-repeated="2"/>
        </table:table-row>
        <table:table-row table:style-name="ro1">
          <table:table-cell office:value-type="float" office:value="21136257.9617834">
            <text:p>21136257.96</text:p>
          </table:table-cell>
          <table:table-cell office:value-type="float" office:value="12827">
            <text:p>12827</text:p>
          </table:table-cell>
          <table:table-cell table:formula="of:=[.A685]/1000000" office:value-type="float" office:value="21.1362579617834">
            <text:p>21.14</text:p>
          </table:table-cell>
          <table:table-cell table:number-columns-repeated="2"/>
        </table:table-row>
        <table:table-row table:style-name="ro1">
          <table:table-cell office:value-type="float" office:value="23317508.411215">
            <text:p>23317508.41</text:p>
          </table:table-cell>
          <table:table-cell office:value-type="float" office:value="12827">
            <text:p>12827</text:p>
          </table:table-cell>
          <table:table-cell table:formula="of:=[.A686]/1000000" office:value-type="float" office:value="23.317508411215">
            <text:p>23.32</text:p>
          </table:table-cell>
          <table:table-cell table:number-columns-repeated="2"/>
        </table:table-row>
        <table:table-row table:style-name="ro1">
          <table:table-cell office:value-type="float" office:value="21069557.3248408">
            <text:p>21069557.32</text:p>
          </table:table-cell>
          <table:table-cell office:value-type="float" office:value="12827">
            <text:p>12827</text:p>
          </table:table-cell>
          <table:table-cell table:formula="of:=[.A687]/1000000" office:value-type="float" office:value="21.0695573248408">
            <text:p>21.07</text:p>
          </table:table-cell>
          <table:table-cell table:number-columns-repeated="2"/>
        </table:table-row>
        <table:table-row table:style-name="ro1">
          <table:table-cell office:value-type="float" office:value="21348382.1656051">
            <text:p>21348382.17</text:p>
          </table:table-cell>
          <table:table-cell office:value-type="float" office:value="12827">
            <text:p>12827</text:p>
          </table:table-cell>
          <table:table-cell table:formula="of:=[.A688]/1000000" office:value-type="float" office:value="21.3483821656051">
            <text:p>21.35</text:p>
          </table:table-cell>
          <table:table-cell table:number-columns-repeated="2"/>
        </table:table-row>
        <table:table-row table:style-name="ro1">
          <table:table-cell office:value-type="float" office:value="23278014.953271">
            <text:p>23278014.95</text:p>
          </table:table-cell>
          <table:table-cell office:value-type="float" office:value="12827">
            <text:p>12827</text:p>
          </table:table-cell>
          <table:table-cell table:formula="of:=[.A689]/1000000" office:value-type="float" office:value="23.278014953271">
            <text:p>23.28</text:p>
          </table:table-cell>
          <table:table-cell table:number-columns-repeated="2"/>
        </table:table-row>
        <table:table-row table:style-name="ro1">
          <table:table-cell office:value-type="float" office:value="21206828.0254777">
            <text:p>21206828.03</text:p>
          </table:table-cell>
          <table:table-cell office:value-type="float" office:value="12827">
            <text:p>12827</text:p>
          </table:table-cell>
          <table:table-cell table:formula="of:=[.A690]/1000000" office:value-type="float" office:value="21.2068280254777">
            <text:p>21.21</text:p>
          </table:table-cell>
          <table:table-cell table:number-columns-repeated="2"/>
        </table:table-row>
        <table:table-row table:style-name="ro1">
          <table:table-cell office:value-type="float" office:value="21365480.8917197">
            <text:p>21365480.89</text:p>
          </table:table-cell>
          <table:table-cell office:value-type="float" office:value="12827">
            <text:p>12827</text:p>
          </table:table-cell>
          <table:table-cell table:formula="of:=[.A691]/1000000" office:value-type="float" office:value="21.3654808917197">
            <text:p>21.37</text:p>
          </table:table-cell>
          <table:table-cell table:number-columns-repeated="2"/>
        </table:table-row>
        <table:table-row table:style-name="ro1">
          <table:table-cell office:value-type="float" office:value="23369310.2803738">
            <text:p>23369310.28</text:p>
          </table:table-cell>
          <table:table-cell office:value-type="float" office:value="12827">
            <text:p>12827</text:p>
          </table:table-cell>
          <table:table-cell table:formula="of:=[.A692]/1000000" office:value-type="float" office:value="23.3693102803738">
            <text:p>23.37</text:p>
          </table:table-cell>
          <table:table-cell table:number-columns-repeated="2"/>
        </table:table-row>
        <table:table-row table:style-name="ro1">
          <table:table-cell office:value-type="float" office:value="21114070.0636943">
            <text:p>21114070.06</text:p>
          </table:table-cell>
          <table:table-cell office:value-type="float" office:value="12827">
            <text:p>12827</text:p>
          </table:table-cell>
          <table:table-cell table:formula="of:=[.A693]/1000000" office:value-type="float" office:value="21.1140700636943">
            <text:p>21.11</text:p>
          </table:table-cell>
          <table:table-cell table:number-columns-repeated="2"/>
        </table:table-row>
        <table:table-row table:style-name="ro1">
          <table:table-cell office:value-type="float" office:value="21199831.2101911">
            <text:p>21199831.21</text:p>
          </table:table-cell>
          <table:table-cell office:value-type="float" office:value="12827">
            <text:p>12827</text:p>
          </table:table-cell>
          <table:table-cell table:formula="of:=[.A694]/1000000" office:value-type="float" office:value="21.1998312101911">
            <text:p>21.2</text:p>
          </table:table-cell>
          <table:table-cell table:number-columns-repeated="2"/>
        </table:table-row>
        <table:table-row table:style-name="ro1">
          <table:table-cell office:value-type="float" office:value="23410814.953271">
            <text:p>23410814.95</text:p>
          </table:table-cell>
          <table:table-cell office:value-type="float" office:value="12827">
            <text:p>12827</text:p>
          </table:table-cell>
          <table:table-cell table:formula="of:=[.A695]/1000000" office:value-type="float" office:value="23.410814953271">
            <text:p>23.41</text:p>
          </table:table-cell>
          <table:table-cell table:number-columns-repeated="2"/>
        </table:table-row>
        <table:table-row table:style-name="ro1">
          <table:table-cell office:value-type="float" office:value="21255292.9936306">
            <text:p>21255292.99</text:p>
          </table:table-cell>
          <table:table-cell office:value-type="float" office:value="12827">
            <text:p>12827</text:p>
          </table:table-cell>
          <table:table-cell table:formula="of:=[.A696]/1000000" office:value-type="float" office:value="21.2552929936306">
            <text:p>21.26</text:p>
          </table:table-cell>
          <table:table-cell table:number-columns-repeated="2"/>
        </table:table-row>
        <table:table-row table:style-name="ro1">
          <table:table-cell office:value-type="float" office:value="21793865.8536585">
            <text:p>21793865.85</text:p>
          </table:table-cell>
          <table:table-cell office:value-type="float" office:value="12827">
            <text:p>12827</text:p>
          </table:table-cell>
          <table:table-cell table:formula="of:=[.A697]/1000000" office:value-type="float" office:value="21.7938658536585">
            <text:p>21.79</text:p>
          </table:table-cell>
          <table:table-cell table:number-columns-repeated="2"/>
        </table:table-row>
        <table:table-row table:style-name="ro1">
          <table:table-cell office:value-type="float" office:value="21893254.7945205">
            <text:p>21893254.79</text:p>
          </table:table-cell>
          <table:table-cell office:value-type="float" office:value="12827">
            <text:p>12827</text:p>
          </table:table-cell>
          <table:table-cell table:formula="of:=[.A698]/1000000" office:value-type="float" office:value="21.8932547945205">
            <text:p>21.89</text:p>
          </table:table-cell>
          <table:table-cell table:number-columns-repeated="2"/>
        </table:table-row>
        <table:table-row table:style-name="ro1">
          <table:table-cell office:value-type="float" office:value="22911750">
            <text:p>22911750</text:p>
          </table:table-cell>
          <table:table-cell office:value-type="float" office:value="12827">
            <text:p>12827</text:p>
          </table:table-cell>
          <table:table-cell table:formula="of:=[.A699]/1000000" office:value-type="float" office:value="22.91175">
            <text:p>22.91</text:p>
          </table:table-cell>
          <table:table-cell table:number-columns-repeated="2"/>
        </table:table-row>
        <table:table-row table:style-name="ro1">
          <table:table-cell office:value-type="float" office:value="24547308.5501859">
            <text:p>24547308.55</text:p>
          </table:table-cell>
          <table:table-cell office:value-type="float" office:value="12827">
            <text:p>12827</text:p>
          </table:table-cell>
          <table:table-cell table:formula="of:=[.A700]/1000000" office:value-type="float" office:value="24.5473085501859">
            <text:p>24.55</text:p>
          </table:table-cell>
          <table:table-cell table:number-columns-repeated="2"/>
        </table:table-row>
        <table:table-row table:style-name="ro1">
          <table:table-cell office:value-type="float" office:value="23439630.6818182">
            <text:p>23439630.68</text:p>
          </table:table-cell>
          <table:table-cell office:value-type="float" office:value="12827">
            <text:p>12827</text:p>
          </table:table-cell>
          <table:table-cell table:formula="of:=[.A701]/1000000" office:value-type="float" office:value="23.4396306818182">
            <text:p>23.44</text:p>
          </table:table-cell>
          <table:table-cell table:number-columns-repeated="2"/>
        </table:table-row>
        <table:table-row table:style-name="ro1">
          <table:table-cell office:value-type="float" office:value="32170993.3774834">
            <text:p>32170993.38</text:p>
          </table:table-cell>
          <table:table-cell office:value-type="float" office:value="12827">
            <text:p>12827</text:p>
          </table:table-cell>
          <table:table-cell table:formula="of:=[.A702]/1000000" office:value-type="float" office:value="32.1709933774834">
            <text:p>32.17</text:p>
          </table:table-cell>
          <table:table-cell table:number-columns-repeated="2"/>
        </table:table-row>
        <table:table-row table:style-name="ro1">
          <table:table-cell office:value-type="float" office:value="23233696.6966967">
            <text:p>23233696.7</text:p>
          </table:table-cell>
          <table:table-cell office:value-type="float" office:value="12827">
            <text:p>12827</text:p>
          </table:table-cell>
          <table:table-cell table:formula="of:=[.A703]/1000000" office:value-type="float" office:value="23.2336966966967">
            <text:p>23.23</text:p>
          </table:table-cell>
          <table:table-cell table:number-columns-repeated="2"/>
        </table:table-row>
        <table:table-row table:style-name="ro1">
          <table:table-cell office:value-type="float" office:value="23102709.4717668">
            <text:p>23102709.47</text:p>
          </table:table-cell>
          <table:table-cell office:value-type="float" office:value="12827">
            <text:p>12827</text:p>
          </table:table-cell>
          <table:table-cell table:formula="of:=[.A704]/1000000" office:value-type="float" office:value="23.1027094717668">
            <text:p>23.1</text:p>
          </table:table-cell>
          <table:table-cell table:number-columns-repeated="2"/>
        </table:table-row>
        <table:table-row table:style-name="ro1">
          <table:table-cell office:value-type="float" office:value="26746189.2473118">
            <text:p>26746189.25</text:p>
          </table:table-cell>
          <table:table-cell office:value-type="float" office:value="12827">
            <text:p>12827</text:p>
          </table:table-cell>
          <table:table-cell table:formula="of:=[.A705]/1000000" office:value-type="float" office:value="26.7461892473118">
            <text:p>26.75</text:p>
          </table:table-cell>
          <table:table-cell table:number-columns-repeated="2"/>
        </table:table-row>
        <table:table-row table:style-name="ro1">
          <table:table-cell office:value-type="float" office:value="25651331.9148936">
            <text:p>25651331.91</text:p>
          </table:table-cell>
          <table:table-cell office:value-type="float" office:value="12827">
            <text:p>12827</text:p>
          </table:table-cell>
          <table:table-cell table:formula="of:=[.A706]/1000000" office:value-type="float" office:value="25.6513319148936">
            <text:p>25.65</text:p>
          </table:table-cell>
          <table:table-cell table:number-columns-repeated="2"/>
        </table:table-row>
        <table:table-row table:style-name="ro1">
          <table:table-cell office:value-type="float" office:value="22290814.9350649">
            <text:p>22290814.94</text:p>
          </table:table-cell>
          <table:table-cell office:value-type="float" office:value="12827">
            <text:p>12827</text:p>
          </table:table-cell>
          <table:table-cell table:formula="of:=[.A707]/1000000" office:value-type="float" office:value="22.2908149350649">
            <text:p>22.29</text:p>
          </table:table-cell>
          <table:table-cell table:number-columns-repeated="2"/>
        </table:table-row>
        <table:table-row table:style-name="ro1">
          <table:table-cell office:value-type="float" office:value="22080291.4798206">
            <text:p>22080291.48</text:p>
          </table:table-cell>
          <table:table-cell office:value-type="float" office:value="12827">
            <text:p>12827</text:p>
          </table:table-cell>
          <table:table-cell table:formula="of:=[.A708]/1000000" office:value-type="float" office:value="22.0802914798206">
            <text:p>22.08</text:p>
          </table:table-cell>
          <table:table-cell table:number-columns-repeated="2"/>
        </table:table-row>
        <table:table-row table:style-name="ro1">
          <table:table-cell office:value-type="float" office:value="23096135.8381503">
            <text:p>23096135.84</text:p>
          </table:table-cell>
          <table:table-cell office:value-type="float" office:value="12827">
            <text:p>12827</text:p>
          </table:table-cell>
          <table:table-cell table:formula="of:=[.A709]/1000000" office:value-type="float" office:value="23.0961358381503">
            <text:p>23.1</text:p>
          </table:table-cell>
          <table:table-cell table:number-columns-repeated="2"/>
        </table:table-row>
        <table:table-row table:style-name="ro1">
          <table:table-cell office:value-type="float" office:value="22396409.9099099">
            <text:p>22396409.91</text:p>
          </table:table-cell>
          <table:table-cell office:value-type="float" office:value="12827">
            <text:p>12827</text:p>
          </table:table-cell>
          <table:table-cell table:formula="of:=[.A710]/1000000" office:value-type="float" office:value="22.3964099099099">
            <text:p>22.4</text:p>
          </table:table-cell>
          <table:table-cell table:number-columns-repeated="2"/>
        </table:table-row>
        <table:table-row table:style-name="ro1">
          <table:table-cell office:value-type="float" office:value="26394547.5504323">
            <text:p>26394547.55</text:p>
          </table:table-cell>
          <table:table-cell office:value-type="float" office:value="12827">
            <text:p>12827</text:p>
          </table:table-cell>
          <table:table-cell table:formula="of:=[.A711]/1000000" office:value-type="float" office:value="26.3945475504323">
            <text:p>26.39</text:p>
          </table:table-cell>
          <table:table-cell table:number-columns-repeated="2"/>
        </table:table-row>
        <table:table-row table:style-name="ro1">
          <table:table-cell office:value-type="float" office:value="23188973.6842105">
            <text:p>23188973.68</text:p>
          </table:table-cell>
          <table:table-cell office:value-type="float" office:value="12827">
            <text:p>12827</text:p>
          </table:table-cell>
          <table:table-cell table:formula="of:=[.A712]/1000000" office:value-type="float" office:value="23.1889736842105">
            <text:p>23.19</text:p>
          </table:table-cell>
          <table:table-cell table:number-columns-repeated="2"/>
        </table:table-row>
        <table:table-row table:style-name="ro1">
          <table:table-cell office:value-type="float" office:value="23524433.3333333">
            <text:p>23524433.33</text:p>
          </table:table-cell>
          <table:table-cell office:value-type="float" office:value="12827">
            <text:p>12827</text:p>
          </table:table-cell>
          <table:table-cell table:formula="of:=[.A713]/1000000" office:value-type="float" office:value="23.5244333333333">
            <text:p>23.52</text:p>
          </table:table-cell>
          <table:table-cell table:number-columns-repeated="2"/>
        </table:table-row>
        <table:table-row table:style-name="ro1">
          <table:table-cell office:value-type="float" office:value="15013600">
            <text:p>15013600</text:p>
          </table:table-cell>
          <table:table-cell office:value-type="float" office:value="12827">
            <text:p>12827</text:p>
          </table:table-cell>
          <table:table-cell table:formula="of:=[.A714]/1000000" office:value-type="float" office:value="15.0136">
            <text:p>15.01</text:p>
          </table:table-cell>
          <table:table-cell table:number-columns-repeated="2"/>
        </table:table-row>
        <table:table-row table:style-name="ro1">
          <table:table-cell office:value-type="float" office:value="24996621.8905473">
            <text:p>24996621.89</text:p>
          </table:table-cell>
          <table:table-cell office:value-type="float" office:value="12827">
            <text:p>12827</text:p>
          </table:table-cell>
          <table:table-cell table:formula="of:=[.A715]/1000000" office:value-type="float" office:value="24.9966218905473">
            <text:p>25</text:p>
          </table:table-cell>
          <table:table-cell table:number-columns-repeated="2"/>
        </table:table-row>
        <table:table-row table:style-name="ro1">
          <table:table-cell office:value-type="float" office:value="20132333.3333333">
            <text:p>20132333.33</text:p>
          </table:table-cell>
          <table:table-cell office:value-type="float" office:value="12827">
            <text:p>12827</text:p>
          </table:table-cell>
          <table:table-cell table:formula="of:=[.A716]/1000000" office:value-type="float" office:value="20.1323333333333">
            <text:p>20.13</text:p>
          </table:table-cell>
          <table:table-cell table:number-columns-repeated="2"/>
        </table:table-row>
        <table:table-row table:style-name="ro1">
          <table:table-cell office:value-type="float" office:value="24773864.8648649">
            <text:p>24773864.86</text:p>
          </table:table-cell>
          <table:table-cell office:value-type="float" office:value="12827">
            <text:p>12827</text:p>
          </table:table-cell>
          <table:table-cell table:formula="of:=[.A717]/1000000" office:value-type="float" office:value="24.7738648648649">
            <text:p>24.77</text:p>
          </table:table-cell>
          <table:table-cell table:number-columns-repeated="2"/>
        </table:table-row>
        <table:table-row table:style-name="ro1">
          <table:table-cell office:value-type="float" office:value="25174975.3694581">
            <text:p>25174975.37</text:p>
          </table:table-cell>
          <table:table-cell office:value-type="float" office:value="12827">
            <text:p>12827</text:p>
          </table:table-cell>
          <table:table-cell table:formula="of:=[.A718]/1000000" office:value-type="float" office:value="25.1749753694581">
            <text:p>25.17</text:p>
          </table:table-cell>
          <table:table-cell table:number-columns-repeated="2"/>
        </table:table-row>
        <table:table-row table:style-name="ro1">
          <table:table-cell office:value-type="float" office:value="21354904.9295775">
            <text:p>21354904.93</text:p>
          </table:table-cell>
          <table:table-cell office:value-type="float" office:value="12827">
            <text:p>12827</text:p>
          </table:table-cell>
          <table:table-cell table:formula="of:=[.A719]/1000000" office:value-type="float" office:value="21.3549049295775">
            <text:p>21.35</text:p>
          </table:table-cell>
          <table:table-cell table:number-columns-repeated="2"/>
        </table:table-row>
        <table:table-row table:style-name="ro1">
          <table:table-cell office:value-type="float" office:value="25585174.6987952">
            <text:p>25585174.7</text:p>
          </table:table-cell>
          <table:table-cell office:value-type="float" office:value="12827">
            <text:p>12827</text:p>
          </table:table-cell>
          <table:table-cell table:formula="of:=[.A720]/1000000" office:value-type="float" office:value="25.5851746987952">
            <text:p>25.59</text:p>
          </table:table-cell>
          <table:table-cell table:number-columns-repeated="2"/>
        </table:table-row>
        <table:table-row table:style-name="ro1">
          <table:table-cell office:value-type="float" office:value="23632647.6190476">
            <text:p>23632647.62</text:p>
          </table:table-cell>
          <table:table-cell office:value-type="float" office:value="12827">
            <text:p>12827</text:p>
          </table:table-cell>
          <table:table-cell table:formula="of:=[.A721]/1000000" office:value-type="float" office:value="23.6326476190476">
            <text:p>23.63</text:p>
          </table:table-cell>
          <table:table-cell table:number-columns-repeated="2"/>
        </table:table-row>
        <table:table-row table:style-name="ro1">
          <table:table-cell office:value-type="float" office:value="22418289.7196262">
            <text:p>22418289.72</text:p>
          </table:table-cell>
          <table:table-cell office:value-type="float" office:value="12827">
            <text:p>12827</text:p>
          </table:table-cell>
          <table:table-cell table:formula="of:=[.A722]/1000000" office:value-type="float" office:value="22.4182897196262">
            <text:p>22.42</text:p>
          </table:table-cell>
          <table:table-cell table:number-columns-repeated="2"/>
        </table:table-row>
        <table:table-row table:style-name="ro1">
          <table:table-cell office:value-type="float" office:value="26929913.6690647">
            <text:p>26929913.67</text:p>
          </table:table-cell>
          <table:table-cell office:value-type="float" office:value="12827">
            <text:p>12827</text:p>
          </table:table-cell>
          <table:table-cell table:formula="of:=[.A723]/1000000" office:value-type="float" office:value="26.9299136690647">
            <text:p>26.93</text:p>
          </table:table-cell>
          <table:table-cell table:number-columns-repeated="2"/>
        </table:table-row>
        <table:table-row table:style-name="ro1">
          <table:table-cell office:value-type="float" office:value="24432635.4166667">
            <text:p>24432635.42</text:p>
          </table:table-cell>
          <table:table-cell office:value-type="float" office:value="12827">
            <text:p>12827</text:p>
          </table:table-cell>
          <table:table-cell table:formula="of:=[.A724]/1000000" office:value-type="float" office:value="24.4326354166667">
            <text:p>24.43</text:p>
          </table:table-cell>
          <table:table-cell table:number-columns-repeated="2"/>
        </table:table-row>
        <table:table-row table:style-name="ro1">
          <table:table-cell office:value-type="float" office:value="27272000">
            <text:p>27272000</text:p>
          </table:table-cell>
          <table:table-cell office:value-type="float" office:value="12827">
            <text:p>12827</text:p>
          </table:table-cell>
          <table:table-cell table:formula="of:=[.A725]/1000000" office:value-type="float" office:value="27.272">
            <text:p>27.27</text:p>
          </table:table-cell>
          <table:table-cell table:number-columns-repeated="2"/>
        </table:table-row>
        <table:table-row table:style-name="ro1">
          <table:table-cell office:value-type="float" office:value="20225744.3609023">
            <text:p>20225744.36</text:p>
          </table:table-cell>
          <table:table-cell office:value-type="float" office:value="12827">
            <text:p>12827</text:p>
          </table:table-cell>
          <table:table-cell table:formula="of:=[.A726]/1000000" office:value-type="float" office:value="20.2257443609023">
            <text:p>20.23</text:p>
          </table:table-cell>
          <table:table-cell table:number-columns-repeated="2"/>
        </table:table-row>
        <table:table-row table:style-name="ro1">
          <table:table-cell office:value-type="float" office:value="19239466.6666667">
            <text:p>19239466.67</text:p>
          </table:table-cell>
          <table:table-cell office:value-type="float" office:value="11936">
            <text:p>11936</text:p>
          </table:table-cell>
          <table:table-cell table:formula="of:=[.A727]/1000000" office:value-type="float" office:value="19.2394666666667">
            <text:p>19.24</text:p>
          </table:table-cell>
          <table:table-cell table:number-columns-repeated="2"/>
        </table:table-row>
        <table:table-row table:style-name="ro1">
          <table:table-cell office:value-type="float" office:value="28494019.2604006">
            <text:p>28494019.26</text:p>
          </table:table-cell>
          <table:table-cell office:value-type="float" office:value="11936">
            <text:p>11936</text:p>
          </table:table-cell>
          <table:table-cell table:formula="of:=[.A728]/1000000" office:value-type="float" office:value="28.4940192604006">
            <text:p>28.49</text:p>
          </table:table-cell>
          <table:table-cell table:number-columns-repeated="2"/>
        </table:table-row>
        <table:table-row table:style-name="ro1">
          <table:table-cell office:value-type="float" office:value="9443000">
            <text:p>9443000</text:p>
          </table:table-cell>
          <table:table-cell office:value-type="float" office:value="11936">
            <text:p>11936</text:p>
          </table:table-cell>
          <table:table-cell table:formula="of:=[.A729]/1000000" office:value-type="float" office:value="9.443">
            <text:p>9.44</text:p>
          </table:table-cell>
          <table:table-cell table:number-columns-repeated="2"/>
        </table:table-row>
        <table:table-row table:style-name="ro1">
          <table:table-cell office:value-type="float" office:value="16018766.9491525">
            <text:p>16018766.95</text:p>
          </table:table-cell>
          <table:table-cell office:value-type="float" office:value="11936">
            <text:p>11936</text:p>
          </table:table-cell>
          <table:table-cell table:formula="of:=[.A730]/1000000" office:value-type="float" office:value="16.0187669491525">
            <text:p>16.02</text:p>
          </table:table-cell>
          <table:table-cell table:number-columns-repeated="2"/>
        </table:table-row>
        <table:table-row table:style-name="ro1">
          <table:table-cell office:value-type="float" office:value="16033042.3728814">
            <text:p>16033042.37</text:p>
          </table:table-cell>
          <table:table-cell office:value-type="float" office:value="11936">
            <text:p>11936</text:p>
          </table:table-cell>
          <table:table-cell table:formula="of:=[.A731]/1000000" office:value-type="float" office:value="16.0330423728814">
            <text:p>16.03</text:p>
          </table:table-cell>
          <table:table-cell table:number-columns-repeated="2"/>
        </table:table-row>
        <table:table-row table:style-name="ro1">
          <table:table-cell office:value-type="float" office:value="18598063.2911392">
            <text:p>18598063.29</text:p>
          </table:table-cell>
          <table:table-cell office:value-type="float" office:value="11936">
            <text:p>11936</text:p>
          </table:table-cell>
          <table:table-cell table:formula="of:=[.A732]/1000000" office:value-type="float" office:value="18.5980632911392">
            <text:p>18.6</text:p>
          </table:table-cell>
          <table:table-cell table:number-columns-repeated="2"/>
        </table:table-row>
        <table:table-row table:style-name="ro1">
          <table:table-cell office:value-type="float" office:value="18734675.4385965">
            <text:p>18734675.44</text:p>
          </table:table-cell>
          <table:table-cell office:value-type="float" office:value="11936">
            <text:p>11936</text:p>
          </table:table-cell>
          <table:table-cell table:formula="of:=[.A733]/1000000" office:value-type="float" office:value="18.7346754385965">
            <text:p>18.73</text:p>
          </table:table-cell>
          <table:table-cell table:number-columns-repeated="2"/>
        </table:table-row>
        <table:table-row table:style-name="ro1">
          <table:table-cell office:value-type="float" office:value="19142818.7919463">
            <text:p>19142818.79</text:p>
          </table:table-cell>
          <table:table-cell office:value-type="float" office:value="11936">
            <text:p>11936</text:p>
          </table:table-cell>
          <table:table-cell table:formula="of:=[.A734]/1000000" office:value-type="float" office:value="19.1428187919463">
            <text:p>19.14</text:p>
          </table:table-cell>
          <table:table-cell table:number-columns-repeated="2"/>
        </table:table-row>
        <table:table-row table:style-name="ro1">
          <table:table-cell office:value-type="float" office:value="19420250">
            <text:p>19420250</text:p>
          </table:table-cell>
          <table:table-cell office:value-type="float" office:value="11936">
            <text:p>11936</text:p>
          </table:table-cell>
          <table:table-cell table:formula="of:=[.A735]/1000000" office:value-type="float" office:value="19.42025">
            <text:p>19.42</text:p>
          </table:table-cell>
          <table:table-cell table:number-columns-repeated="2"/>
        </table:table-row>
        <table:table-row table:style-name="ro1">
          <table:table-cell office:value-type="float" office:value="20400891.8918919">
            <text:p>20400891.89</text:p>
          </table:table-cell>
          <table:table-cell office:value-type="float" office:value="11936">
            <text:p>11936</text:p>
          </table:table-cell>
          <table:table-cell table:formula="of:=[.A736]/1000000" office:value-type="float" office:value="20.4008918918919">
            <text:p>20.4</text:p>
          </table:table-cell>
          <table:table-cell table:number-columns-repeated="2"/>
        </table:table-row>
        <table:table-row table:style-name="ro1">
          <table:table-cell office:value-type="float" office:value="20075356.4356436">
            <text:p>20075356.44</text:p>
          </table:table-cell>
          <table:table-cell office:value-type="float" office:value="11936">
            <text:p>11936</text:p>
          </table:table-cell>
          <table:table-cell table:formula="of:=[.A737]/1000000" office:value-type="float" office:value="20.0753564356436">
            <text:p>20.08</text:p>
          </table:table-cell>
          <table:table-cell table:number-columns-repeated="2"/>
        </table:table-row>
        <table:table-row table:style-name="ro1">
          <table:table-cell office:value-type="float" office:value="13862150">
            <text:p>13862150</text:p>
          </table:table-cell>
          <table:table-cell office:value-type="float" office:value="11936">
            <text:p>11936</text:p>
          </table:table-cell>
          <table:table-cell table:formula="of:=[.A738]/1000000" office:value-type="float" office:value="13.86215">
            <text:p>13.86</text:p>
          </table:table-cell>
          <table:table-cell table:number-columns-repeated="2"/>
        </table:table-row>
        <table:table-row table:style-name="ro1">
          <table:table-cell office:value-type="float" office:value="19512800.5698006">
            <text:p>19512800.57</text:p>
          </table:table-cell>
          <table:table-cell office:value-type="float" office:value="11936">
            <text:p>11936</text:p>
          </table:table-cell>
          <table:table-cell table:formula="of:=[.A739]/1000000" office:value-type="float" office:value="19.5128005698006">
            <text:p>19.51</text:p>
          </table:table-cell>
          <table:table-cell table:number-columns-repeated="2"/>
        </table:table-row>
        <table:table-row table:style-name="ro1">
          <table:table-cell office:value-type="float" office:value="17485086.0215054">
            <text:p>17485086.02</text:p>
          </table:table-cell>
          <table:table-cell office:value-type="float" office:value="11936">
            <text:p>11936</text:p>
          </table:table-cell>
          <table:table-cell table:formula="of:=[.A740]/1000000" office:value-type="float" office:value="17.4850860215054">
            <text:p>17.49</text:p>
          </table:table-cell>
          <table:table-cell table:number-columns-repeated="2"/>
        </table:table-row>
        <table:table-row table:style-name="ro1">
          <table:table-cell office:value-type="float" office:value="22709779.5527157">
            <text:p>22709779.55</text:p>
          </table:table-cell>
          <table:table-cell office:value-type="float" office:value="11936">
            <text:p>11936</text:p>
          </table:table-cell>
          <table:table-cell table:formula="of:=[.A741]/1000000" office:value-type="float" office:value="22.7097795527157">
            <text:p>22.71</text:p>
          </table:table-cell>
          <table:table-cell table:number-columns-repeated="2"/>
        </table:table-row>
        <table:table-row table:style-name="ro1">
          <table:table-cell office:value-type="float" office:value="16786306.9306931">
            <text:p>16786306.93</text:p>
          </table:table-cell>
          <table:table-cell office:value-type="float" office:value="11936">
            <text:p>11936</text:p>
          </table:table-cell>
          <table:table-cell table:formula="of:=[.A742]/1000000" office:value-type="float" office:value="16.7863069306931">
            <text:p>16.79</text:p>
          </table:table-cell>
          <table:table-cell table:number-columns-repeated="2"/>
        </table:table-row>
        <table:table-row table:style-name="ro1">
          <table:table-cell office:value-type="float" office:value="19225536.4431487">
            <text:p>19225536.44</text:p>
          </table:table-cell>
          <table:table-cell office:value-type="float" office:value="11936">
            <text:p>11936</text:p>
          </table:table-cell>
          <table:table-cell table:formula="of:=[.A743]/1000000" office:value-type="float" office:value="19.2255364431487">
            <text:p>19.23</text:p>
          </table:table-cell>
          <table:table-cell table:number-columns-repeated="2"/>
        </table:table-row>
        <table:table-row table:style-name="ro1">
          <table:table-cell office:value-type="float" office:value="17164693.0693069">
            <text:p>17164693.07</text:p>
          </table:table-cell>
          <table:table-cell office:value-type="float" office:value="11936">
            <text:p>11936</text:p>
          </table:table-cell>
          <table:table-cell table:formula="of:=[.A744]/1000000" office:value-type="float" office:value="17.1646930693069">
            <text:p>17.16</text:p>
          </table:table-cell>
          <table:table-cell table:number-columns-repeated="2"/>
        </table:table-row>
        <table:table-row table:style-name="ro1">
          <table:table-cell office:value-type="float" office:value="18334118.2795699">
            <text:p>18334118.28</text:p>
          </table:table-cell>
          <table:table-cell office:value-type="float" office:value="11936">
            <text:p>11936</text:p>
          </table:table-cell>
          <table:table-cell table:formula="of:=[.A745]/1000000" office:value-type="float" office:value="18.3341182795699">
            <text:p>18.33</text:p>
          </table:table-cell>
          <table:table-cell table:number-columns-repeated="2"/>
        </table:table-row>
        <table:table-row table:style-name="ro1">
          <table:table-cell office:value-type="float" office:value="11483000">
            <text:p>11483000</text:p>
          </table:table-cell>
          <table:table-cell office:value-type="float" office:value="11936">
            <text:p>11936</text:p>
          </table:table-cell>
          <table:table-cell table:formula="of:=[.A746]/1000000" office:value-type="float" office:value="11.483">
            <text:p>11.48</text:p>
          </table:table-cell>
          <table:table-cell table:number-columns-repeated="2"/>
        </table:table-row>
        <table:table-row table:style-name="ro1">
          <table:table-cell office:value-type="float" office:value="20641739.7260274">
            <text:p>20641739.73</text:p>
          </table:table-cell>
          <table:table-cell office:value-type="float" office:value="11936">
            <text:p>11936</text:p>
          </table:table-cell>
          <table:table-cell table:formula="of:=[.A747]/1000000" office:value-type="float" office:value="20.6417397260274">
            <text:p>20.64</text:p>
          </table:table-cell>
          <table:table-cell table:number-columns-repeated="2"/>
        </table:table-row>
        <table:table-row table:style-name="ro1">
          <table:table-cell office:value-type="float" office:value="21971570.8955224">
            <text:p>21971570.9</text:p>
          </table:table-cell>
          <table:table-cell office:value-type="float" office:value="12125">
            <text:p>12125</text:p>
          </table:table-cell>
          <table:table-cell table:formula="of:=[.A748]/1000000" office:value-type="float" office:value="21.9715708955224">
            <text:p>21.97</text:p>
          </table:table-cell>
          <table:table-cell table:number-columns-repeated="2"/>
        </table:table-row>
        <table:table-row table:style-name="ro1">
          <table:table-cell office:value-type="float" office:value="27796842.7370948">
            <text:p>27796842.74</text:p>
          </table:table-cell>
          <table:table-cell office:value-type="float" office:value="12125">
            <text:p>12125</text:p>
          </table:table-cell>
          <table:table-cell table:formula="of:=[.A749]/1000000" office:value-type="float" office:value="27.7968427370948">
            <text:p>27.8</text:p>
          </table:table-cell>
          <table:table-cell table:number-columns-repeated="2"/>
        </table:table-row>
        <table:table-row table:style-name="ro1">
          <table:table-cell office:value-type="float" office:value="17520840.1162791">
            <text:p>17520840.12</text:p>
          </table:table-cell>
          <table:table-cell office:value-type="float" office:value="12125">
            <text:p>12125</text:p>
          </table:table-cell>
          <table:table-cell table:formula="of:=[.A750]/1000000" office:value-type="float" office:value="17.5208401162791">
            <text:p>17.52</text:p>
          </table:table-cell>
          <table:table-cell table:number-columns-repeated="2"/>
        </table:table-row>
        <table:table-row table:style-name="ro1">
          <table:table-cell office:value-type="float" office:value="21799827.5862069">
            <text:p>21799827.59</text:p>
          </table:table-cell>
          <table:table-cell office:value-type="float" office:value="12125">
            <text:p>12125</text:p>
          </table:table-cell>
          <table:table-cell table:formula="of:=[.A751]/1000000" office:value-type="float" office:value="21.7998275862069">
            <text:p>21.8</text:p>
          </table:table-cell>
          <table:table-cell table:number-columns-repeated="2"/>
        </table:table-row>
        <table:table-row table:style-name="ro1">
          <table:table-cell office:value-type="float" office:value="19556131.147541">
            <text:p>19556131.15</text:p>
          </table:table-cell>
          <table:table-cell office:value-type="float" office:value="12125">
            <text:p>12125</text:p>
          </table:table-cell>
          <table:table-cell table:formula="of:=[.A752]/1000000" office:value-type="float" office:value="19.556131147541">
            <text:p>19.56</text:p>
          </table:table-cell>
          <table:table-cell table:number-columns-repeated="2"/>
        </table:table-row>
        <table:table-row table:style-name="ro1">
          <table:table-cell office:value-type="float" office:value="18346465.5172414">
            <text:p>18346465.52</text:p>
          </table:table-cell>
          <table:table-cell office:value-type="float" office:value="12125">
            <text:p>12125</text:p>
          </table:table-cell>
          <table:table-cell table:formula="of:=[.A753]/1000000" office:value-type="float" office:value="18.3464655172414">
            <text:p>18.35</text:p>
          </table:table-cell>
          <table:table-cell table:number-columns-repeated="2"/>
        </table:table-row>
        <table:table-row table:style-name="ro1">
          <table:table-cell office:value-type="float" office:value="20863150.7692308">
            <text:p>20863150.77</text:p>
          </table:table-cell>
          <table:table-cell office:value-type="float" office:value="12125">
            <text:p>12125</text:p>
          </table:table-cell>
          <table:table-cell table:formula="of:=[.A754]/1000000" office:value-type="float" office:value="20.8631507692308">
            <text:p>20.86</text:p>
          </table:table-cell>
          <table:table-cell table:number-columns-repeated="2"/>
        </table:table-row>
        <table:table-row table:style-name="ro1">
          <table:table-cell office:value-type="float" office:value="22977038.4221311">
            <text:p>22977038.42</text:p>
          </table:table-cell>
          <table:table-cell office:value-type="float" office:value="12125">
            <text:p>12125</text:p>
          </table:table-cell>
          <table:table-cell table:formula="of:=[.A755]/1000000" office:value-type="float" office:value="22.9770384221311">
            <text:p>22.98</text:p>
          </table:table-cell>
          <table:table-cell table:number-columns-repeated="2"/>
        </table:table-row>
        <table:table-row table:style-name="ro1">
          <table:table-cell office:value-type="float" office:value="15706308.5106383">
            <text:p>15706308.51</text:p>
          </table:table-cell>
          <table:table-cell office:value-type="float" office:value="12125">
            <text:p>12125</text:p>
          </table:table-cell>
          <table:table-cell table:formula="of:=[.A756]/1000000" office:value-type="float" office:value="15.7063085106383">
            <text:p>15.71</text:p>
          </table:table-cell>
          <table:table-cell table:number-columns-repeated="2"/>
        </table:table-row>
        <table:table-row table:style-name="ro1">
          <table:table-cell office:value-type="float" office:value="14817619.7183099">
            <text:p>14817619.72</text:p>
          </table:table-cell>
          <table:table-cell office:value-type="float" office:value="12125">
            <text:p>12125</text:p>
          </table:table-cell>
          <table:table-cell table:formula="of:=[.A757]/1000000" office:value-type="float" office:value="14.8176197183099">
            <text:p>14.82</text:p>
          </table:table-cell>
          <table:table-cell table:number-columns-repeated="2"/>
        </table:table-row>
        <table:table-row table:style-name="ro1">
          <table:table-cell office:value-type="float" office:value="19626116.514691">
            <text:p>19626116.51</text:p>
          </table:table-cell>
          <table:table-cell office:value-type="float" office:value="12125">
            <text:p>12125</text:p>
          </table:table-cell>
          <table:table-cell table:formula="of:=[.A758]/1000000" office:value-type="float" office:value="19.626116514691">
            <text:p>19.63</text:p>
          </table:table-cell>
          <table:table-cell table:number-columns-repeated="2"/>
        </table:table-row>
        <table:table-row table:style-name="ro1">
          <table:table-cell office:value-type="float" office:value="20979791.8918919">
            <text:p>20979791.89</text:p>
          </table:table-cell>
          <table:table-cell office:value-type="float" office:value="12125">
            <text:p>12125</text:p>
          </table:table-cell>
          <table:table-cell table:formula="of:=[.A759]/1000000" office:value-type="float" office:value="20.9797918918919">
            <text:p>20.98</text:p>
          </table:table-cell>
          <table:table-cell table:number-columns-repeated="2"/>
        </table:table-row>
        <table:table-row table:style-name="ro1">
          <table:table-cell office:value-type="float" office:value="28939149.8559078">
            <text:p>28939149.86</text:p>
          </table:table-cell>
          <table:table-cell office:value-type="float" office:value="15614">
            <text:p>15614</text:p>
          </table:table-cell>
          <table:table-cell table:formula="of:=[.A760]/1000000" office:value-type="float" office:value="28.9391498559078">
            <text:p>28.94</text:p>
          </table:table-cell>
          <table:table-cell table:number-columns-repeated="2"/>
        </table:table-row>
        <table:table-row table:style-name="ro1">
          <table:table-cell office:value-type="float" office:value="28267046.4285714">
            <text:p>28267046.43</text:p>
          </table:table-cell>
          <table:table-cell office:value-type="float" office:value="15614">
            <text:p>15614</text:p>
          </table:table-cell>
          <table:table-cell table:formula="of:=[.A761]/1000000" office:value-type="float" office:value="28.2670464285714">
            <text:p>28.27</text:p>
          </table:table-cell>
          <table:table-cell table:number-columns-repeated="2"/>
        </table:table-row>
        <table:table-row table:style-name="ro1">
          <table:table-cell office:value-type="float" office:value="23659490.1960784">
            <text:p>23659490.2</text:p>
          </table:table-cell>
          <table:table-cell office:value-type="float" office:value="15614">
            <text:p>15614</text:p>
          </table:table-cell>
          <table:table-cell table:formula="of:=[.A762]/1000000" office:value-type="float" office:value="23.6594901960784">
            <text:p>23.66</text:p>
          </table:table-cell>
          <table:table-cell table:number-columns-repeated="2"/>
        </table:table-row>
        <table:table-row table:style-name="ro1">
          <table:table-cell office:value-type="float" office:value="23754263.4920635">
            <text:p>23754263.49</text:p>
          </table:table-cell>
          <table:table-cell office:value-type="float" office:value="15614">
            <text:p>15614</text:p>
          </table:table-cell>
          <table:table-cell table:formula="of:=[.A763]/1000000" office:value-type="float" office:value="23.7542634920635">
            <text:p>23.75</text:p>
          </table:table-cell>
          <table:table-cell table:number-columns-repeated="2"/>
        </table:table-row>
        <table:table-row table:style-name="ro1">
          <table:table-cell office:value-type="float" office:value="27196544.1176471">
            <text:p>27196544.12</text:p>
          </table:table-cell>
          <table:table-cell office:value-type="float" office:value="15614">
            <text:p>15614</text:p>
          </table:table-cell>
          <table:table-cell table:formula="of:=[.A764]/1000000" office:value-type="float" office:value="27.1965441176471">
            <text:p>27.2</text:p>
          </table:table-cell>
          <table:table-cell table:number-columns-repeated="2"/>
        </table:table-row>
        <table:table-row table:style-name="ro1">
          <table:table-cell office:value-type="float" office:value="25064645.0511945">
            <text:p>25064645.05</text:p>
          </table:table-cell>
          <table:table-cell office:value-type="float" office:value="15614">
            <text:p>15614</text:p>
          </table:table-cell>
          <table:table-cell table:formula="of:=[.A765]/1000000" office:value-type="float" office:value="25.0646450511945">
            <text:p>25.06</text:p>
          </table:table-cell>
          <table:table-cell table:number-columns-repeated="2"/>
        </table:table-row>
        <table:table-row table:style-name="ro1">
          <table:table-cell office:value-type="float" office:value="15521000">
            <text:p>15521000</text:p>
          </table:table-cell>
          <table:table-cell office:value-type="float" office:value="15614">
            <text:p>15614</text:p>
          </table:table-cell>
          <table:table-cell table:formula="of:=[.A766]/1000000" office:value-type="float" office:value="15.521">
            <text:p>15.52</text:p>
          </table:table-cell>
          <table:table-cell table:number-columns-repeated="2"/>
        </table:table-row>
        <table:table-row table:style-name="ro1">
          <table:table-cell office:value-type="float" office:value="25996694.1176471">
            <text:p>25996694.12</text:p>
          </table:table-cell>
          <table:table-cell office:value-type="float" office:value="15614">
            <text:p>15614</text:p>
          </table:table-cell>
          <table:table-cell table:formula="of:=[.A767]/1000000" office:value-type="float" office:value="25.9966941176471">
            <text:p>26</text:p>
          </table:table-cell>
          <table:table-cell table:number-columns-repeated="2"/>
        </table:table-row>
        <table:table-row table:style-name="ro1">
          <table:table-cell office:value-type="float" office:value="22468082.8828829">
            <text:p>22468082.88</text:p>
          </table:table-cell>
          <table:table-cell office:value-type="float" office:value="15614">
            <text:p>15614</text:p>
          </table:table-cell>
          <table:table-cell table:formula="of:=[.A768]/1000000" office:value-type="float" office:value="22.4680828828829">
            <text:p>22.47</text:p>
          </table:table-cell>
          <table:table-cell table:number-columns-repeated="2"/>
        </table:table-row>
        <table:table-row table:style-name="ro1">
          <table:table-cell office:value-type="float" office:value="23109197.1830986">
            <text:p>23109197.18</text:p>
          </table:table-cell>
          <table:table-cell office:value-type="float" office:value="15614">
            <text:p>15614</text:p>
          </table:table-cell>
          <table:table-cell table:formula="of:=[.A769]/1000000" office:value-type="float" office:value="23.1091971830986">
            <text:p>23.11</text:p>
          </table:table-cell>
          <table:table-cell table:number-columns-repeated="2"/>
        </table:table-row>
        <table:table-row table:style-name="ro1">
          <table:table-cell office:value-type="float" office:value="22938668">
            <text:p>22938668</text:p>
          </table:table-cell>
          <table:table-cell office:value-type="float" office:value="15614">
            <text:p>15614</text:p>
          </table:table-cell>
          <table:table-cell table:formula="of:=[.A770]/1000000" office:value-type="float" office:value="22.938668">
            <text:p>22.94</text:p>
          </table:table-cell>
          <table:table-cell table:number-columns-repeated="2"/>
        </table:table-row>
        <table:table-row table:style-name="ro1">
          <table:table-cell office:value-type="float" office:value="24589971.4285714">
            <text:p>24589971.43</text:p>
          </table:table-cell>
          <table:table-cell office:value-type="float" office:value="15614">
            <text:p>15614</text:p>
          </table:table-cell>
          <table:table-cell table:formula="of:=[.A771]/1000000" office:value-type="float" office:value="24.5899714285714">
            <text:p>24.59</text:p>
          </table:table-cell>
          <table:table-cell table:number-columns-repeated="2"/>
        </table:table-row>
        <table:table-row table:style-name="ro1">
          <table:table-cell office:value-type="float" office:value="25306187.5">
            <text:p>25306187.5</text:p>
          </table:table-cell>
          <table:table-cell office:value-type="float" office:value="15614">
            <text:p>15614</text:p>
          </table:table-cell>
          <table:table-cell table:formula="of:=[.A772]/1000000" office:value-type="float" office:value="25.3061875">
            <text:p>25.31</text:p>
          </table:table-cell>
          <table:table-cell table:number-columns-repeated="2"/>
        </table:table-row>
        <table:table-row table:style-name="ro1">
          <table:table-cell office:value-type="float" office:value="26179907.8947368">
            <text:p>26179907.89</text:p>
          </table:table-cell>
          <table:table-cell office:value-type="float" office:value="15614">
            <text:p>15614</text:p>
          </table:table-cell>
          <table:table-cell table:formula="of:=[.A773]/1000000" office:value-type="float" office:value="26.1799078947368">
            <text:p>26.18</text:p>
          </table:table-cell>
          <table:table-cell table:number-columns-repeated="2"/>
        </table:table-row>
        <table:table-row table:style-name="ro1">
          <table:table-cell office:value-type="float" office:value="24887974.025974">
            <text:p>24887974.03</text:p>
          </table:table-cell>
          <table:table-cell office:value-type="float" office:value="15614">
            <text:p>15614</text:p>
          </table:table-cell>
          <table:table-cell table:formula="of:=[.A774]/1000000" office:value-type="float" office:value="24.887974025974">
            <text:p>24.89</text:p>
          </table:table-cell>
          <table:table-cell table:number-columns-repeated="2"/>
        </table:table-row>
        <table:table-row table:style-name="ro1">
          <table:table-cell office:value-type="float" office:value="17193000">
            <text:p>17193000</text:p>
          </table:table-cell>
          <table:table-cell office:value-type="float" office:value="15614">
            <text:p>15614</text:p>
          </table:table-cell>
          <table:table-cell table:formula="of:=[.A775]/1000000" office:value-type="float" office:value="17.193">
            <text:p>17.19</text:p>
          </table:table-cell>
          <table:table-cell table:number-columns-repeated="2"/>
        </table:table-row>
        <table:table-row table:style-name="ro1">
          <table:table-cell office:value-type="float" office:value="29422397.0223325">
            <text:p>29422397.02</text:p>
          </table:table-cell>
          <table:table-cell office:value-type="float" office:value="15614">
            <text:p>15614</text:p>
          </table:table-cell>
          <table:table-cell table:formula="of:=[.A776]/1000000" office:value-type="float" office:value="29.4223970223325">
            <text:p>29.42</text:p>
          </table:table-cell>
          <table:table-cell table:number-columns-repeated="2"/>
        </table:table-row>
        <table:table-row table:style-name="ro1">
          <table:table-cell office:value-type="float" office:value="15606500">
            <text:p>15606500</text:p>
          </table:table-cell>
          <table:table-cell office:value-type="float" office:value="15614">
            <text:p>15614</text:p>
          </table:table-cell>
          <table:table-cell table:formula="of:=[.A777]/1000000" office:value-type="float" office:value="15.6065">
            <text:p>15.61</text:p>
          </table:table-cell>
          <table:table-cell table:number-columns-repeated="2"/>
        </table:table-row>
        <table:table-row table:style-name="ro1">
          <table:table-cell office:value-type="float" office:value="32239081.6733068">
            <text:p>32239081.67</text:p>
          </table:table-cell>
          <table:table-cell office:value-type="float" office:value="15614">
            <text:p>15614</text:p>
          </table:table-cell>
          <table:table-cell table:formula="of:=[.A778]/1000000" office:value-type="float" office:value="32.2390816733068">
            <text:p>32.24</text:p>
          </table:table-cell>
          <table:table-cell table:number-columns-repeated="2"/>
        </table:table-row>
        <table:table-row table:style-name="ro1">
          <table:table-cell office:value-type="float" office:value="25530290.04329">
            <text:p>25530290.04</text:p>
          </table:table-cell>
          <table:table-cell office:value-type="float" office:value="15614">
            <text:p>15614</text:p>
          </table:table-cell>
          <table:table-cell table:formula="of:=[.A779]/1000000" office:value-type="float" office:value="25.53029004329">
            <text:p>25.53</text:p>
          </table:table-cell>
          <table:table-cell table:number-columns-repeated="2"/>
        </table:table-row>
        <table:table-row table:style-name="ro1">
          <table:table-cell office:value-type="float" office:value="31336986.2068966">
            <text:p>31336986.21</text:p>
          </table:table-cell>
          <table:table-cell office:value-type="float" office:value="15614">
            <text:p>15614</text:p>
          </table:table-cell>
          <table:table-cell table:formula="of:=[.A780]/1000000" office:value-type="float" office:value="31.3369862068966">
            <text:p>31.34</text:p>
          </table:table-cell>
          <table:table-cell table:number-columns-repeated="2"/>
        </table:table-row>
        <table:table-row table:style-name="ro1">
          <table:table-cell office:value-type="float" office:value="25287467.5324675">
            <text:p>25287467.53</text:p>
          </table:table-cell>
          <table:table-cell office:value-type="float" office:value="15614">
            <text:p>15614</text:p>
          </table:table-cell>
          <table:table-cell table:formula="of:=[.A781]/1000000" office:value-type="float" office:value="25.2874675324675">
            <text:p>25.29</text:p>
          </table:table-cell>
          <table:table-cell table:number-columns-repeated="2"/>
        </table:table-row>
        <table:table-row table:style-name="ro1">
          <table:table-cell office:value-type="float" office:value="30177069.2792162">
            <text:p>30177069.28</text:p>
          </table:table-cell>
          <table:table-cell office:value-type="float" office:value="15614">
            <text:p>15614</text:p>
          </table:table-cell>
          <table:table-cell table:formula="of:=[.A782]/1000000" office:value-type="float" office:value="30.1770692792162">
            <text:p>30.18</text:p>
          </table:table-cell>
          <table:table-cell table:number-columns-repeated="2"/>
        </table:table-row>
        <table:table-row table:style-name="ro1">
          <table:table-cell office:value-type="float" office:value="30722425.2873563">
            <text:p>30722425.29</text:p>
          </table:table-cell>
          <table:table-cell office:value-type="float" office:value="15614">
            <text:p>15614</text:p>
          </table:table-cell>
          <table:table-cell table:formula="of:=[.A783]/1000000" office:value-type="float" office:value="30.7224252873563">
            <text:p>30.72</text:p>
          </table:table-cell>
          <table:table-cell table:number-columns-repeated="2"/>
        </table:table-row>
        <table:table-row table:style-name="ro1">
          <table:table-cell office:value-type="float" office:value="25629732.3943662">
            <text:p>25629732.39</text:p>
          </table:table-cell>
          <table:table-cell office:value-type="float" office:value="15614">
            <text:p>15614</text:p>
          </table:table-cell>
          <table:table-cell table:formula="of:=[.A784]/1000000" office:value-type="float" office:value="25.6297323943662">
            <text:p>25.63</text:p>
          </table:table-cell>
          <table:table-cell table:number-columns-repeated="2"/>
        </table:table-row>
        <table:table-row table:style-name="ro1">
          <table:table-cell office:value-type="float" office:value="26332616.2790698">
            <text:p>26332616.28</text:p>
          </table:table-cell>
          <table:table-cell office:value-type="float" office:value="15614">
            <text:p>15614</text:p>
          </table:table-cell>
          <table:table-cell table:formula="of:=[.A785]/1000000" office:value-type="float" office:value="26.3326162790698">
            <text:p>26.33</text:p>
          </table:table-cell>
          <table:table-cell table:number-columns-repeated="2"/>
        </table:table-row>
        <table:table-row table:style-name="ro1">
          <table:table-cell office:value-type="float" office:value="25421701.754386">
            <text:p>25421701.75</text:p>
          </table:table-cell>
          <table:table-cell office:value-type="float" office:value="15614">
            <text:p>15614</text:p>
          </table:table-cell>
          <table:table-cell table:formula="of:=[.A786]/1000000" office:value-type="float" office:value="25.421701754386">
            <text:p>25.42</text:p>
          </table:table-cell>
          <table:table-cell table:number-columns-repeated="2"/>
        </table:table-row>
        <table:table-row table:style-name="ro1">
          <table:table-cell office:value-type="float" office:value="27005650.6024096">
            <text:p>27005650.6</text:p>
          </table:table-cell>
          <table:table-cell office:value-type="float" office:value="15614">
            <text:p>15614</text:p>
          </table:table-cell>
          <table:table-cell table:formula="of:=[.A787]/1000000" office:value-type="float" office:value="27.0056506024096">
            <text:p>27.01</text:p>
          </table:table-cell>
          <table:table-cell table:number-columns-repeated="2"/>
        </table:table-row>
        <table:table-row table:style-name="ro1">
          <table:table-cell office:value-type="float" office:value="26472212.6582278">
            <text:p>26472212.66</text:p>
          </table:table-cell>
          <table:table-cell office:value-type="float" office:value="15614">
            <text:p>15614</text:p>
          </table:table-cell>
          <table:table-cell table:formula="of:=[.A788]/1000000" office:value-type="float" office:value="26.4722126582278">
            <text:p>26.47</text:p>
          </table:table-cell>
          <table:table-cell table:number-columns-repeated="2"/>
        </table:table-row>
        <table:table-row table:style-name="ro1">
          <table:table-cell office:value-type="float" office:value="26785701.4925373">
            <text:p>26785701.49</text:p>
          </table:table-cell>
          <table:table-cell office:value-type="float" office:value="15614">
            <text:p>15614</text:p>
          </table:table-cell>
          <table:table-cell table:formula="of:=[.A789]/1000000" office:value-type="float" office:value="26.7857014925373">
            <text:p>26.79</text:p>
          </table:table-cell>
          <table:table-cell table:number-columns-repeated="2"/>
        </table:table-row>
        <table:table-row table:style-name="ro1">
          <table:table-cell office:value-type="float" office:value="29456501.369863">
            <text:p>29456501.37</text:p>
          </table:table-cell>
          <table:table-cell office:value-type="float" office:value="15614">
            <text:p>15614</text:p>
          </table:table-cell>
          <table:table-cell table:formula="of:=[.A790]/1000000" office:value-type="float" office:value="29.456501369863">
            <text:p>29.46</text:p>
          </table:table-cell>
          <table:table-cell table:number-columns-repeated="2"/>
        </table:table-row>
        <table:table-row table:style-name="ro1">
          <table:table-cell office:value-type="float" office:value="26648094.5273632">
            <text:p>26648094.53</text:p>
          </table:table-cell>
          <table:table-cell office:value-type="float" office:value="15614">
            <text:p>15614</text:p>
          </table:table-cell>
          <table:table-cell table:formula="of:=[.A791]/1000000" office:value-type="float" office:value="26.6480945273632">
            <text:p>26.65</text:p>
          </table:table-cell>
          <table:table-cell table:number-columns-repeated="2"/>
        </table:table-row>
        <table:table-row table:style-name="ro1">
          <table:table-cell office:value-type="float" office:value="23678360.4651163">
            <text:p>23678360.47</text:p>
          </table:table-cell>
          <table:table-cell office:value-type="float" office:value="15614">
            <text:p>15614</text:p>
          </table:table-cell>
          <table:table-cell table:formula="of:=[.A792]/1000000" office:value-type="float" office:value="23.6783604651163">
            <text:p>23.68</text:p>
          </table:table-cell>
          <table:table-cell table:number-columns-repeated="2"/>
        </table:table-row>
        <table:table-row table:style-name="ro1">
          <table:table-cell office:value-type="float" office:value="22645574.4680851">
            <text:p>22645574.47</text:p>
          </table:table-cell>
          <table:table-cell office:value-type="float" office:value="15614">
            <text:p>15614</text:p>
          </table:table-cell>
          <table:table-cell table:formula="of:=[.A793]/1000000" office:value-type="float" office:value="22.6455744680851">
            <text:p>22.65</text:p>
          </table:table-cell>
          <table:table-cell table:number-columns-repeated="2"/>
        </table:table-row>
        <table:table-row table:style-name="ro1">
          <table:table-cell office:value-type="float" office:value="24309807.8817734">
            <text:p>24309807.88</text:p>
          </table:table-cell>
          <table:table-cell office:value-type="float" office:value="15614">
            <text:p>15614</text:p>
          </table:table-cell>
          <table:table-cell table:formula="of:=[.A794]/1000000" office:value-type="float" office:value="24.3098078817734">
            <text:p>24.31</text:p>
          </table:table-cell>
          <table:table-cell table:number-columns-repeated="2"/>
        </table:table-row>
        <table:table-row table:style-name="ro1">
          <table:table-cell office:value-type="float" office:value="25275294.1176471">
            <text:p>25275294.12</text:p>
          </table:table-cell>
          <table:table-cell office:value-type="float" office:value="15614">
            <text:p>15614</text:p>
          </table:table-cell>
          <table:table-cell table:formula="of:=[.A795]/1000000" office:value-type="float" office:value="25.2752941176471">
            <text:p>25.28</text:p>
          </table:table-cell>
          <table:table-cell table:number-columns-repeated="2"/>
        </table:table-row>
        <table:table-row table:style-name="ro1">
          <table:table-cell office:value-type="float" office:value="24865378.7878788">
            <text:p>24865378.79</text:p>
          </table:table-cell>
          <table:table-cell office:value-type="float" office:value="15614">
            <text:p>15614</text:p>
          </table:table-cell>
          <table:table-cell table:formula="of:=[.A796]/1000000" office:value-type="float" office:value="24.8653787878788">
            <text:p>24.87</text:p>
          </table:table-cell>
          <table:table-cell table:number-columns-repeated="2"/>
        </table:table-row>
        <table:table-row table:style-name="ro1">
          <table:table-cell office:value-type="float" office:value="29117750">
            <text:p>29117750</text:p>
          </table:table-cell>
          <table:table-cell office:value-type="float" office:value="15614">
            <text:p>15614</text:p>
          </table:table-cell>
          <table:table-cell table:formula="of:=[.A797]/1000000" office:value-type="float" office:value="29.11775">
            <text:p>29.12</text:p>
          </table:table-cell>
          <table:table-cell table:number-columns-repeated="2"/>
        </table:table-row>
        <table:table-row table:style-name="ro1">
          <table:table-cell office:value-type="float" office:value="25515135.8024691">
            <text:p>25515135.8</text:p>
          </table:table-cell>
          <table:table-cell office:value-type="float" office:value="15614">
            <text:p>15614</text:p>
          </table:table-cell>
          <table:table-cell table:formula="of:=[.A798]/1000000" office:value-type="float" office:value="25.5151358024691">
            <text:p>25.52</text:p>
          </table:table-cell>
          <table:table-cell table:number-columns-repeated="2"/>
        </table:table-row>
        <table:table-row table:style-name="ro1">
          <table:table-cell office:value-type="float" office:value="30383131.1953353">
            <text:p>30383131.2</text:p>
          </table:table-cell>
          <table:table-cell office:value-type="float" office:value="15614">
            <text:p>15614</text:p>
          </table:table-cell>
          <table:table-cell table:formula="of:=[.A799]/1000000" office:value-type="float" office:value="30.3831311953353">
            <text:p>30.38</text:p>
          </table:table-cell>
          <table:table-cell table:number-columns-repeated="2"/>
        </table:table-row>
        <table:table-row table:style-name="ro1">
          <table:table-cell office:value-type="float" office:value="29112647.0588235">
            <text:p>29112647.06</text:p>
          </table:table-cell>
          <table:table-cell office:value-type="float" office:value="15614">
            <text:p>15614</text:p>
          </table:table-cell>
          <table:table-cell table:formula="of:=[.A800]/1000000" office:value-type="float" office:value="29.1126470588235">
            <text:p>29.11</text:p>
          </table:table-cell>
          <table:table-cell table:number-columns-repeated="2"/>
        </table:table-row>
        <table:table-row table:style-name="ro1">
          <table:table-cell office:value-type="float" office:value="26855469.6356275">
            <text:p>26855469.64</text:p>
          </table:table-cell>
          <table:table-cell office:value-type="float" office:value="15614">
            <text:p>15614</text:p>
          </table:table-cell>
          <table:table-cell table:formula="of:=[.A801]/1000000" office:value-type="float" office:value="26.8554696356275">
            <text:p>26.86</text:p>
          </table:table-cell>
          <table:table-cell table:number-columns-repeated="2"/>
        </table:table-row>
        <table:table-row table:style-name="ro1">
          <table:table-cell office:value-type="float" office:value="27767254.6230441">
            <text:p>27767254.62</text:p>
          </table:table-cell>
          <table:table-cell office:value-type="float" office:value="16325">
            <text:p>16325</text:p>
          </table:table-cell>
          <table:table-cell table:formula="of:=[.A802]/1000000" office:value-type="float" office:value="27.7672546230441">
            <text:p>27.77</text:p>
          </table:table-cell>
          <table:table-cell table:number-columns-repeated="2"/>
        </table:table-row>
        <table:table-row table:style-name="ro1">
          <table:table-cell office:value-type="float" office:value="27096635.8695652">
            <text:p>27096635.87</text:p>
          </table:table-cell>
          <table:table-cell office:value-type="float" office:value="16325">
            <text:p>16325</text:p>
          </table:table-cell>
          <table:table-cell table:formula="of:=[.A803]/1000000" office:value-type="float" office:value="27.0966358695652">
            <text:p>27.1</text:p>
          </table:table-cell>
          <table:table-cell table:number-columns-repeated="2"/>
        </table:table-row>
        <table:table-row table:style-name="ro1">
          <table:table-cell office:value-type="float" office:value="27667456.3758389">
            <text:p>27667456.38</text:p>
          </table:table-cell>
          <table:table-cell office:value-type="float" office:value="16325">
            <text:p>16325</text:p>
          </table:table-cell>
          <table:table-cell table:formula="of:=[.A804]/1000000" office:value-type="float" office:value="27.6674563758389">
            <text:p>27.67</text:p>
          </table:table-cell>
          <table:table-cell table:number-columns-repeated="2"/>
        </table:table-row>
        <table:table-row table:style-name="ro1">
          <table:table-cell office:value-type="float" office:value="27640112.7982646">
            <text:p>27640112.8</text:p>
          </table:table-cell>
          <table:table-cell office:value-type="float" office:value="16325">
            <text:p>16325</text:p>
          </table:table-cell>
          <table:table-cell table:formula="of:=[.A805]/1000000" office:value-type="float" office:value="27.6401127982646">
            <text:p>27.64</text:p>
          </table:table-cell>
          <table:table-cell table:number-columns-repeated="2"/>
        </table:table-row>
        <table:table-row table:style-name="ro1">
          <table:table-cell office:value-type="float" office:value="28133366.3366337">
            <text:p>28133366.34</text:p>
          </table:table-cell>
          <table:table-cell office:value-type="float" office:value="16325">
            <text:p>16325</text:p>
          </table:table-cell>
          <table:table-cell table:formula="of:=[.A806]/1000000" office:value-type="float" office:value="28.1333663366337">
            <text:p>28.13</text:p>
          </table:table-cell>
          <table:table-cell table:number-columns-repeated="2"/>
        </table:table-row>
        <table:table-row table:style-name="ro1">
          <table:table-cell office:value-type="float" office:value="27755012">
            <text:p>27755012</text:p>
          </table:table-cell>
          <table:table-cell office:value-type="float" office:value="16325">
            <text:p>16325</text:p>
          </table:table-cell>
          <table:table-cell table:formula="of:=[.A807]/1000000" office:value-type="float" office:value="27.755012">
            <text:p>27.76</text:p>
          </table:table-cell>
          <table:table-cell table:number-columns-repeated="2"/>
        </table:table-row>
        <table:table-row table:style-name="ro1">
          <table:table-cell office:value-type="float" office:value="19096588.2352941">
            <text:p>19096588.24</text:p>
          </table:table-cell>
          <table:table-cell office:value-type="float" office:value="16325">
            <text:p>16325</text:p>
          </table:table-cell>
          <table:table-cell table:formula="of:=[.A808]/1000000" office:value-type="float" office:value="19.0965882352941">
            <text:p>19.1</text:p>
          </table:table-cell>
          <table:table-cell table:number-columns-repeated="2"/>
        </table:table-row>
        <table:table-row table:style-name="ro1">
          <table:table-cell office:value-type="float" office:value="19277780.3030303">
            <text:p>19277780.3</text:p>
          </table:table-cell>
          <table:table-cell office:value-type="float" office:value="16325">
            <text:p>16325</text:p>
          </table:table-cell>
          <table:table-cell table:formula="of:=[.A809]/1000000" office:value-type="float" office:value="19.2777803030303">
            <text:p>19.28</text:p>
          </table:table-cell>
          <table:table-cell table:number-columns-repeated="2"/>
        </table:table-row>
        <table:table-row table:style-name="ro1">
          <table:table-cell office:value-type="float" office:value="29122095.0570342">
            <text:p>29122095.06</text:p>
          </table:table-cell>
          <table:table-cell office:value-type="float" office:value="16325">
            <text:p>16325</text:p>
          </table:table-cell>
          <table:table-cell table:formula="of:=[.A810]/1000000" office:value-type="float" office:value="29.1220950570342">
            <text:p>29.12</text:p>
          </table:table-cell>
          <table:table-cell table:number-columns-repeated="2"/>
        </table:table-row>
        <table:table-row table:style-name="ro1">
          <table:table-cell office:value-type="float" office:value="23453257.5757576">
            <text:p>23453257.58</text:p>
          </table:table-cell>
          <table:table-cell office:value-type="float" office:value="16325">
            <text:p>16325</text:p>
          </table:table-cell>
          <table:table-cell table:formula="of:=[.A811]/1000000" office:value-type="float" office:value="23.4532575757576">
            <text:p>23.45</text:p>
          </table:table-cell>
          <table:table-cell table:number-columns-repeated="2"/>
        </table:table-row>
        <table:table-row table:style-name="ro1">
          <table:table-cell office:value-type="float" office:value="28418112.195122">
            <text:p>28418112.2</text:p>
          </table:table-cell>
          <table:table-cell office:value-type="float" office:value="16325">
            <text:p>16325</text:p>
          </table:table-cell>
          <table:table-cell table:formula="of:=[.A812]/1000000" office:value-type="float" office:value="28.418112195122">
            <text:p>28.42</text:p>
          </table:table-cell>
          <table:table-cell table:number-columns-repeated="2"/>
        </table:table-row>
        <table:table-row table:style-name="ro1">
          <table:table-cell office:value-type="float" office:value="23419191.9191919">
            <text:p>23419191.92</text:p>
          </table:table-cell>
          <table:table-cell office:value-type="float" office:value="16325">
            <text:p>16325</text:p>
          </table:table-cell>
          <table:table-cell table:formula="of:=[.A813]/1000000" office:value-type="float" office:value="23.4191919191919">
            <text:p>23.42</text:p>
          </table:table-cell>
          <table:table-cell table:number-columns-repeated="2"/>
        </table:table-row>
        <table:table-row table:style-name="ro1">
          <table:table-cell office:value-type="float" office:value="26326605.2631579">
            <text:p>26326605.26</text:p>
          </table:table-cell>
          <table:table-cell office:value-type="float" office:value="16325">
            <text:p>16325</text:p>
          </table:table-cell>
          <table:table-cell table:formula="of:=[.A814]/1000000" office:value-type="float" office:value="26.3266052631579">
            <text:p>26.33</text:p>
          </table:table-cell>
          <table:table-cell table:number-columns-repeated="2"/>
        </table:table-row>
        <table:table-row table:style-name="ro1">
          <table:table-cell office:value-type="float" office:value="22449946.1883408">
            <text:p>22449946.19</text:p>
          </table:table-cell>
          <table:table-cell office:value-type="float" office:value="16325">
            <text:p>16325</text:p>
          </table:table-cell>
          <table:table-cell table:formula="of:=[.A815]/1000000" office:value-type="float" office:value="22.4499461883408">
            <text:p>22.45</text:p>
          </table:table-cell>
          <table:table-cell table:number-columns-repeated="2"/>
        </table:table-row>
        <table:table-row table:style-name="ro1">
          <table:table-cell office:value-type="float" office:value="26238958.9041096">
            <text:p>26238958.9</text:p>
          </table:table-cell>
          <table:table-cell office:value-type="float" office:value="16325">
            <text:p>16325</text:p>
          </table:table-cell>
          <table:table-cell table:formula="of:=[.A816]/1000000" office:value-type="float" office:value="26.2389589041096">
            <text:p>26.24</text:p>
          </table:table-cell>
          <table:table-cell table:number-columns-repeated="2"/>
        </table:table-row>
        <table:table-row table:style-name="ro1">
          <table:table-cell office:value-type="float" office:value="24441990.2439024">
            <text:p>24441990.24</text:p>
          </table:table-cell>
          <table:table-cell office:value-type="float" office:value="16325">
            <text:p>16325</text:p>
          </table:table-cell>
          <table:table-cell table:formula="of:=[.A817]/1000000" office:value-type="float" office:value="24.4419902439024">
            <text:p>24.44</text:p>
          </table:table-cell>
          <table:table-cell table:number-columns-repeated="2"/>
        </table:table-row>
        <table:table-row table:style-name="ro1">
          <table:table-cell office:value-type="float" office:value="19831285.7142857">
            <text:p>19831285.71</text:p>
          </table:table-cell>
          <table:table-cell office:value-type="float" office:value="16325">
            <text:p>16325</text:p>
          </table:table-cell>
          <table:table-cell table:formula="of:=[.A818]/1000000" office:value-type="float" office:value="19.8312857142857">
            <text:p>19.83</text:p>
          </table:table-cell>
          <table:table-cell table:number-columns-repeated="2"/>
        </table:table-row>
        <table:table-row table:style-name="ro1">
          <table:table-cell office:value-type="float" office:value="26156467.8178964">
            <text:p>26156467.82</text:p>
          </table:table-cell>
          <table:table-cell office:value-type="float" office:value="16325">
            <text:p>16325</text:p>
          </table:table-cell>
          <table:table-cell table:formula="of:=[.A819]/1000000" office:value-type="float" office:value="26.1564678178964">
            <text:p>26.16</text:p>
          </table:table-cell>
          <table:table-cell table:number-columns-repeated="2"/>
        </table:table-row>
        <table:table-row table:style-name="ro1">
          <table:table-cell office:value-type="float" office:value="33184537.9113019">
            <text:p>33184537.91</text:p>
          </table:table-cell>
          <table:table-cell office:value-type="float" office:value="16325">
            <text:p>16325</text:p>
          </table:table-cell>
          <table:table-cell table:formula="of:=[.A820]/1000000" office:value-type="float" office:value="33.1845379113019">
            <text:p>33.18</text:p>
          </table:table-cell>
          <table:table-cell table:number-columns-repeated="2"/>
        </table:table-row>
        <table:table-row table:style-name="ro1">
          <table:table-cell office:value-type="float" office:value="23864020.4081633">
            <text:p>23864020.41</text:p>
          </table:table-cell>
          <table:table-cell office:value-type="float" office:value="16325">
            <text:p>16325</text:p>
          </table:table-cell>
          <table:table-cell table:formula="of:=[.A821]/1000000" office:value-type="float" office:value="23.8640204081633">
            <text:p>23.86</text:p>
          </table:table-cell>
          <table:table-cell table:number-columns-repeated="2"/>
        </table:table-row>
        <table:table-row table:style-name="ro1">
          <table:table-cell office:value-type="float" office:value="24072746.5753425">
            <text:p>24072746.58</text:p>
          </table:table-cell>
          <table:table-cell office:value-type="float" office:value="16325">
            <text:p>16325</text:p>
          </table:table-cell>
          <table:table-cell table:formula="of:=[.A822]/1000000" office:value-type="float" office:value="24.0727465753425">
            <text:p>24.07</text:p>
          </table:table-cell>
          <table:table-cell table:number-columns-repeated="2"/>
        </table:table-row>
        <table:table-row table:style-name="ro1">
          <table:table-cell office:value-type="float" office:value="20908857.1428571">
            <text:p>20908857.14</text:p>
          </table:table-cell>
          <table:table-cell office:value-type="float" office:value="16325">
            <text:p>16325</text:p>
          </table:table-cell>
          <table:table-cell table:formula="of:=[.A823]/1000000" office:value-type="float" office:value="20.9088571428571">
            <text:p>20.91</text:p>
          </table:table-cell>
          <table:table-cell table:number-columns-repeated="2"/>
        </table:table-row>
        <table:table-row table:style-name="ro1">
          <table:table-cell office:value-type="float" office:value="27312011.6959064">
            <text:p>27312011.7</text:p>
          </table:table-cell>
          <table:table-cell office:value-type="float" office:value="16325">
            <text:p>16325</text:p>
          </table:table-cell>
          <table:table-cell table:formula="of:=[.A824]/1000000" office:value-type="float" office:value="27.3120116959064">
            <text:p>27.31</text:p>
          </table:table-cell>
          <table:table-cell table:number-columns-repeated="2"/>
        </table:table-row>
        <table:table-row table:style-name="ro1">
          <table:table-cell office:value-type="float" office:value="17641100">
            <text:p>17641100</text:p>
          </table:table-cell>
          <table:table-cell office:value-type="float" office:value="16325">
            <text:p>16325</text:p>
          </table:table-cell>
          <table:table-cell table:formula="of:=[.A825]/1000000" office:value-type="float" office:value="17.6411">
            <text:p>17.64</text:p>
          </table:table-cell>
          <table:table-cell table:number-columns-repeated="2"/>
        </table:table-row>
        <table:table-row table:style-name="ro1">
          <table:table-cell office:value-type="float" office:value="21300957.8947368">
            <text:p>21300957.89</text:p>
          </table:table-cell>
          <table:table-cell office:value-type="float" office:value="16325">
            <text:p>16325</text:p>
          </table:table-cell>
          <table:table-cell table:formula="of:=[.A826]/1000000" office:value-type="float" office:value="21.3009578947368">
            <text:p>21.3</text:p>
          </table:table-cell>
          <table:table-cell table:number-columns-repeated="2"/>
        </table:table-row>
        <table:table-row table:style-name="ro1">
          <table:table-cell office:value-type="float" office:value="23666494.047619">
            <text:p>23666494.05</text:p>
          </table:table-cell>
          <table:table-cell office:value-type="float" office:value="16325">
            <text:p>16325</text:p>
          </table:table-cell>
          <table:table-cell table:formula="of:=[.A827]/1000000" office:value-type="float" office:value="23.666494047619">
            <text:p>23.67</text:p>
          </table:table-cell>
          <table:table-cell table:number-columns-repeated="2"/>
        </table:table-row>
        <table:table-row table:style-name="ro1">
          <table:table-cell office:value-type="float" office:value="24211562.1118012">
            <text:p>24211562.11</text:p>
          </table:table-cell>
          <table:table-cell office:value-type="float" office:value="16325">
            <text:p>16325</text:p>
          </table:table-cell>
          <table:table-cell table:formula="of:=[.A828]/1000000" office:value-type="float" office:value="24.2115621118012">
            <text:p>24.21</text:p>
          </table:table-cell>
          <table:table-cell table:number-columns-repeated="2"/>
        </table:table-row>
        <table:table-row table:style-name="ro1">
          <table:table-cell office:value-type="float" office:value="23007362.3188406">
            <text:p>23007362.32</text:p>
          </table:table-cell>
          <table:table-cell office:value-type="float" office:value="16325">
            <text:p>16325</text:p>
          </table:table-cell>
          <table:table-cell table:formula="of:=[.A829]/1000000" office:value-type="float" office:value="23.0073623188406">
            <text:p>23.01</text:p>
          </table:table-cell>
          <table:table-cell table:number-columns-repeated="2"/>
        </table:table-row>
        <table:table-row table:style-name="ro1">
          <table:table-cell office:value-type="float" office:value="23643100">
            <text:p>23643100</text:p>
          </table:table-cell>
          <table:table-cell office:value-type="float" office:value="16325">
            <text:p>16325</text:p>
          </table:table-cell>
          <table:table-cell table:formula="of:=[.A830]/1000000" office:value-type="float" office:value="23.6431">
            <text:p>23.64</text:p>
          </table:table-cell>
          <table:table-cell table:number-columns-repeated="2"/>
        </table:table-row>
        <table:table-row table:style-name="ro1">
          <table:table-cell office:value-type="float" office:value="19969962.0253165">
            <text:p>19969962.03</text:p>
          </table:table-cell>
          <table:table-cell office:value-type="float" office:value="16999">
            <text:p>16999</text:p>
          </table:table-cell>
          <table:table-cell table:formula="of:=[.A831]/1000000" office:value-type="float" office:value="19.9699620253165">
            <text:p>19.97</text:p>
          </table:table-cell>
          <table:table-cell table:number-columns-repeated="2"/>
        </table:table-row>
        <table:table-row table:style-name="ro1">
          <table:table-cell office:value-type="float" office:value="19906837.8378378">
            <text:p>19906837.84</text:p>
          </table:table-cell>
          <table:table-cell office:value-type="float" office:value="16999">
            <text:p>16999</text:p>
          </table:table-cell>
          <table:table-cell table:formula="of:=[.A832]/1000000" office:value-type="float" office:value="19.9068378378378">
            <text:p>19.91</text:p>
          </table:table-cell>
          <table:table-cell table:number-columns-repeated="2"/>
        </table:table-row>
        <table:table-row table:style-name="ro1">
          <table:table-cell office:value-type="float" office:value="23568344.0860215">
            <text:p>23568344.09</text:p>
          </table:table-cell>
          <table:table-cell office:value-type="float" office:value="16999">
            <text:p>16999</text:p>
          </table:table-cell>
          <table:table-cell table:formula="of:=[.A833]/1000000" office:value-type="float" office:value="23.5683440860215">
            <text:p>23.57</text:p>
          </table:table-cell>
          <table:table-cell table:number-columns-repeated="2"/>
        </table:table-row>
        <table:table-row table:style-name="ro1">
          <table:table-cell office:value-type="float" office:value="21953131.5789474">
            <text:p>21953131.58</text:p>
          </table:table-cell>
          <table:table-cell office:value-type="float" office:value="16999">
            <text:p>16999</text:p>
          </table:table-cell>
          <table:table-cell table:formula="of:=[.A834]/1000000" office:value-type="float" office:value="21.9531315789474">
            <text:p>21.95</text:p>
          </table:table-cell>
          <table:table-cell table:number-columns-repeated="2"/>
        </table:table-row>
        <table:table-row table:style-name="ro1">
          <table:table-cell office:value-type="float" office:value="23946433.0708661">
            <text:p>23946433.07</text:p>
          </table:table-cell>
          <table:table-cell office:value-type="float" office:value="16999">
            <text:p>16999</text:p>
          </table:table-cell>
          <table:table-cell table:formula="of:=[.A835]/1000000" office:value-type="float" office:value="23.9464330708661">
            <text:p>23.95</text:p>
          </table:table-cell>
          <table:table-cell table:number-columns-repeated="2"/>
        </table:table-row>
        <table:table-row table:style-name="ro1">
          <table:table-cell office:value-type="float" office:value="23002921.9330855">
            <text:p>23002921.93</text:p>
          </table:table-cell>
          <table:table-cell office:value-type="float" office:value="16999">
            <text:p>16999</text:p>
          </table:table-cell>
          <table:table-cell table:formula="of:=[.A836]/1000000" office:value-type="float" office:value="23.0029219330855">
            <text:p>23</text:p>
          </table:table-cell>
          <table:table-cell table:number-columns-repeated="2"/>
        </table:table-row>
        <table:table-row table:style-name="ro1">
          <table:table-cell office:value-type="float" office:value="20210595.5882353">
            <text:p>20210595.59</text:p>
          </table:table-cell>
          <table:table-cell office:value-type="float" office:value="16999">
            <text:p>16999</text:p>
          </table:table-cell>
          <table:table-cell table:formula="of:=[.A837]/1000000" office:value-type="float" office:value="20.2105955882353">
            <text:p>20.21</text:p>
          </table:table-cell>
          <table:table-cell table:number-columns-repeated="2"/>
        </table:table-row>
        <table:table-row table:style-name="ro1">
          <table:table-cell office:value-type="float" office:value="22822985.5072464">
            <text:p>22822985.51</text:p>
          </table:table-cell>
          <table:table-cell office:value-type="float" office:value="16999">
            <text:p>16999</text:p>
          </table:table-cell>
          <table:table-cell table:formula="of:=[.A838]/1000000" office:value-type="float" office:value="22.8229855072464">
            <text:p>22.82</text:p>
          </table:table-cell>
          <table:table-cell table:number-columns-repeated="2"/>
        </table:table-row>
        <table:table-row table:style-name="ro1">
          <table:table-cell office:value-type="float" office:value="22580446.1538462">
            <text:p>22580446.15</text:p>
          </table:table-cell>
          <table:table-cell office:value-type="float" office:value="16999">
            <text:p>16999</text:p>
          </table:table-cell>
          <table:table-cell table:formula="of:=[.A839]/1000000" office:value-type="float" office:value="22.5804461538462">
            <text:p>22.58</text:p>
          </table:table-cell>
          <table:table-cell table:number-columns-repeated="2"/>
        </table:table-row>
        <table:table-row table:style-name="ro1">
          <table:table-cell office:value-type="float" office:value="21852598.2142857">
            <text:p>21852598.21</text:p>
          </table:table-cell>
          <table:table-cell office:value-type="float" office:value="16999">
            <text:p>16999</text:p>
          </table:table-cell>
          <table:table-cell table:formula="of:=[.A840]/1000000" office:value-type="float" office:value="21.8525982142857">
            <text:p>21.85</text:p>
          </table:table-cell>
          <table:table-cell table:number-columns-repeated="2"/>
        </table:table-row>
        <table:table-row table:style-name="ro1">
          <table:table-cell office:value-type="float" office:value="21442579.8319328">
            <text:p>21442579.83</text:p>
          </table:table-cell>
          <table:table-cell office:value-type="float" office:value="16999">
            <text:p>16999</text:p>
          </table:table-cell>
          <table:table-cell table:formula="of:=[.A841]/1000000" office:value-type="float" office:value="21.4425798319328">
            <text:p>21.44</text:p>
          </table:table-cell>
          <table:table-cell table:number-columns-repeated="2"/>
        </table:table-row>
        <table:table-row table:style-name="ro1">
          <table:table-cell office:value-type="float" office:value="19967849.3150685">
            <text:p>19967849.32</text:p>
          </table:table-cell>
          <table:table-cell office:value-type="float" office:value="16999">
            <text:p>16999</text:p>
          </table:table-cell>
          <table:table-cell table:formula="of:=[.A842]/1000000" office:value-type="float" office:value="19.9678493150685">
            <text:p>19.97</text:p>
          </table:table-cell>
          <table:table-cell table:number-columns-repeated="2"/>
        </table:table-row>
        <table:table-row table:style-name="ro1">
          <table:table-cell office:value-type="float" office:value="22034659.2592593">
            <text:p>22034659.26</text:p>
          </table:table-cell>
          <table:table-cell office:value-type="float" office:value="16999">
            <text:p>16999</text:p>
          </table:table-cell>
          <table:table-cell table:formula="of:=[.A843]/1000000" office:value-type="float" office:value="22.0346592592593">
            <text:p>22.03</text:p>
          </table:table-cell>
          <table:table-cell table:number-columns-repeated="2"/>
        </table:table-row>
        <table:table-row table:style-name="ro1">
          <table:table-cell office:value-type="float" office:value="20983010.6382979">
            <text:p>20983010.64</text:p>
          </table:table-cell>
          <table:table-cell office:value-type="float" office:value="16999">
            <text:p>16999</text:p>
          </table:table-cell>
          <table:table-cell table:formula="of:=[.A844]/1000000" office:value-type="float" office:value="20.9830106382979">
            <text:p>20.98</text:p>
          </table:table-cell>
          <table:table-cell table:number-columns-repeated="2"/>
        </table:table-row>
        <table:table-row table:style-name="ro1">
          <table:table-cell office:value-type="float" office:value="20036965.9090909">
            <text:p>20036965.91</text:p>
          </table:table-cell>
          <table:table-cell office:value-type="float" office:value="16999">
            <text:p>16999</text:p>
          </table:table-cell>
          <table:table-cell table:formula="of:=[.A845]/1000000" office:value-type="float" office:value="20.0369659090909">
            <text:p>20.04</text:p>
          </table:table-cell>
          <table:table-cell table:number-columns-repeated="2"/>
        </table:table-row>
        <table:table-row table:style-name="ro1">
          <table:table-cell office:value-type="float" office:value="23123089.1719745">
            <text:p>23123089.17</text:p>
          </table:table-cell>
          <table:table-cell office:value-type="float" office:value="16999">
            <text:p>16999</text:p>
          </table:table-cell>
          <table:table-cell table:formula="of:=[.A846]/1000000" office:value-type="float" office:value="23.1230891719745">
            <text:p>23.12</text:p>
          </table:table-cell>
          <table:table-cell table:number-columns-repeated="2"/>
        </table:table-row>
        <table:table-row table:style-name="ro1">
          <table:table-cell office:value-type="float" office:value="20365346.6666667">
            <text:p>20365346.67</text:p>
          </table:table-cell>
          <table:table-cell office:value-type="float" office:value="16999">
            <text:p>16999</text:p>
          </table:table-cell>
          <table:table-cell table:formula="of:=[.A847]/1000000" office:value-type="float" office:value="20.3653466666667">
            <text:p>20.37</text:p>
          </table:table-cell>
          <table:table-cell table:number-columns-repeated="2"/>
        </table:table-row>
        <table:table-row table:style-name="ro1">
          <table:table-cell office:value-type="float" office:value="21261180.7228916">
            <text:p>21261180.72</text:p>
          </table:table-cell>
          <table:table-cell office:value-type="float" office:value="16999">
            <text:p>16999</text:p>
          </table:table-cell>
          <table:table-cell table:formula="of:=[.A848]/1000000" office:value-type="float" office:value="21.2611807228916">
            <text:p>21.26</text:p>
          </table:table-cell>
          <table:table-cell table:number-columns-repeated="2"/>
        </table:table-row>
        <table:table-row table:style-name="ro1">
          <table:table-cell office:value-type="float" office:value="22252383.3333333">
            <text:p>22252383.33</text:p>
          </table:table-cell>
          <table:table-cell office:value-type="float" office:value="16999">
            <text:p>16999</text:p>
          </table:table-cell>
          <table:table-cell table:formula="of:=[.A849]/1000000" office:value-type="float" office:value="22.2523833333333">
            <text:p>22.25</text:p>
          </table:table-cell>
          <table:table-cell table:number-columns-repeated="2"/>
        </table:table-row>
        <table:table-row table:style-name="ro1">
          <table:table-cell office:value-type="float" office:value="19526950.5300353">
            <text:p>19526950.53</text:p>
          </table:table-cell>
          <table:table-cell office:value-type="float" office:value="16999">
            <text:p>16999</text:p>
          </table:table-cell>
          <table:table-cell table:formula="of:=[.A850]/1000000" office:value-type="float" office:value="19.5269505300353">
            <text:p>19.53</text:p>
          </table:table-cell>
          <table:table-cell table:number-columns-repeated="2"/>
        </table:table-row>
        <table:table-row table:style-name="ro1">
          <table:table-cell office:value-type="float" office:value="21392000">
            <text:p>21392000</text:p>
          </table:table-cell>
          <table:table-cell office:value-type="float" office:value="16999">
            <text:p>16999</text:p>
          </table:table-cell>
          <table:table-cell table:formula="of:=[.A851]/1000000" office:value-type="float" office:value="21.392">
            <text:p>21.39</text:p>
          </table:table-cell>
          <table:table-cell table:number-columns-repeated="2"/>
        </table:table-row>
        <table:table-row table:style-name="ro1">
          <table:table-cell office:value-type="float" office:value="20958784.6153846">
            <text:p>20958784.62</text:p>
          </table:table-cell>
          <table:table-cell office:value-type="float" office:value="11347">
            <text:p>11347</text:p>
          </table:table-cell>
          <table:table-cell table:formula="of:=[.A852]/1000000" office:value-type="float" office:value="20.9587846153846">
            <text:p>20.96</text:p>
          </table:table-cell>
          <table:table-cell table:number-columns-repeated="2"/>
        </table:table-row>
        <table:table-row table:style-name="ro1">
          <table:table-cell office:value-type="float" office:value="22900965.5172414">
            <text:p>22900965.52</text:p>
          </table:table-cell>
          <table:table-cell office:value-type="float" office:value="11347">
            <text:p>11347</text:p>
          </table:table-cell>
          <table:table-cell table:formula="of:=[.A853]/1000000" office:value-type="float" office:value="22.9009655172414">
            <text:p>22.9</text:p>
          </table:table-cell>
          <table:table-cell table:number-columns-repeated="2"/>
        </table:table-row>
        <table:table-row table:style-name="ro1">
          <table:table-cell office:value-type="float" office:value="20074260.2739726">
            <text:p>20074260.27</text:p>
          </table:table-cell>
          <table:table-cell office:value-type="float" office:value="11347">
            <text:p>11347</text:p>
          </table:table-cell>
          <table:table-cell table:formula="of:=[.A854]/1000000" office:value-type="float" office:value="20.0742602739726">
            <text:p>20.07</text:p>
          </table:table-cell>
          <table:table-cell table:number-columns-repeated="2"/>
        </table:table-row>
        <table:table-row table:style-name="ro1">
          <table:table-cell office:value-type="float" office:value="26434970.9864603">
            <text:p>26434970.99</text:p>
          </table:table-cell>
          <table:table-cell office:value-type="float" office:value="11347">
            <text:p>11347</text:p>
          </table:table-cell>
          <table:table-cell table:formula="of:=[.A855]/1000000" office:value-type="float" office:value="26.4349709864603">
            <text:p>26.43</text:p>
          </table:table-cell>
          <table:table-cell table:number-columns-repeated="2"/>
        </table:table-row>
        <table:table-row table:style-name="ro1">
          <table:table-cell office:value-type="float" office:value="22591098.265896">
            <text:p>22591098.27</text:p>
          </table:table-cell>
          <table:table-cell office:value-type="float" office:value="11347">
            <text:p>11347</text:p>
          </table:table-cell>
          <table:table-cell table:formula="of:=[.A856]/1000000" office:value-type="float" office:value="22.591098265896">
            <text:p>22.59</text:p>
          </table:table-cell>
          <table:table-cell table:number-columns-repeated="2"/>
        </table:table-row>
        <table:table-row table:style-name="ro1">
          <table:table-cell office:value-type="float" office:value="21827753.1831538">
            <text:p>21827753.18</text:p>
          </table:table-cell>
          <table:table-cell office:value-type="float" office:value="11347">
            <text:p>11347</text:p>
          </table:table-cell>
          <table:table-cell table:formula="of:=[.A857]/1000000" office:value-type="float" office:value="21.8277531831538">
            <text:p>21.83</text:p>
          </table:table-cell>
          <table:table-cell table:number-columns-repeated="2"/>
        </table:table-row>
        <table:table-row table:style-name="ro1">
          <table:table-cell office:value-type="float" office:value="22610088.4353741">
            <text:p>22610088.44</text:p>
          </table:table-cell>
          <table:table-cell office:value-type="float" office:value="11347">
            <text:p>11347</text:p>
          </table:table-cell>
          <table:table-cell table:formula="of:=[.A858]/1000000" office:value-type="float" office:value="22.6100884353741">
            <text:p>22.61</text:p>
          </table:table-cell>
          <table:table-cell table:number-columns-repeated="2"/>
        </table:table-row>
        <table:table-row table:style-name="ro1">
          <table:table-cell office:value-type="float" office:value="26552527.2606383">
            <text:p>26552527.26</text:p>
          </table:table-cell>
          <table:table-cell office:value-type="float" office:value="11347">
            <text:p>11347</text:p>
          </table:table-cell>
          <table:table-cell table:formula="of:=[.A859]/1000000" office:value-type="float" office:value="26.5525272606383">
            <text:p>26.55</text:p>
          </table:table-cell>
          <table:table-cell table:number-columns-repeated="2"/>
        </table:table-row>
        <table:table-row table:style-name="ro1">
          <table:table-cell office:value-type="float" office:value="24049429.3478261">
            <text:p>24049429.35</text:p>
          </table:table-cell>
          <table:table-cell office:value-type="float" office:value="11347">
            <text:p>11347</text:p>
          </table:table-cell>
          <table:table-cell table:formula="of:=[.A860]/1000000" office:value-type="float" office:value="24.0494293478261">
            <text:p>24.05</text:p>
          </table:table-cell>
          <table:table-cell table:number-columns-repeated="2"/>
        </table:table-row>
        <table:table-row table:style-name="ro1">
          <table:table-cell office:value-type="float" office:value="23251218.579235">
            <text:p>23251218.58</text:p>
          </table:table-cell>
          <table:table-cell office:value-type="float" office:value="11347">
            <text:p>11347</text:p>
          </table:table-cell>
          <table:table-cell table:formula="of:=[.A861]/1000000" office:value-type="float" office:value="23.251218579235">
            <text:p>23.25</text:p>
          </table:table-cell>
          <table:table-cell table:number-columns-repeated="2"/>
        </table:table-row>
        <table:table-row table:style-name="ro1">
          <table:table-cell office:value-type="float" office:value="23646882.6815642">
            <text:p>23646882.68</text:p>
          </table:table-cell>
          <table:table-cell office:value-type="float" office:value="11347">
            <text:p>11347</text:p>
          </table:table-cell>
          <table:table-cell table:formula="of:=[.A862]/1000000" office:value-type="float" office:value="23.6468826815642">
            <text:p>23.65</text:p>
          </table:table-cell>
          <table:table-cell table:number-columns-repeated="2"/>
        </table:table-row>
        <table:table-row table:style-name="ro1">
          <table:table-cell office:value-type="float" office:value="23379918.5393258">
            <text:p>23379918.54</text:p>
          </table:table-cell>
          <table:table-cell office:value-type="float" office:value="11347">
            <text:p>11347</text:p>
          </table:table-cell>
          <table:table-cell table:formula="of:=[.A863]/1000000" office:value-type="float" office:value="23.3799185393258">
            <text:p>23.38</text:p>
          </table:table-cell>
          <table:table-cell table:number-columns-repeated="2"/>
        </table:table-row>
        <table:table-row table:style-name="ro1">
          <table:table-cell office:value-type="float" office:value="22271993.3774834">
            <text:p>22271993.38</text:p>
          </table:table-cell>
          <table:table-cell office:value-type="float" office:value="11347">
            <text:p>11347</text:p>
          </table:table-cell>
          <table:table-cell table:formula="of:=[.A864]/1000000" office:value-type="float" office:value="22.2719933774834">
            <text:p>22.27</text:p>
          </table:table-cell>
          <table:table-cell table:number-columns-repeated="2"/>
        </table:table-row>
        <table:table-row table:style-name="ro1">
          <table:table-cell office:value-type="float" office:value="26034846.8233246">
            <text:p>26034846.82</text:p>
          </table:table-cell>
          <table:table-cell office:value-type="float" office:value="11347">
            <text:p>11347</text:p>
          </table:table-cell>
          <table:table-cell table:formula="of:=[.A865]/1000000" office:value-type="float" office:value="26.0348468233246">
            <text:p>26.03</text:p>
          </table:table-cell>
          <table:table-cell table:number-columns-repeated="2"/>
        </table:table-row>
        <table:table-row table:style-name="ro1">
          <table:table-cell office:value-type="float" office:value="18105474.3589744">
            <text:p>18105474.36</text:p>
          </table:table-cell>
          <table:table-cell office:value-type="float" office:value="11347">
            <text:p>11347</text:p>
          </table:table-cell>
          <table:table-cell table:formula="of:=[.A866]/1000000" office:value-type="float" office:value="18.1054743589744">
            <text:p>18.11</text:p>
          </table:table-cell>
          <table:table-cell table:number-columns-repeated="2"/>
        </table:table-row>
        <table:table-row table:style-name="ro1">
          <table:table-cell office:value-type="float" office:value="22346318.1818182">
            <text:p>22346318.18</text:p>
          </table:table-cell>
          <table:table-cell office:value-type="float" office:value="11347">
            <text:p>11347</text:p>
          </table:table-cell>
          <table:table-cell table:formula="of:=[.A867]/1000000" office:value-type="float" office:value="22.3463181818182">
            <text:p>22.35</text:p>
          </table:table-cell>
          <table:table-cell table:number-columns-repeated="2"/>
        </table:table-row>
        <table:table-row table:style-name="ro1">
          <table:table-cell office:value-type="float" office:value="21639763.1578947">
            <text:p>21639763.16</text:p>
          </table:table-cell>
          <table:table-cell office:value-type="float" office:value="11347">
            <text:p>11347</text:p>
          </table:table-cell>
          <table:table-cell table:formula="of:=[.A868]/1000000" office:value-type="float" office:value="21.6397631578947">
            <text:p>21.64</text:p>
          </table:table-cell>
          <table:table-cell table:number-columns-repeated="2"/>
        </table:table-row>
        <table:table-row table:style-name="ro1">
          <table:table-cell office:value-type="float" office:value="18359761.9047619">
            <text:p>18359761.9</text:p>
          </table:table-cell>
          <table:table-cell office:value-type="float" office:value="11347">
            <text:p>11347</text:p>
          </table:table-cell>
          <table:table-cell table:formula="of:=[.A869]/1000000" office:value-type="float" office:value="18.3597619047619">
            <text:p>18.36</text:p>
          </table:table-cell>
          <table:table-cell table:number-columns-repeated="2"/>
        </table:table-row>
        <table:table-row table:style-name="ro1">
          <table:table-cell office:value-type="float" office:value="23203551.3513514">
            <text:p>23203551.35</text:p>
          </table:table-cell>
          <table:table-cell office:value-type="float" office:value="11347">
            <text:p>11347</text:p>
          </table:table-cell>
          <table:table-cell table:formula="of:=[.A870]/1000000" office:value-type="float" office:value="23.2035513513514">
            <text:p>23.2</text:p>
          </table:table-cell>
          <table:table-cell table:number-columns-repeated="2"/>
        </table:table-row>
        <table:table-row table:style-name="ro1">
          <table:table-cell office:value-type="float" office:value="18059328.7671233">
            <text:p>18059328.77</text:p>
          </table:table-cell>
          <table:table-cell office:value-type="float" office:value="11347">
            <text:p>11347</text:p>
          </table:table-cell>
          <table:table-cell table:formula="of:=[.A871]/1000000" office:value-type="float" office:value="18.0593287671233">
            <text:p>18.06</text:p>
          </table:table-cell>
          <table:table-cell table:number-columns-repeated="2"/>
        </table:table-row>
        <table:table-row table:style-name="ro1">
          <table:table-cell office:value-type="float" office:value="22855244.2748092">
            <text:p>22855244.27</text:p>
          </table:table-cell>
          <table:table-cell office:value-type="float" office:value="11347">
            <text:p>11347</text:p>
          </table:table-cell>
          <table:table-cell table:formula="of:=[.A872]/1000000" office:value-type="float" office:value="22.8552442748092">
            <text:p>22.86</text:p>
          </table:table-cell>
          <table:table-cell table:number-columns-repeated="2"/>
        </table:table-row>
        <table:table-row table:style-name="ro1">
          <table:table-cell office:value-type="float" office:value="21854827.5862069">
            <text:p>21854827.59</text:p>
          </table:table-cell>
          <table:table-cell office:value-type="float" office:value="11347">
            <text:p>11347</text:p>
          </table:table-cell>
          <table:table-cell table:formula="of:=[.A873]/1000000" office:value-type="float" office:value="21.8548275862069">
            <text:p>21.85</text:p>
          </table:table-cell>
          <table:table-cell table:number-columns-repeated="2"/>
        </table:table-row>
        <table:table-row table:style-name="ro1">
          <table:table-cell office:value-type="float" office:value="22998352.9411765">
            <text:p>22998352.94</text:p>
          </table:table-cell>
          <table:table-cell office:value-type="float" office:value="11347">
            <text:p>11347</text:p>
          </table:table-cell>
          <table:table-cell table:formula="of:=[.A874]/1000000" office:value-type="float" office:value="22.9983529411765">
            <text:p>23</text:p>
          </table:table-cell>
          <table:table-cell table:number-columns-repeated="2"/>
        </table:table-row>
        <table:table-row table:style-name="ro1">
          <table:table-cell office:value-type="float" office:value="21087152.7777778">
            <text:p>21087152.78</text:p>
          </table:table-cell>
          <table:table-cell office:value-type="float" office:value="11347">
            <text:p>11347</text:p>
          </table:table-cell>
          <table:table-cell table:formula="of:=[.A875]/1000000" office:value-type="float" office:value="21.0871527777778">
            <text:p>21.09</text:p>
          </table:table-cell>
          <table:table-cell table:number-columns-repeated="2"/>
        </table:table-row>
        <table:table-row table:style-name="ro1">
          <table:table-cell office:value-type="float" office:value="20492173.3333333">
            <text:p>20492173.33</text:p>
          </table:table-cell>
          <table:table-cell office:value-type="float" office:value="11347">
            <text:p>11347</text:p>
          </table:table-cell>
          <table:table-cell table:formula="of:=[.A876]/1000000" office:value-type="float" office:value="20.4921733333333">
            <text:p>20.49</text:p>
          </table:table-cell>
          <table:table-cell table:number-columns-repeated="2"/>
        </table:table-row>
        <table:table-row table:style-name="ro1">
          <table:table-cell office:value-type="float" office:value="20504693.3333333">
            <text:p>20504693.33</text:p>
          </table:table-cell>
          <table:table-cell office:value-type="float" office:value="11347">
            <text:p>11347</text:p>
          </table:table-cell>
          <table:table-cell table:formula="of:=[.A877]/1000000" office:value-type="float" office:value="20.5046933333333">
            <text:p>20.5</text:p>
          </table:table-cell>
          <table:table-cell table:number-columns-repeated="2"/>
        </table:table-row>
        <table:table-row table:style-name="ro1">
          <table:table-cell office:value-type="float" office:value="21306661.971831">
            <text:p>21306661.97</text:p>
          </table:table-cell>
          <table:table-cell office:value-type="float" office:value="11347">
            <text:p>11347</text:p>
          </table:table-cell>
          <table:table-cell table:formula="of:=[.A878]/1000000" office:value-type="float" office:value="21.306661971831">
            <text:p>21.31</text:p>
          </table:table-cell>
          <table:table-cell table:number-columns-repeated="2"/>
        </table:table-row>
        <table:table-row table:style-name="ro1">
          <table:table-cell office:value-type="float" office:value="22168785.046729">
            <text:p>22168785.05</text:p>
          </table:table-cell>
          <table:table-cell office:value-type="float" office:value="11347">
            <text:p>11347</text:p>
          </table:table-cell>
          <table:table-cell table:formula="of:=[.A879]/1000000" office:value-type="float" office:value="22.168785046729">
            <text:p>22.17</text:p>
          </table:table-cell>
          <table:table-cell table:number-columns-repeated="2"/>
        </table:table-row>
        <table:table-row table:style-name="ro1">
          <table:table-cell office:value-type="float" office:value="20125014.084507">
            <text:p>20125014.08</text:p>
          </table:table-cell>
          <table:table-cell office:value-type="float" office:value="11347">
            <text:p>11347</text:p>
          </table:table-cell>
          <table:table-cell table:formula="of:=[.A880]/1000000" office:value-type="float" office:value="20.125014084507">
            <text:p>20.13</text:p>
          </table:table-cell>
          <table:table-cell table:number-columns-repeated="2"/>
        </table:table-row>
        <table:table-row table:style-name="ro1">
          <table:table-cell office:value-type="float" office:value="20101773.3333333">
            <text:p>20101773.33</text:p>
          </table:table-cell>
          <table:table-cell office:value-type="float" office:value="11347">
            <text:p>11347</text:p>
          </table:table-cell>
          <table:table-cell table:formula="of:=[.A881]/1000000" office:value-type="float" office:value="20.1017733333333">
            <text:p>20.1</text:p>
          </table:table-cell>
          <table:table-cell table:number-columns-repeated="2"/>
        </table:table-row>
        <table:table-row table:style-name="ro1">
          <table:table-cell office:value-type="float" office:value="20860352.1126761">
            <text:p>20860352.11</text:p>
          </table:table-cell>
          <table:table-cell office:value-type="float" office:value="11347">
            <text:p>11347</text:p>
          </table:table-cell>
          <table:table-cell table:formula="of:=[.A882]/1000000" office:value-type="float" office:value="20.8603521126761">
            <text:p>20.86</text:p>
          </table:table-cell>
          <table:table-cell table:number-columns-repeated="2"/>
        </table:table-row>
        <table:table-row table:style-name="ro1">
          <table:table-cell office:value-type="float" office:value="20929736.1111111">
            <text:p>20929736.11</text:p>
          </table:table-cell>
          <table:table-cell office:value-type="float" office:value="11347">
            <text:p>11347</text:p>
          </table:table-cell>
          <table:table-cell table:formula="of:=[.A883]/1000000" office:value-type="float" office:value="20.9297361111111">
            <text:p>20.93</text:p>
          </table:table-cell>
          <table:table-cell table:number-columns-repeated="2"/>
        </table:table-row>
        <table:table-row table:style-name="ro1">
          <table:table-cell office:value-type="float" office:value="20487315.0684932">
            <text:p>20487315.07</text:p>
          </table:table-cell>
          <table:table-cell office:value-type="float" office:value="11347">
            <text:p>11347</text:p>
          </table:table-cell>
          <table:table-cell table:formula="of:=[.A884]/1000000" office:value-type="float" office:value="20.4873150684932">
            <text:p>20.49</text:p>
          </table:table-cell>
          <table:table-cell table:number-columns-repeated="2"/>
        </table:table-row>
        <table:table-row table:style-name="ro1">
          <table:table-cell office:value-type="float" office:value="22008225.8064516">
            <text:p>22008225.81</text:p>
          </table:table-cell>
          <table:table-cell office:value-type="float" office:value="11347">
            <text:p>11347</text:p>
          </table:table-cell>
          <table:table-cell table:formula="of:=[.A885]/1000000" office:value-type="float" office:value="22.0082258064516">
            <text:p>22.01</text:p>
          </table:table-cell>
          <table:table-cell table:number-columns-repeated="2"/>
        </table:table-row>
        <table:table-row table:style-name="ro1">
          <table:table-cell office:value-type="float" office:value="21064722.2222222">
            <text:p>21064722.22</text:p>
          </table:table-cell>
          <table:table-cell office:value-type="float" office:value="11347">
            <text:p>11347</text:p>
          </table:table-cell>
          <table:table-cell table:formula="of:=[.A886]/1000000" office:value-type="float" office:value="21.0647222222222">
            <text:p>21.06</text:p>
          </table:table-cell>
          <table:table-cell table:number-columns-repeated="2"/>
        </table:table-row>
        <table:table-row table:style-name="ro1">
          <table:table-cell office:value-type="float" office:value="21293084.5070423">
            <text:p>21293084.51</text:p>
          </table:table-cell>
          <table:table-cell office:value-type="float" office:value="11347">
            <text:p>11347</text:p>
          </table:table-cell>
          <table:table-cell table:formula="of:=[.A887]/1000000" office:value-type="float" office:value="21.2930845070423">
            <text:p>21.29</text:p>
          </table:table-cell>
          <table:table-cell table:number-columns-repeated="2"/>
        </table:table-row>
        <table:table-row table:style-name="ro1">
          <table:table-cell office:value-type="float" office:value="20326066.6666667">
            <text:p>20326066.67</text:p>
          </table:table-cell>
          <table:table-cell office:value-type="float" office:value="11347">
            <text:p>11347</text:p>
          </table:table-cell>
          <table:table-cell table:formula="of:=[.A888]/1000000" office:value-type="float" office:value="20.3260666666667">
            <text:p>20.33</text:p>
          </table:table-cell>
          <table:table-cell table:number-columns-repeated="2"/>
        </table:table-row>
        <table:table-row table:style-name="ro1">
          <table:table-cell office:value-type="float" office:value="21060550.5617978">
            <text:p>21060550.56</text:p>
          </table:table-cell>
          <table:table-cell office:value-type="float" office:value="11347">
            <text:p>11347</text:p>
          </table:table-cell>
          <table:table-cell table:formula="of:=[.A889]/1000000" office:value-type="float" office:value="21.0605505617978">
            <text:p>21.06</text:p>
          </table:table-cell>
          <table:table-cell table:number-columns-repeated="2"/>
        </table:table-row>
        <table:table-row table:style-name="ro1">
          <table:table-cell office:value-type="float" office:value="20326437.037037">
            <text:p>20326437.04</text:p>
          </table:table-cell>
          <table:table-cell office:value-type="float" office:value="11347">
            <text:p>11347</text:p>
          </table:table-cell>
          <table:table-cell table:formula="of:=[.A890]/1000000" office:value-type="float" office:value="20.326437037037">
            <text:p>20.33</text:p>
          </table:table-cell>
          <table:table-cell table:number-columns-repeated="2"/>
        </table:table-row>
        <table:table-row table:style-name="ro1">
          <table:table-cell office:value-type="float" office:value="22410306.5693431">
            <text:p>22410306.57</text:p>
          </table:table-cell>
          <table:table-cell office:value-type="float" office:value="11347">
            <text:p>11347</text:p>
          </table:table-cell>
          <table:table-cell table:formula="of:=[.A891]/1000000" office:value-type="float" office:value="22.4103065693431">
            <text:p>22.41</text:p>
          </table:table-cell>
          <table:table-cell table:number-columns-repeated="2"/>
        </table:table-row>
        <table:table-row table:style-name="ro1">
          <table:table-cell office:value-type="float" office:value="23105804.5112782">
            <text:p>23105804.51</text:p>
          </table:table-cell>
          <table:table-cell office:value-type="float" office:value="11347">
            <text:p>11347</text:p>
          </table:table-cell>
          <table:table-cell table:formula="of:=[.A892]/1000000" office:value-type="float" office:value="23.1058045112782">
            <text:p>23.11</text:p>
          </table:table-cell>
          <table:table-cell table:number-columns-repeated="2"/>
        </table:table-row>
        <table:table-row table:style-name="ro1">
          <table:table-cell office:value-type="float" office:value="22931695.3125">
            <text:p>22931695.31</text:p>
          </table:table-cell>
          <table:table-cell office:value-type="float" office:value="11347">
            <text:p>11347</text:p>
          </table:table-cell>
          <table:table-cell table:formula="of:=[.A893]/1000000" office:value-type="float" office:value="22.9316953125">
            <text:p>22.93</text:p>
          </table:table-cell>
          <table:table-cell table:number-columns-repeated="2"/>
        </table:table-row>
        <table:table-row table:style-name="ro1">
          <table:table-cell office:value-type="float" office:value="20185977.9411765">
            <text:p>20185977.94</text:p>
          </table:table-cell>
          <table:table-cell office:value-type="float" office:value="11347">
            <text:p>11347</text:p>
          </table:table-cell>
          <table:table-cell table:formula="of:=[.A894]/1000000" office:value-type="float" office:value="20.1859779411765">
            <text:p>20.19</text:p>
          </table:table-cell>
          <table:table-cell table:number-columns-repeated="2"/>
        </table:table-row>
        <table:table-row table:style-name="ro1">
          <table:table-cell office:value-type="float" office:value="22786255.4744526">
            <text:p>22786255.47</text:p>
          </table:table-cell>
          <table:table-cell office:value-type="float" office:value="11347">
            <text:p>11347</text:p>
          </table:table-cell>
          <table:table-cell table:formula="of:=[.A895]/1000000" office:value-type="float" office:value="22.7862554744526">
            <text:p>22.79</text:p>
          </table:table-cell>
          <table:table-cell table:number-columns-repeated="2"/>
        </table:table-row>
        <table:table-row table:style-name="ro1">
          <table:table-cell office:value-type="float" office:value="22521962.962963">
            <text:p>22521962.96</text:p>
          </table:table-cell>
          <table:table-cell office:value-type="float" office:value="11347">
            <text:p>11347</text:p>
          </table:table-cell>
          <table:table-cell table:formula="of:=[.A896]/1000000" office:value-type="float" office:value="22.521962962963">
            <text:p>22.52</text:p>
          </table:table-cell>
          <table:table-cell table:number-columns-repeated="2"/>
        </table:table-row>
        <table:table-row table:style-name="ro1">
          <table:table-cell office:value-type="float" office:value="21930423.9130435">
            <text:p>21930423.91</text:p>
          </table:table-cell>
          <table:table-cell office:value-type="float" office:value="11347">
            <text:p>11347</text:p>
          </table:table-cell>
          <table:table-cell table:formula="of:=[.A897]/1000000" office:value-type="float" office:value="21.9304239130435">
            <text:p>21.93</text:p>
          </table:table-cell>
          <table:table-cell table:number-columns-repeated="2"/>
        </table:table-row>
        <table:table-row table:style-name="ro1">
          <table:table-cell office:value-type="float" office:value="20352222.2222222">
            <text:p>20352222.22</text:p>
          </table:table-cell>
          <table:table-cell office:value-type="float" office:value="11347">
            <text:p>11347</text:p>
          </table:table-cell>
          <table:table-cell table:formula="of:=[.A898]/1000000" office:value-type="float" office:value="20.3522222222222">
            <text:p>20.35</text:p>
          </table:table-cell>
          <table:table-cell table:number-columns-repeated="2"/>
        </table:table-row>
        <table:table-row table:style-name="ro1">
          <table:table-cell office:value-type="float" office:value="22922203.125">
            <text:p>22922203.13</text:p>
          </table:table-cell>
          <table:table-cell office:value-type="float" office:value="11347">
            <text:p>11347</text:p>
          </table:table-cell>
          <table:table-cell table:formula="of:=[.A899]/1000000" office:value-type="float" office:value="22.922203125">
            <text:p>22.92</text:p>
          </table:table-cell>
          <table:table-cell table:number-columns-repeated="2"/>
        </table:table-row>
        <table:table-row table:style-name="ro1">
          <table:table-cell office:value-type="float" office:value="22764613.6363636">
            <text:p>22764613.64</text:p>
          </table:table-cell>
          <table:table-cell office:value-type="float" office:value="11347">
            <text:p>11347</text:p>
          </table:table-cell>
          <table:table-cell table:formula="of:=[.A900]/1000000" office:value-type="float" office:value="22.7646136363636">
            <text:p>22.76</text:p>
          </table:table-cell>
          <table:table-cell table:number-columns-repeated="2"/>
        </table:table-row>
        <table:table-row table:style-name="ro1">
          <table:table-cell office:value-type="float" office:value="22514257.3529412">
            <text:p>22514257.35</text:p>
          </table:table-cell>
          <table:table-cell office:value-type="float" office:value="11347">
            <text:p>11347</text:p>
          </table:table-cell>
          <table:table-cell table:formula="of:=[.A901]/1000000" office:value-type="float" office:value="22.5142573529412">
            <text:p>22.51</text:p>
          </table:table-cell>
          <table:table-cell table:number-columns-repeated="2"/>
        </table:table-row>
        <table:table-row table:style-name="ro1">
          <table:table-cell office:value-type="float" office:value="20388807.4074074">
            <text:p>20388807.41</text:p>
          </table:table-cell>
          <table:table-cell office:value-type="float" office:value="11347">
            <text:p>11347</text:p>
          </table:table-cell>
          <table:table-cell table:formula="of:=[.A902]/1000000" office:value-type="float" office:value="20.3888074074074">
            <text:p>20.39</text:p>
          </table:table-cell>
          <table:table-cell table:number-columns-repeated="2"/>
        </table:table-row>
        <table:table-row table:style-name="ro1">
          <table:table-cell office:value-type="float" office:value="24119067.1641791">
            <text:p>24119067.16</text:p>
          </table:table-cell>
          <table:table-cell office:value-type="float" office:value="11347">
            <text:p>11347</text:p>
          </table:table-cell>
          <table:table-cell table:formula="of:=[.A903]/1000000" office:value-type="float" office:value="24.1190671641791">
            <text:p>24.12</text:p>
          </table:table-cell>
          <table:table-cell table:number-columns-repeated="2"/>
        </table:table-row>
        <table:table-row table:style-name="ro1">
          <table:table-cell office:value-type="float" office:value="17541150">
            <text:p>17541150</text:p>
          </table:table-cell>
          <table:table-cell office:value-type="float" office:value="14754">
            <text:p>14754</text:p>
          </table:table-cell>
          <table:table-cell table:formula="of:=[.A904]/1000000" office:value-type="float" office:value="17.54115">
            <text:p>17.54</text:p>
          </table:table-cell>
          <table:table-cell table:number-columns-repeated="2"/>
        </table:table-row>
        <table:table-row table:style-name="ro1">
          <table:table-cell office:value-type="float" office:value="16851892.8571429">
            <text:p>16851892.86</text:p>
          </table:table-cell>
          <table:table-cell office:value-type="float" office:value="14754">
            <text:p>14754</text:p>
          </table:table-cell>
          <table:table-cell table:formula="of:=[.A905]/1000000" office:value-type="float" office:value="16.8518928571429">
            <text:p>16.85</text:p>
          </table:table-cell>
          <table:table-cell table:number-columns-repeated="2"/>
        </table:table-row>
        <table:table-row table:style-name="ro1">
          <table:table-cell office:value-type="float" office:value="22482059.1715976">
            <text:p>22482059.17</text:p>
          </table:table-cell>
          <table:table-cell office:value-type="float" office:value="14754">
            <text:p>14754</text:p>
          </table:table-cell>
          <table:table-cell table:formula="of:=[.A906]/1000000" office:value-type="float" office:value="22.4820591715976">
            <text:p>22.48</text:p>
          </table:table-cell>
          <table:table-cell table:number-columns-repeated="2"/>
        </table:table-row>
        <table:table-row table:style-name="ro1">
          <table:table-cell office:value-type="float" office:value="18360288.4615385">
            <text:p>18360288.46</text:p>
          </table:table-cell>
          <table:table-cell office:value-type="float" office:value="14754">
            <text:p>14754</text:p>
          </table:table-cell>
          <table:table-cell table:formula="of:=[.A907]/1000000" office:value-type="float" office:value="18.3602884615385">
            <text:p>18.36</text:p>
          </table:table-cell>
          <table:table-cell table:number-columns-repeated="2"/>
        </table:table-row>
        <table:table-row table:style-name="ro1">
          <table:table-cell office:value-type="float" office:value="17340750">
            <text:p>17340750</text:p>
          </table:table-cell>
          <table:table-cell office:value-type="float" office:value="14754">
            <text:p>14754</text:p>
          </table:table-cell>
          <table:table-cell table:formula="of:=[.A908]/1000000" office:value-type="float" office:value="17.34075">
            <text:p>17.34</text:p>
          </table:table-cell>
          <table:table-cell table:number-columns-repeated="2"/>
        </table:table-row>
        <table:table-row table:style-name="ro1">
          <table:table-cell office:value-type="float" office:value="16502173.9130435">
            <text:p>16502173.91</text:p>
          </table:table-cell>
          <table:table-cell office:value-type="float" office:value="14754">
            <text:p>14754</text:p>
          </table:table-cell>
          <table:table-cell table:formula="of:=[.A909]/1000000" office:value-type="float" office:value="16.5021739130435">
            <text:p>16.5</text:p>
          </table:table-cell>
          <table:table-cell table:number-columns-repeated="2"/>
        </table:table-row>
        <table:table-row table:style-name="ro1">
          <table:table-cell office:value-type="float" office:value="17520043.4782609">
            <text:p>17520043.48</text:p>
          </table:table-cell>
          <table:table-cell office:value-type="float" office:value="14754">
            <text:p>14754</text:p>
          </table:table-cell>
          <table:table-cell table:formula="of:=[.A910]/1000000" office:value-type="float" office:value="17.5200434782609">
            <text:p>17.52</text:p>
          </table:table-cell>
          <table:table-cell table:number-columns-repeated="2"/>
        </table:table-row>
        <table:table-row table:style-name="ro1">
          <table:table-cell office:value-type="float" office:value="17403238.0952381">
            <text:p>17403238.1</text:p>
          </table:table-cell>
          <table:table-cell office:value-type="float" office:value="14754">
            <text:p>14754</text:p>
          </table:table-cell>
          <table:table-cell table:formula="of:=[.A911]/1000000" office:value-type="float" office:value="17.4032380952381">
            <text:p>17.4</text:p>
          </table:table-cell>
          <table:table-cell table:number-columns-repeated="2"/>
        </table:table-row>
        <table:table-row table:style-name="ro1">
          <table:table-cell office:value-type="float" office:value="20330013.3333333">
            <text:p>20330013.33</text:p>
          </table:table-cell>
          <table:table-cell office:value-type="float" office:value="14754">
            <text:p>14754</text:p>
          </table:table-cell>
          <table:table-cell table:formula="of:=[.A912]/1000000" office:value-type="float" office:value="20.3300133333333">
            <text:p>20.33</text:p>
          </table:table-cell>
          <table:table-cell table:number-columns-repeated="2"/>
        </table:table-row>
        <table:table-row table:style-name="ro1">
          <table:table-cell office:value-type="float" office:value="20216228.7581699">
            <text:p>20216228.76</text:p>
          </table:table-cell>
          <table:table-cell office:value-type="float" office:value="14754">
            <text:p>14754</text:p>
          </table:table-cell>
          <table:table-cell table:formula="of:=[.A913]/1000000" office:value-type="float" office:value="20.2162287581699">
            <text:p>20.22</text:p>
          </table:table-cell>
          <table:table-cell table:number-columns-repeated="2"/>
        </table:table-row>
        <table:table-row table:style-name="ro1">
          <table:table-cell office:value-type="float" office:value="18420980.2631579">
            <text:p>18420980.26</text:p>
          </table:table-cell>
          <table:table-cell office:value-type="float" office:value="14754">
            <text:p>14754</text:p>
          </table:table-cell>
          <table:table-cell table:formula="of:=[.A914]/1000000" office:value-type="float" office:value="18.4209802631579">
            <text:p>18.42</text:p>
          </table:table-cell>
          <table:table-cell table:number-columns-repeated="2"/>
        </table:table-row>
        <table:table-row table:style-name="ro1">
          <table:table-cell office:value-type="float" office:value="18144190.4761905">
            <text:p>18144190.48</text:p>
          </table:table-cell>
          <table:table-cell office:value-type="float" office:value="14754">
            <text:p>14754</text:p>
          </table:table-cell>
          <table:table-cell table:formula="of:=[.A915]/1000000" office:value-type="float" office:value="18.1441904761905">
            <text:p>18.14</text:p>
          </table:table-cell>
          <table:table-cell table:number-columns-repeated="2"/>
        </table:table-row>
        <table:table-row table:style-name="ro1">
          <table:table-cell office:value-type="float" office:value="25735293.7181664">
            <text:p>25735293.72</text:p>
          </table:table-cell>
          <table:table-cell office:value-type="float" office:value="14754">
            <text:p>14754</text:p>
          </table:table-cell>
          <table:table-cell table:formula="of:=[.A916]/1000000" office:value-type="float" office:value="25.7352937181664">
            <text:p>25.74</text:p>
          </table:table-cell>
          <table:table-cell table:number-columns-repeated="2"/>
        </table:table-row>
        <table:table-row table:style-name="ro1">
          <table:table-cell office:value-type="float" office:value="25195250">
            <text:p>25195250</text:p>
          </table:table-cell>
          <table:table-cell office:value-type="float" office:value="14754">
            <text:p>14754</text:p>
          </table:table-cell>
          <table:table-cell table:formula="of:=[.A917]/1000000" office:value-type="float" office:value="25.19525">
            <text:p>25.2</text:p>
          </table:table-cell>
          <table:table-cell table:number-columns-repeated="2"/>
        </table:table-row>
        <table:table-row table:style-name="ro1">
          <table:table-cell office:value-type="float" office:value="15693000">
            <text:p>15693000</text:p>
          </table:table-cell>
          <table:table-cell office:value-type="float" office:value="14754">
            <text:p>14754</text:p>
          </table:table-cell>
          <table:table-cell table:formula="of:=[.A918]/1000000" office:value-type="float" office:value="15.693">
            <text:p>15.69</text:p>
          </table:table-cell>
          <table:table-cell table:number-columns-repeated="2"/>
        </table:table-row>
        <table:table-row table:style-name="ro1">
          <table:table-cell office:value-type="float" office:value="22362034.3137255">
            <text:p>22362034.31</text:p>
          </table:table-cell>
          <table:table-cell office:value-type="float" office:value="14754">
            <text:p>14754</text:p>
          </table:table-cell>
          <table:table-cell table:formula="of:=[.A919]/1000000" office:value-type="float" office:value="22.3620343137255">
            <text:p>22.36</text:p>
          </table:table-cell>
          <table:table-cell table:number-columns-repeated="2"/>
        </table:table-row>
        <table:table-row table:style-name="ro1">
          <table:table-cell office:value-type="float" office:value="19162142.8571429">
            <text:p>19162142.86</text:p>
          </table:table-cell>
          <table:table-cell office:value-type="float" office:value="14754">
            <text:p>14754</text:p>
          </table:table-cell>
          <table:table-cell table:formula="of:=[.A920]/1000000" office:value-type="float" office:value="19.1621428571429">
            <text:p>19.16</text:p>
          </table:table-cell>
          <table:table-cell table:number-columns-repeated="2"/>
        </table:table-row>
        <table:table-row table:style-name="ro1">
          <table:table-cell office:value-type="float" office:value="20090065.4545455">
            <text:p>20090065.45</text:p>
          </table:table-cell>
          <table:table-cell office:value-type="float" office:value="14754">
            <text:p>14754</text:p>
          </table:table-cell>
          <table:table-cell table:formula="of:=[.A921]/1000000" office:value-type="float" office:value="20.0900654545455">
            <text:p>20.09</text:p>
          </table:table-cell>
          <table:table-cell table:number-columns-repeated="2"/>
        </table:table-row>
        <table:table-row table:style-name="ro1">
          <table:table-cell office:value-type="float" office:value="17337958.3333333">
            <text:p>17337958.33</text:p>
          </table:table-cell>
          <table:table-cell office:value-type="float" office:value="14754">
            <text:p>14754</text:p>
          </table:table-cell>
          <table:table-cell table:formula="of:=[.A922]/1000000" office:value-type="float" office:value="17.3379583333333">
            <text:p>17.34</text:p>
          </table:table-cell>
          <table:table-cell table:number-columns-repeated="2"/>
        </table:table-row>
        <table:table-row table:style-name="ro1">
          <table:table-cell office:value-type="float" office:value="18875947.3684211">
            <text:p>18875947.37</text:p>
          </table:table-cell>
          <table:table-cell office:value-type="float" office:value="14754">
            <text:p>14754</text:p>
          </table:table-cell>
          <table:table-cell table:formula="of:=[.A923]/1000000" office:value-type="float" office:value="18.8759473684211">
            <text:p>18.88</text:p>
          </table:table-cell>
          <table:table-cell table:number-columns-repeated="2"/>
        </table:table-row>
        <table:table-row table:style-name="ro1">
          <table:table-cell office:value-type="float" office:value="18043411.7647059">
            <text:p>18043411.76</text:p>
          </table:table-cell>
          <table:table-cell office:value-type="float" office:value="14754">
            <text:p>14754</text:p>
          </table:table-cell>
          <table:table-cell table:formula="of:=[.A924]/1000000" office:value-type="float" office:value="18.0434117647059">
            <text:p>18.04</text:p>
          </table:table-cell>
          <table:table-cell table:number-columns-repeated="2"/>
        </table:table-row>
        <table:table-row table:style-name="ro1">
          <table:table-cell office:value-type="float" office:value="24940281.5533981">
            <text:p>24940281.55</text:p>
          </table:table-cell>
          <table:table-cell office:value-type="float" office:value="14754">
            <text:p>14754</text:p>
          </table:table-cell>
          <table:table-cell table:formula="of:=[.A925]/1000000" office:value-type="float" office:value="24.9402815533981">
            <text:p>24.94</text:p>
          </table:table-cell>
          <table:table-cell table:number-columns-repeated="2"/>
        </table:table-row>
        <table:table-row table:style-name="ro1">
          <table:table-cell office:value-type="float" office:value="19905266.6666667">
            <text:p>19905266.67</text:p>
          </table:table-cell>
          <table:table-cell office:value-type="float" office:value="14754">
            <text:p>14754</text:p>
          </table:table-cell>
          <table:table-cell table:formula="of:=[.A926]/1000000" office:value-type="float" office:value="19.9052666666667">
            <text:p>19.91</text:p>
          </table:table-cell>
          <table:table-cell table:number-columns-repeated="2"/>
        </table:table-row>
        <table:table-row table:style-name="ro1">
          <table:table-cell office:value-type="float" office:value="20422166.6666667">
            <text:p>20422166.67</text:p>
          </table:table-cell>
          <table:table-cell office:value-type="float" office:value="14754">
            <text:p>14754</text:p>
          </table:table-cell>
          <table:table-cell table:formula="of:=[.A927]/1000000" office:value-type="float" office:value="20.4221666666667">
            <text:p>20.42</text:p>
          </table:table-cell>
          <table:table-cell table:number-columns-repeated="2"/>
        </table:table-row>
        <table:table-row table:style-name="ro1">
          <table:table-cell office:value-type="float" office:value="24911883.4951456">
            <text:p>24911883.5</text:p>
          </table:table-cell>
          <table:table-cell office:value-type="float" office:value="14754">
            <text:p>14754</text:p>
          </table:table-cell>
          <table:table-cell table:formula="of:=[.A928]/1000000" office:value-type="float" office:value="24.9118834951456">
            <text:p>24.91</text:p>
          </table:table-cell>
          <table:table-cell table:number-columns-repeated="2"/>
        </table:table-row>
        <table:table-row table:style-name="ro1">
          <table:table-cell office:value-type="float" office:value="19980333.3333333">
            <text:p>19980333.33</text:p>
          </table:table-cell>
          <table:table-cell office:value-type="float" office:value="14754">
            <text:p>14754</text:p>
          </table:table-cell>
          <table:table-cell table:formula="of:=[.A929]/1000000" office:value-type="float" office:value="19.9803333333333">
            <text:p>19.98</text:p>
          </table:table-cell>
          <table:table-cell table:number-columns-repeated="2"/>
        </table:table-row>
        <table:table-row table:style-name="ro1">
          <table:table-cell office:value-type="float" office:value="19109086.9565217">
            <text:p>19109086.96</text:p>
          </table:table-cell>
          <table:table-cell office:value-type="float" office:value="14754">
            <text:p>14754</text:p>
          </table:table-cell>
          <table:table-cell table:formula="of:=[.A930]/1000000" office:value-type="float" office:value="19.1090869565217">
            <text:p>19.11</text:p>
          </table:table-cell>
          <table:table-cell table:number-columns-repeated="2"/>
        </table:table-row>
        <table:table-row table:style-name="ro1">
          <table:table-cell office:value-type="float" office:value="24902682.4324324">
            <text:p>24902682.43</text:p>
          </table:table-cell>
          <table:table-cell office:value-type="float" office:value="14754">
            <text:p>14754</text:p>
          </table:table-cell>
          <table:table-cell table:formula="of:=[.A931]/1000000" office:value-type="float" office:value="24.9026824324324">
            <text:p>24.9</text:p>
          </table:table-cell>
          <table:table-cell table:number-columns-repeated="2"/>
        </table:table-row>
        <table:table-row table:style-name="ro1">
          <table:table-cell office:value-type="float" office:value="22468078.4313725">
            <text:p>22468078.43</text:p>
          </table:table-cell>
          <table:table-cell office:value-type="float" office:value="14754">
            <text:p>14754</text:p>
          </table:table-cell>
          <table:table-cell table:formula="of:=[.A932]/1000000" office:value-type="float" office:value="22.4680784313725">
            <text:p>22.47</text:p>
          </table:table-cell>
          <table:table-cell table:number-columns-repeated="2"/>
        </table:table-row>
        <table:table-row table:style-name="ro1">
          <table:table-cell office:value-type="float" office:value="18680496.124031">
            <text:p>18680496.12</text:p>
          </table:table-cell>
          <table:table-cell office:value-type="float" office:value="14754">
            <text:p>14754</text:p>
          </table:table-cell>
          <table:table-cell table:formula="of:=[.A933]/1000000" office:value-type="float" office:value="18.680496124031">
            <text:p>18.68</text:p>
          </table:table-cell>
          <table:table-cell table:number-columns-repeated="2"/>
        </table:table-row>
        <table:table-row table:style-name="ro1">
          <table:table-cell office:value-type="float" office:value="27389498.0744544">
            <text:p>27389498.07</text:p>
          </table:table-cell>
          <table:table-cell office:value-type="float" office:value="14754">
            <text:p>14754</text:p>
          </table:table-cell>
          <table:table-cell table:formula="of:=[.A934]/1000000" office:value-type="float" office:value="27.3894980744544">
            <text:p>27.39</text:p>
          </table:table-cell>
          <table:table-cell table:number-columns-repeated="2"/>
        </table:table-row>
        <table:table-row table:style-name="ro1">
          <table:table-cell office:value-type="float" office:value="24808209.0909091">
            <text:p>24808209.09</text:p>
          </table:table-cell>
          <table:table-cell office:value-type="float" office:value="14754">
            <text:p>14754</text:p>
          </table:table-cell>
          <table:table-cell table:formula="of:=[.A935]/1000000" office:value-type="float" office:value="24.8082090909091">
            <text:p>24.81</text:p>
          </table:table-cell>
          <table:table-cell table:number-columns-repeated="2"/>
        </table:table-row>
        <table:table-row table:style-name="ro1">
          <table:table-cell office:value-type="float" office:value="25444759.0909091">
            <text:p>25444759.09</text:p>
          </table:table-cell>
          <table:table-cell office:value-type="float" office:value="14754">
            <text:p>14754</text:p>
          </table:table-cell>
          <table:table-cell table:formula="of:=[.A936]/1000000" office:value-type="float" office:value="25.4447590909091">
            <text:p>25.44</text:p>
          </table:table-cell>
          <table:table-cell table:number-columns-repeated="2"/>
        </table:table-row>
        <table:table-row table:style-name="ro1">
          <table:table-cell office:value-type="float" office:value="25074813.6363636">
            <text:p>25074813.64</text:p>
          </table:table-cell>
          <table:table-cell office:value-type="float" office:value="14754">
            <text:p>14754</text:p>
          </table:table-cell>
          <table:table-cell table:formula="of:=[.A937]/1000000" office:value-type="float" office:value="25.0748136363636">
            <text:p>25.07</text:p>
          </table:table-cell>
          <table:table-cell table:number-columns-repeated="2"/>
        </table:table-row>
        <table:table-row table:style-name="ro1">
          <table:table-cell office:value-type="float" office:value="24564536.3636364">
            <text:p>24564536.36</text:p>
          </table:table-cell>
          <table:table-cell office:value-type="float" office:value="14754">
            <text:p>14754</text:p>
          </table:table-cell>
          <table:table-cell table:formula="of:=[.A938]/1000000" office:value-type="float" office:value="24.5645363636364">
            <text:p>24.56</text:p>
          </table:table-cell>
          <table:table-cell table:number-columns-repeated="2"/>
        </table:table-row>
        <table:table-row table:style-name="ro1">
          <table:table-cell office:value-type="float" office:value="17090240">
            <text:p>17090240</text:p>
          </table:table-cell>
          <table:table-cell office:value-type="float" office:value="14754">
            <text:p>14754</text:p>
          </table:table-cell>
          <table:table-cell table:formula="of:=[.A939]/1000000" office:value-type="float" office:value="17.09024">
            <text:p>17.09</text:p>
          </table:table-cell>
          <table:table-cell table:number-columns-repeated="2"/>
        </table:table-row>
        <table:table-row table:style-name="ro1">
          <table:table-cell office:value-type="float" office:value="19407347.826087">
            <text:p>19407347.83</text:p>
          </table:table-cell>
          <table:table-cell office:value-type="float" office:value="14754">
            <text:p>14754</text:p>
          </table:table-cell>
          <table:table-cell table:formula="of:=[.A940]/1000000" office:value-type="float" office:value="19.407347826087">
            <text:p>19.41</text:p>
          </table:table-cell>
          <table:table-cell table:number-columns-repeated="2"/>
        </table:table-row>
        <table:table-row table:style-name="ro1">
          <table:table-cell office:value-type="float" office:value="19231842.1052632">
            <text:p>19231842.11</text:p>
          </table:table-cell>
          <table:table-cell office:value-type="float" office:value="14754">
            <text:p>14754</text:p>
          </table:table-cell>
          <table:table-cell table:formula="of:=[.A941]/1000000" office:value-type="float" office:value="19.2318421052632">
            <text:p>19.23</text:p>
          </table:table-cell>
          <table:table-cell table:number-columns-repeated="2"/>
        </table:table-row>
        <table:table-row table:style-name="ro1">
          <table:table-cell office:value-type="float" office:value="19291433.3333333">
            <text:p>19291433.33</text:p>
          </table:table-cell>
          <table:table-cell office:value-type="float" office:value="14754">
            <text:p>14754</text:p>
          </table:table-cell>
          <table:table-cell table:formula="of:=[.A942]/1000000" office:value-type="float" office:value="19.2914333333333">
            <text:p>19.29</text:p>
          </table:table-cell>
          <table:table-cell table:number-columns-repeated="2"/>
        </table:table-row>
        <table:table-row table:style-name="ro1">
          <table:table-cell office:value-type="float" office:value="19423534.8837209">
            <text:p>19423534.88</text:p>
          </table:table-cell>
          <table:table-cell office:value-type="float" office:value="14754">
            <text:p>14754</text:p>
          </table:table-cell>
          <table:table-cell table:formula="of:=[.A943]/1000000" office:value-type="float" office:value="19.4235348837209">
            <text:p>19.42</text:p>
          </table:table-cell>
          <table:table-cell table:number-columns-repeated="2"/>
        </table:table-row>
        <table:table-row table:style-name="ro1">
          <table:table-cell office:value-type="float" office:value="20069556.8862275">
            <text:p>20069556.89</text:p>
          </table:table-cell>
          <table:table-cell office:value-type="float" office:value="14754">
            <text:p>14754</text:p>
          </table:table-cell>
          <table:table-cell table:formula="of:=[.A944]/1000000" office:value-type="float" office:value="20.0695568862275">
            <text:p>20.07</text:p>
          </table:table-cell>
          <table:table-cell table:number-columns-repeated="2"/>
        </table:table-row>
        <table:table-row table:style-name="ro1">
          <table:table-cell office:value-type="float" office:value="18343200">
            <text:p>18343200</text:p>
          </table:table-cell>
          <table:table-cell office:value-type="float" office:value="14754">
            <text:p>14754</text:p>
          </table:table-cell>
          <table:table-cell table:formula="of:=[.A945]/1000000" office:value-type="float" office:value="18.3432">
            <text:p>18.34</text:p>
          </table:table-cell>
          <table:table-cell table:number-columns-repeated="2"/>
        </table:table-row>
        <table:table-row table:style-name="ro1">
          <table:table-cell office:value-type="float" office:value="20398769.2307692">
            <text:p>20398769.23</text:p>
          </table:table-cell>
          <table:table-cell office:value-type="float" office:value="14262">
            <text:p>14262</text:p>
          </table:table-cell>
          <table:table-cell table:formula="of:=[.A946]/1000000" office:value-type="float" office:value="20.3987692307692">
            <text:p>20.4</text:p>
          </table:table-cell>
          <table:table-cell table:number-columns-repeated="2"/>
        </table:table-row>
        <table:table-row table:style-name="ro1">
          <table:table-cell office:value-type="float" office:value="30698669.7247706">
            <text:p>30698669.72</text:p>
          </table:table-cell>
          <table:table-cell office:value-type="float" office:value="14262">
            <text:p>14262</text:p>
          </table:table-cell>
          <table:table-cell table:formula="of:=[.A947]/1000000" office:value-type="float" office:value="30.6986697247706">
            <text:p>30.7</text:p>
          </table:table-cell>
          <table:table-cell table:number-columns-repeated="2"/>
        </table:table-row>
        <table:table-row table:style-name="ro1">
          <table:table-cell office:value-type="float" office:value="19500083.3333333">
            <text:p>19500083.33</text:p>
          </table:table-cell>
          <table:table-cell office:value-type="float" office:value="14262">
            <text:p>14262</text:p>
          </table:table-cell>
          <table:table-cell table:formula="of:=[.A948]/1000000" office:value-type="float" office:value="19.5000833333333">
            <text:p>19.5</text:p>
          </table:table-cell>
          <table:table-cell table:number-columns-repeated="2"/>
        </table:table-row>
        <table:table-row table:style-name="ro1">
          <table:table-cell office:value-type="float" office:value="30417251.63827">
            <text:p>30417251.64</text:p>
          </table:table-cell>
          <table:table-cell office:value-type="float" office:value="14262">
            <text:p>14262</text:p>
          </table:table-cell>
          <table:table-cell table:formula="of:=[.A949]/1000000" office:value-type="float" office:value="30.41725163827">
            <text:p>30.42</text:p>
          </table:table-cell>
          <table:table-cell table:number-columns-repeated="2"/>
        </table:table-row>
        <table:table-row table:style-name="ro1">
          <table:table-cell office:value-type="float" office:value="22938173.9130435">
            <text:p>22938173.91</text:p>
          </table:table-cell>
          <table:table-cell office:value-type="float" office:value="14262">
            <text:p>14262</text:p>
          </table:table-cell>
          <table:table-cell table:formula="of:=[.A950]/1000000" office:value-type="float" office:value="22.9381739130435">
            <text:p>22.94</text:p>
          </table:table-cell>
          <table:table-cell table:number-columns-repeated="2"/>
        </table:table-row>
        <table:table-row table:style-name="ro1">
          <table:table-cell office:value-type="float" office:value="27662850.3649635">
            <text:p>27662850.36</text:p>
          </table:table-cell>
          <table:table-cell office:value-type="float" office:value="14262">
            <text:p>14262</text:p>
          </table:table-cell>
          <table:table-cell table:formula="of:=[.A951]/1000000" office:value-type="float" office:value="27.6628503649635">
            <text:p>27.66</text:p>
          </table:table-cell>
          <table:table-cell table:number-columns-repeated="2"/>
        </table:table-row>
        <table:table-row table:style-name="ro1">
          <table:table-cell office:value-type="float" office:value="28838685.5263158">
            <text:p>28838685.53</text:p>
          </table:table-cell>
          <table:table-cell office:value-type="float" office:value="14262">
            <text:p>14262</text:p>
          </table:table-cell>
          <table:table-cell table:formula="of:=[.A952]/1000000" office:value-type="float" office:value="28.8386855263158">
            <text:p>28.84</text:p>
          </table:table-cell>
          <table:table-cell table:number-columns-repeated="2"/>
        </table:table-row>
        <table:table-row table:style-name="ro1">
          <table:table-cell office:value-type="float" office:value="22934937.5">
            <text:p>22934937.5</text:p>
          </table:table-cell>
          <table:table-cell office:value-type="float" office:value="14262">
            <text:p>14262</text:p>
          </table:table-cell>
          <table:table-cell table:formula="of:=[.A953]/1000000" office:value-type="float" office:value="22.9349375">
            <text:p>22.93</text:p>
          </table:table-cell>
          <table:table-cell table:number-columns-repeated="2"/>
        </table:table-row>
        <table:table-row table:style-name="ro1">
          <table:table-cell office:value-type="float" office:value="28958720.1492537">
            <text:p>28958720.15</text:p>
          </table:table-cell>
          <table:table-cell office:value-type="float" office:value="14262">
            <text:p>14262</text:p>
          </table:table-cell>
          <table:table-cell table:formula="of:=[.A954]/1000000" office:value-type="float" office:value="28.9587201492537">
            <text:p>28.96</text:p>
          </table:table-cell>
          <table:table-cell table:number-columns-repeated="2"/>
        </table:table-row>
        <table:table-row table:style-name="ro1">
          <table:table-cell office:value-type="float" office:value="29465638.2978723">
            <text:p>29465638.3</text:p>
          </table:table-cell>
          <table:table-cell office:value-type="float" office:value="14262">
            <text:p>14262</text:p>
          </table:table-cell>
          <table:table-cell table:formula="of:=[.A955]/1000000" office:value-type="float" office:value="29.4656382978723">
            <text:p>29.47</text:p>
          </table:table-cell>
          <table:table-cell table:number-columns-repeated="2"/>
        </table:table-row>
        <table:table-row table:style-name="ro1">
          <table:table-cell office:value-type="float" office:value="28286679.1044776">
            <text:p>28286679.1</text:p>
          </table:table-cell>
          <table:table-cell office:value-type="float" office:value="14262">
            <text:p>14262</text:p>
          </table:table-cell>
          <table:table-cell table:formula="of:=[.A956]/1000000" office:value-type="float" office:value="28.2866791044776">
            <text:p>28.29</text:p>
          </table:table-cell>
          <table:table-cell table:number-columns-repeated="2"/>
        </table:table-row>
        <table:table-row table:style-name="ro1">
          <table:table-cell office:value-type="float" office:value="25390383.6317136">
            <text:p>25390383.63</text:p>
          </table:table-cell>
          <table:table-cell office:value-type="float" office:value="14262">
            <text:p>14262</text:p>
          </table:table-cell>
          <table:table-cell table:formula="of:=[.A957]/1000000" office:value-type="float" office:value="25.3903836317136">
            <text:p>25.39</text:p>
          </table:table-cell>
          <table:table-cell table:number-columns-repeated="2"/>
        </table:table-row>
        <table:table-row table:style-name="ro1">
          <table:table-cell office:value-type="float" office:value="28534873.1343284">
            <text:p>28534873.13</text:p>
          </table:table-cell>
          <table:table-cell office:value-type="float" office:value="14262">
            <text:p>14262</text:p>
          </table:table-cell>
          <table:table-cell table:formula="of:=[.A958]/1000000" office:value-type="float" office:value="28.5348731343284">
            <text:p>28.53</text:p>
          </table:table-cell>
          <table:table-cell table:number-columns-repeated="2"/>
        </table:table-row>
        <table:table-row table:style-name="ro1">
          <table:table-cell office:value-type="float" office:value="29678266.6666667">
            <text:p>29678266.67</text:p>
          </table:table-cell>
          <table:table-cell office:value-type="float" office:value="14262">
            <text:p>14262</text:p>
          </table:table-cell>
          <table:table-cell table:formula="of:=[.A959]/1000000" office:value-type="float" office:value="29.6782666666667">
            <text:p>29.68</text:p>
          </table:table-cell>
          <table:table-cell table:number-columns-repeated="2"/>
        </table:table-row>
        <table:table-row table:style-name="ro1">
          <table:table-cell office:value-type="float" office:value="28281716.4179104">
            <text:p>28281716.42</text:p>
          </table:table-cell>
          <table:table-cell office:value-type="float" office:value="14262">
            <text:p>14262</text:p>
          </table:table-cell>
          <table:table-cell table:formula="of:=[.A960]/1000000" office:value-type="float" office:value="28.2817164179104">
            <text:p>28.28</text:p>
          </table:table-cell>
          <table:table-cell table:number-columns-repeated="2"/>
        </table:table-row>
        <table:table-row table:style-name="ro1">
          <table:table-cell office:value-type="float" office:value="29513212.8851541">
            <text:p>29513212.89</text:p>
          </table:table-cell>
          <table:table-cell office:value-type="float" office:value="14262">
            <text:p>14262</text:p>
          </table:table-cell>
          <table:table-cell table:formula="of:=[.A961]/1000000" office:value-type="float" office:value="29.5132128851541">
            <text:p>29.51</text:p>
          </table:table-cell>
          <table:table-cell table:number-columns-repeated="2"/>
        </table:table-row>
        <table:table-row table:style-name="ro1">
          <table:table-cell office:value-type="float" office:value="25298132.9411765">
            <text:p>25298132.94</text:p>
          </table:table-cell>
          <table:table-cell office:value-type="float" office:value="14262">
            <text:p>14262</text:p>
          </table:table-cell>
          <table:table-cell table:formula="of:=[.A962]/1000000" office:value-type="float" office:value="25.2981329411765">
            <text:p>25.3</text:p>
          </table:table-cell>
          <table:table-cell table:number-columns-repeated="2"/>
        </table:table-row>
        <table:table-row table:style-name="ro1">
          <table:table-cell office:value-type="float" office:value="23425560">
            <text:p>23425560</text:p>
          </table:table-cell>
          <table:table-cell office:value-type="float" office:value="14262">
            <text:p>14262</text:p>
          </table:table-cell>
          <table:table-cell table:formula="of:=[.A963]/1000000" office:value-type="float" office:value="23.42556">
            <text:p>23.43</text:p>
          </table:table-cell>
          <table:table-cell table:number-columns-repeated="2"/>
        </table:table-row>
        <table:table-row table:style-name="ro1">
          <table:table-cell office:value-type="float" office:value="22643592.5925926">
            <text:p>22643592.59</text:p>
          </table:table-cell>
          <table:table-cell office:value-type="float" office:value="14262">
            <text:p>14262</text:p>
          </table:table-cell>
          <table:table-cell table:formula="of:=[.A964]/1000000" office:value-type="float" office:value="22.6435925925926">
            <text:p>22.64</text:p>
          </table:table-cell>
          <table:table-cell table:number-columns-repeated="2"/>
        </table:table-row>
        <table:table-row table:style-name="ro1">
          <table:table-cell office:value-type="float" office:value="24583187.5">
            <text:p>24583187.5</text:p>
          </table:table-cell>
          <table:table-cell office:value-type="float" office:value="14262">
            <text:p>14262</text:p>
          </table:table-cell>
          <table:table-cell table:formula="of:=[.A965]/1000000" office:value-type="float" office:value="24.5831875">
            <text:p>24.58</text:p>
          </table:table-cell>
          <table:table-cell table:number-columns-repeated="2"/>
        </table:table-row>
        <table:table-row table:style-name="ro1">
          <table:table-cell office:value-type="float" office:value="30647590.4761905">
            <text:p>30647590.48</text:p>
          </table:table-cell>
          <table:table-cell office:value-type="float" office:value="14262">
            <text:p>14262</text:p>
          </table:table-cell>
          <table:table-cell table:formula="of:=[.A966]/1000000" office:value-type="float" office:value="30.6475904761905">
            <text:p>30.65</text:p>
          </table:table-cell>
          <table:table-cell table:number-columns-repeated="2"/>
        </table:table-row>
        <table:table-row table:style-name="ro1">
          <table:table-cell office:value-type="float" office:value="30799788.3064516">
            <text:p>30799788.31</text:p>
          </table:table-cell>
          <table:table-cell office:value-type="float" office:value="14262">
            <text:p>14262</text:p>
          </table:table-cell>
          <table:table-cell table:formula="of:=[.A967]/1000000" office:value-type="float" office:value="30.7997883064516">
            <text:p>30.8</text:p>
          </table:table-cell>
          <table:table-cell table:number-columns-repeated="2"/>
        </table:table-row>
        <table:table-row table:style-name="ro1">
          <table:table-cell office:value-type="float" office:value="30058876.1904762">
            <text:p>30058876.19</text:p>
          </table:table-cell>
          <table:table-cell office:value-type="float" office:value="14262">
            <text:p>14262</text:p>
          </table:table-cell>
          <table:table-cell table:formula="of:=[.A968]/1000000" office:value-type="float" office:value="30.0588761904762">
            <text:p>30.06</text:p>
          </table:table-cell>
          <table:table-cell table:number-columns-repeated="2"/>
        </table:table-row>
        <table:table-row table:style-name="ro1">
          <table:table-cell office:value-type="float" office:value="23827354.8387097">
            <text:p>23827354.84</text:p>
          </table:table-cell>
          <table:table-cell office:value-type="float" office:value="14262">
            <text:p>14262</text:p>
          </table:table-cell>
          <table:table-cell table:formula="of:=[.A969]/1000000" office:value-type="float" office:value="23.8273548387097">
            <text:p>23.83</text:p>
          </table:table-cell>
          <table:table-cell table:number-columns-repeated="2"/>
        </table:table-row>
        <table:table-row table:style-name="ro1">
          <table:table-cell office:value-type="float" office:value="22852200">
            <text:p>22852200</text:p>
          </table:table-cell>
          <table:table-cell office:value-type="float" office:value="14262">
            <text:p>14262</text:p>
          </table:table-cell>
          <table:table-cell table:formula="of:=[.A970]/1000000" office:value-type="float" office:value="22.8522">
            <text:p>22.85</text:p>
          </table:table-cell>
          <table:table-cell table:number-columns-repeated="2"/>
        </table:table-row>
        <table:table-row table:style-name="ro1">
          <table:table-cell office:value-type="float" office:value="23152620.6896552">
            <text:p>23152620.69</text:p>
          </table:table-cell>
          <table:table-cell office:value-type="float" office:value="14262">
            <text:p>14262</text:p>
          </table:table-cell>
          <table:table-cell table:formula="of:=[.A971]/1000000" office:value-type="float" office:value="23.1526206896552">
            <text:p>23.15</text:p>
          </table:table-cell>
          <table:table-cell table:number-columns-repeated="2"/>
        </table:table-row>
        <table:table-row table:style-name="ro1">
          <table:table-cell office:value-type="float" office:value="28574596.4630225">
            <text:p>28574596.46</text:p>
          </table:table-cell>
          <table:table-cell office:value-type="float" office:value="14262">
            <text:p>14262</text:p>
          </table:table-cell>
          <table:table-cell table:formula="of:=[.A972]/1000000" office:value-type="float" office:value="28.5745964630225">
            <text:p>28.57</text:p>
          </table:table-cell>
          <table:table-cell table:number-columns-repeated="2"/>
        </table:table-row>
        <table:table-row table:style-name="ro1">
          <table:table-cell office:value-type="float" office:value="27152150">
            <text:p>27152150</text:p>
          </table:table-cell>
          <table:table-cell office:value-type="float" office:value="19659">
            <text:p>19659</text:p>
          </table:table-cell>
          <table:table-cell table:formula="of:=[.A973]/1000000" office:value-type="float" office:value="27.15215">
            <text:p>27.15</text:p>
          </table:table-cell>
          <table:table-cell table:number-columns-repeated="2"/>
        </table:table-row>
        <table:table-row table:style-name="ro1">
          <table:table-cell office:value-type="float" office:value="34422393.0197269">
            <text:p>34422393.02</text:p>
          </table:table-cell>
          <table:table-cell office:value-type="float" office:value="19659">
            <text:p>19659</text:p>
          </table:table-cell>
          <table:table-cell table:formula="of:=[.A974]/1000000" office:value-type="float" office:value="34.4223930197269">
            <text:p>34.4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09/25/2011</text:date>, <text:time>13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5T13:33:22</dc:date>
    <dc:creator>Stephen Foster</dc:creator>
    <meta:document-statistic meta:table-count="1" meta:cell-count="2922" meta:object-count="1"/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aximum="2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17cm" svg:height="7.005cm" xlink:href=".." chart:class="chart:scatter" chart:style-name="ch1">
        <chart:plot-area chart:style-name="ch2" table:cell-range-address="Sheet1.B1:Sheet1.C974" svg:x="0.307cm" svg:y="0.14cm" svg:width="12.156cm" svg:height="6.786cm">
          <chart:axis chart:dimension="x" chart:name="primary-x" chart:style-name="ch3">
            <chart:title svg:x="5.125cm" svg:y="6.502cm" chart:style-name="ch4">
              <text:p>File Size (Characters)</text:p>
            </chart:title>
          </chart:axis>
          <chart:axis chart:dimension="y" chart:name="primary-y" chart:style-name="ch5">
            <chart:title svg:x="0.255cm" svg:y="5.155cm" chart:style-name="ch6">
              <text:p>Milliseconds Per Keystroke</text:p>
            </chart:title>
            <chart:grid chart:style-name="ch7" chart:class="major"/>
          </chart:axis>
          <chart:series chart:style-name="ch8" chart:values-cell-range-address="Sheet1.C1:Sheet1.C974" chart:class="chart:scatter">
            <chart:domain table:cell-range-address="Sheet1.B1:Sheet1.B974"/>
            <chart:data-point chart:repeated="9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">
                <text:p text:id="Sheet1.B1:Sheet1.B974">1032</text:p>
              </table:table-cell>
              <table:table-cell office:value-type="float" office:value="5.5185625">
                <text:p text:id="Sheet1.C1:Sheet1.C974">5.5185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  <table:table-cell office:value-type="float" office:value="5.70506451612903">
                <text:p>5.70506451612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8">
                <text:p>1138</text:p>
              </table:table-cell>
              <table:table-cell office:value-type="float" office:value="5.98525806451613">
                <text:p>5.98525806451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1">
                <text:p>1161</text:p>
              </table:table-cell>
              <table:table-cell office:value-type="float" office:value="5.35978787878788">
                <text:p>5.3597878787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3">
                <text:p>1153</text:p>
              </table:table-cell>
              <table:table-cell office:value-type="float" office:value="5.68224137931035">
                <text:p>5.68224137931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4">
                <text:p>1014</text:p>
              </table:table-cell>
              <table:table-cell office:value-type="float" office:value="6.23170833333333">
                <text:p>6.23170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4">
                <text:p>1014</text:p>
              </table:table-cell>
              <table:table-cell office:value-type="float" office:value="5.49786956521739">
                <text:p>5.49786956521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5">
                <text:p>1065</text:p>
              </table:table-cell>
              <table:table-cell office:value-type="float" office:value="5.80228571428571">
                <text:p>5.802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5">
                <text:p>1065</text:p>
              </table:table-cell>
              <table:table-cell office:value-type="float" office:value="6.47321739130435">
                <text:p>6.47321739130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2">
                <text:p>1532</text:p>
              </table:table-cell>
              <table:table-cell office:value-type="float" office:value="10.3790869565217">
                <text:p>10.3790869565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2">
                <text:p>1532</text:p>
              </table:table-cell>
              <table:table-cell office:value-type="float" office:value="9.62698648648649">
                <text:p>9.62698648648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2">
                <text:p>1532</text:p>
              </table:table-cell>
              <table:table-cell office:value-type="float" office:value="7.35616666666667">
                <text:p>7.356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2">
                <text:p>1532</text:p>
              </table:table-cell>
              <table:table-cell office:value-type="float" office:value="8.54236842105263">
                <text:p>8.54236842105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2">
                <text:p>1532</text:p>
              </table:table-cell>
              <table:table-cell office:value-type="float" office:value="6.58304651162791">
                <text:p>6.58304651162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4">
                <text:p>1594</text:p>
              </table:table-cell>
              <table:table-cell office:value-type="float" office:value="6.68741818181818">
                <text:p>6.6874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4">
                <text:p>1594</text:p>
              </table:table-cell>
              <table:table-cell office:value-type="float" office:value="10.3299679715302">
                <text:p>10.329967971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4">
                <text:p>1594</text:p>
              </table:table-cell>
              <table:table-cell office:value-type="float" office:value="6.45830434782609">
                <text:p>6.458304347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9">
                <text:p>1429</text:p>
              </table:table-cell>
              <table:table-cell office:value-type="float" office:value="7.89371428571429">
                <text:p>7.893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9">
                <text:p>1429</text:p>
              </table:table-cell>
              <table:table-cell office:value-type="float" office:value="5.79997058823529">
                <text:p>5.7999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9">
                <text:p>142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6">
                <text:p>1236</text:p>
              </table:table-cell>
              <table:table-cell office:value-type="float" office:value="6.34140909090909">
                <text:p>6.3414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6">
                <text:p>1236</text:p>
              </table:table-cell>
              <table:table-cell office:value-type="float" office:value="6.30714285714286">
                <text:p>6.3071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6">
                <text:p>1236</text:p>
              </table:table-cell>
              <table:table-cell office:value-type="float" office:value="6.33842857142857">
                <text:p>6.338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6">
                <text:p>1236</text:p>
              </table:table-cell>
              <table:table-cell office:value-type="float" office:value="5.97357142857143">
                <text:p>5.973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">
                <text:p>1724</text:p>
              </table:table-cell>
              <table:table-cell office:value-type="float" office:value="5.80216363636364">
                <text:p>5.80216363636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6">
                <text:p>1786</text:p>
              </table:table-cell>
              <table:table-cell office:value-type="float" office:value="5.16375">
                <text:p>5.16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6">
                <text:p>1786</text:p>
              </table:table-cell>
              <table:table-cell office:value-type="float" office:value="9.59016666666667">
                <text:p>9.5901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6">
                <text:p>1786</text:p>
              </table:table-cell>
              <table:table-cell office:value-type="float" office:value="13.7445506329114">
                <text:p>13.7445506329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6">
                <text:p>1786</text:p>
              </table:table-cell>
              <table:table-cell office:value-type="float" office:value="8.73018475452196">
                <text:p>8.73018475452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6">
                <text:p>1786</text:p>
              </table:table-cell>
              <table:table-cell office:value-type="float" office:value="16.3793675">
                <text:p>16.3793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2">
                <text:p>1832</text:p>
              </table:table-cell>
              <table:table-cell office:value-type="float" office:value="5.99109375">
                <text:p>5.991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2">
                <text:p>1832</text:p>
              </table:table-cell>
              <table:table-cell office:value-type="float" office:value="6.60204347826087">
                <text:p>6.60204347826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2">
                <text:p>1832</text:p>
              </table:table-cell>
              <table:table-cell office:value-type="float" office:value="7.38366666666667">
                <text:p>7.383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39">
                <text:p>1439</text:p>
              </table:table-cell>
              <table:table-cell office:value-type="float" office:value="6.49564285714286">
                <text:p>6.4956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9">
                <text:p>1439</text:p>
              </table:table-cell>
              <table:table-cell office:value-type="float" office:value="7.47007643312102">
                <text:p>7.47007643312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9">
                <text:p>1439</text:p>
              </table:table-cell>
              <table:table-cell office:value-type="float" office:value="6.60012">
                <text:p>6.60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1">
                <text:p>2181</text:p>
              </table:table-cell>
              <table:table-cell office:value-type="float" office:value="4.85258536585366">
                <text:p>4.85258536585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1">
                <text:p>2181</text:p>
              </table:table-cell>
              <table:table-cell office:value-type="float" office:value="10.0195794701987">
                <text:p>10.0195794701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8">
                <text:p>1788</text:p>
              </table:table-cell>
              <table:table-cell office:value-type="float" office:value="8.39627600554785">
                <text:p>8.39627600554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8">
                <text:p>1788</text:p>
              </table:table-cell>
              <table:table-cell office:value-type="float" office:value="8.01565384615385">
                <text:p>8.015653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8">
                <text:p>1788</text:p>
              </table:table-cell>
              <table:table-cell office:value-type="float" office:value="8.59608695652174">
                <text:p>8.59608695652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8">
                <text:p>1958</text:p>
              </table:table-cell>
              <table:table-cell office:value-type="float" office:value="7.69033333333333">
                <text:p>7.690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8">
                <text:p>1958</text:p>
              </table:table-cell>
              <table:table-cell office:value-type="float" office:value="8.54875862068965">
                <text:p>8.54875862068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8">
                <text:p>1958</text:p>
              </table:table-cell>
              <table:table-cell office:value-type="float" office:value="10.3666347222222">
                <text:p>10.3666347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8">
                <text:p>2098</text:p>
              </table:table-cell>
              <table:table-cell office:value-type="float" office:value="5.59331818181818">
                <text:p>5.59331818181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8">
                <text:p>2098</text:p>
              </table:table-cell>
              <table:table-cell office:value-type="float" office:value="7.47181481481481">
                <text:p>7.47181481481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8">
                <text:p>2098</text:p>
              </table:table-cell>
              <table:table-cell office:value-type="float" office:value="6.83344791666667">
                <text:p>6.83344791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8">
                <text:p>2098</text:p>
              </table:table-cell>
              <table:table-cell office:value-type="float" office:value="5.65819047619048">
                <text:p>5.65819047619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4">
                <text:p>1604</text:p>
              </table:table-cell>
              <table:table-cell office:value-type="float" office:value="5.31325806451613">
                <text:p>5.31325806451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4">
                <text:p>1604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4">
                <text:p>1604</text:p>
              </table:table-cell>
              <table:table-cell office:value-type="float" office:value="5.76975862068965">
                <text:p>5.76975862068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4">
                <text:p>1604</text:p>
              </table:table-cell>
              <table:table-cell office:value-type="float" office:value="5.96273913043478">
                <text:p>5.96273913043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4">
                <text:p>1604</text:p>
              </table:table-cell>
              <table:table-cell office:value-type="float" office:value="6.09051612903226">
                <text:p>6.09051612903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4">
                <text:p>1604</text:p>
              </table:table-cell>
              <table:table-cell office:value-type="float" office:value="6.26961904761905">
                <text:p>6.269619047619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4">
                <text:p>1604</text:p>
              </table:table-cell>
              <table:table-cell office:value-type="float" office:value="5.54478260869565">
                <text:p>5.54478260869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26">
                <text:p>2426</text:p>
              </table:table-cell>
              <table:table-cell office:value-type="float" office:value="7.80118064516129">
                <text:p>7.8011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6">
                <text:p>2426</text:p>
              </table:table-cell>
              <table:table-cell office:value-type="float" office:value="8.19025">
                <text:p>8.19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00">
                <text:p>1900</text:p>
              </table:table-cell>
              <table:table-cell office:value-type="float" office:value="8.47386666666667">
                <text:p>8.4738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">
                <text:p>1900</text:p>
              </table:table-cell>
              <table:table-cell office:value-type="float" office:value="5.86976470588235">
                <text:p>5.86976470588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0">
                <text:p>1900</text:p>
              </table:table-cell>
              <table:table-cell office:value-type="float" office:value="9.1481226993865">
                <text:p>9.1481226993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00">
                <text:p>1900</text:p>
              </table:table-cell>
              <table:table-cell office:value-type="float" office:value="6.60257142857143">
                <text:p>6.60257142857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0">
                <text:p>1900</text:p>
              </table:table-cell>
              <table:table-cell office:value-type="float" office:value="6.47553846153846">
                <text:p>6.47553846153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2">
                <text:p>2282</text:p>
              </table:table-cell>
              <table:table-cell office:value-type="float" office:value="6.4198">
                <text:p>6.4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82">
                <text:p>2282</text:p>
              </table:table-cell>
              <table:table-cell office:value-type="float" office:value="8.3029702970297">
                <text:p>8.3029702970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82">
                <text:p>2282</text:p>
              </table:table-cell>
              <table:table-cell office:value-type="float" office:value="5.85172">
                <text:p>5.85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82">
                <text:p>2282</text:p>
              </table:table-cell>
              <table:table-cell office:value-type="float" office:value="6.01842307692308">
                <text:p>6.0184230769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2">
                <text:p>2282</text:p>
              </table:table-cell>
              <table:table-cell office:value-type="float" office:value="6.85678431372549">
                <text:p>6.85678431372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82">
                <text:p>2282</text:p>
              </table:table-cell>
              <table:table-cell office:value-type="float" office:value="5.13915384615385">
                <text:p>5.13915384615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2">
                <text:p>2502</text:p>
              </table:table-cell>
              <table:table-cell office:value-type="float" office:value="6.14268">
                <text:p>6.14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2">
                <text:p>2502</text:p>
              </table:table-cell>
              <table:table-cell office:value-type="float" office:value="8.90117142857143">
                <text:p>8.9011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2">
                <text:p>2502</text:p>
              </table:table-cell>
              <table:table-cell office:value-type="float" office:value="13.4676923076923">
                <text:p>13.46769230769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02">
                <text:p>2502</text:p>
              </table:table-cell>
              <table:table-cell office:value-type="float" office:value="6.40379166666667">
                <text:p>6.403791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5">
                <text:p>1895</text:p>
              </table:table-cell>
              <table:table-cell office:value-type="float" office:value="8.95980693069307">
                <text:p>8.95980693069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95">
                <text:p>1895</text:p>
              </table:table-cell>
              <table:table-cell office:value-type="float" office:value="6.2305">
                <text:p>6.2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95">
                <text:p>1895</text:p>
              </table:table-cell>
              <table:table-cell office:value-type="float" office:value="6.4104">
                <text:p>6.4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5">
                <text:p>1895</text:p>
              </table:table-cell>
              <table:table-cell office:value-type="float" office:value="6.30458064516129">
                <text:p>6.30458064516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95">
                <text:p>1895</text:p>
              </table:table-cell>
              <table:table-cell office:value-type="float" office:value="9.27438970588235">
                <text:p>9.27438970588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6">
                <text:p>1966</text:p>
              </table:table-cell>
              <table:table-cell office:value-type="float" office:value="7.04028571428571">
                <text:p>7.04028571428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6">
                <text:p>1966</text:p>
              </table:table-cell>
              <table:table-cell office:value-type="float" office:value="6.24088461538462">
                <text:p>6.24088461538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6">
                <text:p>1966</text:p>
              </table:table-cell>
              <table:table-cell office:value-type="float" office:value="5.53560714285714">
                <text:p>5.53560714285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6">
                <text:p>1966</text:p>
              </table:table-cell>
              <table:table-cell office:value-type="float" office:value="10.9171239669421">
                <text:p>10.9171239669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6">
                <text:p>1966</text:p>
              </table:table-cell>
              <table:table-cell office:value-type="float" office:value="7.18903389830508">
                <text:p>7.18903389830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66">
                <text:p>1966</text:p>
              </table:table-cell>
              <table:table-cell office:value-type="float" office:value="6.51395652173913">
                <text:p>6.5139565217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6">
                <text:p>1966</text:p>
              </table:table-cell>
              <table:table-cell office:value-type="float" office:value="9.75262007168459">
                <text:p>9.752620071684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66">
                <text:p>1966</text:p>
              </table:table-cell>
              <table:table-cell office:value-type="float" office:value="9.2155625">
                <text:p>9.2155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1">
                <text:p>2111</text:p>
              </table:table-cell>
              <table:table-cell office:value-type="float" office:value="5.95457692307692">
                <text:p>5.95457692307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1">
                <text:p>2111</text:p>
              </table:table-cell>
              <table:table-cell office:value-type="float" office:value="6.45138095238095">
                <text:p>6.45138095238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1">
                <text:p>2111</text:p>
              </table:table-cell>
              <table:table-cell office:value-type="float" office:value="5.78266666666667">
                <text:p>5.782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1">
                <text:p>2111</text:p>
              </table:table-cell>
              <table:table-cell office:value-type="float" office:value="6.20757692307692">
                <text:p>6.20757692307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11">
                <text:p>2111</text:p>
              </table:table-cell>
              <table:table-cell office:value-type="float" office:value="6.24965517241379">
                <text:p>6.24965517241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1">
                <text:p>2111</text:p>
              </table:table-cell>
              <table:table-cell office:value-type="float" office:value="8.46043426294821">
                <text:p>8.460434262948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1">
                <text:p>2111</text:p>
              </table:table-cell>
              <table:table-cell office:value-type="float" office:value="5.8904347826087">
                <text:p>5.89043478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1">
                <text:p>2111</text:p>
              </table:table-cell>
              <table:table-cell office:value-type="float" office:value="6.10769230769231">
                <text:p>6.10769230769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28">
                <text:p>2128</text:p>
              </table:table-cell>
              <table:table-cell office:value-type="float" office:value="6.39765217391304">
                <text:p>6.397652173913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28">
                <text:p>2128</text:p>
              </table:table-cell>
              <table:table-cell office:value-type="float" office:value="6.50258620689655">
                <text:p>6.50258620689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28">
                <text:p>2128</text:p>
              </table:table-cell>
              <table:table-cell office:value-type="float" office:value="7.14465517241379">
                <text:p>7.14465517241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8">
                <text:p>2128</text:p>
              </table:table-cell>
              <table:table-cell office:value-type="float" office:value="6.94880952380952">
                <text:p>6.94880952380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8">
                <text:p>2128</text:p>
              </table:table-cell>
              <table:table-cell office:value-type="float" office:value="5.88747619047619">
                <text:p>5.88747619047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8">
                <text:p>2128</text:p>
              </table:table-cell>
              <table:table-cell office:value-type="float" office:value="6.76866666666667">
                <text:p>6.768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28">
                <text:p>2128</text:p>
              </table:table-cell>
              <table:table-cell office:value-type="float" office:value="6.00069230769231">
                <text:p>6.00069230769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26">
                <text:p>2726</text:p>
              </table:table-cell>
              <table:table-cell office:value-type="float" office:value="6.59577272727273">
                <text:p>6.59577272727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26">
                <text:p>2726</text:p>
              </table:table-cell>
              <table:table-cell office:value-type="float" office:value="8.10236111111111">
                <text:p>8.102361111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26">
                <text:p>2726</text:p>
              </table:table-cell>
              <table:table-cell office:value-type="float" office:value="11.1601448275862">
                <text:p>11.1601448275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72">
                <text:p>2772</text:p>
              </table:table-cell>
              <table:table-cell office:value-type="float" office:value="6.71208333333333">
                <text:p>6.71208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72">
                <text:p>2772</text:p>
              </table:table-cell>
              <table:table-cell office:value-type="float" office:value="5.88728125">
                <text:p>5.8872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72">
                <text:p>2772</text:p>
              </table:table-cell>
              <table:table-cell office:value-type="float" office:value="12.7065443037975">
                <text:p>12.7065443037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2">
                <text:p>2772</text:p>
              </table:table-cell>
              <table:table-cell office:value-type="float" office:value="7.5085">
                <text:p>7.5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72">
                <text:p>2772</text:p>
              </table:table-cell>
              <table:table-cell office:value-type="float" office:value="10.0116940298507">
                <text:p>10.0116940298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72">
                <text:p>2772</text:p>
              </table:table-cell>
              <table:table-cell office:value-type="float" office:value="12.6065443037975">
                <text:p>12.60654430379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72">
                <text:p>2772</text:p>
              </table:table-cell>
              <table:table-cell office:value-type="float" office:value="7.93992307692308">
                <text:p>7.93992307692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72">
                <text:p>2772</text:p>
              </table:table-cell>
              <table:table-cell office:value-type="float" office:value="8.84121678321678">
                <text:p>8.84121678321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72">
                <text:p>2772</text:p>
              </table:table-cell>
              <table:table-cell office:value-type="float" office:value="9.08993006993007">
                <text:p>9.08993006993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72">
                <text:p>2772</text:p>
              </table:table-cell>
              <table:table-cell office:value-type="float" office:value="9.2804400921659">
                <text:p>9.28044009216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72">
                <text:p>2772</text:p>
              </table:table-cell>
              <table:table-cell office:value-type="float" office:value="8.62909090909091">
                <text:p>8.62909090909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72">
                <text:p>2772</text:p>
              </table:table-cell>
              <table:table-cell office:value-type="float" office:value="8.86913286713287">
                <text:p>8.869132867132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72">
                <text:p>2772</text:p>
              </table:table-cell>
              <table:table-cell office:value-type="float" office:value="9.0512027972028">
                <text:p>9.0512027972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72">
                <text:p>2772</text:p>
              </table:table-cell>
              <table:table-cell office:value-type="float" office:value="9.05843356643357">
                <text:p>9.058433566433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72">
                <text:p>2772</text:p>
              </table:table-cell>
              <table:table-cell office:value-type="float" office:value="10.022297235023">
                <text:p>10.022297235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2">
                <text:p>2772</text:p>
              </table:table-cell>
              <table:table-cell office:value-type="float" office:value="8.5618041958042">
                <text:p>8.5618041958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72">
                <text:p>2772</text:p>
              </table:table-cell>
              <table:table-cell office:value-type="float" office:value="8.86618881118881">
                <text:p>8.86618881118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72">
                <text:p>2772</text:p>
              </table:table-cell>
              <table:table-cell office:value-type="float" office:value="6.29734615384615">
                <text:p>6.29734615384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72">
                <text:p>2772</text:p>
              </table:table-cell>
              <table:table-cell office:value-type="float" office:value="6.38861904761905">
                <text:p>6.388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68">
                <text:p>3168</text:p>
              </table:table-cell>
              <table:table-cell office:value-type="float" office:value="7.14733333333333">
                <text:p>7.147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68">
                <text:p>3168</text:p>
              </table:table-cell>
              <table:table-cell office:value-type="float" office:value="10.0343333333333">
                <text:p>10.034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68">
                <text:p>3168</text:p>
              </table:table-cell>
              <table:table-cell office:value-type="float" office:value="7.98435135135135">
                <text:p>7.984351351351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8">
                <text:p>3168</text:p>
              </table:table-cell>
              <table:table-cell office:value-type="float" office:value="4.521">
                <text:p>4.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68">
                <text:p>3168</text:p>
              </table:table-cell>
              <table:table-cell office:value-type="float" office:value="7.1429">
                <text:p>7.1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68">
                <text:p>3168</text:p>
              </table:table-cell>
              <table:table-cell office:value-type="float" office:value="7.80528571428571">
                <text:p>7.805285714285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68">
                <text:p>3168</text:p>
              </table:table-cell>
              <table:table-cell office:value-type="float" office:value="7.83439130434783">
                <text:p>7.83439130434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68">
                <text:p>3168</text:p>
              </table:table-cell>
              <table:table-cell office:value-type="float" office:value="7.72238571428571">
                <text:p>7.72238571428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68">
                <text:p>3168</text:p>
              </table:table-cell>
              <table:table-cell office:value-type="float" office:value="4.39433333333333">
                <text:p>4.394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68">
                <text:p>3168</text:p>
              </table:table-cell>
              <table:table-cell office:value-type="float" office:value="7.30521428571429">
                <text:p>7.305214285714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98">
                <text:p>2898</text:p>
              </table:table-cell>
              <table:table-cell office:value-type="float" office:value="8.53542857142857">
                <text:p>8.53542857142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98">
                <text:p>2898</text:p>
              </table:table-cell>
              <table:table-cell office:value-type="float" office:value="8.61628">
                <text:p>8.616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98">
                <text:p>2898</text:p>
              </table:table-cell>
              <table:table-cell office:value-type="float" office:value="9.80325320512821">
                <text:p>9.80325320512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98">
                <text:p>2898</text:p>
              </table:table-cell>
              <table:table-cell office:value-type="float" office:value="6.72817391304348">
                <text:p>6.72817391304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98">
                <text:p>2898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8">
                <text:p>2898</text:p>
              </table:table-cell>
              <table:table-cell office:value-type="float" office:value="6.62904761904762">
                <text:p>6.62904761904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98">
                <text:p>2898</text:p>
              </table:table-cell>
              <table:table-cell office:value-type="float" office:value="7.19169565217391">
                <text:p>7.191695652173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98">
                <text:p>2898</text:p>
              </table:table-cell>
              <table:table-cell office:value-type="float" office:value="7.4914347826087">
                <text:p>7.4914347826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6">
                <text:p>2606</text:p>
              </table:table-cell>
              <table:table-cell office:value-type="float" office:value="6.79805555555556">
                <text:p>6.798055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06">
                <text:p>2606</text:p>
              </table:table-cell>
              <table:table-cell office:value-type="float" office:value="9.10977837837838">
                <text:p>9.10977837837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06">
                <text:p>2606</text:p>
              </table:table-cell>
              <table:table-cell office:value-type="float" office:value="7.33133333333333">
                <text:p>7.331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06">
                <text:p>2606</text:p>
              </table:table-cell>
              <table:table-cell office:value-type="float" office:value="7.48952173913043">
                <text:p>7.489521739130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06">
                <text:p>2606</text:p>
              </table:table-cell>
              <table:table-cell office:value-type="float" office:value="8.12321621621622">
                <text:p>8.12321621621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06">
                <text:p>2606</text:p>
              </table:table-cell>
              <table:table-cell office:value-type="float" office:value="6.58533333333333">
                <text:p>6.585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6">
                <text:p>2606</text:p>
              </table:table-cell>
              <table:table-cell office:value-type="float" office:value="12.7238571428571">
                <text:p>12.7238571428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06">
                <text:p>2606</text:p>
              </table:table-cell>
              <table:table-cell office:value-type="float" office:value="6.77821739130435">
                <text:p>6.77821739130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06">
                <text:p>2606</text:p>
              </table:table-cell>
              <table:table-cell office:value-type="float" office:value="7.65427777777778">
                <text:p>7.6542777777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6">
                <text:p>2606</text:p>
              </table:table-cell>
              <table:table-cell office:value-type="float" office:value="7.28869911504425">
                <text:p>7.28869911504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6">
                <text:p>2606</text:p>
              </table:table-cell>
              <table:table-cell office:value-type="float" office:value="7.37216129032258">
                <text:p>7.372161290322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06">
                <text:p>2806</text:p>
              </table:table-cell>
              <table:table-cell office:value-type="float" office:value="7.9422380952381">
                <text:p>7.9422380952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6">
                <text:p>2806</text:p>
              </table:table-cell>
              <table:table-cell office:value-type="float" office:value="6.57679166666667">
                <text:p>6.576791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06">
                <text:p>2806</text:p>
              </table:table-cell>
              <table:table-cell office:value-type="float" office:value="4.9905">
                <text:p>4.99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6">
                <text:p>2806</text:p>
              </table:table-cell>
              <table:table-cell office:value-type="float" office:value="4.9675">
                <text:p>4.96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6">
                <text:p>2806</text:p>
              </table:table-cell>
              <table:table-cell office:value-type="float" office:value="6.38177777777778">
                <text:p>6.38177777777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06">
                <text:p>2806</text:p>
              </table:table-cell>
              <table:table-cell office:value-type="float" office:value="8.54585454545454">
                <text:p>8.545854545454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06">
                <text:p>2806</text:p>
              </table:table-cell>
              <table:table-cell office:value-type="float" office:value="11.5610350877193">
                <text:p>11.56103508771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6">
                <text:p>2806</text:p>
              </table:table-cell>
              <table:table-cell office:value-type="float" office:value="10.6463277310924">
                <text:p>10.64632773109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06">
                <text:p>2806</text:p>
              </table:table-cell>
              <table:table-cell office:value-type="float" office:value="7.01026923076923">
                <text:p>7.01026923076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22">
                <text:p>2622</text:p>
              </table:table-cell>
              <table:table-cell office:value-type="float" office:value="5.68726666666667">
                <text:p>5.6872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22">
                <text:p>2622</text:p>
              </table:table-cell>
              <table:table-cell office:value-type="float" office:value="5.99569565217391">
                <text:p>5.99569565217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22">
                <text:p>2622</text:p>
              </table:table-cell>
              <table:table-cell office:value-type="float" office:value="6.39081818181818">
                <text:p>6.39081818181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22">
                <text:p>2622</text:p>
              </table:table-cell>
              <table:table-cell office:value-type="float" office:value="7.21696363636364">
                <text:p>7.21696363636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22">
                <text:p>2622</text:p>
              </table:table-cell>
              <table:table-cell office:value-type="float" office:value="6.22304347826087">
                <text:p>6.223043478260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22">
                <text:p>2622</text:p>
              </table:table-cell>
              <table:table-cell office:value-type="float" office:value="5.37380952380952">
                <text:p>5.37380952380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22">
                <text:p>2622</text:p>
              </table:table-cell>
              <table:table-cell office:value-type="float" office:value="7.50737168141593">
                <text:p>7.50737168141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76">
                <text:p>3276</text:p>
              </table:table-cell>
              <table:table-cell office:value-type="float" office:value="7.3553">
                <text:p>7.35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76">
                <text:p>3276</text:p>
              </table:table-cell>
              <table:table-cell office:value-type="float" office:value="13.2217607361963">
                <text:p>13.2217607361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6">
                <text:p>3276</text:p>
              </table:table-cell>
              <table:table-cell office:value-type="float" office:value="10.4824021871203">
                <text:p>10.4824021871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76">
                <text:p>3276</text:p>
              </table:table-cell>
              <table:table-cell office:value-type="float" office:value="7.99540909090909">
                <text:p>7.995409090909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2">
                <text:p>3572</text:p>
              </table:table-cell>
              <table:table-cell office:value-type="float" office:value="11.5231847075081">
                <text:p>11.52318470750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72">
                <text:p>3572</text:p>
              </table:table-cell>
              <table:table-cell office:value-type="float" office:value="11.3496861313869">
                <text:p>11.3496861313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72">
                <text:p>3572</text:p>
              </table:table-cell>
              <table:table-cell office:value-type="float" office:value="10.817453038674">
                <text:p>10.8174530386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72">
                <text:p>3572</text:p>
              </table:table-cell>
              <table:table-cell office:value-type="float" office:value="10.1796037735849">
                <text:p>10.1796037735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72">
                <text:p>3572</text:p>
              </table:table-cell>
              <table:table-cell office:value-type="float" office:value="12.4560517241379">
                <text:p>12.4560517241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84">
                <text:p>2384</text:p>
              </table:table-cell>
              <table:table-cell office:value-type="float" office:value="6.39953333333333">
                <text:p>6.3995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84">
                <text:p>2384</text:p>
              </table:table-cell>
              <table:table-cell office:value-type="float" office:value="8.00048780487805">
                <text:p>8.000487804878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84">
                <text:p>2384</text:p>
              </table:table-cell>
              <table:table-cell office:value-type="float" office:value="6.58890909090909">
                <text:p>6.588909090909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84">
                <text:p>2384</text:p>
              </table:table-cell>
              <table:table-cell office:value-type="float" office:value="6.20166666666667">
                <text:p>6.20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84">
                <text:p>2384</text:p>
              </table:table-cell>
              <table:table-cell office:value-type="float" office:value="8.6496762295082">
                <text:p>8.64967622950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4">
                <text:p>2384</text:p>
              </table:table-cell>
              <table:table-cell office:value-type="float" office:value="9.72856962025316">
                <text:p>9.728569620253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84">
                <text:p>2384</text:p>
              </table:table-cell>
              <table:table-cell office:value-type="float" office:value="7.20268421052632">
                <text:p>7.20268421052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23">
                <text:p>3623</text:p>
              </table:table-cell>
              <table:table-cell office:value-type="float" office:value="13.4872715789474">
                <text:p>13.4872715789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23">
                <text:p>3623</text:p>
              </table:table-cell>
              <table:table-cell office:value-type="float" office:value="7.68661764705882">
                <text:p>7.68661764705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23">
                <text:p>3623</text:p>
              </table:table-cell>
              <table:table-cell office:value-type="float" office:value="9.63969100169779">
                <text:p>9.639691001697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23">
                <text:p>3623</text:p>
              </table:table-cell>
              <table:table-cell office:value-type="float" office:value="8.0704">
                <text:p>8.0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37">
                <text:p>3037</text:p>
              </table:table-cell>
              <table:table-cell office:value-type="float" office:value="7.83395">
                <text:p>7.83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37">
                <text:p>3037</text:p>
              </table:table-cell>
              <table:table-cell office:value-type="float" office:value="7.85373913043478">
                <text:p>7.85373913043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37">
                <text:p>3037</text:p>
              </table:table-cell>
              <table:table-cell office:value-type="float" office:value="8.574">
                <text:p>8.5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37">
                <text:p>3037</text:p>
              </table:table-cell>
              <table:table-cell office:value-type="float" office:value="13.6426849315068">
                <text:p>13.64268493150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7">
                <text:p>3037</text:p>
              </table:table-cell>
              <table:table-cell office:value-type="float" office:value="10.3053811659193">
                <text:p>10.30538116591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37">
                <text:p>3037</text:p>
              </table:table-cell>
              <table:table-cell office:value-type="float" office:value="8.25091304347826">
                <text:p>8.25091304347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7">
                <text:p>3037</text:p>
              </table:table-cell>
              <table:table-cell office:value-type="float" office:value="8.28151612903226">
                <text:p>8.28151612903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37">
                <text:p>3037</text:p>
              </table:table-cell>
              <table:table-cell office:value-type="float" office:value="9.39993950177936">
                <text:p>9.39993950177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51">
                <text:p>3751</text:p>
              </table:table-cell>
              <table:table-cell office:value-type="float" office:value="7.56363333333333">
                <text:p>7.5636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51">
                <text:p>3751</text:p>
              </table:table-cell>
              <table:table-cell office:value-type="float" office:value="7.381">
                <text:p>7.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51">
                <text:p>3751</text:p>
              </table:table-cell>
              <table:table-cell office:value-type="float" office:value="6.27704761904762">
                <text:p>6.27704761904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51">
                <text:p>3751</text:p>
              </table:table-cell>
              <table:table-cell office:value-type="float" office:value="7.77819047619048">
                <text:p>7.77819047619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05">
                <text:p>3305</text:p>
              </table:table-cell>
              <table:table-cell office:value-type="float" office:value="7.97612903225806">
                <text:p>7.976129032258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05">
                <text:p>3305</text:p>
              </table:table-cell>
              <table:table-cell office:value-type="float" office:value="11.4998727272727">
                <text:p>11.49987272727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05">
                <text:p>3305</text:p>
              </table:table-cell>
              <table:table-cell office:value-type="float" office:value="10.6360234375">
                <text:p>10.6360234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05">
                <text:p>3305</text:p>
              </table:table-cell>
              <table:table-cell office:value-type="float" office:value="8.15661764705882">
                <text:p>8.15661764705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05">
                <text:p>3305</text:p>
              </table:table-cell>
              <table:table-cell office:value-type="float" office:value="7.51372727272727">
                <text:p>7.51372727272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05">
                <text:p>3305</text:p>
              </table:table-cell>
              <table:table-cell office:value-type="float" office:value="10.1164957446809">
                <text:p>10.11649574468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05">
                <text:p>3305</text:p>
              </table:table-cell>
              <table:table-cell office:value-type="float" office:value="10.2064190751445">
                <text:p>10.20641907514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05">
                <text:p>3305</text:p>
              </table:table-cell>
              <table:table-cell office:value-type="float" office:value="12.0391935483871">
                <text:p>12.03919354838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05">
                <text:p>3305</text:p>
              </table:table-cell>
              <table:table-cell office:value-type="float" office:value="10.2908924302789">
                <text:p>10.29089243027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05">
                <text:p>3305</text:p>
              </table:table-cell>
              <table:table-cell office:value-type="float" office:value="13.7385">
                <text:p>13.73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05">
                <text:p>3305</text:p>
              </table:table-cell>
              <table:table-cell office:value-type="float" office:value="13.3410185185185">
                <text:p>13.3410185185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05">
                <text:p>3305</text:p>
              </table:table-cell>
              <table:table-cell office:value-type="float" office:value="9.42398387096774">
                <text:p>9.42398387096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05">
                <text:p>3305</text:p>
              </table:table-cell>
              <table:table-cell office:value-type="float" office:value="10.4596573705179">
                <text:p>10.4596573705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05">
                <text:p>3305</text:p>
              </table:table-cell>
              <table:table-cell office:value-type="float" office:value="13.2538703703704">
                <text:p>13.2538703703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05">
                <text:p>3305</text:p>
              </table:table-cell>
              <table:table-cell office:value-type="float" office:value="13.4069351851852">
                <text:p>13.4069351851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05">
                <text:p>3305</text:p>
              </table:table-cell>
              <table:table-cell office:value-type="float" office:value="9.42010869565217">
                <text:p>9.42010869565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17">
                <text:p>2917</text:p>
              </table:table-cell>
              <table:table-cell office:value-type="float" office:value="6.05503703703704">
                <text:p>6.05503703703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17">
                <text:p>2917</text:p>
              </table:table-cell>
              <table:table-cell office:value-type="float" office:value="8.20509523809524">
                <text:p>8.205095238095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17">
                <text:p>2917</text:p>
              </table:table-cell>
              <table:table-cell office:value-type="float" office:value="8.72764285714286">
                <text:p>8.727642857142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17">
                <text:p>2917</text:p>
              </table:table-cell>
              <table:table-cell office:value-type="float" office:value="9.70474822695035">
                <text:p>9.70474822695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17">
                <text:p>2917</text:p>
              </table:table-cell>
              <table:table-cell office:value-type="float" office:value="6.40013043478261">
                <text:p>6.400130434782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17">
                <text:p>2917</text:p>
              </table:table-cell>
              <table:table-cell office:value-type="float" office:value="6.66295833333333">
                <text:p>6.662958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17">
                <text:p>2917</text:p>
              </table:table-cell>
              <table:table-cell office:value-type="float" office:value="7.54519230769231">
                <text:p>7.54519230769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68">
                <text:p>3768</text:p>
              </table:table-cell>
              <table:table-cell office:value-type="float" office:value="9.49061904761905">
                <text:p>9.49061904761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68">
                <text:p>3768</text:p>
              </table:table-cell>
              <table:table-cell office:value-type="float" office:value="8.10413043478261">
                <text:p>8.1041304347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68">
                <text:p>3768</text:p>
              </table:table-cell>
              <table:table-cell office:value-type="float" office:value="9.34307142857143">
                <text:p>9.34307142857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68">
                <text:p>3768</text:p>
              </table:table-cell>
              <table:table-cell office:value-type="float" office:value="10.7392105263158">
                <text:p>10.7392105263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68">
                <text:p>3768</text:p>
              </table:table-cell>
              <table:table-cell office:value-type="float" office:value="8.36552380952381">
                <text:p>8.365523809523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68">
                <text:p>3768</text:p>
              </table:table-cell>
              <table:table-cell office:value-type="float" office:value="11.742673828125">
                <text:p>11.742673828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68">
                <text:p>3768</text:p>
              </table:table-cell>
              <table:table-cell office:value-type="float" office:value="12.4964365079365">
                <text:p>12.49643650793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68">
                <text:p>3768</text:p>
              </table:table-cell>
              <table:table-cell office:value-type="float" office:value="11.641512605042">
                <text:p>11.6415126050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68">
                <text:p>3768</text:p>
              </table:table-cell>
              <table:table-cell office:value-type="float" office:value="11.5365336134454">
                <text:p>11.53653361344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68">
                <text:p>3768</text:p>
              </table:table-cell>
              <table:table-cell office:value-type="float" office:value="9.22582608695652">
                <text:p>9.225826086956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06">
                <text:p>3506</text:p>
              </table:table-cell>
              <table:table-cell office:value-type="float" office:value="6.6787">
                <text:p>6.67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06">
                <text:p>3506</text:p>
              </table:table-cell>
              <table:table-cell office:value-type="float" office:value="6.50265217391304">
                <text:p>6.50265217391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06">
                <text:p>3506</text:p>
              </table:table-cell>
              <table:table-cell office:value-type="float" office:value="6.64226086956522">
                <text:p>6.642260869565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06">
                <text:p>3506</text:p>
              </table:table-cell>
              <table:table-cell office:value-type="float" office:value="6.53178260869565">
                <text:p>6.531782608695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06">
                <text:p>3506</text:p>
              </table:table-cell>
              <table:table-cell office:value-type="float" office:value="5.83795238095238">
                <text:p>5.837952380952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06">
                <text:p>3506</text:p>
              </table:table-cell>
              <table:table-cell office:value-type="float" office:value="6.60290476190476">
                <text:p>6.60290476190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06">
                <text:p>3506</text:p>
              </table:table-cell>
              <table:table-cell office:value-type="float" office:value="8.16203846153846">
                <text:p>8.162038461538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06">
                <text:p>3506</text:p>
              </table:table-cell>
              <table:table-cell office:value-type="float" office:value="8.92809550561798">
                <text:p>8.92809550561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06">
                <text:p>3506</text:p>
              </table:table-cell>
              <table:table-cell office:value-type="float" office:value="6.63334782608696">
                <text:p>6.63334782608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1">
                <text:p>3851</text:p>
              </table:table-cell>
              <table:table-cell office:value-type="float" office:value="6.94220689655172">
                <text:p>6.942206896551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51">
                <text:p>3851</text:p>
              </table:table-cell>
              <table:table-cell office:value-type="float" office:value="6.3641724137931">
                <text:p>6.36417241379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51">
                <text:p>3851</text:p>
              </table:table-cell>
              <table:table-cell office:value-type="float" office:value="6.43386956521739">
                <text:p>6.433869565217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51">
                <text:p>3851</text:p>
              </table:table-cell>
              <table:table-cell office:value-type="float" office:value="5.53978260869565">
                <text:p>5.539782608695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51">
                <text:p>3851</text:p>
              </table:table-cell>
              <table:table-cell office:value-type="float" office:value="8.59756583629893">
                <text:p>8.597565836298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51">
                <text:p>3851</text:p>
              </table:table-cell>
              <table:table-cell office:value-type="float" office:value="6.12704761904762">
                <text:p>6.127047619047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51">
                <text:p>3851</text:p>
              </table:table-cell>
              <table:table-cell office:value-type="float" office:value="7.24186956521739">
                <text:p>7.241869565217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51">
                <text:p>3851</text:p>
              </table:table-cell>
              <table:table-cell office:value-type="float" office:value="6.39803846153846">
                <text:p>6.398038461538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51">
                <text:p>3851</text:p>
              </table:table-cell>
              <table:table-cell office:value-type="float" office:value="6.35409523809524">
                <text:p>6.354095238095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51">
                <text:p>3851</text:p>
              </table:table-cell>
              <table:table-cell office:value-type="float" office:value="6.25013043478261">
                <text:p>6.250130434782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84">
                <text:p>4184</text:p>
              </table:table-cell>
              <table:table-cell office:value-type="float" office:value="12.0098875502008">
                <text:p>12.00988755020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84">
                <text:p>4184</text:p>
              </table:table-cell>
              <table:table-cell office:value-type="float" office:value="11.4249675675676">
                <text:p>11.424967567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84">
                <text:p>4184</text:p>
              </table:table-cell>
              <table:table-cell office:value-type="float" office:value="12.3623387096774">
                <text:p>12.36233870967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84">
                <text:p>4184</text:p>
              </table:table-cell>
              <table:table-cell office:value-type="float" office:value="12.1813665480427">
                <text:p>12.1813665480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84">
                <text:p>4184</text:p>
              </table:table-cell>
              <table:table-cell office:value-type="float" office:value="11.1953095238095">
                <text:p>11.19530952380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84">
                <text:p>4184</text:p>
              </table:table-cell>
              <table:table-cell office:value-type="float" office:value="9.94227272727273">
                <text:p>9.942272727272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84">
                <text:p>4184</text:p>
              </table:table-cell>
              <table:table-cell office:value-type="float" office:value="10.225504">
                <text:p>10.2255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84">
                <text:p>4184</text:p>
              </table:table-cell>
              <table:table-cell office:value-type="float" office:value="10.5349333333333">
                <text:p>10.5349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84">
                <text:p>4184</text:p>
              </table:table-cell>
              <table:table-cell office:value-type="float" office:value="9.16798305084746">
                <text:p>9.16798305084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84">
                <text:p>4184</text:p>
              </table:table-cell>
              <table:table-cell office:value-type="float" office:value="9.532">
                <text:p>9.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84">
                <text:p>4184</text:p>
              </table:table-cell>
              <table:table-cell office:value-type="float" office:value="10.8385380952381">
                <text:p>10.8385380952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84">
                <text:p>4184</text:p>
              </table:table-cell>
              <table:table-cell office:value-type="float" office:value="9.99073913043478">
                <text:p>9.99073913043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84">
                <text:p>4184</text:p>
              </table:table-cell>
              <table:table-cell office:value-type="float" office:value="9.18909022556391">
                <text:p>9.18909022556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84">
                <text:p>4184</text:p>
              </table:table-cell>
              <table:table-cell office:value-type="float" office:value="11.4244939759036">
                <text:p>11.42449397590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88">
                <text:p>4288</text:p>
              </table:table-cell>
              <table:table-cell office:value-type="float" office:value="10.5960227272727">
                <text:p>10.59602272727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88">
                <text:p>4288</text:p>
              </table:table-cell>
              <table:table-cell office:value-type="float" office:value="9.0638875739645">
                <text:p>9.06388757396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88">
                <text:p>4288</text:p>
              </table:table-cell>
              <table:table-cell office:value-type="float" office:value="8.80840101522843">
                <text:p>8.808401015228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88">
                <text:p>4288</text:p>
              </table:table-cell>
              <table:table-cell office:value-type="float" office:value="8.80310769230769">
                <text:p>8.803107692307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88">
                <text:p>4288</text:p>
              </table:table-cell>
              <table:table-cell office:value-type="float" office:value="11.282476744186">
                <text:p>11.2824767441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88">
                <text:p>4288</text:p>
              </table:table-cell>
              <table:table-cell office:value-type="float" office:value="8.54037878787879">
                <text:p>8.540378787878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88">
                <text:p>4288</text:p>
              </table:table-cell>
              <table:table-cell office:value-type="float" office:value="10.1074326923077">
                <text:p>10.10743269230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88">
                <text:p>4288</text:p>
              </table:table-cell>
              <table:table-cell office:value-type="float" office:value="13.5294261363636">
                <text:p>13.52942613636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88">
                <text:p>4288</text:p>
              </table:table-cell>
              <table:table-cell office:value-type="float" office:value="9.29448792270531">
                <text:p>9.29448792270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88">
                <text:p>4288</text:p>
              </table:table-cell>
              <table:table-cell office:value-type="float" office:value="12.911380952381">
                <text:p>12.9113809523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88">
                <text:p>4288</text:p>
              </table:table-cell>
              <table:table-cell office:value-type="float" office:value="10.0013387096774">
                <text:p>10.00133870967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5">
                <text:p>3865</text:p>
              </table:table-cell>
              <table:table-cell office:value-type="float" office:value="10.971906122449">
                <text:p>10.971906122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65">
                <text:p>3865</text:p>
              </table:table-cell>
              <table:table-cell office:value-type="float" office:value="13.0824319167389">
                <text:p>13.08243191673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65">
                <text:p>3865</text:p>
              </table:table-cell>
              <table:table-cell office:value-type="float" office:value="9.1555">
                <text:p>9.15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65">
                <text:p>3865</text:p>
              </table:table-cell>
              <table:table-cell office:value-type="float" office:value="9.12731153846154">
                <text:p>9.127311538461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65">
                <text:p>3865</text:p>
              </table:table-cell>
              <table:table-cell office:value-type="float" office:value="11.1056833333333">
                <text:p>11.10568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65">
                <text:p>3865</text:p>
              </table:table-cell>
              <table:table-cell office:value-type="float" office:value="8.3762">
                <text:p>8.37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65">
                <text:p>3865</text:p>
              </table:table-cell>
              <table:table-cell office:value-type="float" office:value="10.8155789473684">
                <text:p>10.81557894736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65">
                <text:p>3865</text:p>
              </table:table-cell>
              <table:table-cell office:value-type="float" office:value="12.277443768997">
                <text:p>12.2774437689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65">
                <text:p>3865</text:p>
              </table:table-cell>
              <table:table-cell office:value-type="float" office:value="10.9805519480519">
                <text:p>10.9805519480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65">
                <text:p>3865</text:p>
              </table:table-cell>
              <table:table-cell office:value-type="float" office:value="12.1460060790274">
                <text:p>12.14600607902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65">
                <text:p>3865</text:p>
              </table:table-cell>
              <table:table-cell office:value-type="float" office:value="12.3087415730337">
                <text:p>12.30874157303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65">
                <text:p>3865</text:p>
              </table:table-cell>
              <table:table-cell office:value-type="float" office:value="10.6246927374302">
                <text:p>10.62469273743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65">
                <text:p>3865</text:p>
              </table:table-cell>
              <table:table-cell office:value-type="float" office:value="8.68069565217391">
                <text:p>8.68069565217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65">
                <text:p>3865</text:p>
              </table:table-cell>
              <table:table-cell office:value-type="float" office:value="8.0654347826087">
                <text:p>8.06543478260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46">
                <text:p>4446</text:p>
              </table:table-cell>
              <table:table-cell office:value-type="float" office:value="8.5857543053961">
                <text:p>8.58575430539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46">
                <text:p>4446</text:p>
              </table:table-cell>
              <table:table-cell office:value-type="float" office:value="8.90578571428571">
                <text:p>8.905785714285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46">
                <text:p>4446</text:p>
              </table:table-cell>
              <table:table-cell office:value-type="float" office:value="6.35281818181818">
                <text:p>6.352818181818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46">
                <text:p>4446</text:p>
              </table:table-cell>
              <table:table-cell office:value-type="float" office:value="6.053625">
                <text:p>6.053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46">
                <text:p>4446</text:p>
              </table:table-cell>
              <table:table-cell office:value-type="float" office:value="13.6880917030568">
                <text:p>13.6880917030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46">
                <text:p>4446</text:p>
              </table:table-cell>
              <table:table-cell office:value-type="float" office:value="10.4512479338843">
                <text:p>10.45124793388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86">
                <text:p>4286</text:p>
              </table:table-cell>
              <table:table-cell office:value-type="float" office:value="10.1773964285714">
                <text:p>10.1773964285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86">
                <text:p>4286</text:p>
              </table:table-cell>
              <table:table-cell office:value-type="float" office:value="11.5620874635569">
                <text:p>11.56208746355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86">
                <text:p>4286</text:p>
              </table:table-cell>
              <table:table-cell office:value-type="float" office:value="12.3910103092784">
                <text:p>12.3910103092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86">
                <text:p>4286</text:p>
              </table:table-cell>
              <table:table-cell office:value-type="float" office:value="10.2767184466019">
                <text:p>10.2767184466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86">
                <text:p>4286</text:p>
              </table:table-cell>
              <table:table-cell office:value-type="float" office:value="10.54106">
                <text:p>10.54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86">
                <text:p>4286</text:p>
              </table:table-cell>
              <table:table-cell office:value-type="float" office:value="10.52233">
                <text:p>10.522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86">
                <text:p>4286</text:p>
              </table:table-cell>
              <table:table-cell office:value-type="float" office:value="10.5770853658537">
                <text:p>10.57708536585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86">
                <text:p>4286</text:p>
              </table:table-cell>
              <table:table-cell office:value-type="float" office:value="9.52498529411765">
                <text:p>9.52498529411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86">
                <text:p>4286</text:p>
              </table:table-cell>
              <table:table-cell office:value-type="float" office:value="12.3248533333333">
                <text:p>12.32485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86">
                <text:p>4286</text:p>
              </table:table-cell>
              <table:table-cell office:value-type="float" office:value="12.4390604395604">
                <text:p>12.43906043956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86">
                <text:p>4286</text:p>
              </table:table-cell>
              <table:table-cell office:value-type="float" office:value="9.49832">
                <text:p>9.49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86">
                <text:p>4286</text:p>
              </table:table-cell>
              <table:table-cell office:value-type="float" office:value="10.0056442687747">
                <text:p>10.00564426877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86">
                <text:p>4286</text:p>
              </table:table-cell>
              <table:table-cell office:value-type="float" office:value="10.8486480686695">
                <text:p>10.84864806866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86">
                <text:p>4286</text:p>
              </table:table-cell>
              <table:table-cell office:value-type="float" office:value="9.53719863013699">
                <text:p>9.53719863013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86">
                <text:p>4286</text:p>
              </table:table-cell>
              <table:table-cell office:value-type="float" office:value="11.9595412844037">
                <text:p>11.9595412844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70">
                <text:p>4270</text:p>
              </table:table-cell>
              <table:table-cell office:value-type="float" office:value="10.5393409090909">
                <text:p>10.53934090909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70">
                <text:p>4270</text:p>
              </table:table-cell>
              <table:table-cell office:value-type="float" office:value="11.2485933014354">
                <text:p>11.24859330143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70">
                <text:p>4270</text:p>
              </table:table-cell>
              <table:table-cell office:value-type="float" office:value="12.0624">
                <text:p>12.06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70">
                <text:p>4270</text:p>
              </table:table-cell>
              <table:table-cell office:value-type="float" office:value="11.1355332136445">
                <text:p>11.1355332136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70">
                <text:p>4270</text:p>
              </table:table-cell>
              <table:table-cell office:value-type="float" office:value="11.123820610687">
                <text:p>11.123820610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70">
                <text:p>4270</text:p>
              </table:table-cell>
              <table:table-cell office:value-type="float" office:value="11.2523188405797">
                <text:p>11.25231884057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70">
                <text:p>4270</text:p>
              </table:table-cell>
              <table:table-cell office:value-type="float" office:value="11.3172671755725">
                <text:p>11.31726717557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70">
                <text:p>4270</text:p>
              </table:table-cell>
              <table:table-cell office:value-type="float" office:value="13.5987030075188">
                <text:p>13.5987030075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02">
                <text:p>3302</text:p>
              </table:table-cell>
              <table:table-cell office:value-type="float" office:value="8.0172380952381">
                <text:p>8.01723809523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2">
                <text:p>3302</text:p>
              </table:table-cell>
              <table:table-cell office:value-type="float" office:value="7.86006451612903">
                <text:p>7.860064516129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02">
                <text:p>3302</text:p>
              </table:table-cell>
              <table:table-cell office:value-type="float" office:value="7.4215652173913">
                <text:p>7.42156521739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02">
                <text:p>3302</text:p>
              </table:table-cell>
              <table:table-cell office:value-type="float" office:value="9.59388235294118">
                <text:p>9.593882352941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02">
                <text:p>3302</text:p>
              </table:table-cell>
              <table:table-cell office:value-type="float" office:value="7.95125">
                <text:p>7.95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02">
                <text:p>3302</text:p>
              </table:table-cell>
              <table:table-cell office:value-type="float" office:value="14.7022376237624">
                <text:p>14.70223762376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02">
                <text:p>3302</text:p>
              </table:table-cell>
              <table:table-cell office:value-type="float" office:value="14.4187865853659">
                <text:p>14.41878658536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2">
                <text:p>3302</text:p>
              </table:table-cell>
              <table:table-cell office:value-type="float" office:value="14.828495049505">
                <text:p>14.8284950495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2">
                <text:p>3302</text:p>
              </table:table-cell>
              <table:table-cell office:value-type="float" office:value="14.7609405940594">
                <text:p>14.76094059405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2">
                <text:p>3302</text:p>
              </table:table-cell>
              <table:table-cell office:value-type="float" office:value="14.1775243902439">
                <text:p>14.17752439024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2">
                <text:p>3302</text:p>
              </table:table-cell>
              <table:table-cell office:value-type="float" office:value="15.0118217821782">
                <text:p>15.0118217821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2">
                <text:p>3302</text:p>
              </table:table-cell>
              <table:table-cell office:value-type="float" office:value="10.9203009259259">
                <text:p>10.92030092592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2">
                <text:p>3302</text:p>
              </table:table-cell>
              <table:table-cell office:value-type="float" office:value="12.1869739583333">
                <text:p>12.186973958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81">
                <text:p>3981</text:p>
              </table:table-cell>
              <table:table-cell office:value-type="float" office:value="10.4146294117647">
                <text:p>10.41462941176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81">
                <text:p>3981</text:p>
              </table:table-cell>
              <table:table-cell office:value-type="float" office:value="12.0015711340206">
                <text:p>12.0015711340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81">
                <text:p>3981</text:p>
              </table:table-cell>
              <table:table-cell office:value-type="float" office:value="9.87582352941176">
                <text:p>9.87582352941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1">
                <text:p>3981</text:p>
              </table:table-cell>
              <table:table-cell office:value-type="float" office:value="9.26797037037037">
                <text:p>9.26797037037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81">
                <text:p>3981</text:p>
              </table:table-cell>
              <table:table-cell office:value-type="float" office:value="9.77571111111111">
                <text:p>9.7757111111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81">
                <text:p>3981</text:p>
              </table:table-cell>
              <table:table-cell office:value-type="float" office:value="9.93844796380091">
                <text:p>9.938447963800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81">
                <text:p>3981</text:p>
              </table:table-cell>
              <table:table-cell office:value-type="float" office:value="9.1327037037037">
                <text:p>9.13270370370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81">
                <text:p>3981</text:p>
              </table:table-cell>
              <table:table-cell office:value-type="float" office:value="9.41406666666667">
                <text:p>9.4140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81">
                <text:p>3981</text:p>
              </table:table-cell>
              <table:table-cell office:value-type="float" office:value="9.22018461538462">
                <text:p>9.22018461538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81">
                <text:p>3981</text:p>
              </table:table-cell>
              <table:table-cell office:value-type="float" office:value="11.022966966967">
                <text:p>11.0229669669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81">
                <text:p>3981</text:p>
              </table:table-cell>
              <table:table-cell office:value-type="float" office:value="8.71833333333333">
                <text:p>8.718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81">
                <text:p>3981</text:p>
              </table:table-cell>
              <table:table-cell office:value-type="float" office:value="8.79054166666667">
                <text:p>8.790541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81">
                <text:p>3981</text:p>
              </table:table-cell>
              <table:table-cell office:value-type="float" office:value="8.41971428571429">
                <text:p>8.419714285714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81">
                <text:p>3981</text:p>
              </table:table-cell>
              <table:table-cell office:value-type="float" office:value="11.5338226600985">
                <text:p>11.53382266009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81">
                <text:p>3981</text:p>
              </table:table-cell>
              <table:table-cell office:value-type="float" office:value="9.00852032520325">
                <text:p>9.008520325203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81">
                <text:p>3981</text:p>
              </table:table-cell>
              <table:table-cell office:value-type="float" office:value="9.7628961038961">
                <text:p>9.76289610389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81">
                <text:p>3981</text:p>
              </table:table-cell>
              <table:table-cell office:value-type="float" office:value="10.7810733333333">
                <text:p>10.78107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81">
                <text:p>3981</text:p>
              </table:table-cell>
              <table:table-cell office:value-type="float" office:value="10.46592">
                <text:p>10.465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81">
                <text:p>3981</text:p>
              </table:table-cell>
              <table:table-cell office:value-type="float" office:value="9.27797058823529">
                <text:p>9.27797058823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81">
                <text:p>3981</text:p>
              </table:table-cell>
              <table:table-cell office:value-type="float" office:value="9.47391304347826">
                <text:p>9.473913043478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57">
                <text:p>4257</text:p>
              </table:table-cell>
              <table:table-cell office:value-type="float" office:value="7.686">
                <text:p>7.6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57">
                <text:p>4257</text:p>
              </table:table-cell>
              <table:table-cell office:value-type="float" office:value="10.4853442622951">
                <text:p>10.48534426229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57">
                <text:p>4257</text:p>
              </table:table-cell>
              <table:table-cell office:value-type="float" office:value="10.6105435684647">
                <text:p>10.61054356846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57">
                <text:p>4257</text:p>
              </table:table-cell>
              <table:table-cell office:value-type="float" office:value="9.76542929292929">
                <text:p>9.765429292929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57">
                <text:p>4257</text:p>
              </table:table-cell>
              <table:table-cell office:value-type="float" office:value="11.497972">
                <text:p>11.4979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55">
                <text:p>3855</text:p>
              </table:table-cell>
              <table:table-cell office:value-type="float" office:value="6.77846153846154">
                <text:p>6.77846153846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55">
                <text:p>3855</text:p>
              </table:table-cell>
              <table:table-cell office:value-type="float" office:value="6.98673913043478">
                <text:p>6.986739130434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55">
                <text:p>3855</text:p>
              </table:table-cell>
              <table:table-cell office:value-type="float" office:value="7.42866666666667">
                <text:p>7.428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5">
                <text:p>3855</text:p>
              </table:table-cell>
              <table:table-cell office:value-type="float" office:value="9.32218322981367">
                <text:p>9.322183229813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55">
                <text:p>3855</text:p>
              </table:table-cell>
              <table:table-cell office:value-type="float" office:value="10.2337511520737">
                <text:p>10.23375115207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55">
                <text:p>3855</text:p>
              </table:table-cell>
              <table:table-cell office:value-type="float" office:value="8.97850310559006">
                <text:p>8.97850310559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55">
                <text:p>3855</text:p>
              </table:table-cell>
              <table:table-cell office:value-type="float" office:value="5.83082352941176">
                <text:p>5.830823529411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55">
                <text:p>3855</text:p>
              </table:table-cell>
              <table:table-cell office:value-type="float" office:value="7.03475">
                <text:p>7.034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55">
                <text:p>3855</text:p>
              </table:table-cell>
              <table:table-cell office:value-type="float" office:value="9.56941152263374">
                <text:p>9.569411522633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55">
                <text:p>3855</text:p>
              </table:table-cell>
              <table:table-cell office:value-type="float" office:value="8.29169485294118">
                <text:p>8.291694852941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55">
                <text:p>3855</text:p>
              </table:table-cell>
              <table:table-cell office:value-type="float" office:value="7.48286666666667">
                <text:p>7.4828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55">
                <text:p>3855</text:p>
              </table:table-cell>
              <table:table-cell office:value-type="float" office:value="8.32667272727273">
                <text:p>8.326672727272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56">
                <text:p>3856</text:p>
              </table:table-cell>
              <table:table-cell office:value-type="float" office:value="10.7234186335404">
                <text:p>10.72341863354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56">
                <text:p>3856</text:p>
              </table:table-cell>
              <table:table-cell office:value-type="float" office:value="10.2104573863636">
                <text:p>10.21045738636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56">
                <text:p>3856</text:p>
              </table:table-cell>
              <table:table-cell office:value-type="float" office:value="7.40333333333333">
                <text:p>7.403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56">
                <text:p>3856</text:p>
              </table:table-cell>
              <table:table-cell office:value-type="float" office:value="8.54025">
                <text:p>8.540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56">
                <text:p>3856</text:p>
              </table:table-cell>
              <table:table-cell office:value-type="float" office:value="7.7841935483871">
                <text:p>7.78419354838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56">
                <text:p>3856</text:p>
              </table:table-cell>
              <table:table-cell office:value-type="float" office:value="11.9436480331263">
                <text:p>11.94364803312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56">
                <text:p>3856</text:p>
              </table:table-cell>
              <table:table-cell office:value-type="float" office:value="11.6721371428571">
                <text:p>11.67213714285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37">
                <text:p>5137</text:p>
              </table:table-cell>
              <table:table-cell office:value-type="float" office:value="12.3295302325581">
                <text:p>12.32953023255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37">
                <text:p>5137</text:p>
              </table:table-cell>
              <table:table-cell office:value-type="float" office:value="11.6138965517241">
                <text:p>11.61389655172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37">
                <text:p>5137</text:p>
              </table:table-cell>
              <table:table-cell office:value-type="float" office:value="10.3667552083333">
                <text:p>10.366755208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37">
                <text:p>5137</text:p>
              </table:table-cell>
              <table:table-cell office:value-type="float" office:value="11.8816928104575">
                <text:p>11.88169281045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37">
                <text:p>5137</text:p>
              </table:table-cell>
              <table:table-cell office:value-type="float" office:value="9.82477777777778">
                <text:p>9.824777777777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37">
                <text:p>5137</text:p>
              </table:table-cell>
              <table:table-cell office:value-type="float" office:value="14.1169323671498">
                <text:p>14.11693236714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0">
                <text:p>3810</text:p>
              </table:table-cell>
              <table:table-cell office:value-type="float" office:value="9.22924">
                <text:p>9.229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0">
                <text:p>3810</text:p>
              </table:table-cell>
              <table:table-cell office:value-type="float" office:value="6.75016666666667">
                <text:p>6.7501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10">
                <text:p>3810</text:p>
              </table:table-cell>
              <table:table-cell office:value-type="float" office:value="11.7864171428571">
                <text:p>11.78641714285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10">
                <text:p>3810</text:p>
              </table:table-cell>
              <table:table-cell office:value-type="float" office:value="11.7004342857143">
                <text:p>11.70043428571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10">
                <text:p>3810</text:p>
              </table:table-cell>
              <table:table-cell office:value-type="float" office:value="12.1501525096525">
                <text:p>12.15015250965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10">
                <text:p>3810</text:p>
              </table:table-cell>
              <table:table-cell office:value-type="float" office:value="11.9827314285714">
                <text:p>11.98273142857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10">
                <text:p>3810</text:p>
              </table:table-cell>
              <table:table-cell office:value-type="float" office:value="11.8565771428571">
                <text:p>11.85657714285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10">
                <text:p>3810</text:p>
              </table:table-cell>
              <table:table-cell office:value-type="float" office:value="9.5697806122449">
                <text:p>9.56978061224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10">
                <text:p>3810</text:p>
              </table:table-cell>
              <table:table-cell office:value-type="float" office:value="9.78073333333333">
                <text:p>9.7807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10">
                <text:p>3810</text:p>
              </table:table-cell>
              <table:table-cell office:value-type="float" office:value="8.04347826086957">
                <text:p>8.043478260869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10">
                <text:p>3810</text:p>
              </table:table-cell>
              <table:table-cell office:value-type="float" office:value="7.2547">
                <text:p>7.2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10">
                <text:p>3810</text:p>
              </table:table-cell>
              <table:table-cell office:value-type="float" office:value="8.86979166666667">
                <text:p>8.869791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10">
                <text:p>3810</text:p>
              </table:table-cell>
              <table:table-cell office:value-type="float" office:value="5.72675">
                <text:p>5.726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10">
                <text:p>3810</text:p>
              </table:table-cell>
              <table:table-cell office:value-type="float" office:value="9.16247368421053">
                <text:p>9.162473684210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10">
                <text:p>3810</text:p>
              </table:table-cell>
              <table:table-cell office:value-type="float" office:value="9.77250793650794">
                <text:p>9.772507936507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10">
                <text:p>3810</text:p>
              </table:table-cell>
              <table:table-cell office:value-type="float" office:value="9.3394347826087">
                <text:p>9.33943478260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10">
                <text:p>3810</text:p>
              </table:table-cell>
              <table:table-cell office:value-type="float" office:value="8.56870833333333">
                <text:p>8.568708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21">
                <text:p>3621</text:p>
              </table:table-cell>
              <table:table-cell office:value-type="float" office:value="9.16695238095238">
                <text:p>9.166952380952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21">
                <text:p>3621</text:p>
              </table:table-cell>
              <table:table-cell office:value-type="float" office:value="10.4233448275862">
                <text:p>10.42334482758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21">
                <text:p>3621</text:p>
              </table:table-cell>
              <table:table-cell office:value-type="float" office:value="8.64927777777778">
                <text:p>8.649277777777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21">
                <text:p>3621</text:p>
              </table:table-cell>
              <table:table-cell office:value-type="float" office:value="14.9469255319149">
                <text:p>14.94692553191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21">
                <text:p>3621</text:p>
              </table:table-cell>
              <table:table-cell office:value-type="float" office:value="13.3055637860082">
                <text:p>13.30556378600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1">
                <text:p>3621</text:p>
              </table:table-cell>
              <table:table-cell office:value-type="float" office:value="9.81679166666667">
                <text:p>9.816791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21">
                <text:p>3621</text:p>
              </table:table-cell>
              <table:table-cell office:value-type="float" office:value="13.4836532416503">
                <text:p>13.48365324165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21">
                <text:p>3621</text:p>
              </table:table-cell>
              <table:table-cell office:value-type="float" office:value="10.6407117647059">
                <text:p>10.64071176470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21">
                <text:p>3621</text:p>
              </table:table-cell>
              <table:table-cell office:value-type="float" office:value="12.1028853503185">
                <text:p>12.10288535031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21">
                <text:p>3621</text:p>
              </table:table-cell>
              <table:table-cell office:value-type="float" office:value="11.1560426829268">
                <text:p>11.15604268292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21">
                <text:p>3621</text:p>
              </table:table-cell>
              <table:table-cell office:value-type="float" office:value="10.0923072289157">
                <text:p>10.09230722891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37">
                <text:p>4637</text:p>
              </table:table-cell>
              <table:table-cell office:value-type="float" office:value="10.8978258928571">
                <text:p>10.89782589285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37">
                <text:p>4637</text:p>
              </table:table-cell>
              <table:table-cell office:value-type="float" office:value="10.2952033333333">
                <text:p>10.29520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37">
                <text:p>4637</text:p>
              </table:table-cell>
              <table:table-cell office:value-type="float" office:value="10.6337333333333">
                <text:p>10.633733333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37">
                <text:p>4637</text:p>
              </table:table-cell>
              <table:table-cell office:value-type="float" office:value="12.8915280690932">
                <text:p>12.89152806909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37">
                <text:p>4637</text:p>
              </table:table-cell>
              <table:table-cell office:value-type="float" office:value="12.7258244274809">
                <text:p>12.72582442748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37">
                <text:p>4637</text:p>
              </table:table-cell>
              <table:table-cell office:value-type="float" office:value="15.582650921659">
                <text:p>15.5826509216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37">
                <text:p>4637</text:p>
              </table:table-cell>
              <table:table-cell office:value-type="float" office:value="12.0445319148936">
                <text:p>12.0445319148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37">
                <text:p>4637</text:p>
              </table:table-cell>
              <table:table-cell office:value-type="float" office:value="8.01242666666667">
                <text:p>8.01242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37">
                <text:p>4637</text:p>
              </table:table-cell>
              <table:table-cell office:value-type="float" office:value="12.6369465648855">
                <text:p>12.63694656488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37">
                <text:p>4637</text:p>
              </table:table-cell>
              <table:table-cell office:value-type="float" office:value="15.6381739631336">
                <text:p>15.6381739631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37">
                <text:p>4637</text:p>
              </table:table-cell>
              <table:table-cell office:value-type="float" office:value="12.4639503546099">
                <text:p>12.46395035460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37">
                <text:p>4637</text:p>
              </table:table-cell>
              <table:table-cell office:value-type="float" office:value="10.1809661016949">
                <text:p>10.18096610169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37">
                <text:p>4637</text:p>
              </table:table-cell>
              <table:table-cell office:value-type="float" office:value="12.0816493506494">
                <text:p>12.081649350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53">
                <text:p>3953</text:p>
              </table:table-cell>
              <table:table-cell office:value-type="float" office:value="13.0796153846154">
                <text:p>13.07961538461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53">
                <text:p>3953</text:p>
              </table:table-cell>
              <table:table-cell office:value-type="float" office:value="9.12676923076923">
                <text:p>9.126769230769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53">
                <text:p>3953</text:p>
              </table:table-cell>
              <table:table-cell office:value-type="float" office:value="12.3543965517241">
                <text:p>12.35439655172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53">
                <text:p>3953</text:p>
              </table:table-cell>
              <table:table-cell office:value-type="float" office:value="11.8112835112693">
                <text:p>11.81128351126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53">
                <text:p>3953</text:p>
              </table:table-cell>
              <table:table-cell office:value-type="float" office:value="11.474372972973">
                <text:p>11.4743729729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53">
                <text:p>3953</text:p>
              </table:table-cell>
              <table:table-cell office:value-type="float" office:value="11.4134918918919">
                <text:p>11.41349189189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53">
                <text:p>3953</text:p>
              </table:table-cell>
              <table:table-cell office:value-type="float" office:value="11.6104491315136">
                <text:p>11.61044913151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53">
                <text:p>3953</text:p>
              </table:table-cell>
              <table:table-cell office:value-type="float" office:value="11.3451891891892">
                <text:p>11.34518918918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53">
                <text:p>3953</text:p>
              </table:table-cell>
              <table:table-cell office:value-type="float" office:value="11.6228594594595">
                <text:p>11.6228594594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53">
                <text:p>3953</text:p>
              </table:table-cell>
              <table:table-cell office:value-type="float" office:value="12.2999542857143">
                <text:p>12.29995428571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53">
                <text:p>3953</text:p>
              </table:table-cell>
              <table:table-cell office:value-type="float" office:value="10.1205185185185">
                <text:p>10.12051851851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53">
                <text:p>3953</text:p>
              </table:table-cell>
              <table:table-cell office:value-type="float" office:value="15.0610891089109">
                <text:p>15.0610891089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53">
                <text:p>3953</text:p>
              </table:table-cell>
              <table:table-cell office:value-type="float" office:value="9.37823188405797">
                <text:p>9.378231884057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53">
                <text:p>3953</text:p>
              </table:table-cell>
              <table:table-cell office:value-type="float" office:value="15.0591683168317">
                <text:p>15.05916831683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53">
                <text:p>3953</text:p>
              </table:table-cell>
              <table:table-cell office:value-type="float" office:value="11.698013559322">
                <text:p>11.698013559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53">
                <text:p>3953</text:p>
              </table:table-cell>
              <table:table-cell office:value-type="float" office:value="11.5970972972973">
                <text:p>11.59709729729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53">
                <text:p>3953</text:p>
              </table:table-cell>
              <table:table-cell office:value-type="float" office:value="11.5313027027027">
                <text:p>11.5313027027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53">
                <text:p>3953</text:p>
              </table:table-cell>
              <table:table-cell office:value-type="float" office:value="11.3981910669975">
                <text:p>11.39819106699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53">
                <text:p>3953</text:p>
              </table:table-cell>
              <table:table-cell office:value-type="float" office:value="11.4933891891892">
                <text:p>11.49338918918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53">
                <text:p>3953</text:p>
              </table:table-cell>
              <table:table-cell office:value-type="float" office:value="11.4623297297297">
                <text:p>11.46232972972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53">
                <text:p>3953</text:p>
              </table:table-cell>
              <table:table-cell office:value-type="float" office:value="12.7060914285714">
                <text:p>12.70609142857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53">
                <text:p>3953</text:p>
              </table:table-cell>
              <table:table-cell office:value-type="float" office:value="9.91348148148148">
                <text:p>9.913481481481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53">
                <text:p>3953</text:p>
              </table:table-cell>
              <table:table-cell office:value-type="float" office:value="15.0504257425743">
                <text:p>15.05042574257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53">
                <text:p>3953</text:p>
              </table:table-cell>
              <table:table-cell office:value-type="float" office:value="9.81579710144928">
                <text:p>9.815797101449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53">
                <text:p>3953</text:p>
              </table:table-cell>
              <table:table-cell office:value-type="float" office:value="15.0028910891089">
                <text:p>15.00289108910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53">
                <text:p>3953</text:p>
              </table:table-cell>
              <table:table-cell office:value-type="float" office:value="12.0088445378151">
                <text:p>12.0088445378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53">
                <text:p>3953</text:p>
              </table:table-cell>
              <table:table-cell office:value-type="float" office:value="10.9851826923077">
                <text:p>10.98518269230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53">
                <text:p>3953</text:p>
              </table:table-cell>
              <table:table-cell office:value-type="float" office:value="11.3087260273973">
                <text:p>11.30872602739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53">
                <text:p>3953</text:p>
              </table:table-cell>
              <table:table-cell office:value-type="float" office:value="11.6448014440433">
                <text:p>11.64480144404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53">
                <text:p>3953</text:p>
              </table:table-cell>
              <table:table-cell office:value-type="float" office:value="11.6844016393443">
                <text:p>11.68440163934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81">
                <text:p>4881</text:p>
              </table:table-cell>
              <table:table-cell office:value-type="float" office:value="13.0121958041958">
                <text:p>13.01219580419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81">
                <text:p>4881</text:p>
              </table:table-cell>
              <table:table-cell office:value-type="float" office:value="8.3416">
                <text:p>8.34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81">
                <text:p>4881</text:p>
              </table:table-cell>
              <table:table-cell office:value-type="float" office:value="11.8894940239044">
                <text:p>11.8894940239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81">
                <text:p>4881</text:p>
              </table:table-cell>
              <table:table-cell office:value-type="float" office:value="12.3602875647668">
                <text:p>12.36028756476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18">
                <text:p>7918</text:p>
              </table:table-cell>
              <table:table-cell office:value-type="float" office:value="26.6787590361446">
                <text:p>26.67875903614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918">
                <text:p>7918</text:p>
              </table:table-cell>
              <table:table-cell office:value-type="float" office:value="15.581421875">
                <text:p>15.581421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18">
                <text:p>7918</text:p>
              </table:table-cell>
              <table:table-cell office:value-type="float" office:value="17.9943389830508">
                <text:p>17.99433898305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18">
                <text:p>7918</text:p>
              </table:table-cell>
              <table:table-cell office:value-type="float" office:value="16.6783333333333">
                <text:p>16.678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18">
                <text:p>7918</text:p>
              </table:table-cell>
              <table:table-cell office:value-type="float" office:value="17.6114659173314">
                <text:p>17.6114659173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18">
                <text:p>7918</text:p>
              </table:table-cell>
              <table:table-cell office:value-type="float" office:value="15.5808513513514">
                <text:p>15.58085135135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18">
                <text:p>7918</text:p>
              </table:table-cell>
              <table:table-cell office:value-type="float" office:value="13.8161509433962">
                <text:p>13.81615094339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18">
                <text:p>7918</text:p>
              </table:table-cell>
              <table:table-cell office:value-type="float" office:value="14.8942518518519">
                <text:p>14.89425185185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18">
                <text:p>7918</text:p>
              </table:table-cell>
              <table:table-cell office:value-type="float" office:value="16.1996443148688">
                <text:p>16.19964431486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18">
                <text:p>7918</text:p>
              </table:table-cell>
              <table:table-cell office:value-type="float" office:value="17.0456865671642">
                <text:p>17.04568656716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918">
                <text:p>7918</text:p>
              </table:table-cell>
              <table:table-cell office:value-type="float" office:value="20.425777385159">
                <text:p>20.4257773851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918">
                <text:p>7918</text:p>
              </table:table-cell>
              <table:table-cell office:value-type="float" office:value="14.9346896551724">
                <text:p>14.93468965517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918">
                <text:p>7918</text:p>
              </table:table-cell>
              <table:table-cell office:value-type="float" office:value="12.8579230769231">
                <text:p>12.85792307692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18">
                <text:p>7918</text:p>
              </table:table-cell>
              <table:table-cell office:value-type="float" office:value="15.0904301075269">
                <text:p>15.0904301075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918">
                <text:p>7918</text:p>
              </table:table-cell>
              <table:table-cell office:value-type="float" office:value="13.4239522058824">
                <text:p>13.42395220588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18">
                <text:p>7918</text:p>
              </table:table-cell>
              <table:table-cell office:value-type="float" office:value="14.7024319248826">
                <text:p>14.70243192488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15">
                <text:p>7115</text:p>
              </table:table-cell>
              <table:table-cell office:value-type="float" office:value="21.0301976047904">
                <text:p>21.03019760479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15">
                <text:p>7115</text:p>
              </table:table-cell>
              <table:table-cell office:value-type="float" office:value="17.0915681818182">
                <text:p>17.09156818181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15">
                <text:p>7115</text:p>
              </table:table-cell>
              <table:table-cell office:value-type="float" office:value="20.4133315508021">
                <text:p>20.41333155080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15">
                <text:p>7115</text:p>
              </table:table-cell>
              <table:table-cell office:value-type="float" office:value="10.7780512820513">
                <text:p>10.77805128205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15">
                <text:p>7115</text:p>
              </table:table-cell>
              <table:table-cell office:value-type="float" office:value="18.2743296089385">
                <text:p>18.27432960893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15">
                <text:p>7115</text:p>
              </table:table-cell>
              <table:table-cell office:value-type="float" office:value="16.35127">
                <text:p>16.351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15">
                <text:p>7115</text:p>
              </table:table-cell>
              <table:table-cell office:value-type="float" office:value="16.227432132964">
                <text:p>16.2274321329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15">
                <text:p>7115</text:p>
              </table:table-cell>
              <table:table-cell office:value-type="float" office:value="15.937">
                <text:p>15.9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15">
                <text:p>7115</text:p>
              </table:table-cell>
              <table:table-cell office:value-type="float" office:value="15.8664709141274">
                <text:p>15.86647091412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15">
                <text:p>7115</text:p>
              </table:table-cell>
              <table:table-cell office:value-type="float" office:value="15.9589695290859">
                <text:p>15.95896952908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15">
                <text:p>7115</text:p>
              </table:table-cell>
              <table:table-cell office:value-type="float" office:value="14.1064444444444">
                <text:p>14.10644444444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15">
                <text:p>7115</text:p>
              </table:table-cell>
              <table:table-cell office:value-type="float" office:value="16.0373185595568">
                <text:p>16.03731855955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15">
                <text:p>7115</text:p>
              </table:table-cell>
              <table:table-cell office:value-type="float" office:value="16.0715706371191">
                <text:p>16.07157063711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15">
                <text:p>7115</text:p>
              </table:table-cell>
              <table:table-cell office:value-type="float" office:value="15.559540166205">
                <text:p>15.559540166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15">
                <text:p>7115</text:p>
              </table:table-cell>
              <table:table-cell office:value-type="float" office:value="15.995972299169">
                <text:p>15.9959722991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15">
                <text:p>7115</text:p>
              </table:table-cell>
              <table:table-cell office:value-type="float" office:value="24.0080641509434">
                <text:p>24.00806415094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15">
                <text:p>7115</text:p>
              </table:table-cell>
              <table:table-cell office:value-type="float" office:value="19.9791188630491">
                <text:p>19.97911886304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15">
                <text:p>7115</text:p>
              </table:table-cell>
              <table:table-cell office:value-type="float" office:value="18.4846989795918">
                <text:p>18.48469897959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15">
                <text:p>7115</text:p>
              </table:table-cell>
              <table:table-cell office:value-type="float" office:value="17.0872746987952">
                <text:p>17.08727469879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15">
                <text:p>7115</text:p>
              </table:table-cell>
              <table:table-cell office:value-type="float" office:value="15.15118">
                <text:p>15.15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115">
                <text:p>7115</text:p>
              </table:table-cell>
              <table:table-cell office:value-type="float" office:value="19.5743811420983">
                <text:p>19.57438114209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786">
                <text:p>7786</text:p>
              </table:table-cell>
              <table:table-cell office:value-type="float" office:value="16.9132987012987">
                <text:p>16.91329870129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86">
                <text:p>7786</text:p>
              </table:table-cell>
              <table:table-cell office:value-type="float" office:value="16.8424516129032">
                <text:p>16.84245161290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786">
                <text:p>7786</text:p>
              </table:table-cell>
              <table:table-cell office:value-type="float" office:value="17.0629178743961">
                <text:p>17.06291787439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786">
                <text:p>7786</text:p>
              </table:table-cell>
              <table:table-cell office:value-type="float" office:value="15.2457235023041">
                <text:p>15.24572350230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786">
                <text:p>7786</text:p>
              </table:table-cell>
              <table:table-cell office:value-type="float" office:value="16.1326231884058">
                <text:p>16.1326231884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86">
                <text:p>7786</text:p>
              </table:table-cell>
              <table:table-cell office:value-type="float" office:value="16.3986735751295">
                <text:p>16.39867357512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786">
                <text:p>7786</text:p>
              </table:table-cell>
              <table:table-cell office:value-type="float" office:value="7.798">
                <text:p>7.7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786">
                <text:p>7786</text:p>
              </table:table-cell>
              <table:table-cell office:value-type="float" office:value="14.2179615384615">
                <text:p>14.21796153846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786">
                <text:p>7786</text:p>
              </table:table-cell>
              <table:table-cell office:value-type="float" office:value="8.203">
                <text:p>8.2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786">
                <text:p>7786</text:p>
              </table:table-cell>
              <table:table-cell office:value-type="float" office:value="14.9247853881279">
                <text:p>14.92478538812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86">
                <text:p>7786</text:p>
              </table:table-cell>
              <table:table-cell office:value-type="float" office:value="11.7289444444444">
                <text:p>11.72894444444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786">
                <text:p>7786</text:p>
              </table:table-cell>
              <table:table-cell office:value-type="float" office:value="17.0589324009324">
                <text:p>17.05893240093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86">
                <text:p>7786</text:p>
              </table:table-cell>
              <table:table-cell office:value-type="float" office:value="12.9868181818182">
                <text:p>12.98681818181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786">
                <text:p>7786</text:p>
              </table:table-cell>
              <table:table-cell office:value-type="float" office:value="13.8256303317536">
                <text:p>13.82563033175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786">
                <text:p>7786</text:p>
              </table:table-cell>
              <table:table-cell office:value-type="float" office:value="15.3265357142857">
                <text:p>15.32653571428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86">
                <text:p>7786</text:p>
              </table:table-cell>
              <table:table-cell office:value-type="float" office:value="15.1756">
                <text:p>15.17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86">
                <text:p>7786</text:p>
              </table:table-cell>
              <table:table-cell office:value-type="float" office:value="14.7263152173913">
                <text:p>14.72631521739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786">
                <text:p>7786</text:p>
              </table:table-cell>
              <table:table-cell office:value-type="float" office:value="14.707202247191">
                <text:p>14.7072022471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786">
                <text:p>7786</text:p>
              </table:table-cell>
              <table:table-cell office:value-type="float" office:value="15.3005027624309">
                <text:p>15.30050276243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86">
                <text:p>7786</text:p>
              </table:table-cell>
              <table:table-cell office:value-type="float" office:value="16.484648">
                <text:p>16.4846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86">
                <text:p>7786</text:p>
              </table:table-cell>
              <table:table-cell office:value-type="float" office:value="14.9125">
                <text:p>14.9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86">
                <text:p>7786</text:p>
              </table:table-cell>
              <table:table-cell office:value-type="float" office:value="12.4307669902913">
                <text:p>12.43076699029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786">
                <text:p>7786</text:p>
              </table:table-cell>
              <table:table-cell office:value-type="float" office:value="12.8513043478261">
                <text:p>12.85130434782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64">
                <text:p>6264</text:p>
              </table:table-cell>
              <table:table-cell office:value-type="float" office:value="20.8817608695652">
                <text:p>20.88176086956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64">
                <text:p>6264</text:p>
              </table:table-cell>
              <table:table-cell office:value-type="float" office:value="14.2266859903382">
                <text:p>14.22668599033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64">
                <text:p>6264</text:p>
              </table:table-cell>
              <table:table-cell office:value-type="float" office:value="14.8771875">
                <text:p>14.87718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64">
                <text:p>6264</text:p>
              </table:table-cell>
              <table:table-cell office:value-type="float" office:value="16.5545670731707">
                <text:p>16.55456707317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64">
                <text:p>6264</text:p>
              </table:table-cell>
              <table:table-cell office:value-type="float" office:value="15.3291041666667">
                <text:p>15.3291041666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64">
                <text:p>6264</text:p>
              </table:table-cell>
              <table:table-cell office:value-type="float" office:value="14.1902850241546">
                <text:p>14.19028502415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64">
                <text:p>6264</text:p>
              </table:table-cell>
              <table:table-cell office:value-type="float" office:value="15.1358333333333">
                <text:p>15.13583333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64">
                <text:p>6264</text:p>
              </table:table-cell>
              <table:table-cell office:value-type="float" office:value="16.9295304878049">
                <text:p>16.92953048780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64">
                <text:p>6264</text:p>
              </table:table-cell>
              <table:table-cell office:value-type="float" office:value="15.0135833333333">
                <text:p>15.01358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64">
                <text:p>6264</text:p>
              </table:table-cell>
              <table:table-cell office:value-type="float" office:value="13.7919642857143">
                <text:p>13.79196428571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64">
                <text:p>6264</text:p>
              </table:table-cell>
              <table:table-cell office:value-type="float" office:value="15.9423947368421">
                <text:p>15.94239473684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64">
                <text:p>6264</text:p>
              </table:table-cell>
              <table:table-cell office:value-type="float" office:value="15.8134707602339">
                <text:p>15.81347076023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64">
                <text:p>6264</text:p>
              </table:table-cell>
              <table:table-cell office:value-type="float" office:value="16.3891074130106">
                <text:p>16.38910741301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64">
                <text:p>6264</text:p>
              </table:table-cell>
              <table:table-cell office:value-type="float" office:value="15.6562666666667">
                <text:p>15.656266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64">
                <text:p>6264</text:p>
              </table:table-cell>
              <table:table-cell office:value-type="float" office:value="16.6938059964727">
                <text:p>16.69380599647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64">
                <text:p>6264</text:p>
              </table:table-cell>
              <table:table-cell office:value-type="float" office:value="15.1890287769784">
                <text:p>15.18902877697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64">
                <text:p>6264</text:p>
              </table:table-cell>
              <table:table-cell office:value-type="float" office:value="13.540448">
                <text:p>13.5404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64">
                <text:p>6264</text:p>
              </table:table-cell>
              <table:table-cell office:value-type="float" office:value="12.5280638297872">
                <text:p>12.52806382978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64">
                <text:p>6264</text:p>
              </table:table-cell>
              <table:table-cell office:value-type="float" office:value="17.7342336">
                <text:p>17.73423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64">
                <text:p>6264</text:p>
              </table:table-cell>
              <table:table-cell office:value-type="float" office:value="12.8791166666667">
                <text:p>12.8791166666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64">
                <text:p>6264</text:p>
              </table:table-cell>
              <table:table-cell office:value-type="float" office:value="13.372">
                <text:p>13.3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64">
                <text:p>6264</text:p>
              </table:table-cell>
              <table:table-cell office:value-type="float" office:value="12.8207416666667">
                <text:p>12.820741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64">
                <text:p>6264</text:p>
              </table:table-cell>
              <table:table-cell office:value-type="float" office:value="14.5919857142857">
                <text:p>14.59198571428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64">
                <text:p>6264</text:p>
              </table:table-cell>
              <table:table-cell office:value-type="float" office:value="15.098625">
                <text:p>15.0986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264">
                <text:p>6264</text:p>
              </table:table-cell>
              <table:table-cell office:value-type="float" office:value="14.3077246376812">
                <text:p>14.30772463768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264">
                <text:p>6264</text:p>
              </table:table-cell>
              <table:table-cell office:value-type="float" office:value="16.8352831325301">
                <text:p>16.83528313253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64">
                <text:p>6264</text:p>
              </table:table-cell>
              <table:table-cell office:value-type="float" office:value="21.785157480315">
                <text:p>21.7851574803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64">
                <text:p>6264</text:p>
              </table:table-cell>
              <table:table-cell office:value-type="float" office:value="13.5460196078431">
                <text:p>13.54601960784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64">
                <text:p>6264</text:p>
              </table:table-cell>
              <table:table-cell office:value-type="float" office:value="13.8137896551724">
                <text:p>13.81378965517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64">
                <text:p>6264</text:p>
              </table:table-cell>
              <table:table-cell office:value-type="float" office:value="14.8855431654676">
                <text:p>14.88554316546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64">
                <text:p>6264</text:p>
              </table:table-cell>
              <table:table-cell office:value-type="float" office:value="15.8737324840764">
                <text:p>15.87373248407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64">
                <text:p>6264</text:p>
              </table:table-cell>
              <table:table-cell office:value-type="float" office:value="12.5582142857143">
                <text:p>12.55821428571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503">
                <text:p>8503</text:p>
              </table:table-cell>
              <table:table-cell office:value-type="float" office:value="19.2832892561983">
                <text:p>19.28328925619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503">
                <text:p>8503</text:p>
              </table:table-cell>
              <table:table-cell office:value-type="float" office:value="14.7608461538462">
                <text:p>14.76084615384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503">
                <text:p>8503</text:p>
              </table:table-cell>
              <table:table-cell office:value-type="float" office:value="22.2192256267409">
                <text:p>22.21922562674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503">
                <text:p>8503</text:p>
              </table:table-cell>
              <table:table-cell office:value-type="float" office:value="13.865875">
                <text:p>13.8658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503">
                <text:p>8503</text:p>
              </table:table-cell>
              <table:table-cell office:value-type="float" office:value="19.0590890052356">
                <text:p>19.05908900523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03">
                <text:p>8503</text:p>
              </table:table-cell>
              <table:table-cell office:value-type="float" office:value="14.83375">
                <text:p>14.83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03">
                <text:p>8503</text:p>
              </table:table-cell>
              <table:table-cell office:value-type="float" office:value="23.4107287581699">
                <text:p>23.41072875816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503">
                <text:p>8503</text:p>
              </table:table-cell>
              <table:table-cell office:value-type="float" office:value="21.6222485779295">
                <text:p>21.62224857792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503">
                <text:p>8503</text:p>
              </table:table-cell>
              <table:table-cell office:value-type="float" office:value="20.5294661016949">
                <text:p>20.52946610169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503">
                <text:p>8503</text:p>
              </table:table-cell>
              <table:table-cell office:value-type="float" office:value="16.8770760869565">
                <text:p>16.87707608695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503">
                <text:p>8503</text:p>
              </table:table-cell>
              <table:table-cell office:value-type="float" office:value="16.38525">
                <text:p>16.385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503">
                <text:p>8503</text:p>
              </table:table-cell>
              <table:table-cell office:value-type="float" office:value="15.118275862069">
                <text:p>15.1182758620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503">
                <text:p>8503</text:p>
              </table:table-cell>
              <table:table-cell office:value-type="float" office:value="16.4631739130435">
                <text:p>16.46317391304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503">
                <text:p>8503</text:p>
              </table:table-cell>
              <table:table-cell office:value-type="float" office:value="21.2445275">
                <text:p>21.24452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503">
                <text:p>8503</text:p>
              </table:table-cell>
              <table:table-cell office:value-type="float" office:value="17.5899397590361">
                <text:p>17.58993975903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03">
                <text:p>8503</text:p>
              </table:table-cell>
              <table:table-cell office:value-type="float" office:value="21.04388">
                <text:p>21.043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52">
                <text:p>9552</text:p>
              </table:table-cell>
              <table:table-cell office:value-type="float" office:value="15.8335652173913">
                <text:p>15.83356521739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52">
                <text:p>9552</text:p>
              </table:table-cell>
              <table:table-cell office:value-type="float" office:value="20.4768856053384">
                <text:p>20.47688560533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552">
                <text:p>9552</text:p>
              </table:table-cell>
              <table:table-cell office:value-type="float" office:value="18.6099521640091">
                <text:p>18.60995216400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552">
                <text:p>9552</text:p>
              </table:table-cell>
              <table:table-cell office:value-type="float" office:value="20.468509489917">
                <text:p>20.4685094899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552">
                <text:p>9552</text:p>
              </table:table-cell>
              <table:table-cell office:value-type="float" office:value="16.8820769230769">
                <text:p>16.88207692307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52">
                <text:p>9552</text:p>
              </table:table-cell>
              <table:table-cell office:value-type="float" office:value="14.1605769230769">
                <text:p>14.16057692307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52">
                <text:p>9552</text:p>
              </table:table-cell>
              <table:table-cell office:value-type="float" office:value="17.1431067106711">
                <text:p>17.14310671067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552">
                <text:p>9552</text:p>
              </table:table-cell>
              <table:table-cell office:value-type="float" office:value="21.4534358024691">
                <text:p>21.45343580246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552">
                <text:p>9552</text:p>
              </table:table-cell>
              <table:table-cell office:value-type="float" office:value="18.0581739130435">
                <text:p>18.05817391304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552">
                <text:p>9552</text:p>
              </table:table-cell>
              <table:table-cell office:value-type="float" office:value="14.9467826086957">
                <text:p>14.94678260869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52">
                <text:p>9552</text:p>
              </table:table-cell>
              <table:table-cell office:value-type="float" office:value="17.2165769230769">
                <text:p>17.21657692307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552">
                <text:p>9552</text:p>
              </table:table-cell>
              <table:table-cell office:value-type="float" office:value="15.8001923076923">
                <text:p>15.80019230769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552">
                <text:p>9552</text:p>
              </table:table-cell>
              <table:table-cell office:value-type="float" office:value="19.503140562249">
                <text:p>19.5031405622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552">
                <text:p>9552</text:p>
              </table:table-cell>
              <table:table-cell office:value-type="float" office:value="22.13355">
                <text:p>22.133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552">
                <text:p>9552</text:p>
              </table:table-cell>
              <table:table-cell office:value-type="float" office:value="19.3207228915663">
                <text:p>19.32072289156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257">
                <text:p>9257</text:p>
              </table:table-cell>
              <table:table-cell office:value-type="float" office:value="14.399">
                <text:p>14.3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257">
                <text:p>9257</text:p>
              </table:table-cell>
              <table:table-cell office:value-type="float" office:value="16.674399103139">
                <text:p>16.6743991031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257">
                <text:p>9257</text:p>
              </table:table-cell>
              <table:table-cell office:value-type="float" office:value="13.8245217391304">
                <text:p>13.82452173913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257">
                <text:p>9257</text:p>
              </table:table-cell>
              <table:table-cell office:value-type="float" office:value="16.6601612903226">
                <text:p>16.66016129032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257">
                <text:p>9257</text:p>
              </table:table-cell>
              <table:table-cell office:value-type="float" office:value="12.3067307692308">
                <text:p>12.30673076923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257">
                <text:p>9257</text:p>
              </table:table-cell>
              <table:table-cell office:value-type="float" office:value="12.6130952380952">
                <text:p>12.61309523809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257">
                <text:p>9257</text:p>
              </table:table-cell>
              <table:table-cell office:value-type="float" office:value="14.0691304347826">
                <text:p>14.06913043478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257">
                <text:p>9257</text:p>
              </table:table-cell>
              <table:table-cell office:value-type="float" office:value="12.9372083333333">
                <text:p>12.93720833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57">
                <text:p>9257</text:p>
              </table:table-cell>
              <table:table-cell office:value-type="float" office:value="13.943347826087">
                <text:p>13.9433478260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257">
                <text:p>9257</text:p>
              </table:table-cell>
              <table:table-cell office:value-type="float" office:value="15.3230116666667">
                <text:p>15.323011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257">
                <text:p>9257</text:p>
              </table:table-cell>
              <table:table-cell office:value-type="float" office:value="16.0672727272727">
                <text:p>16.06727272727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257">
                <text:p>9257</text:p>
              </table:table-cell>
              <table:table-cell office:value-type="float" office:value="17.394504587156">
                <text:p>17.3945045871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257">
                <text:p>9257</text:p>
              </table:table-cell>
              <table:table-cell office:value-type="float" office:value="14.9744693877551">
                <text:p>14.97446938775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257">
                <text:p>9257</text:p>
              </table:table-cell>
              <table:table-cell office:value-type="float" office:value="12.3508695652174">
                <text:p>12.35086956521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57">
                <text:p>9257</text:p>
              </table:table-cell>
              <table:table-cell office:value-type="float" office:value="13.2866666666667">
                <text:p>13.28666666666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57">
                <text:p>9257</text:p>
              </table:table-cell>
              <table:table-cell office:value-type="float" office:value="13.1284594594595">
                <text:p>13.12845945945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57">
                <text:p>9257</text:p>
              </table:table-cell>
              <table:table-cell office:value-type="float" office:value="12.6223846153846">
                <text:p>12.62238461538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257">
                <text:p>9257</text:p>
              </table:table-cell>
              <table:table-cell office:value-type="float" office:value="13.5111071428571">
                <text:p>13.51110714285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257">
                <text:p>9257</text:p>
              </table:table-cell>
              <table:table-cell office:value-type="float" office:value="16.0249784946237">
                <text:p>16.02497849462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57">
                <text:p>9257</text:p>
              </table:table-cell>
              <table:table-cell office:value-type="float" office:value="11.603962962963">
                <text:p>11.603962962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257">
                <text:p>9257</text:p>
              </table:table-cell>
              <table:table-cell office:value-type="float" office:value="13.5653913043478">
                <text:p>13.56539130434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257">
                <text:p>9257</text:p>
              </table:table-cell>
              <table:table-cell office:value-type="float" office:value="12.8283333333333">
                <text:p>12.82833333333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57">
                <text:p>9257</text:p>
              </table:table-cell>
              <table:table-cell office:value-type="float" office:value="13.5534347826087">
                <text:p>13.55343478260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257">
                <text:p>9257</text:p>
              </table:table-cell>
              <table:table-cell office:value-type="float" office:value="15.02421875">
                <text:p>15.02421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257">
                <text:p>9257</text:p>
              </table:table-cell>
              <table:table-cell office:value-type="float" office:value="13.1466666666667">
                <text:p>13.14666666666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06">
                <text:p>8306</text:p>
              </table:table-cell>
              <table:table-cell office:value-type="float" office:value="18.3619714285714">
                <text:p>18.3619714285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06">
                <text:p>8306</text:p>
              </table:table-cell>
              <table:table-cell office:value-type="float" office:value="17.7364264705882">
                <text:p>17.73642647058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06">
                <text:p>8306</text:p>
              </table:table-cell>
              <table:table-cell office:value-type="float" office:value="15.1358985507246">
                <text:p>15.13589855072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06">
                <text:p>8306</text:p>
              </table:table-cell>
              <table:table-cell office:value-type="float" office:value="16.6356484848485">
                <text:p>16.63564848484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06">
                <text:p>8306</text:p>
              </table:table-cell>
              <table:table-cell office:value-type="float" office:value="18.5783473053892">
                <text:p>18.57834730538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06">
                <text:p>8306</text:p>
              </table:table-cell>
              <table:table-cell office:value-type="float" office:value="16.3742606060606">
                <text:p>16.37426060606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06">
                <text:p>8306</text:p>
              </table:table-cell>
              <table:table-cell office:value-type="float" office:value="21.7028655172414">
                <text:p>21.70286551724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06">
                <text:p>8306</text:p>
              </table:table-cell>
              <table:table-cell office:value-type="float" office:value="21.1827172413793">
                <text:p>21.18271724137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06">
                <text:p>8306</text:p>
              </table:table-cell>
              <table:table-cell office:value-type="float" office:value="20.2981091549296">
                <text:p>20.29810915492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06">
                <text:p>8306</text:p>
              </table:table-cell>
              <table:table-cell office:value-type="float" office:value="21.7266655172414">
                <text:p>21.726665517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06">
                <text:p>8306</text:p>
              </table:table-cell>
              <table:table-cell office:value-type="float" office:value="22.1510482758621">
                <text:p>22.15104827586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06">
                <text:p>8306</text:p>
              </table:table-cell>
              <table:table-cell office:value-type="float" office:value="14.9138952380952">
                <text:p>14.91389523809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06">
                <text:p>8306</text:p>
              </table:table-cell>
              <table:table-cell office:value-type="float" office:value="18.379504950495">
                <text:p>18.379504950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06">
                <text:p>8306</text:p>
              </table:table-cell>
              <table:table-cell office:value-type="float" office:value="16.9282097902098">
                <text:p>16.92820979020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06">
                <text:p>8306</text:p>
              </table:table-cell>
              <table:table-cell office:value-type="float" office:value="18.5150792079208">
                <text:p>18.51507920792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06">
                <text:p>8306</text:p>
              </table:table-cell>
              <table:table-cell office:value-type="float" office:value="21.3986245059289">
                <text:p>21.39862450592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306">
                <text:p>8306</text:p>
              </table:table-cell>
              <table:table-cell office:value-type="float" office:value="22.3052755555556">
                <text:p>22.30527555555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06">
                <text:p>8306</text:p>
              </table:table-cell>
              <table:table-cell office:value-type="float" office:value="15.6753651452282">
                <text:p>15.67536514522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06">
                <text:p>8306</text:p>
              </table:table-cell>
              <table:table-cell office:value-type="float" office:value="17.11175">
                <text:p>17.111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06">
                <text:p>8306</text:p>
              </table:table-cell>
              <table:table-cell office:value-type="float" office:value="15.4110784313725">
                <text:p>15.41107843137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06">
                <text:p>8306</text:p>
              </table:table-cell>
              <table:table-cell office:value-type="float" office:value="16.0001428571429">
                <text:p>16.00014285714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06">
                <text:p>8306</text:p>
              </table:table-cell>
              <table:table-cell office:value-type="float" office:value="16.9352205882353">
                <text:p>16.93522058823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855">
                <text:p>10855</text:p>
              </table:table-cell>
              <table:table-cell office:value-type="float" office:value="19.5794981132075">
                <text:p>19.57949811320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855">
                <text:p>10855</text:p>
              </table:table-cell>
              <table:table-cell office:value-type="float" office:value="18.1871730769231">
                <text:p>18.1871730769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855">
                <text:p>10855</text:p>
              </table:table-cell>
              <table:table-cell office:value-type="float" office:value="20.666675862069">
                <text:p>20.6666758620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855">
                <text:p>10855</text:p>
              </table:table-cell>
              <table:table-cell office:value-type="float" office:value="19.6059193548387">
                <text:p>19.60591935483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855">
                <text:p>10855</text:p>
              </table:table-cell>
              <table:table-cell office:value-type="float" office:value="18.2602086956522">
                <text:p>18.26020869565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855">
                <text:p>10855</text:p>
              </table:table-cell>
              <table:table-cell office:value-type="float" office:value="19.0880053191489">
                <text:p>19.08800531914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855">
                <text:p>10855</text:p>
              </table:table-cell>
              <table:table-cell office:value-type="float" office:value="16.2908125">
                <text:p>16.29081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855">
                <text:p>10855</text:p>
              </table:table-cell>
              <table:table-cell office:value-type="float" office:value="22.2383903654485">
                <text:p>22.23839036544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55">
                <text:p>10855</text:p>
              </table:table-cell>
              <table:table-cell office:value-type="float" office:value="21.4730985915493">
                <text:p>21.47309859154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855">
                <text:p>10855</text:p>
              </table:table-cell>
              <table:table-cell office:value-type="float" office:value="17.3978169014085">
                <text:p>17.39781690140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855">
                <text:p>10855</text:p>
              </table:table-cell>
              <table:table-cell office:value-type="float" office:value="16.07225">
                <text:p>16.072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855">
                <text:p>10855</text:p>
              </table:table-cell>
              <table:table-cell office:value-type="float" office:value="18.35776">
                <text:p>18.357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855">
                <text:p>10855</text:p>
              </table:table-cell>
              <table:table-cell office:value-type="float" office:value="18.1839487179487">
                <text:p>18.18394871794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855">
                <text:p>10855</text:p>
              </table:table-cell>
              <table:table-cell office:value-type="float" office:value="16.9058">
                <text:p>16.90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855">
                <text:p>10855</text:p>
              </table:table-cell>
              <table:table-cell office:value-type="float" office:value="16.1290580912863">
                <text:p>16.12905809128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55">
                <text:p>10855</text:p>
              </table:table-cell>
              <table:table-cell office:value-type="float" office:value="19.4312796610169">
                <text:p>19.43127966101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855">
                <text:p>10855</text:p>
              </table:table-cell>
              <table:table-cell office:value-type="float" office:value="18.9800325203252">
                <text:p>18.98003252032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855">
                <text:p>10855</text:p>
              </table:table-cell>
              <table:table-cell office:value-type="float" office:value="18.9353983739837">
                <text:p>18.93539837398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855">
                <text:p>10855</text:p>
              </table:table-cell>
              <table:table-cell office:value-type="float" office:value="18.4318875">
                <text:p>18.4318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855">
                <text:p>10855</text:p>
              </table:table-cell>
              <table:table-cell office:value-type="float" office:value="18.8433119266055">
                <text:p>18.84331192660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855">
                <text:p>10855</text:p>
              </table:table-cell>
              <table:table-cell office:value-type="float" office:value="19.4938097560976">
                <text:p>19.49380975609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55">
                <text:p>10855</text:p>
              </table:table-cell>
              <table:table-cell office:value-type="float" office:value="18.7785633802817">
                <text:p>18.77856338028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793">
                <text:p>9793</text:p>
              </table:table-cell>
              <table:table-cell office:value-type="float" office:value="14.9235217391304">
                <text:p>14.92352173913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93">
                <text:p>9793</text:p>
              </table:table-cell>
              <table:table-cell office:value-type="float" office:value="16.7943711340206">
                <text:p>16.79437113402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793">
                <text:p>9793</text:p>
              </table:table-cell>
              <table:table-cell office:value-type="float" office:value="14.8669333333333">
                <text:p>14.8669333333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793">
                <text:p>9793</text:p>
              </table:table-cell>
              <table:table-cell office:value-type="float" office:value="17.9038897338403">
                <text:p>17.90388973384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793">
                <text:p>9793</text:p>
              </table:table-cell>
              <table:table-cell office:value-type="float" office:value="14.2292173913043">
                <text:p>14.22921739130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793">
                <text:p>9793</text:p>
              </table:table-cell>
              <table:table-cell office:value-type="float" office:value="14.7298">
                <text:p>14.72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793">
                <text:p>9793</text:p>
              </table:table-cell>
              <table:table-cell office:value-type="float" office:value="13.6408846153846">
                <text:p>13.64088461538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793">
                <text:p>9793</text:p>
              </table:table-cell>
              <table:table-cell office:value-type="float" office:value="15.8073039889959">
                <text:p>15.80730398899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793">
                <text:p>9793</text:p>
              </table:table-cell>
              <table:table-cell office:value-type="float" office:value="15.2890438247012">
                <text:p>15.28904382470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793">
                <text:p>9793</text:p>
              </table:table-cell>
              <table:table-cell office:value-type="float" office:value="13.9912272727273">
                <text:p>13.99122727272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93">
                <text:p>9793</text:p>
              </table:table-cell>
              <table:table-cell office:value-type="float" office:value="13.407037037037">
                <text:p>13.4070370370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93">
                <text:p>9793</text:p>
              </table:table-cell>
              <table:table-cell office:value-type="float" office:value="14.445">
                <text:p>14.4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793">
                <text:p>9793</text:p>
              </table:table-cell>
              <table:table-cell office:value-type="float" office:value="16.8454393939394">
                <text:p>16.84543939393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793">
                <text:p>9793</text:p>
              </table:table-cell>
              <table:table-cell office:value-type="float" office:value="13.6276363636364">
                <text:p>13.62763636363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793">
                <text:p>9793</text:p>
              </table:table-cell>
              <table:table-cell office:value-type="float" office:value="16.1723516483516">
                <text:p>16.17235164835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793">
                <text:p>9793</text:p>
              </table:table-cell>
              <table:table-cell office:value-type="float" office:value="13.893375">
                <text:p>13.893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93">
                <text:p>9793</text:p>
              </table:table-cell>
              <table:table-cell office:value-type="float" office:value="14.21315">
                <text:p>14.213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793">
                <text:p>9793</text:p>
              </table:table-cell>
              <table:table-cell office:value-type="float" office:value="13.9694027777778">
                <text:p>13.96940277777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793">
                <text:p>9793</text:p>
              </table:table-cell>
              <table:table-cell office:value-type="float" office:value="19.299938538206">
                <text:p>19.2999385382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93">
                <text:p>9793</text:p>
              </table:table-cell>
              <table:table-cell office:value-type="float" office:value="16.3669638554217">
                <text:p>16.36696385542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793">
                <text:p>9793</text:p>
              </table:table-cell>
              <table:table-cell office:value-type="float" office:value="13.3121153846154">
                <text:p>13.31211538461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793">
                <text:p>9793</text:p>
              </table:table-cell>
              <table:table-cell office:value-type="float" office:value="16.8557171052632">
                <text:p>16.85571710526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793">
                <text:p>9793</text:p>
              </table:table-cell>
              <table:table-cell office:value-type="float" office:value="16.4033888888889">
                <text:p>16.40338888888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93">
                <text:p>9793</text:p>
              </table:table-cell>
              <table:table-cell office:value-type="float" office:value="22.4955441176471">
                <text:p>22.49554411764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793">
                <text:p>9793</text:p>
              </table:table-cell>
              <table:table-cell office:value-type="float" office:value="15.10690625">
                <text:p>15.10690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793">
                <text:p>9793</text:p>
              </table:table-cell>
              <table:table-cell office:value-type="float" office:value="21.4461057401813">
                <text:p>21.44610574018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827">
                <text:p>12827</text:p>
              </table:table-cell>
              <table:table-cell office:value-type="float" office:value="24.8160972222222">
                <text:p>24.81609722222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827">
                <text:p>12827</text:p>
              </table:table-cell>
              <table:table-cell office:value-type="float" office:value="25.6523408071749">
                <text:p>25.65234080717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27">
                <text:p>12827</text:p>
              </table:table-cell>
              <table:table-cell office:value-type="float" office:value="23.5217058823529">
                <text:p>23.52170588235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827">
                <text:p>12827</text:p>
              </table:table-cell>
              <table:table-cell office:value-type="float" office:value="20.9284">
                <text:p>20.92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827">
                <text:p>12827</text:p>
              </table:table-cell>
              <table:table-cell office:value-type="float" office:value="32.2077220135237">
                <text:p>32.20772201352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827">
                <text:p>12827</text:p>
              </table:table-cell>
              <table:table-cell office:value-type="float" office:value="23.1861739130435">
                <text:p>23.18617391304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827">
                <text:p>12827</text:p>
              </table:table-cell>
              <table:table-cell office:value-type="float" office:value="19.8945923566879">
                <text:p>19.89459235668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827">
                <text:p>12827</text:p>
              </table:table-cell>
              <table:table-cell office:value-type="float" office:value="20.6368936170213">
                <text:p>20.63689361702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827">
                <text:p>12827</text:p>
              </table:table-cell>
              <table:table-cell office:value-type="float" office:value="25.0572648083624">
                <text:p>25.05726480836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827">
                <text:p>12827</text:p>
              </table:table-cell>
              <table:table-cell office:value-type="float" office:value="21.1362579617834">
                <text:p>21.13625796178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827">
                <text:p>12827</text:p>
              </table:table-cell>
              <table:table-cell office:value-type="float" office:value="23.317508411215">
                <text:p>23.3175084112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827">
                <text:p>12827</text:p>
              </table:table-cell>
              <table:table-cell office:value-type="float" office:value="21.0695573248408">
                <text:p>21.0695573248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827">
                <text:p>12827</text:p>
              </table:table-cell>
              <table:table-cell office:value-type="float" office:value="21.3483821656051">
                <text:p>21.34838216560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827">
                <text:p>12827</text:p>
              </table:table-cell>
              <table:table-cell office:value-type="float" office:value="23.278014953271">
                <text:p>23.2780149532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827">
                <text:p>12827</text:p>
              </table:table-cell>
              <table:table-cell office:value-type="float" office:value="21.2068280254777">
                <text:p>21.20682802547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827">
                <text:p>12827</text:p>
              </table:table-cell>
              <table:table-cell office:value-type="float" office:value="21.3654808917197">
                <text:p>21.36548089171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827">
                <text:p>12827</text:p>
              </table:table-cell>
              <table:table-cell office:value-type="float" office:value="23.3693102803738">
                <text:p>23.36931028037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827">
                <text:p>12827</text:p>
              </table:table-cell>
              <table:table-cell office:value-type="float" office:value="21.1140700636943">
                <text:p>21.11407006369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827">
                <text:p>12827</text:p>
              </table:table-cell>
              <table:table-cell office:value-type="float" office:value="21.1998312101911">
                <text:p>21.19983121019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27">
                <text:p>12827</text:p>
              </table:table-cell>
              <table:table-cell office:value-type="float" office:value="23.410814953271">
                <text:p>23.4108149532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827">
                <text:p>12827</text:p>
              </table:table-cell>
              <table:table-cell office:value-type="float" office:value="21.2552929936306">
                <text:p>21.25529299363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827">
                <text:p>12827</text:p>
              </table:table-cell>
              <table:table-cell office:value-type="float" office:value="21.7938658536585">
                <text:p>21.7938658536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827">
                <text:p>12827</text:p>
              </table:table-cell>
              <table:table-cell office:value-type="float" office:value="21.8932547945205">
                <text:p>21.89325479452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827">
                <text:p>12827</text:p>
              </table:table-cell>
              <table:table-cell office:value-type="float" office:value="22.91175">
                <text:p>22.911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827">
                <text:p>12827</text:p>
              </table:table-cell>
              <table:table-cell office:value-type="float" office:value="24.5473085501859">
                <text:p>24.54730855018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827">
                <text:p>12827</text:p>
              </table:table-cell>
              <table:table-cell office:value-type="float" office:value="23.4396306818182">
                <text:p>23.4396306818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827">
                <text:p>12827</text:p>
              </table:table-cell>
              <table:table-cell office:value-type="float" office:value="32.1709933774834">
                <text:p>32.17099337748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827">
                <text:p>12827</text:p>
              </table:table-cell>
              <table:table-cell office:value-type="float" office:value="23.2336966966967">
                <text:p>23.23369669669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27">
                <text:p>12827</text:p>
              </table:table-cell>
              <table:table-cell office:value-type="float" office:value="23.1027094717668">
                <text:p>23.10270947176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827">
                <text:p>12827</text:p>
              </table:table-cell>
              <table:table-cell office:value-type="float" office:value="26.7461892473118">
                <text:p>26.74618924731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827">
                <text:p>12827</text:p>
              </table:table-cell>
              <table:table-cell office:value-type="float" office:value="25.6513319148936">
                <text:p>25.65133191489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827">
                <text:p>12827</text:p>
              </table:table-cell>
              <table:table-cell office:value-type="float" office:value="22.2908149350649">
                <text:p>22.29081493506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827">
                <text:p>12827</text:p>
              </table:table-cell>
              <table:table-cell office:value-type="float" office:value="22.0802914798206">
                <text:p>22.08029147982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827">
                <text:p>12827</text:p>
              </table:table-cell>
              <table:table-cell office:value-type="float" office:value="23.0961358381503">
                <text:p>23.09613583815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827">
                <text:p>12827</text:p>
              </table:table-cell>
              <table:table-cell office:value-type="float" office:value="22.3964099099099">
                <text:p>22.39640990990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827">
                <text:p>12827</text:p>
              </table:table-cell>
              <table:table-cell office:value-type="float" office:value="26.3945475504323">
                <text:p>26.39454755043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827">
                <text:p>12827</text:p>
              </table:table-cell>
              <table:table-cell office:value-type="float" office:value="23.1889736842105">
                <text:p>23.18897368421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827">
                <text:p>12827</text:p>
              </table:table-cell>
              <table:table-cell office:value-type="float" office:value="23.5244333333333">
                <text:p>23.52443333333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827">
                <text:p>12827</text:p>
              </table:table-cell>
              <table:table-cell office:value-type="float" office:value="15.0136">
                <text:p>15.01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827">
                <text:p>12827</text:p>
              </table:table-cell>
              <table:table-cell office:value-type="float" office:value="24.9966218905473">
                <text:p>24.99662189054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827">
                <text:p>12827</text:p>
              </table:table-cell>
              <table:table-cell office:value-type="float" office:value="20.1323333333333">
                <text:p>20.13233333333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827">
                <text:p>12827</text:p>
              </table:table-cell>
              <table:table-cell office:value-type="float" office:value="24.7738648648649">
                <text:p>24.77386486486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827">
                <text:p>12827</text:p>
              </table:table-cell>
              <table:table-cell office:value-type="float" office:value="25.1749753694581">
                <text:p>25.17497536945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27">
                <text:p>12827</text:p>
              </table:table-cell>
              <table:table-cell office:value-type="float" office:value="21.3549049295775">
                <text:p>21.35490492957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827">
                <text:p>12827</text:p>
              </table:table-cell>
              <table:table-cell office:value-type="float" office:value="25.5851746987952">
                <text:p>25.58517469879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827">
                <text:p>12827</text:p>
              </table:table-cell>
              <table:table-cell office:value-type="float" office:value="23.6326476190476">
                <text:p>23.63264761904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827">
                <text:p>12827</text:p>
              </table:table-cell>
              <table:table-cell office:value-type="float" office:value="22.4182897196262">
                <text:p>22.41828971962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827">
                <text:p>12827</text:p>
              </table:table-cell>
              <table:table-cell office:value-type="float" office:value="26.9299136690647">
                <text:p>26.92991366906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827">
                <text:p>12827</text:p>
              </table:table-cell>
              <table:table-cell office:value-type="float" office:value="24.4326354166667">
                <text:p>24.43263541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827">
                <text:p>12827</text:p>
              </table:table-cell>
              <table:table-cell office:value-type="float" office:value="27.272">
                <text:p>27.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827">
                <text:p>12827</text:p>
              </table:table-cell>
              <table:table-cell office:value-type="float" office:value="20.2257443609023">
                <text:p>20.22574436090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936">
                <text:p>11936</text:p>
              </table:table-cell>
              <table:table-cell office:value-type="float" office:value="19.2394666666667">
                <text:p>19.2394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936">
                <text:p>11936</text:p>
              </table:table-cell>
              <table:table-cell office:value-type="float" office:value="28.4940192604006">
                <text:p>28.49401926040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936">
                <text:p>11936</text:p>
              </table:table-cell>
              <table:table-cell office:value-type="float" office:value="9.443">
                <text:p>9.4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936">
                <text:p>11936</text:p>
              </table:table-cell>
              <table:table-cell office:value-type="float" office:value="16.0187669491525">
                <text:p>16.01876694915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936">
                <text:p>11936</text:p>
              </table:table-cell>
              <table:table-cell office:value-type="float" office:value="16.0330423728814">
                <text:p>16.03304237288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936">
                <text:p>11936</text:p>
              </table:table-cell>
              <table:table-cell office:value-type="float" office:value="18.5980632911392">
                <text:p>18.59806329113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936">
                <text:p>11936</text:p>
              </table:table-cell>
              <table:table-cell office:value-type="float" office:value="18.7346754385965">
                <text:p>18.73467543859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936">
                <text:p>11936</text:p>
              </table:table-cell>
              <table:table-cell office:value-type="float" office:value="19.1428187919463">
                <text:p>19.14281879194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936">
                <text:p>11936</text:p>
              </table:table-cell>
              <table:table-cell office:value-type="float" office:value="19.42025">
                <text:p>19.42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936">
                <text:p>11936</text:p>
              </table:table-cell>
              <table:table-cell office:value-type="float" office:value="20.4008918918919">
                <text:p>20.40089189189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936">
                <text:p>11936</text:p>
              </table:table-cell>
              <table:table-cell office:value-type="float" office:value="20.0753564356436">
                <text:p>20.07535643564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936">
                <text:p>11936</text:p>
              </table:table-cell>
              <table:table-cell office:value-type="float" office:value="13.86215">
                <text:p>13.862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36">
                <text:p>11936</text:p>
              </table:table-cell>
              <table:table-cell office:value-type="float" office:value="19.5128005698006">
                <text:p>19.51280056980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936">
                <text:p>11936</text:p>
              </table:table-cell>
              <table:table-cell office:value-type="float" office:value="17.4850860215054">
                <text:p>17.48508602150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936">
                <text:p>11936</text:p>
              </table:table-cell>
              <table:table-cell office:value-type="float" office:value="22.7097795527157">
                <text:p>22.70977955271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936">
                <text:p>11936</text:p>
              </table:table-cell>
              <table:table-cell office:value-type="float" office:value="16.7863069306931">
                <text:p>16.78630693069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936">
                <text:p>11936</text:p>
              </table:table-cell>
              <table:table-cell office:value-type="float" office:value="19.2255364431487">
                <text:p>19.225536443148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936">
                <text:p>11936</text:p>
              </table:table-cell>
              <table:table-cell office:value-type="float" office:value="17.1646930693069">
                <text:p>17.16469306930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936">
                <text:p>11936</text:p>
              </table:table-cell>
              <table:table-cell office:value-type="float" office:value="18.3341182795699">
                <text:p>18.33411827956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936">
                <text:p>11936</text:p>
              </table:table-cell>
              <table:table-cell office:value-type="float" office:value="11.483">
                <text:p>11.4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936">
                <text:p>11936</text:p>
              </table:table-cell>
              <table:table-cell office:value-type="float" office:value="20.6417397260274">
                <text:p>20.64173972602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125">
                <text:p>12125</text:p>
              </table:table-cell>
              <table:table-cell office:value-type="float" office:value="21.9715708955224">
                <text:p>21.97157089552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125">
                <text:p>12125</text:p>
              </table:table-cell>
              <table:table-cell office:value-type="float" office:value="27.7968427370948">
                <text:p>27.79684273709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125">
                <text:p>12125</text:p>
              </table:table-cell>
              <table:table-cell office:value-type="float" office:value="17.5208401162791">
                <text:p>17.52084011627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125">
                <text:p>12125</text:p>
              </table:table-cell>
              <table:table-cell office:value-type="float" office:value="21.7998275862069">
                <text:p>21.7998275862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125">
                <text:p>12125</text:p>
              </table:table-cell>
              <table:table-cell office:value-type="float" office:value="19.556131147541">
                <text:p>19.5561311475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125">
                <text:p>12125</text:p>
              </table:table-cell>
              <table:table-cell office:value-type="float" office:value="18.3464655172414">
                <text:p>18.34646551724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125">
                <text:p>12125</text:p>
              </table:table-cell>
              <table:table-cell office:value-type="float" office:value="20.8631507692308">
                <text:p>20.86315076923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125">
                <text:p>12125</text:p>
              </table:table-cell>
              <table:table-cell office:value-type="float" office:value="22.9770384221311">
                <text:p>22.97703842213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125">
                <text:p>12125</text:p>
              </table:table-cell>
              <table:table-cell office:value-type="float" office:value="15.7063085106383">
                <text:p>15.70630851063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125">
                <text:p>12125</text:p>
              </table:table-cell>
              <table:table-cell office:value-type="float" office:value="14.8176197183099">
                <text:p>14.81761971830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125">
                <text:p>12125</text:p>
              </table:table-cell>
              <table:table-cell office:value-type="float" office:value="19.626116514691">
                <text:p>19.6261165146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125">
                <text:p>12125</text:p>
              </table:table-cell>
              <table:table-cell office:value-type="float" office:value="20.9797918918919">
                <text:p>20.97979189189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614">
                <text:p>15614</text:p>
              </table:table-cell>
              <table:table-cell office:value-type="float" office:value="28.9391498559078">
                <text:p>28.93914985590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614">
                <text:p>15614</text:p>
              </table:table-cell>
              <table:table-cell office:value-type="float" office:value="28.2670464285714">
                <text:p>28.26704642857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614">
                <text:p>15614</text:p>
              </table:table-cell>
              <table:table-cell office:value-type="float" office:value="23.6594901960784">
                <text:p>23.65949019607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614">
                <text:p>15614</text:p>
              </table:table-cell>
              <table:table-cell office:value-type="float" office:value="23.7542634920635">
                <text:p>23.75426349206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614">
                <text:p>15614</text:p>
              </table:table-cell>
              <table:table-cell office:value-type="float" office:value="27.1965441176471">
                <text:p>27.19654411764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614">
                <text:p>15614</text:p>
              </table:table-cell>
              <table:table-cell office:value-type="float" office:value="25.0646450511945">
                <text:p>25.06464505119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614">
                <text:p>15614</text:p>
              </table:table-cell>
              <table:table-cell office:value-type="float" office:value="15.521">
                <text:p>15.5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14">
                <text:p>15614</text:p>
              </table:table-cell>
              <table:table-cell office:value-type="float" office:value="25.9966941176471">
                <text:p>25.99669411764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614">
                <text:p>15614</text:p>
              </table:table-cell>
              <table:table-cell office:value-type="float" office:value="22.4680828828829">
                <text:p>22.46808288288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14">
                <text:p>15614</text:p>
              </table:table-cell>
              <table:table-cell office:value-type="float" office:value="23.1091971830986">
                <text:p>23.10919718309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614">
                <text:p>15614</text:p>
              </table:table-cell>
              <table:table-cell office:value-type="float" office:value="22.938668">
                <text:p>22.9386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614">
                <text:p>15614</text:p>
              </table:table-cell>
              <table:table-cell office:value-type="float" office:value="24.5899714285714">
                <text:p>24.58997142857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614">
                <text:p>15614</text:p>
              </table:table-cell>
              <table:table-cell office:value-type="float" office:value="25.3061875">
                <text:p>25.30618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614">
                <text:p>15614</text:p>
              </table:table-cell>
              <table:table-cell office:value-type="float" office:value="26.1799078947368">
                <text:p>26.17990789473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614">
                <text:p>15614</text:p>
              </table:table-cell>
              <table:table-cell office:value-type="float" office:value="24.887974025974">
                <text:p>24.8879740259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614">
                <text:p>15614</text:p>
              </table:table-cell>
              <table:table-cell office:value-type="float" office:value="17.193">
                <text:p>17.1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614">
                <text:p>15614</text:p>
              </table:table-cell>
              <table:table-cell office:value-type="float" office:value="29.4223970223325">
                <text:p>29.4223970223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614">
                <text:p>15614</text:p>
              </table:table-cell>
              <table:table-cell office:value-type="float" office:value="15.6065">
                <text:p>15.60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614">
                <text:p>15614</text:p>
              </table:table-cell>
              <table:table-cell office:value-type="float" office:value="32.2390816733068">
                <text:p>32.23908167330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614">
                <text:p>15614</text:p>
              </table:table-cell>
              <table:table-cell office:value-type="float" office:value="25.53029004329">
                <text:p>25.530290043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14">
                <text:p>15614</text:p>
              </table:table-cell>
              <table:table-cell office:value-type="float" office:value="31.3369862068966">
                <text:p>31.33698620689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4">
                <text:p>15614</text:p>
              </table:table-cell>
              <table:table-cell office:value-type="float" office:value="25.2874675324675">
                <text:p>25.28746753246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14">
                <text:p>15614</text:p>
              </table:table-cell>
              <table:table-cell office:value-type="float" office:value="30.1770692792162">
                <text:p>30.17706927921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14">
                <text:p>15614</text:p>
              </table:table-cell>
              <table:table-cell office:value-type="float" office:value="30.7224252873563">
                <text:p>30.72242528735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14">
                <text:p>15614</text:p>
              </table:table-cell>
              <table:table-cell office:value-type="float" office:value="25.6297323943662">
                <text:p>25.62973239436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14">
                <text:p>15614</text:p>
              </table:table-cell>
              <table:table-cell office:value-type="float" office:value="26.3326162790698">
                <text:p>26.33261627906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614">
                <text:p>15614</text:p>
              </table:table-cell>
              <table:table-cell office:value-type="float" office:value="25.421701754386">
                <text:p>25.4217017543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614">
                <text:p>15614</text:p>
              </table:table-cell>
              <table:table-cell office:value-type="float" office:value="27.0056506024096">
                <text:p>27.00565060240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614">
                <text:p>15614</text:p>
              </table:table-cell>
              <table:table-cell office:value-type="float" office:value="26.4722126582278">
                <text:p>26.47221265822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614">
                <text:p>15614</text:p>
              </table:table-cell>
              <table:table-cell office:value-type="float" office:value="26.7857014925373">
                <text:p>26.78570149253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14">
                <text:p>15614</text:p>
              </table:table-cell>
              <table:table-cell office:value-type="float" office:value="29.456501369863">
                <text:p>29.45650136986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4">
                <text:p>15614</text:p>
              </table:table-cell>
              <table:table-cell office:value-type="float" office:value="26.6480945273632">
                <text:p>26.64809452736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14">
                <text:p>15614</text:p>
              </table:table-cell>
              <table:table-cell office:value-type="float" office:value="23.6783604651163">
                <text:p>23.67836046511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14">
                <text:p>15614</text:p>
              </table:table-cell>
              <table:table-cell office:value-type="float" office:value="22.6455744680851">
                <text:p>22.64557446808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14">
                <text:p>15614</text:p>
              </table:table-cell>
              <table:table-cell office:value-type="float" office:value="24.3098078817734">
                <text:p>24.30980788177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14">
                <text:p>15614</text:p>
              </table:table-cell>
              <table:table-cell office:value-type="float" office:value="25.2752941176471">
                <text:p>25.27529411764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14">
                <text:p>15614</text:p>
              </table:table-cell>
              <table:table-cell office:value-type="float" office:value="24.8653787878788">
                <text:p>24.86537878787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14">
                <text:p>15614</text:p>
              </table:table-cell>
              <table:table-cell office:value-type="float" office:value="29.11775">
                <text:p>29.117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14">
                <text:p>15614</text:p>
              </table:table-cell>
              <table:table-cell office:value-type="float" office:value="25.5151358024691">
                <text:p>25.51513580246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14">
                <text:p>15614</text:p>
              </table:table-cell>
              <table:table-cell office:value-type="float" office:value="30.3831311953353">
                <text:p>30.38313119533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614">
                <text:p>15614</text:p>
              </table:table-cell>
              <table:table-cell office:value-type="float" office:value="29.1126470588235">
                <text:p>29.11264705882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614">
                <text:p>15614</text:p>
              </table:table-cell>
              <table:table-cell office:value-type="float" office:value="26.8554696356275">
                <text:p>26.85546963562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25">
                <text:p>16325</text:p>
              </table:table-cell>
              <table:table-cell office:value-type="float" office:value="27.7672546230441">
                <text:p>27.76725462304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325">
                <text:p>16325</text:p>
              </table:table-cell>
              <table:table-cell office:value-type="float" office:value="27.0966358695652">
                <text:p>27.096635869565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25">
                <text:p>16325</text:p>
              </table:table-cell>
              <table:table-cell office:value-type="float" office:value="27.6674563758389">
                <text:p>27.66745637583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25">
                <text:p>16325</text:p>
              </table:table-cell>
              <table:table-cell office:value-type="float" office:value="27.6401127982646">
                <text:p>27.64011279826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25">
                <text:p>16325</text:p>
              </table:table-cell>
              <table:table-cell office:value-type="float" office:value="28.1333663366337">
                <text:p>28.13336633663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25">
                <text:p>16325</text:p>
              </table:table-cell>
              <table:table-cell office:value-type="float" office:value="27.755012">
                <text:p>27.7550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325">
                <text:p>16325</text:p>
              </table:table-cell>
              <table:table-cell office:value-type="float" office:value="19.0965882352941">
                <text:p>19.09658823529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325">
                <text:p>16325</text:p>
              </table:table-cell>
              <table:table-cell office:value-type="float" office:value="19.2777803030303">
                <text:p>19.27778030303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325">
                <text:p>16325</text:p>
              </table:table-cell>
              <table:table-cell office:value-type="float" office:value="29.1220950570342">
                <text:p>29.12209505703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325">
                <text:p>16325</text:p>
              </table:table-cell>
              <table:table-cell office:value-type="float" office:value="23.4532575757576">
                <text:p>23.45325757575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325">
                <text:p>16325</text:p>
              </table:table-cell>
              <table:table-cell office:value-type="float" office:value="28.418112195122">
                <text:p>28.4181121951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325">
                <text:p>16325</text:p>
              </table:table-cell>
              <table:table-cell office:value-type="float" office:value="23.4191919191919">
                <text:p>23.41919191919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325">
                <text:p>16325</text:p>
              </table:table-cell>
              <table:table-cell office:value-type="float" office:value="26.3266052631579">
                <text:p>26.32660526315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25">
                <text:p>16325</text:p>
              </table:table-cell>
              <table:table-cell office:value-type="float" office:value="22.4499461883408">
                <text:p>22.44994618834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5">
                <text:p>16325</text:p>
              </table:table-cell>
              <table:table-cell office:value-type="float" office:value="26.2389589041096">
                <text:p>26.23895890410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25">
                <text:p>16325</text:p>
              </table:table-cell>
              <table:table-cell office:value-type="float" office:value="24.4419902439024">
                <text:p>24.44199024390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25">
                <text:p>16325</text:p>
              </table:table-cell>
              <table:table-cell office:value-type="float" office:value="19.8312857142857">
                <text:p>19.83128571428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25">
                <text:p>16325</text:p>
              </table:table-cell>
              <table:table-cell office:value-type="float" office:value="26.1564678178964">
                <text:p>26.15646781789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25">
                <text:p>16325</text:p>
              </table:table-cell>
              <table:table-cell office:value-type="float" office:value="33.1845379113019">
                <text:p>33.18453791130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25">
                <text:p>16325</text:p>
              </table:table-cell>
              <table:table-cell office:value-type="float" office:value="23.8640204081633">
                <text:p>23.86402040816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325">
                <text:p>16325</text:p>
              </table:table-cell>
              <table:table-cell office:value-type="float" office:value="24.0727465753425">
                <text:p>24.07274657534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325">
                <text:p>16325</text:p>
              </table:table-cell>
              <table:table-cell office:value-type="float" office:value="20.9088571428571">
                <text:p>20.90885714285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325">
                <text:p>16325</text:p>
              </table:table-cell>
              <table:table-cell office:value-type="float" office:value="27.3120116959064">
                <text:p>27.31201169590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325">
                <text:p>16325</text:p>
              </table:table-cell>
              <table:table-cell office:value-type="float" office:value="17.6411">
                <text:p>17.64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325">
                <text:p>16325</text:p>
              </table:table-cell>
              <table:table-cell office:value-type="float" office:value="21.3009578947368">
                <text:p>21.30095789473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325">
                <text:p>16325</text:p>
              </table:table-cell>
              <table:table-cell office:value-type="float" office:value="23.666494047619">
                <text:p>23.6664940476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325">
                <text:p>16325</text:p>
              </table:table-cell>
              <table:table-cell office:value-type="float" office:value="24.2115621118012">
                <text:p>24.21156211180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325">
                <text:p>16325</text:p>
              </table:table-cell>
              <table:table-cell office:value-type="float" office:value="23.0073623188406">
                <text:p>23.00736231884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325">
                <text:p>16325</text:p>
              </table:table-cell>
              <table:table-cell office:value-type="float" office:value="23.6431">
                <text:p>23.64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999">
                <text:p>16999</text:p>
              </table:table-cell>
              <table:table-cell office:value-type="float" office:value="19.9699620253165">
                <text:p>19.969962025316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99">
                <text:p>16999</text:p>
              </table:table-cell>
              <table:table-cell office:value-type="float" office:value="19.9068378378378">
                <text:p>19.906837837837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999">
                <text:p>16999</text:p>
              </table:table-cell>
              <table:table-cell office:value-type="float" office:value="23.5683440860215">
                <text:p>23.56834408602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999">
                <text:p>16999</text:p>
              </table:table-cell>
              <table:table-cell office:value-type="float" office:value="21.9531315789474">
                <text:p>21.95313157894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999">
                <text:p>16999</text:p>
              </table:table-cell>
              <table:table-cell office:value-type="float" office:value="23.9464330708661">
                <text:p>23.94643307086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999">
                <text:p>16999</text:p>
              </table:table-cell>
              <table:table-cell office:value-type="float" office:value="23.0029219330855">
                <text:p>23.00292193308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999">
                <text:p>16999</text:p>
              </table:table-cell>
              <table:table-cell office:value-type="float" office:value="20.2105955882353">
                <text:p>20.21059558823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999">
                <text:p>16999</text:p>
              </table:table-cell>
              <table:table-cell office:value-type="float" office:value="22.8229855072464">
                <text:p>22.82298550724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999">
                <text:p>16999</text:p>
              </table:table-cell>
              <table:table-cell office:value-type="float" office:value="22.5804461538462">
                <text:p>22.58044615384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999">
                <text:p>16999</text:p>
              </table:table-cell>
              <table:table-cell office:value-type="float" office:value="21.8525982142857">
                <text:p>21.85259821428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999">
                <text:p>16999</text:p>
              </table:table-cell>
              <table:table-cell office:value-type="float" office:value="21.4425798319328">
                <text:p>21.44257983193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999">
                <text:p>16999</text:p>
              </table:table-cell>
              <table:table-cell office:value-type="float" office:value="19.9678493150685">
                <text:p>19.96784931506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999">
                <text:p>16999</text:p>
              </table:table-cell>
              <table:table-cell office:value-type="float" office:value="22.0346592592593">
                <text:p>22.03465925925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999">
                <text:p>16999</text:p>
              </table:table-cell>
              <table:table-cell office:value-type="float" office:value="20.9830106382979">
                <text:p>20.98301063829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99">
                <text:p>16999</text:p>
              </table:table-cell>
              <table:table-cell office:value-type="float" office:value="20.0369659090909">
                <text:p>20.03696590909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99">
                <text:p>16999</text:p>
              </table:table-cell>
              <table:table-cell office:value-type="float" office:value="23.1230891719745">
                <text:p>23.12308917197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99">
                <text:p>16999</text:p>
              </table:table-cell>
              <table:table-cell office:value-type="float" office:value="20.3653466666667">
                <text:p>20.3653466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99">
                <text:p>16999</text:p>
              </table:table-cell>
              <table:table-cell office:value-type="float" office:value="21.2611807228916">
                <text:p>21.26118072289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99">
                <text:p>16999</text:p>
              </table:table-cell>
              <table:table-cell office:value-type="float" office:value="22.2523833333333">
                <text:p>22.252383333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9">
                <text:p>16999</text:p>
              </table:table-cell>
              <table:table-cell office:value-type="float" office:value="19.5269505300353">
                <text:p>19.52695053003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999">
                <text:p>16999</text:p>
              </table:table-cell>
              <table:table-cell office:value-type="float" office:value="21.392">
                <text:p>21.3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347">
                <text:p>11347</text:p>
              </table:table-cell>
              <table:table-cell office:value-type="float" office:value="20.9587846153846">
                <text:p>20.95878461538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347">
                <text:p>11347</text:p>
              </table:table-cell>
              <table:table-cell office:value-type="float" office:value="22.9009655172414">
                <text:p>22.90096551724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347">
                <text:p>11347</text:p>
              </table:table-cell>
              <table:table-cell office:value-type="float" office:value="20.0742602739726">
                <text:p>20.07426027397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47">
                <text:p>11347</text:p>
              </table:table-cell>
              <table:table-cell office:value-type="float" office:value="26.4349709864603">
                <text:p>26.43497098646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47">
                <text:p>11347</text:p>
              </table:table-cell>
              <table:table-cell office:value-type="float" office:value="22.591098265896">
                <text:p>22.5910982658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347">
                <text:p>11347</text:p>
              </table:table-cell>
              <table:table-cell office:value-type="float" office:value="21.8277531831538">
                <text:p>21.82775318315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347">
                <text:p>11347</text:p>
              </table:table-cell>
              <table:table-cell office:value-type="float" office:value="22.6100884353741">
                <text:p>22.61008843537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347">
                <text:p>11347</text:p>
              </table:table-cell>
              <table:table-cell office:value-type="float" office:value="26.5525272606383">
                <text:p>26.55252726063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347">
                <text:p>11347</text:p>
              </table:table-cell>
              <table:table-cell office:value-type="float" office:value="24.0494293478261">
                <text:p>24.04942934782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347">
                <text:p>11347</text:p>
              </table:table-cell>
              <table:table-cell office:value-type="float" office:value="23.251218579235">
                <text:p>23.2512185792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347">
                <text:p>11347</text:p>
              </table:table-cell>
              <table:table-cell office:value-type="float" office:value="23.6468826815642">
                <text:p>23.64688268156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347">
                <text:p>11347</text:p>
              </table:table-cell>
              <table:table-cell office:value-type="float" office:value="23.3799185393258">
                <text:p>23.37991853932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47">
                <text:p>11347</text:p>
              </table:table-cell>
              <table:table-cell office:value-type="float" office:value="22.2719933774834">
                <text:p>22.27199337748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47">
                <text:p>11347</text:p>
              </table:table-cell>
              <table:table-cell office:value-type="float" office:value="26.0348468233246">
                <text:p>26.03484682332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47">
                <text:p>11347</text:p>
              </table:table-cell>
              <table:table-cell office:value-type="float" office:value="18.1054743589744">
                <text:p>18.10547435897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347">
                <text:p>11347</text:p>
              </table:table-cell>
              <table:table-cell office:value-type="float" office:value="22.3463181818182">
                <text:p>22.34631818181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47">
                <text:p>11347</text:p>
              </table:table-cell>
              <table:table-cell office:value-type="float" office:value="21.6397631578947">
                <text:p>21.6397631578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347">
                <text:p>11347</text:p>
              </table:table-cell>
              <table:table-cell office:value-type="float" office:value="18.3597619047619">
                <text:p>18.35976190476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47">
                <text:p>11347</text:p>
              </table:table-cell>
              <table:table-cell office:value-type="float" office:value="23.2035513513514">
                <text:p>23.20355135135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347">
                <text:p>11347</text:p>
              </table:table-cell>
              <table:table-cell office:value-type="float" office:value="18.0593287671233">
                <text:p>18.05932876712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347">
                <text:p>11347</text:p>
              </table:table-cell>
              <table:table-cell office:value-type="float" office:value="22.8552442748092">
                <text:p>22.85524427480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347">
                <text:p>11347</text:p>
              </table:table-cell>
              <table:table-cell office:value-type="float" office:value="21.8548275862069">
                <text:p>21.854827586206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347">
                <text:p>11347</text:p>
              </table:table-cell>
              <table:table-cell office:value-type="float" office:value="22.9983529411765">
                <text:p>22.99835294117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347">
                <text:p>11347</text:p>
              </table:table-cell>
              <table:table-cell office:value-type="float" office:value="21.0871527777778">
                <text:p>21.087152777777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347">
                <text:p>11347</text:p>
              </table:table-cell>
              <table:table-cell office:value-type="float" office:value="20.4921733333333">
                <text:p>20.4921733333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347">
                <text:p>11347</text:p>
              </table:table-cell>
              <table:table-cell office:value-type="float" office:value="20.5046933333333">
                <text:p>20.5046933333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347">
                <text:p>11347</text:p>
              </table:table-cell>
              <table:table-cell office:value-type="float" office:value="21.306661971831">
                <text:p>21.3066619718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347">
                <text:p>11347</text:p>
              </table:table-cell>
              <table:table-cell office:value-type="float" office:value="22.168785046729">
                <text:p>22.1687850467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347">
                <text:p>11347</text:p>
              </table:table-cell>
              <table:table-cell office:value-type="float" office:value="20.125014084507">
                <text:p>20.1250140845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47">
                <text:p>11347</text:p>
              </table:table-cell>
              <table:table-cell office:value-type="float" office:value="20.1017733333333">
                <text:p>20.10177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347">
                <text:p>11347</text:p>
              </table:table-cell>
              <table:table-cell office:value-type="float" office:value="20.8603521126761">
                <text:p>20.86035211267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347">
                <text:p>11347</text:p>
              </table:table-cell>
              <table:table-cell office:value-type="float" office:value="20.9297361111111">
                <text:p>20.92973611111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347">
                <text:p>11347</text:p>
              </table:table-cell>
              <table:table-cell office:value-type="float" office:value="20.4873150684932">
                <text:p>20.48731506849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347">
                <text:p>11347</text:p>
              </table:table-cell>
              <table:table-cell office:value-type="float" office:value="22.0082258064516">
                <text:p>22.00822580645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347">
                <text:p>11347</text:p>
              </table:table-cell>
              <table:table-cell office:value-type="float" office:value="21.0647222222222">
                <text:p>21.06472222222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347">
                <text:p>11347</text:p>
              </table:table-cell>
              <table:table-cell office:value-type="float" office:value="21.2930845070423">
                <text:p>21.29308450704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47">
                <text:p>11347</text:p>
              </table:table-cell>
              <table:table-cell office:value-type="float" office:value="20.3260666666667">
                <text:p>20.32606666666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347">
                <text:p>11347</text:p>
              </table:table-cell>
              <table:table-cell office:value-type="float" office:value="21.0605505617978">
                <text:p>21.06055056179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347">
                <text:p>11347</text:p>
              </table:table-cell>
              <table:table-cell office:value-type="float" office:value="20.326437037037">
                <text:p>20.3264370370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347">
                <text:p>11347</text:p>
              </table:table-cell>
              <table:table-cell office:value-type="float" office:value="22.4103065693431">
                <text:p>22.41030656934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347">
                <text:p>11347</text:p>
              </table:table-cell>
              <table:table-cell office:value-type="float" office:value="23.1058045112782">
                <text:p>23.10580451127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347">
                <text:p>11347</text:p>
              </table:table-cell>
              <table:table-cell office:value-type="float" office:value="22.9316953125">
                <text:p>22.93169531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347">
                <text:p>11347</text:p>
              </table:table-cell>
              <table:table-cell office:value-type="float" office:value="20.1859779411765">
                <text:p>20.18597794117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347">
                <text:p>11347</text:p>
              </table:table-cell>
              <table:table-cell office:value-type="float" office:value="22.7862554744526">
                <text:p>22.78625547445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347">
                <text:p>11347</text:p>
              </table:table-cell>
              <table:table-cell office:value-type="float" office:value="22.521962962963">
                <text:p>22.5219629629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347">
                <text:p>11347</text:p>
              </table:table-cell>
              <table:table-cell office:value-type="float" office:value="21.9304239130435">
                <text:p>21.93042391304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347">
                <text:p>11347</text:p>
              </table:table-cell>
              <table:table-cell office:value-type="float" office:value="20.3522222222222">
                <text:p>20.3522222222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347">
                <text:p>11347</text:p>
              </table:table-cell>
              <table:table-cell office:value-type="float" office:value="22.922203125">
                <text:p>22.922203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347">
                <text:p>11347</text:p>
              </table:table-cell>
              <table:table-cell office:value-type="float" office:value="22.7646136363636">
                <text:p>22.76461363636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47">
                <text:p>11347</text:p>
              </table:table-cell>
              <table:table-cell office:value-type="float" office:value="22.5142573529412">
                <text:p>22.51425735294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347">
                <text:p>11347</text:p>
              </table:table-cell>
              <table:table-cell office:value-type="float" office:value="20.3888074074074">
                <text:p>20.38880740740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347">
                <text:p>11347</text:p>
              </table:table-cell>
              <table:table-cell office:value-type="float" office:value="24.1190671641791">
                <text:p>24.11906716417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754">
                <text:p>14754</text:p>
              </table:table-cell>
              <table:table-cell office:value-type="float" office:value="17.54115">
                <text:p>17.541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754">
                <text:p>14754</text:p>
              </table:table-cell>
              <table:table-cell office:value-type="float" office:value="16.8518928571429">
                <text:p>16.85189285714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754">
                <text:p>14754</text:p>
              </table:table-cell>
              <table:table-cell office:value-type="float" office:value="22.4820591715976">
                <text:p>22.48205917159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754">
                <text:p>14754</text:p>
              </table:table-cell>
              <table:table-cell office:value-type="float" office:value="18.3602884615385">
                <text:p>18.36028846153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754">
                <text:p>14754</text:p>
              </table:table-cell>
              <table:table-cell office:value-type="float" office:value="17.34075">
                <text:p>17.340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754">
                <text:p>14754</text:p>
              </table:table-cell>
              <table:table-cell office:value-type="float" office:value="16.5021739130435">
                <text:p>16.50217391304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754">
                <text:p>14754</text:p>
              </table:table-cell>
              <table:table-cell office:value-type="float" office:value="17.5200434782609">
                <text:p>17.52004347826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754">
                <text:p>14754</text:p>
              </table:table-cell>
              <table:table-cell office:value-type="float" office:value="17.4032380952381">
                <text:p>17.40323809523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754">
                <text:p>14754</text:p>
              </table:table-cell>
              <table:table-cell office:value-type="float" office:value="20.3300133333333">
                <text:p>20.330013333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754">
                <text:p>14754</text:p>
              </table:table-cell>
              <table:table-cell office:value-type="float" office:value="20.2162287581699">
                <text:p>20.21622875816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754">
                <text:p>14754</text:p>
              </table:table-cell>
              <table:table-cell office:value-type="float" office:value="18.4209802631579">
                <text:p>18.42098026315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754">
                <text:p>14754</text:p>
              </table:table-cell>
              <table:table-cell office:value-type="float" office:value="18.1441904761905">
                <text:p>18.14419047619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754">
                <text:p>14754</text:p>
              </table:table-cell>
              <table:table-cell office:value-type="float" office:value="25.7352937181664">
                <text:p>25.73529371816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754">
                <text:p>14754</text:p>
              </table:table-cell>
              <table:table-cell office:value-type="float" office:value="25.19525">
                <text:p>25.195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754">
                <text:p>14754</text:p>
              </table:table-cell>
              <table:table-cell office:value-type="float" office:value="15.693">
                <text:p>15.6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754">
                <text:p>14754</text:p>
              </table:table-cell>
              <table:table-cell office:value-type="float" office:value="22.3620343137255">
                <text:p>22.36203431372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754">
                <text:p>14754</text:p>
              </table:table-cell>
              <table:table-cell office:value-type="float" office:value="19.1621428571429">
                <text:p>19.16214285714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754">
                <text:p>14754</text:p>
              </table:table-cell>
              <table:table-cell office:value-type="float" office:value="20.0900654545455">
                <text:p>20.09006545454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754">
                <text:p>14754</text:p>
              </table:table-cell>
              <table:table-cell office:value-type="float" office:value="17.3379583333333">
                <text:p>17.33795833333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754">
                <text:p>14754</text:p>
              </table:table-cell>
              <table:table-cell office:value-type="float" office:value="18.8759473684211">
                <text:p>18.87594736842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754">
                <text:p>14754</text:p>
              </table:table-cell>
              <table:table-cell office:value-type="float" office:value="18.0434117647059">
                <text:p>18.04341176470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754">
                <text:p>14754</text:p>
              </table:table-cell>
              <table:table-cell office:value-type="float" office:value="24.9402815533981">
                <text:p>24.94028155339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754">
                <text:p>14754</text:p>
              </table:table-cell>
              <table:table-cell office:value-type="float" office:value="19.9052666666667">
                <text:p>19.9052666666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754">
                <text:p>14754</text:p>
              </table:table-cell>
              <table:table-cell office:value-type="float" office:value="20.4221666666667">
                <text:p>20.42216666666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754">
                <text:p>14754</text:p>
              </table:table-cell>
              <table:table-cell office:value-type="float" office:value="24.9118834951456">
                <text:p>24.91188349514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754">
                <text:p>14754</text:p>
              </table:table-cell>
              <table:table-cell office:value-type="float" office:value="19.9803333333333">
                <text:p>19.980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4">
                <text:p>14754</text:p>
              </table:table-cell>
              <table:table-cell office:value-type="float" office:value="19.1090869565217">
                <text:p>19.10908695652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754">
                <text:p>14754</text:p>
              </table:table-cell>
              <table:table-cell office:value-type="float" office:value="24.9026824324324">
                <text:p>24.90268243243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754">
                <text:p>14754</text:p>
              </table:table-cell>
              <table:table-cell office:value-type="float" office:value="22.4680784313725">
                <text:p>22.46807843137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754">
                <text:p>14754</text:p>
              </table:table-cell>
              <table:table-cell office:value-type="float" office:value="18.680496124031">
                <text:p>18.6804961240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754">
                <text:p>14754</text:p>
              </table:table-cell>
              <table:table-cell office:value-type="float" office:value="27.3894980744544">
                <text:p>27.38949807445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754">
                <text:p>14754</text:p>
              </table:table-cell>
              <table:table-cell office:value-type="float" office:value="24.8082090909091">
                <text:p>24.80820909090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754">
                <text:p>14754</text:p>
              </table:table-cell>
              <table:table-cell office:value-type="float" office:value="25.4447590909091">
                <text:p>25.44475909090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754">
                <text:p>14754</text:p>
              </table:table-cell>
              <table:table-cell office:value-type="float" office:value="25.0748136363636">
                <text:p>25.07481363636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754">
                <text:p>14754</text:p>
              </table:table-cell>
              <table:table-cell office:value-type="float" office:value="24.5645363636364">
                <text:p>24.56453636363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754">
                <text:p>14754</text:p>
              </table:table-cell>
              <table:table-cell office:value-type="float" office:value="17.09024">
                <text:p>17.090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754">
                <text:p>14754</text:p>
              </table:table-cell>
              <table:table-cell office:value-type="float" office:value="19.407347826087">
                <text:p>19.4073478260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754">
                <text:p>14754</text:p>
              </table:table-cell>
              <table:table-cell office:value-type="float" office:value="19.2318421052632">
                <text:p>19.23184210526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754">
                <text:p>14754</text:p>
              </table:table-cell>
              <table:table-cell office:value-type="float" office:value="19.2914333333333">
                <text:p>19.2914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754">
                <text:p>14754</text:p>
              </table:table-cell>
              <table:table-cell office:value-type="float" office:value="19.4235348837209">
                <text:p>19.42353488372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754">
                <text:p>14754</text:p>
              </table:table-cell>
              <table:table-cell office:value-type="float" office:value="20.0695568862275">
                <text:p>20.06955688622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754">
                <text:p>14754</text:p>
              </table:table-cell>
              <table:table-cell office:value-type="float" office:value="18.3432">
                <text:p>18.34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262">
                <text:p>14262</text:p>
              </table:table-cell>
              <table:table-cell office:value-type="float" office:value="20.3987692307692">
                <text:p>20.39876923076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262">
                <text:p>14262</text:p>
              </table:table-cell>
              <table:table-cell office:value-type="float" office:value="30.6986697247706">
                <text:p>30.69866972477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262">
                <text:p>14262</text:p>
              </table:table-cell>
              <table:table-cell office:value-type="float" office:value="19.5000833333333">
                <text:p>19.500083333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262">
                <text:p>14262</text:p>
              </table:table-cell>
              <table:table-cell office:value-type="float" office:value="30.41725163827">
                <text:p>30.417251638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262">
                <text:p>14262</text:p>
              </table:table-cell>
              <table:table-cell office:value-type="float" office:value="22.9381739130435">
                <text:p>22.93817391304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262">
                <text:p>14262</text:p>
              </table:table-cell>
              <table:table-cell office:value-type="float" office:value="27.6628503649635">
                <text:p>27.66285036496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262">
                <text:p>14262</text:p>
              </table:table-cell>
              <table:table-cell office:value-type="float" office:value="28.8386855263158">
                <text:p>28.83868552631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262">
                <text:p>14262</text:p>
              </table:table-cell>
              <table:table-cell office:value-type="float" office:value="22.9349375">
                <text:p>22.93493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262">
                <text:p>14262</text:p>
              </table:table-cell>
              <table:table-cell office:value-type="float" office:value="28.9587201492537">
                <text:p>28.95872014925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262">
                <text:p>14262</text:p>
              </table:table-cell>
              <table:table-cell office:value-type="float" office:value="29.4656382978723">
                <text:p>29.46563829787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262">
                <text:p>14262</text:p>
              </table:table-cell>
              <table:table-cell office:value-type="float" office:value="28.2866791044776">
                <text:p>28.28667910447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262">
                <text:p>14262</text:p>
              </table:table-cell>
              <table:table-cell office:value-type="float" office:value="25.3903836317136">
                <text:p>25.39038363171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262">
                <text:p>14262</text:p>
              </table:table-cell>
              <table:table-cell office:value-type="float" office:value="28.5348731343284">
                <text:p>28.53487313432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262">
                <text:p>14262</text:p>
              </table:table-cell>
              <table:table-cell office:value-type="float" office:value="29.6782666666667">
                <text:p>29.6782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262">
                <text:p>14262</text:p>
              </table:table-cell>
              <table:table-cell office:value-type="float" office:value="28.2817164179104">
                <text:p>28.28171641791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262">
                <text:p>14262</text:p>
              </table:table-cell>
              <table:table-cell office:value-type="float" office:value="29.5132128851541">
                <text:p>29.51321288515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262">
                <text:p>14262</text:p>
              </table:table-cell>
              <table:table-cell office:value-type="float" office:value="25.2981329411765">
                <text:p>25.29813294117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262">
                <text:p>14262</text:p>
              </table:table-cell>
              <table:table-cell office:value-type="float" office:value="23.42556">
                <text:p>23.425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262">
                <text:p>14262</text:p>
              </table:table-cell>
              <table:table-cell office:value-type="float" office:value="22.6435925925926">
                <text:p>22.64359259259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262">
                <text:p>14262</text:p>
              </table:table-cell>
              <table:table-cell office:value-type="float" office:value="24.5831875">
                <text:p>24.58318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262">
                <text:p>14262</text:p>
              </table:table-cell>
              <table:table-cell office:value-type="float" office:value="30.6475904761905">
                <text:p>30.64759047619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262">
                <text:p>14262</text:p>
              </table:table-cell>
              <table:table-cell office:value-type="float" office:value="30.7997883064516">
                <text:p>30.79978830645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262">
                <text:p>14262</text:p>
              </table:table-cell>
              <table:table-cell office:value-type="float" office:value="30.0588761904762">
                <text:p>30.05887619047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262">
                <text:p>14262</text:p>
              </table:table-cell>
              <table:table-cell office:value-type="float" office:value="23.8273548387097">
                <text:p>23.82735483870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62">
                <text:p>14262</text:p>
              </table:table-cell>
              <table:table-cell office:value-type="float" office:value="22.8522">
                <text:p>22.85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262">
                <text:p>14262</text:p>
              </table:table-cell>
              <table:table-cell office:value-type="float" office:value="23.1526206896552">
                <text:p>23.15262068965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262">
                <text:p>14262</text:p>
              </table:table-cell>
              <table:table-cell office:value-type="float" office:value="28.5745964630225">
                <text:p>28.57459646302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659">
                <text:p>19659</text:p>
              </table:table-cell>
              <table:table-cell office:value-type="float" office:value="27.15215">
                <text:p>27.152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659">
                <text:p>19659</text:p>
              </table:table-cell>
              <table:table-cell office:value-type="float" office:value="34.4223930197269">
                <text:p>34.4223930197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